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05pt"/>
    </style:style>
    <style:style style:name="co2" style:family="table-column">
      <style:table-column-properties fo:break-before="auto" style:column-width="351.64pt"/>
    </style:style>
    <style:style style:name="co3" style:family="table-column">
      <style:table-column-properties fo:break-before="auto" style:column-width="35.69pt"/>
    </style:style>
    <style:style style:name="co4" style:family="table-column">
      <style:table-column-properties fo:break-before="auto" style:column-width="145.19pt"/>
    </style:style>
    <style:style style:name="co5" style:family="table-column">
      <style:table-column-properties fo:break-before="auto" style:column-width="80.96pt"/>
    </style:style>
    <style:style style:name="co6" style:family="table-column">
      <style:table-column-properties fo:break-before="auto" style:column-width="44.45pt"/>
    </style:style>
    <style:style style:name="co7" style:family="table-column">
      <style:table-column-properties fo:break-before="auto" style:column-width="29.4pt"/>
    </style:style>
    <style:style style:name="co8" style:family="table-column">
      <style:table-column-properties fo:break-before="auto" style:column-width="45.21pt"/>
    </style:style>
    <style:style style:name="co9" style:family="table-column">
      <style:table-column-properties fo:break-before="auto" style:column-width="330.21pt"/>
    </style:style>
    <style:style style:name="co10" style:family="table-column">
      <style:table-column-properties fo:break-before="auto" style:column-width="80.16pt"/>
    </style:style>
    <style:style style:name="co11" style:family="table-column">
      <style:table-column-properties fo:break-before="auto" style:column-width="531.75pt"/>
    </style:style>
    <style:style style:name="co12" style:family="table-column">
      <style:table-column-properties fo:break-before="auto" style:column-width="78.55pt"/>
    </style:style>
    <style:style style:name="co13" style:family="table-column">
      <style:table-column-properties fo:break-before="auto" style:column-width="53.21pt"/>
    </style:style>
    <style:style style:name="co14" style:family="table-column">
      <style:table-column-properties fo:break-before="auto" style:column-width="40.51pt"/>
    </style:style>
    <style:style style:name="co15" style:family="table-column">
      <style:table-column-properties fo:break-before="auto" style:column-width="144.45pt"/>
    </style:style>
    <style:style style:name="co16" style:family="table-column">
      <style:table-column-properties fo:break-before="auto" style:column-width="246.84pt"/>
    </style:style>
    <style:style style:name="co17" style:family="table-column">
      <style:table-column-properties fo:break-before="auto" style:column-width="47.59pt"/>
    </style:style>
    <style:style style:name="co18" style:family="table-column">
      <style:table-column-properties fo:break-before="auto" style:column-width="70.61pt"/>
    </style:style>
    <style:style style:name="co19" style:family="table-column">
      <style:table-column-properties fo:break-before="auto" style:column-width="96.04pt"/>
    </style:style>
    <style:style style:name="co20" style:family="table-column">
      <style:table-column-properties fo:break-before="auto" style:column-width="180.14pt"/>
    </style:style>
    <style:style style:name="co21" style:family="table-column">
      <style:table-column-properties fo:break-before="auto" style:column-width="65.06pt"/>
    </style:style>
    <style:style style:name="co22" style:family="table-column">
      <style:table-column-properties fo:break-before="auto" style:column-width="117.44pt"/>
    </style:style>
    <style:style style:name="co23" style:family="table-column">
      <style:table-column-properties fo:break-before="auto" style:column-width="190.49pt"/>
    </style:style>
    <style:style style:name="co24" style:family="table-column">
      <style:table-column-properties fo:break-before="auto" style:column-width="38.89pt"/>
    </style:style>
    <style:style style:name="co25" style:family="table-column">
      <style:table-column-properties fo:break-before="auto" style:column-width="140.51pt"/>
    </style:style>
    <style:style style:name="co26" style:family="table-column">
      <style:table-column-properties fo:break-before="auto" style:column-width="120.61pt"/>
    </style:style>
    <style:style style:name="co27" style:family="table-column">
      <style:table-column-properties fo:break-before="auto" style:column-width="26.16pt"/>
    </style:style>
    <style:style style:name="co28" style:family="table-column">
      <style:table-column-properties fo:break-before="auto" style:column-width="229.41pt"/>
    </style:style>
    <style:style style:name="co29" style:family="table-column">
      <style:table-column-properties fo:break-before="auto" style:column-width="522.99pt"/>
    </style:style>
    <style:style style:name="co30" style:family="table-column">
      <style:table-column-properties fo:break-before="auto" style:column-width="114.29pt"/>
    </style:style>
    <style:style style:name="co31" style:family="table-column">
      <style:table-column-properties fo:break-before="auto" style:column-width="161.89pt"/>
    </style:style>
    <style:style style:name="co32" style:family="table-column">
      <style:table-column-properties fo:break-before="auto" style:column-width="253.19pt"/>
    </style:style>
    <style:style style:name="co33" style:family="table-column">
      <style:table-column-properties fo:break-before="auto" style:column-width="58.76pt"/>
    </style:style>
    <style:style style:name="co34" style:family="table-column">
      <style:table-column-properties fo:break-before="auto" style:column-width="68.29pt"/>
    </style:style>
    <style:style style:name="co35" style:family="table-column">
      <style:table-column-properties fo:break-before="auto" style:column-width="128.55pt"/>
    </style:style>
    <style:style style:name="co36" style:family="table-column">
      <style:table-column-properties fo:break-before="auto" style:column-width="326.21pt"/>
    </style:style>
    <style:style style:name="co37" style:family="table-column">
      <style:table-column-properties fo:break-before="auto" style:column-width="60.35pt"/>
    </style:style>
    <style:style style:name="co38" style:family="table-column">
      <style:table-column-properties fo:break-before="auto" style:column-width="81.69pt"/>
    </style:style>
    <style:style style:name="co39" style:family="table-column">
      <style:table-column-properties fo:break-before="auto" style:column-width="46.06pt"/>
    </style:style>
    <style:style style:name="co40" style:family="table-column">
      <style:table-column-properties fo:break-before="auto" style:column-width="134.96pt"/>
    </style:style>
    <style:style style:name="co41" style:family="table-column">
      <style:table-column-properties fo:break-before="auto" style:column-width="157.95pt"/>
    </style:style>
    <style:style style:name="co42" style:family="table-column">
      <style:table-column-properties fo:break-before="auto" style:column-width="27.81pt"/>
    </style:style>
    <style:style style:name="co43" style:family="table-column">
      <style:table-column-properties fo:break-before="auto" style:column-width="205.54pt"/>
    </style:style>
    <style:style style:name="co44" style:family="table-column">
      <style:table-column-properties fo:break-before="auto" style:column-width="195.19pt"/>
    </style:style>
    <style:style style:name="co45" style:family="table-column">
      <style:table-column-properties fo:break-before="auto" style:column-width="53.94pt"/>
    </style:style>
    <style:style style:name="co46" style:family="table-column">
      <style:table-column-properties fo:break-before="auto" style:column-width="71.46pt"/>
    </style:style>
    <style:style style:name="co47" style:family="table-column">
      <style:table-column-properties fo:break-before="auto" style:column-width="234.96pt"/>
    </style:style>
    <style:style style:name="co48" style:family="table-column">
      <style:table-column-properties fo:break-before="auto" style:column-width="74.61pt"/>
    </style:style>
    <style:style style:name="co49" style:family="table-column">
      <style:table-column-properties fo:break-before="auto" style:column-width="107.21pt"/>
    </style:style>
    <style:style style:name="co50" style:family="table-column">
      <style:table-column-properties fo:break-before="auto" style:column-width="228.56pt"/>
    </style:style>
    <style:style style:name="co51" style:family="table-column">
      <style:table-column-properties fo:break-before="auto" style:column-width="42.86pt"/>
    </style:style>
    <style:style style:name="co52" style:family="table-column">
      <style:table-column-properties fo:break-before="auto" style:column-width="48.39pt"/>
    </style:style>
    <style:style style:name="co53" style:family="table-column">
      <style:table-column-properties fo:break-before="auto" style:column-width="41.24pt"/>
    </style:style>
    <style:style style:name="co54" style:family="table-column">
      <style:table-column-properties fo:break-before="auto" style:column-width="73.84pt"/>
    </style:style>
    <style:style style:name="co55" style:family="table-column">
      <style:table-column-properties fo:break-before="auto" style:column-width="472.99pt"/>
    </style:style>
    <style:style style:name="co56" style:family="table-column">
      <style:table-column-properties fo:break-before="auto" style:column-width="30.9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rimary_20_Papers">
      <style:table-properties table:display="true" style:writing-mode="lr-tb"/>
    </style:style>
    <style:style style:name="ta2" style:family="table" style:master-page-name="PageStyle_5f_Challenges_20_Citations">
      <style:table-properties table:display="true" style:writing-mode="lr-tb"/>
    </style:style>
    <style:style style:name="ta3" style:family="table" style:master-page-name="PageStyle_5f_Challenges">
      <style:table-properties table:display="true" style:writing-mode="lr-tb"/>
    </style:style>
    <style:style style:name="ta4" style:family="table" style:master-page-name="PageStyle_5f_Challenges_20_Graphics">
      <style:table-properties table:display="true" style:writing-mode="lr-tb"/>
    </style:style>
    <style:style style:name="ta5" style:family="table" style:master-page-name="PageStyle_5f_Recommendations_20_Citations">
      <style:table-properties table:display="true" style:writing-mode="lr-tb"/>
    </style:style>
    <style:style style:name="ta6" style:family="table" style:master-page-name="PageStyle_5f_Recommendations">
      <style:table-properties table:display="true" style:writing-mode="lr-tb"/>
    </style:style>
    <style:style style:name="ta7" style:family="table" style:master-page-name="PageStyle_5f_Recommendations_20_Graphics">
      <style:table-properties table:display="true" style:writing-mode="lr-tb"/>
    </style:style>
    <style:style style:name="ta8" style:family="table" style:master-page-name="PageStyle_5f_Challenge-Recommendation_20_Links">
      <style:table-properties table:display="true" style:writing-mode="lr-tb"/>
    </style:style>
    <style:style style:name="ta9" style:family="table" style:master-page-name="PageStyle_5f_Challenge-Recommendation_20_Divergence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Experimental&quot;;&quot;John Henry&quot;;&quot;Marco Polo&quot;;&quot;Nifty&quot;;&quot;Philosofy&quot;;&quot;Tools&quot;)" table:allow-empty-cell="true" table:display-list="unsorted" table:base-cell-address="'Primary Papers'.E2"/>
        <table:content-validation table:name="val2" table:condition="of:cell-content-is-in-list(&quot;tools&quot;;&quot;curriculum&quot;;&quot;pedagogy&quot;;&quot;classes preparation&quot;;&quot;environment setup&quot;;&quot;devops concepts&quot;;&quot;assessment&quot;)" table:allow-empty-cell="true" table:display-list="unsorted" table:base-cell-address="'Challenges Citations'.E2"/>
        <table:content-validation table:name="val3" table:condition="of:cell-content-is-in-list(&quot;yes&quot;;&quot;no&quot;)" table:allow-empty-cell="true" table:display-list="unsorted" table:base-cell-address="Challenges.F2"/>
        <table:content-validation table:name="val4" table:condition="of:cell-content-is-in-list(&quot;tools&quot;;&quot;curriculum&quot;;&quot;pedagogy&quot;;&quot;classes preparation&quot;;&quot;environment setup&quot;;&quot;devops concepts&quot;;&quot;assessment&quot;)" table:allow-empty-cell="true" table:display-list="unsorted" table:base-cell-address="'Recommendations Citations'.E2"/>
        <table:content-validation table:name="val5" table:condition="of:cell-content-is-in-list(&quot;yes&quot;;&quot;no&quot;)" table:allow-empty-cell="true" table:display-list="unsorted" table:base-cell-address="Recommendations.F2"/>
      </table:content-validations>
      <table:table table:name="Primary Pap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office:value-type="string" calcext:value-type="string">
            <text:p>ID</text:p>
          </table:table-cell>
          <table:table-cell table:style-name="ce1" office:value-type="string" calcext:value-type="string">
            <text:p>Paper</text:p>
          </table:table-cell>
          <table:table-cell table:style-name="ce5" office:value-type="string" calcext:value-type="string">
            <text:p>Year</text:p>
          </table:table-cell>
          <table:table-cell table:style-name="ce1" office:value-type="string" calcext:value-type="string">
            <text:p>Author</text:p>
          </table:table-cell>
          <table:table-cell table:style-name="ce7" office:value-type="string" calcext:value-type="string">
            <text:p>Valentine Category</text:p>
          </table:table-cell>
          <table:table-cell table:style-name="ce1"/>
          <table:table-cell table:style-name="ce8"/>
          <table:table-cell table:style-name="ce9"/>
          <table:table-cell table:style-name="ce8"/>
          <table:table-cell table:number-columns-repeated="1015"/>
        </table:table-row>
        <table:table-row table:style-name="ro1">
          <table:table-cell table:style-name="ce2" office:value-type="float" office:value="1" calcext:value-type="float">
            <text:p>1</text:p>
          </table:table-cell>
          <table:table-cell table:style-name="ce2" office:value-type="string" calcext:value-type="string">
            <text:p>A Pilot Study on Introducing Continuous Integration and Delivery into Undergraduate Software Engineering Courses</text:p>
          </table:table-cell>
          <table:table-cell table:style-name="ce6" office:value-type="float" office:value="2017" calcext:value-type="float">
            <text:p>2017</text:p>
          </table:table-cell>
          <table:table-cell table:style-name="ce2" office:value-type="string" calcext:value-type="string">
            <text:p>Eddy, Brian P.; Wilde, Norman; Cooper, Nathan A.; Mishra, Bhavyansh; Gamboa, Valeria S.; Shah, Keenal M.; Deleon, Adrian M.; Shields, Nikolai A.</text:p>
          </table:table-cell>
          <table:table-cell table:style-name="ce2" table:content-validation-name="val1" office:value-type="string" calcext:value-type="string">
            <text:p>Tools</text:p>
          </table:table-cell>
          <table:table-cell table:style-name="ce2"/>
          <table:table-cell table:style-name="ce8" office:value-type="string" calcext:value-type="string">
            <text:p>Year</text:p>
          </table:table-cell>
          <table:table-cell table:style-name="ce9" office:value-type="string" calcext:value-type="string">
            <text:p>Amount</text:p>
          </table:table-cell>
          <table:table-cell>
            <draw:frame table:end-cell-address="'Primary Papers'.I9" table:end-x="282.73pt" table:end-y="10.46pt" draw:z-index="0" draw:name="Chart 1" draw:style-name="gr1" draw:text-style-name="P1" svg:width="258.72pt" svg:height="105.73pt" svg:x="24.01pt" svg:y="15pt">
              <draw:object draw:notify-on-update-of-ranges="'Primary Papers'.G3:'Primary Papers'.G8 'Primary Papers'.H3:'Primary Papers'.H8"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1">
          <table:table-cell table:style-name="ce2" office:value-type="float" office:value="2" calcext:value-type="float">
            <text:p>2</text:p>
          </table:table-cell>
          <table:table-cell table:style-name="ce2" office:value-type="string" calcext:value-type="string">
            <text:p>Continuous delivery of personalized assessment and feedback in agile software engineering projects</text:p>
          </table:table-cell>
          <table:table-cell table:style-name="ce6" office:value-type="float" office:value="2018" calcext:value-type="float">
            <text:p>2018</text:p>
          </table:table-cell>
          <table:table-cell table:style-name="ce2" office:value-type="string" calcext:value-type="string">
            <text:p>Bai, Xiaoying; Li, Mingjie; Pei, Dan; Li, Shanshan; Ye, Deming</text:p>
          </table:table-cell>
          <table:table-cell table:style-name="ce2" table:content-validation-name="val1" office:value-type="string" calcext:value-type="string">
            <text:p>Experimental</text:p>
          </table:table-cell>
          <table:table-cell table:style-name="ce2"/>
          <table:table-cell table:style-name="ce2" office:value-type="float" office:value="2014" calcext:value-type="float">
            <text:p>2014</text:p>
          </table:table-cell>
          <table:table-cell table:style-name="ce10" table:formula="of:=COUNTIF([$'Primary Papers'.C$1:.C$19];[.G3])" office:value-type="float" office:value="1" calcext:value-type="float">
            <text:p>1</text:p>
          </table:table-cell>
          <table:table-cell table:number-columns-repeated="1016"/>
        </table:table-row>
        <table:table-row table:style-name="ro1">
          <table:table-cell table:style-name="ce2" office:value-type="float" office:value="3" calcext:value-type="float">
            <text:p>3</text:p>
          </table:table-cell>
          <table:table-cell table:style-name="ce2" office:value-type="string" calcext:value-type="string">
            <text:p>Crunch: Automated Assessment of Microservice Architecture Assignments with Formative Feedback</text:p>
          </table:table-cell>
          <table:table-cell table:style-name="ce6" office:value-type="float" office:value="2018" calcext:value-type="float">
            <text:p>2018</text:p>
          </table:table-cell>
          <table:table-cell table:style-name="ce2" office:value-type="string" calcext:value-type="string">
            <text:p>Christensen, Henrik Bærbak</text:p>
          </table:table-cell>
          <table:table-cell table:style-name="ce2" table:content-validation-name="val1" office:value-type="string" calcext:value-type="string">
            <text:p>Tools</text:p>
          </table:table-cell>
          <table:table-cell table:style-name="ce2"/>
          <table:table-cell table:style-name="ce2" office:value-type="float" office:value="2015" calcext:value-type="float">
            <text:p>2015</text:p>
          </table:table-cell>
          <table:table-cell table:style-name="ce10" table:formula="of:=COUNTIF([$'Primary Papers'.C$1:.C$19];[.G4])" office:value-type="float" office:value="0" calcext:value-type="float">
            <text:p>0</text:p>
          </table:table-cell>
          <table:table-cell table:number-columns-repeated="1016"/>
        </table:table-row>
        <table:table-row table:style-name="ro1">
          <table:table-cell table:style-name="ce3" office:value-type="float" office:value="4" calcext:value-type="float">
            <text:p>4</text:p>
          </table:table-cell>
          <table:table-cell table:style-name="ce2" office:value-type="string" calcext:value-type="string">
            <text:p>Design of a (Yet Another?) DevOps Course</text:p>
          </table:table-cell>
          <table:table-cell table:style-name="ce6" office:value-type="float" office:value="2019" calcext:value-type="float">
            <text:p>2019</text:p>
          </table:table-cell>
          <table:table-cell table:style-name="ce2" office:value-type="string" calcext:value-type="string">
            <text:p>Capozucca, Alfredo; Guelfi, Nicolas; Ries, Benoît</text:p>
          </table:table-cell>
          <table:table-cell table:style-name="ce2" table:content-validation-name="val1" office:value-type="string" calcext:value-type="string">
            <text:p>Experimental</text:p>
          </table:table-cell>
          <table:table-cell table:style-name="ce2"/>
          <table:table-cell table:style-name="ce2" office:value-type="float" office:value="2016" calcext:value-type="float">
            <text:p>2016</text:p>
          </table:table-cell>
          <table:table-cell table:style-name="ce10" table:formula="of:=COUNTIF([$'Primary Papers'.C$1:.C$19];[.G5])" office:value-type="float" office:value="2" calcext:value-type="float">
            <text:p>2</text:p>
          </table:table-cell>
          <table:table-cell table:number-columns-repeated="1016"/>
        </table:table-row>
        <table:table-row table:style-name="ro1">
          <table:table-cell table:style-name="ce3" office:value-type="float" office:value="5" calcext:value-type="float">
            <text:p>5</text:p>
          </table:table-cell>
          <table:table-cell table:style-name="ce2" office:value-type="string" calcext:value-type="string">
            <text:p>DevOps-Preparing Students for Professional Practice</text:p>
          </table:table-cell>
          <table:table-cell table:style-name="ce6" office:value-type="float" office:value="2019" calcext:value-type="float">
            <text:p>2019</text:p>
          </table:table-cell>
          <table:table-cell table:style-name="ce2" office:value-type="string" calcext:value-type="string">
            <text:p>Jennings, Rachel A Kaczka</text:p>
          </table:table-cell>
          <table:table-cell table:style-name="ce2" table:content-validation-name="val1" office:value-type="string" calcext:value-type="string">
            <text:p>Marco Polo</text:p>
          </table:table-cell>
          <table:table-cell table:style-name="ce2"/>
          <table:table-cell table:style-name="ce2" office:value-type="float" office:value="2017" calcext:value-type="float">
            <text:p>2017</text:p>
          </table:table-cell>
          <table:table-cell table:style-name="ce10" table:formula="of:=COUNTIF([$'Primary Papers'.C$1:.C$19];[.G6])" office:value-type="float" office:value="3" calcext:value-type="float">
            <text:p>3</text:p>
          </table:table-cell>
          <table:table-cell table:number-columns-repeated="1016"/>
        </table:table-row>
        <table:table-row table:style-name="ro1">
          <table:table-cell table:style-name="ce2" office:value-type="float" office:value="6" calcext:value-type="float">
            <text:p>6</text:p>
          </table:table-cell>
          <table:table-cell table:style-name="ce2" office:value-type="string" calcext:value-type="string">
            <text:p>DevOps’18 Education Panel</text:p>
          </table:table-cell>
          <table:table-cell table:style-name="ce6" office:value-type="float" office:value="2019" calcext:value-type="float">
            <text:p>2019</text:p>
          </table:table-cell>
          <table:table-cell table:style-name="ce2" office:value-type="string" calcext:value-type="string">
            <text:p>Bruel, Jean-Michel; Jiménez, Miguel</text:p>
          </table:table-cell>
          <table:table-cell table:style-name="ce2" table:content-validation-name="val1" office:value-type="string" calcext:value-type="string">
            <text:p>Philosofy</text:p>
          </table:table-cell>
          <table:table-cell table:style-name="ce2"/>
          <table:table-cell table:style-name="ce2" office:value-type="float" office:value="2018" calcext:value-type="float">
            <text:p>2018</text:p>
          </table:table-cell>
          <table:table-cell table:style-name="ce10" table:formula="of:=COUNTIF([$'Primary Papers'.C$1:.C$19];[.G7])" office:value-type="float" office:value="4" calcext:value-type="float">
            <text:p>4</text:p>
          </table:table-cell>
          <table:table-cell table:number-columns-repeated="1016"/>
        </table:table-row>
        <table:table-row table:style-name="ro1">
          <table:table-cell table:style-name="ce3" office:value-type="float" office:value="7" calcext:value-type="float">
            <text:p>7</text:p>
          </table:table-cell>
          <table:table-cell table:style-name="ce2" office:value-type="string" calcext:value-type="string">
            <text:p>DevOpsEnvy: An Education Support System for DevOps</text:p>
          </table:table-cell>
          <table:table-cell table:style-name="ce6" office:value-type="float" office:value="2017" calcext:value-type="float">
            <text:p>2017</text:p>
          </table:table-cell>
          <table:table-cell table:style-name="ce2" office:value-type="string" calcext:value-type="string">
            <text:p>Rong, Guoping; Gu, Shenghui; Zhang, He; Shao, Dong</text:p>
          </table:table-cell>
          <table:table-cell table:style-name="ce2" table:content-validation-name="val1" office:value-type="string" calcext:value-type="string">
            <text:p>Tools</text:p>
          </table:table-cell>
          <table:table-cell table:style-name="ce2"/>
          <table:table-cell table:style-name="ce2" office:value-type="float" office:value="2019" calcext:value-type="float">
            <text:p>2019</text:p>
          </table:table-cell>
          <table:table-cell table:style-name="ce10" table:formula="of:=COUNTIF([$'Primary Papers'.C$1:.C$19];[.G8])" office:value-type="float" office:value="8" calcext:value-type="float">
            <text:p>8</text:p>
          </table:table-cell>
          <table:table-cell table:number-columns-repeated="1016"/>
        </table:table-row>
        <table:table-row table:style-name="ro1">
          <table:table-cell table:style-name="ce2" office:value-type="float" office:value="8" calcext:value-type="float">
            <text:p>8</text:p>
          </table:table-cell>
          <table:table-cell table:style-name="ce2" office:value-type="string" calcext:value-type="string">
            <text:p>Enable cloud DevOps approach for industry and higher education</text:p>
          </table:table-cell>
          <table:table-cell table:style-name="ce6" office:value-type="float" office:value="2017" calcext:value-type="float">
            <text:p>2017</text:p>
          </table:table-cell>
          <table:table-cell table:style-name="ce2" office:value-type="string" calcext:value-type="string">
            <text:p>Airaj, Mohammed</text:p>
          </table:table-cell>
          <table:table-cell table:style-name="ce2" table:content-validation-name="val1" office:value-type="string" calcext:value-type="string">
            <text:p>Marco Polo</text:p>
          </table:table-cell>
          <table:table-cell table:style-name="ce2"/>
          <table:table-cell table:number-columns-repeated="2"/>
          <table:table-cell table:style-name="ce2"/>
          <table:table-cell table:number-columns-repeated="1015"/>
        </table:table-row>
        <table:table-row table:style-name="ro1">
          <table:table-cell table:style-name="ce2" office:value-type="float" office:value="9" calcext:value-type="float">
            <text:p>9</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6" office:value-type="float" office:value="2019" calcext:value-type="float">
            <text:p>2019</text:p>
          </table:table-cell>
          <table:table-cell table:style-name="ce2" office:value-type="string" calcext:value-type="string">
            <text:p>Kuusinen, Kati; Albertsen, Sofus</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3" office:value-type="float" office:value="10" calcext:value-type="float">
            <text:p>10</text:p>
          </table:table-cell>
          <table:table-cell table:style-name="ce2" office:value-type="string" calcext:value-type="string">
            <text:p>Introducing a Deployment Pipeline for Continuous Delivery in a Software Architecture Course</text:p>
          </table:table-cell>
          <table:table-cell table:style-name="ce6" office:value-type="float" office:value="2018" calcext:value-type="float">
            <text:p>2018</text:p>
          </table:table-cell>
          <table:table-cell table:style-name="ce2" office:value-type="string" calcext:value-type="string">
            <text:p>Greising, Lucas; Bartel, Alexander; Hagel, Georg</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2" office:value-type="float" office:value="11" calcext:value-type="float">
            <text:p>11</text:p>
          </table:table-cell>
          <table:table-cell table:style-name="ce2" office:value-type="string" calcext:value-type="string">
            <text:p>Introduction of continuous delivery in multi-customer project courses</text:p>
          </table:table-cell>
          <table:table-cell table:style-name="ce6" office:value-type="float" office:value="2014" calcext:value-type="float">
            <text:p>2014</text:p>
          </table:table-cell>
          <table:table-cell table:style-name="ce2" office:value-type="string" calcext:value-type="string">
            <text:p>Krusche, S.; Alperowitz, L.</text:p>
          </table:table-cell>
          <table:table-cell table:style-name="ce2" table:content-validation-name="val1" office:value-type="string" calcext:value-type="string">
            <text:p>Experimental</text:p>
          </table:table-cell>
          <table:table-cell table:style-name="ce2" table:number-columns-repeated="4"/>
          <table:table-cell table:number-columns-repeated="1015"/>
        </table:table-row>
        <table:table-row table:style-name="ro1">
          <table:table-cell table:style-name="ce2" office:value-type="float" office:value="12" calcext:value-type="float">
            <text:p>12</text:p>
          </table:table-cell>
          <table:table-cell table:style-name="ce2" office:value-type="string" calcext:value-type="string">
            <text:p>Software engineer education support system ALECSS utilizing DevOps tools</text:p>
          </table:table-cell>
          <table:table-cell table:style-name="ce6" office:value-type="float" office:value="2016" calcext:value-type="float">
            <text:p>2016</text:p>
          </table:table-cell>
          <table:table-cell table:style-name="ce2" office:value-type="string" calcext:value-type="string">
            <text:p>Ohtsuki, Mika; Ohta, Kazuki; Kakeshita, Tetsuro</text:p>
          </table:table-cell>
          <table:table-cell table:style-name="ce2" table:content-validation-name="val1" office:value-type="string" calcext:value-type="string">
            <text:p>Tools</text:p>
          </table:table-cell>
          <table:table-cell table:style-name="ce2" table:number-columns-repeated="4"/>
          <table:table-cell table:number-columns-repeated="1015"/>
        </table:table-row>
        <table:table-row table:style-name="ro1">
          <table:table-cell table:style-name="ce3" office:value-type="float" office:value="13" calcext:value-type="float">
            <text:p>13</text:p>
          </table:table-cell>
          <table:table-cell table:style-name="ce4" office:value-type="string" calcext:value-type="string">
            <text:p>Teaching DevOps and Cloud Computing using a Cognitive Apprenticeship and Story-Telling Approach</text:p>
          </table:table-cell>
          <table:table-cell table:style-name="ce6" office:value-type="float" office:value="2016" calcext:value-type="float">
            <text:p>2016</text:p>
          </table:table-cell>
          <table:table-cell table:style-name="ce2" office:value-type="string" calcext:value-type="string">
            <text:p>Christensen, Henrik Bærbak</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2" office:value-type="float" office:value="14" calcext:value-type="float">
            <text:p>14</text:p>
          </table:table-cell>
          <table:table-cell table:style-name="ce2" office:value-type="string" calcext:value-type="string">
            <text:p>Teaching DevOps at the Graduate Level</text:p>
          </table:table-cell>
          <table:table-cell table:style-name="ce6" office:value-type="float" office:value="2019" calcext:value-type="float">
            <text:p>2019</text:p>
          </table:table-cell>
          <table:table-cell table:style-name="ce2" office:value-type="string" calcext:value-type="string">
            <text:p>Benni, Benjamin; Collet, Philippe; Molines, Guilhem; Mosser, Sébastien; Pinna-Déry, Anne-Marie</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3" office:value-type="float" office:value="15" calcext:value-type="float">
            <text:p>15</text:p>
          </table:table-cell>
          <table:table-cell table:style-name="ce2" office:value-type="string" calcext:value-type="string">
            <text:p>Teaching DevOps in Academia and Industry: Reflections and Vision</text:p>
          </table:table-cell>
          <table:table-cell table:style-name="ce6" office:value-type="float" office:value="2019" calcext:value-type="float">
            <text:p>2019</text:p>
          </table:table-cell>
          <table:table-cell table:style-name="ce2" office:value-type="string" calcext:value-type="string">
            <text:p>Bobrov, Evgeny; Bucchiarone, Antonio; Capozucca, Alfredo; Guelfi, Nicolas; Mazzara, Manuel; Masyagin, Sergey</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2" office:value-type="float" office:value="16" calcext:value-type="float">
            <text:p>16</text:p>
          </table:table-cell>
          <table:table-cell table:style-name="ce2" office:value-type="string" calcext:value-type="string">
            <text:p>Teaching DevOps in Corporate Environments</text:p>
          </table:table-cell>
          <table:table-cell table:style-name="ce6" office:value-type="float" office:value="2019" calcext:value-type="float">
            <text:p>2019</text:p>
          </table:table-cell>
          <table:table-cell table:style-name="ce2" office:value-type="string" calcext:value-type="string">
            <text:p>Mazzara, Manuel; Naumchev, Alexandr; Safina, Larisa; Sillitti, Alberto; Urysov, Konstantin</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3" office:value-type="float" office:value="17" calcext:value-type="float">
            <text:p>17</text:p>
          </table:table-cell>
          <table:table-cell table:style-name="ce4" office:value-type="string" calcext:value-type="string">
            <text:p>The DevOps Lab Platform for Managing Diversified Projects in Educating Agile Software Engineering</text:p>
          </table:table-cell>
          <table:table-cell table:style-name="ce6" office:value-type="float" office:value="2018" calcext:value-type="float">
            <text:p>2018</text:p>
          </table:table-cell>
          <table:table-cell table:style-name="ce2" office:value-type="string" calcext:value-type="string">
            <text:p>Bai, Xiaoying; Pei, Dan; Li, Mingjie; Li, Shanshan</text:p>
          </table:table-cell>
          <table:table-cell table:style-name="ce2" table:content-validation-name="val1" office:value-type="string" calcext:value-type="string">
            <text:p>Tools</text:p>
          </table:table-cell>
          <table:table-cell table:style-name="ce2" table:number-columns-repeated="4"/>
          <table:table-cell table:number-columns-repeated="1015"/>
        </table:table-row>
        <table:table-row table:style-name="ro1">
          <table:table-cell table:style-name="ce2" office:value-type="float" office:value="18" calcext:value-type="float">
            <text:p>18</text:p>
          </table:table-cell>
          <table:table-cell table:style-name="ce2" office:value-type="string" calcext:value-type="string">
            <text:p>Utilizing software engineering education support system ALECSS at an actual software development experiment: A case study</text:p>
          </table:table-cell>
          <table:table-cell table:style-name="ce6" office:value-type="float" office:value="2019" calcext:value-type="float">
            <text:p>2019</text:p>
          </table:table-cell>
          <table:table-cell table:style-name="ce2" office:value-type="string" calcext:value-type="string">
            <text:p>Ohtsuki, M.; Kakeshita, T.</text:p>
          </table:table-cell>
          <table:table-cell table:style-name="ce2" table:content-validation-name="val1" office:value-type="string" calcext:value-type="string">
            <text:p>Tools</text:p>
          </table:table-cell>
          <table:table-cell table:style-name="ce2" table:number-columns-repeated="4"/>
          <table:table-cell table:number-columns-repeated="1015"/>
        </table:table-row>
        <table:table-row table:style-name="ro2" table:number-rows-repeated="1048556">
          <table:table-cell table:number-columns-repeated="1024"/>
        </table:table-row>
        <table:table-row table:style-name="ro2">
          <table:table-cell table:number-columns-repeated="1024"/>
        </table:table-row>
      </table:table>
      <table:table table:name="Challenges Citations"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number-columns-repeated="1018" table:default-cell-style-name="Default"/>
        <table:table-row table:style-name="ro1">
          <table:table-cell table:style-name="ce11" office:value-type="string" calcext:value-type="string">
            <text:p>Challenge Citation</text:p>
          </table:table-cell>
          <table:table-cell table:style-name="ce13" office:value-type="string" calcext:value-type="string">
            <text:p>Challenge Repeated</text:p>
          </table:table-cell>
          <table:table-cell table:style-name="ce13" office:value-type="string" calcext:value-type="string">
            <text:p>Number</text:p>
          </table:table-cell>
          <table:table-cell table:style-name="ce1" office:value-type="string" calcext:value-type="string">
            <text:p>Paper</text:p>
          </table:table-cell>
          <table:table-cell table:style-name="ce1" office:value-type="string" calcext:value-type="string">
            <text:p>Theme</text:p>
          </table:table-cell>
          <table:table-cell table:style-name="ce11" office:value-type="string" calcext:value-type="string">
            <text:p>Challenge</text:p>
          </table:table-cell>
          <table:table-cell table:number-columns-repeated="1018"/>
        </table:table-row>
        <table:table-row table:style-name="ro1">
          <table:table-cell table:style-name="ce12" office:value-type="string" calcext:value-type="string">
            <text:p>Teaching DevOps mindset is not straightforwardeasy to assess.</text:p>
          </table:table-cell>
          <table:table-cell table:style-name="ce14"/>
          <table:table-cell table:style-name="ce12" office:value-type="float" office:value="1" calcext:value-type="float">
            <text:p>1</text:p>
          </table:table-cell>
          <table:table-cell table:style-name="ce2" office:value-type="float" office:value="9" calcext:value-type="float">
            <text:p>9</text:p>
          </table:table-cell>
          <table:table-cell table:style-name="ce2" table:content-validation-name="val2" office:value-type="string" calcext:value-type="string">
            <text:p>assessment</text:p>
          </table:table-cell>
          <table:table-cell table:style-name="ce16" office:value-type="string" calcext:value-type="string">
            <text:p>Teaching DevOps mindset is difficult to assess.</text:p>
          </table:table-cell>
          <table:table-cell table:number-columns-repeated="1018"/>
        </table:table-row>
        <table:table-row table:style-name="ro1">
          <table:table-cell table:style-name="ce12" office:value-type="string" calcext:value-type="string">
            <text:p>DevOps requires highly complex execution architectures consisting of 5-10-20 servers which both pose a challenge on how to evaluate the systems developed and submitted by our students.</text:p>
          </table:table-cell>
          <table:table-cell table:style-name="ce14"/>
          <table:table-cell table:style-name="ce12" office:value-type="float" office:value="2" calcext:value-type="float">
            <text:p>2</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o evaluate students' work using realistic environment used by is difficult</text:p>
          </table:table-cell>
          <table:table-cell table:number-columns-repeated="1018"/>
        </table:table-row>
        <table:table-row table:style-name="ro1">
          <table:table-cell table:style-name="ce12" office:value-type="string" calcext:value-type="string">
            <text:p>the more frequent than ever delivery in DevOps practicing will inevitably increase the workload vastly for teachers to conduct effective evaluation.</text:p>
          </table:table-cell>
          <table:table-cell table:style-name="ce14"/>
          <table:table-cell table:style-name="ce12" office:value-type="float" office:value="3" calcext:value-type="float">
            <text:p>3</text:p>
          </table:table-cell>
          <table:table-cell table:style-name="ce2" office:value-type="float" office:value="7" calcext:value-type="float">
            <text:p>7</text:p>
          </table:table-cell>
          <table:table-cell table:style-name="ce2" table:content-validation-name="val2" office:value-type="string" calcext:value-type="string">
            <text:p>assessment</text:p>
          </table:table-cell>
          <table:table-cell table:style-name="ce16" office:value-type="string" calcext:value-type="string">
            <text:p>DevOps increases evaluation workload for teachers</text:p>
          </table:table-cell>
          <table:table-cell table:number-columns-repeated="1018"/>
        </table:table-row>
        <table:table-row table:style-name="ro1">
          <table:table-cell table:style-name="ce12" office:value-type="string" calcext:value-type="string">
            <text:p>students quit the course because of evaluation mechanism (continuous project-based assessment)</text:p>
          </table:table-cell>
          <table:table-cell table:style-name="ce14"/>
          <table:table-cell table:style-name="ce12" office:value-type="float" office:value="4" calcext:value-type="float">
            <text:p>4</text:p>
          </table:table-cell>
          <table:table-cell table:style-name="ce2" office:value-type="float" office:value="4" calcext:value-type="float">
            <text:p>4</text:p>
          </table:table-cell>
          <table:table-cell table:style-name="ce2" table:content-validation-name="val2" office:value-type="string" calcext:value-type="string">
            <text:p>assessment</text:p>
          </table:table-cell>
          <table:table-cell table:style-name="ce16" office:value-type="string" calcext:value-type="string">
            <text:p>students quit the course because of evaluation</text:p>
          </table:table-cell>
          <table:table-cell table:number-columns-repeated="1018"/>
        </table:table-row>
        <table:table-row table:style-name="ro1">
          <table:table-cell table:style-name="ce12" office:value-type="string" calcext:value-type="string">
            <text:p>Although the students considered their previous knowledge on agile good, they were not able to assess their missing skills reliably.</text:p>
          </table:table-cell>
          <table:table-cell table:style-name="ce14"/>
          <table:table-cell table:style-name="ce12" office:value-type="float" office:value="5" calcext:value-type="float">
            <text:p>5</text:p>
          </table:table-cell>
          <table:table-cell table:style-name="ce2" office:value-type="float" office:value="9" calcext:value-type="float">
            <text:p>9</text:p>
          </table:table-cell>
          <table:table-cell table:style-name="ce2" table:content-validation-name="val2" office:value-type="string" calcext:value-type="string">
            <text:p>assessment</text:p>
          </table:table-cell>
          <table:table-cell table:style-name="ce16" office:value-type="string" calcext:value-type="string">
            <text:p>assessement of previous students knowledge on agile was not good.</text:p>
          </table:table-cell>
          <table:table-cell table:number-columns-repeated="1018"/>
        </table:table-row>
        <table:table-row table:style-name="ro1">
          <table:table-cell table:style-name="ce12" office:value-type="string" calcext:value-type="string">
            <text:p>Automated assessment of programming exercises is hard, and assessment of client-server systems relying on many external services (client, server, replicated databases, caching services, message queues, credential servers, etc.) are even harder, as the solution space is vast, and setting up the proper execution context for a particular test case is complex.</text:p>
          </table:table-cell>
          <table:table-cell table:style-name="ce14"/>
          <table:table-cell table:style-name="ce12" office:value-type="float" office:value="6" calcext:value-type="float">
            <text:p>6</text:p>
          </table:table-cell>
          <table:table-cell table:style-name="ce15" office:value-type="float" office:value="3" calcext:value-type="float">
            <text:p>3</text:p>
          </table:table-cell>
          <table:table-cell table:style-name="ce2" table:content-validation-name="val2" office:value-type="string" calcext:value-type="string">
            <text:p>assessment</text:p>
          </table:table-cell>
          <table:table-cell table:style-name="ce16" office:value-type="string" calcext:value-type="string">
            <text:p>Automated assessment of programming exercises is hard.</text:p>
          </table:table-cell>
          <table:table-cell table:number-columns-repeated="1018"/>
        </table:table-row>
        <table:table-row table:style-name="ro1">
          <table:table-cell table:style-name="ce12" office:value-type="string" calcext:value-type="string">
            <text:p>The exam grading based upon accumulated scores on exercises was initially also envisioned in order to avoid spending much time on a final oral or written exam. In addition it was envisioned that we would have time to build some kind of automated assessment, partly inspired by [6], that could save time. In the end, however, the assessment process turned out to be somewhat frustrating, due to a number of factors. First, we did not have time to make anything but the most rudimentary automated testing of submissions, leaving most of it to manual processes. </text:p>
          </table:table-cell>
          <table:table-cell table:style-name="ce14"/>
          <table:table-cell table:style-name="ce12" office:value-type="float" office:value="7" calcext:value-type="float">
            <text:p>7</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he automated assessment elaboration take time</text:p>
          </table:table-cell>
          <table:table-cell table:number-columns-repeated="1018"/>
        </table:table-row>
        <table:table-row table:style-name="ro1">
          <table:table-cell table:style-name="ce12" office:value-type="string" calcext:value-type="string">
            <text:p>Second, as mentioned earlier it is daunting to setup a proper testing environment of 5-10-20 servers, which meant that some of the evaluation (especially the later and more complex exercises) was done by code review instead of by system execution.</text:p>
          </table:table-cell>
          <table:table-cell table:style-name="ce14"/>
          <table:table-cell table:style-name="ce12" office:value-type="float" office:value="8" calcext:value-type="float">
            <text:p>8</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assessment of complex exercises were done with code review instead of system execution.</text:p>
          </table:table-cell>
          <table:table-cell table:number-columns-repeated="1018"/>
        </table:table-row>
        <table:table-row table:style-name="ro1">
          <table:table-cell table:style-name="ce12" office:value-type="string" calcext:value-type="string">
            <text:p>Forth, the ‘no deadline’ meant that the in-coming queue late in the course contained submissions from all iterations, so you would review one submission solving an exercise from week 6 while the next was an exercise from week 1—thus you had to have the full spectrum of exercises in fresh mind to assess consistently.</text:p>
          </table:table-cell>
          <table:table-cell table:style-name="ce14"/>
          <table:table-cell table:style-name="ce12" office:value-type="float" office:value="9" calcext:value-type="float">
            <text:p>9</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he ‘no deadline’ meant that the in-coming queue late in the course contained submissions from all iterations</text:p>
          </table:table-cell>
          <table:table-cell table:number-columns-repeated="1018"/>
        </table:table-row>
        <table:table-row table:style-name="ro1">
          <table:table-cell table:style-name="ce12" office:value-type="string" calcext:value-type="string">
            <text:p>Third, the ‘unlimited submission’ strategy had the unfortunate consequence of many groups being sloppy with their submission—thus we wasted quite a lot of time on retrieving Docker images only to find that the submitted code could not even compile. </text:p>
          </table:table-cell>
          <table:table-cell table:style-name="ce14"/>
          <table:table-cell table:style-name="ce12" office:value-type="float" office:value="10" calcext:value-type="float">
            <text:p>10</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he ‘unlimited submission’ strategy had the unfortunate consequence of sloppy submissions</text:p>
          </table:table-cell>
          <table:table-cell table:number-columns-repeated="1018"/>
        </table:table-row>
        <table:table-row table:style-name="ro1">
          <table:table-cell table:style-name="ce12" office:value-type="string" calcext:value-type="string">
            <text:p>the TAs wasted much time pulling images only to find that the contents failed in some trivial way unrelated to the actual exercise solution.</text:p>
          </table:table-cell>
          <table:table-cell table:style-name="ce14"/>
          <table:table-cell table:style-name="ce12" office:value-type="float" office:value="11" calcext:value-type="float">
            <text:p>11</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Wasted much time with trivial errors unrelated to the actual exercise solution.</text:p>
          </table:table-cell>
          <table:table-cell table:number-columns-repeated="1018"/>
        </table:table-row>
        <table:table-row table:style-name="ro1">
          <table:table-cell table:style-name="ce12" office:value-type="string" calcext:value-type="string">
            <text:p>Related work on the subject of CD in education has so far been limited.</text:p>
          </table:table-cell>
          <table:table-cell table:style-name="ce14"/>
          <table:table-cell table:style-name="ce12" office:value-type="float" office:value="12" calcext:value-type="float">
            <text:p>12</text:p>
          </table:table-cell>
          <table:table-cell table:style-name="ce2" office:value-type="float" office:value="10" calcext:value-type="float">
            <text:p>10</text:p>
          </table:table-cell>
          <table:table-cell table:style-name="ce12" table:content-validation-name="val2" office:value-type="string" calcext:value-type="string">
            <text:p>classes preparation</text:p>
          </table:table-cell>
          <table:table-cell table:style-name="ce16" office:value-type="string" calcext:value-type="string">
            <text:p>limited research in teaching DevOps</text:p>
          </table:table-cell>
          <table:table-cell table:number-columns-repeated="1018"/>
        </table:table-row>
        <table:table-row table:style-name="ro1">
          <table:table-cell table:style-name="ce12" office:value-type="string" calcext:value-type="string">
            <text:p>Very few papers have been published about teaching DevOp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12" table:content-validation-name="val2" office:value-type="string" calcext:value-type="string">
            <text:p>classes preparation</text:p>
          </table:table-cell>
          <table:table-cell table:style-name="ce16" office:value-type="string" calcext:value-type="string">
            <text:p>limited research in teaching DevOps</text:p>
          </table:table-cell>
          <table:table-cell table:number-columns-repeated="1018"/>
        </table:table-row>
        <table:table-row table:style-name="ro1">
          <table:table-cell table:style-name="ce12" office:value-type="string" calcext:value-type="string">
            <text:p>there has been limited research into effective teaching practices for incorporating continuous integration and delivery concepts into traditional software engineering courses.</text:p>
          </table:table-cell>
          <table:table-cell table:style-name="ce14"/>
          <table:table-cell table:style-name="ce12" office:value-type="float" office:value="13" calcext:value-type="float">
            <text:p>13</text:p>
          </table:table-cell>
          <table:table-cell table:style-name="ce2" office:value-type="float" office:value="1" calcext:value-type="float">
            <text:p>1</text:p>
          </table:table-cell>
          <table:table-cell table:style-name="ce12" table:content-validation-name="val2" office:value-type="string" calcext:value-type="string">
            <text:p>classes preparation</text:p>
          </table:table-cell>
          <table:table-cell table:style-name="ce16" office:value-type="string" calcext:value-type="string">
            <text:p>There is little research into effective teaching pratices for incorporating DevOps into traditional software engineer courses</text:p>
          </table:table-cell>
          <table:table-cell table:number-columns-repeated="1018"/>
        </table:table-row>
        <table:table-row table:style-name="ro1">
          <table:table-cell table:style-name="ce12" office:value-type="string" calcext:value-type="string">
            <text:p>He chose to insist on the lack of a proper and sound theory of DevOps. For example, for the composability of the different artifacts or the different pipelines that are defined, what is the correct-ness or how to validate these pipelines? Or even, how to orchestrate correctly these pipelines? The scientific community should work about it in the future, said Combemale.</text:p>
          </table:table-cell>
          <table:table-cell table:style-name="ce14"/>
          <table:table-cell table:style-name="ce12" office:value-type="float" office:value="14" calcext:value-type="float">
            <text:p>14</text:p>
          </table:table-cell>
          <table:table-cell table:style-name="ce2" office:value-type="float" office:value="6" calcext:value-type="float">
            <text:p>6</text:p>
          </table:table-cell>
          <table:table-cell table:style-name="ce12" table:content-validation-name="val2" office:value-type="string" calcext:value-type="string">
            <text:p>classes preparation</text:p>
          </table:table-cell>
          <table:table-cell table:style-name="ce16" office:value-type="string" calcext:value-type="string">
            <text:p>lack of a proper and sound theory of DevOps</text:p>
          </table:table-cell>
          <table:table-cell table:number-columns-repeated="1018"/>
        </table:table-row>
        <table:table-row table:style-name="ro1">
          <table:table-cell table:style-name="ce12" office:value-type="string" calcext:value-type="string">
            <text:p>as the topic of DevOps has not yet been standardized within either the Software Engineering Body of Knowledge [2] nor the Computer Science Curriculum Guidelines [3], a consistent set of courses and model for DevOps curricula is still in need of development.</text:p>
          </table:table-cell>
          <table:table-cell table:style-name="ce14"/>
          <table:table-cell table:style-name="ce12" office:value-type="float" office:value="15" calcext:value-type="float">
            <text:p>15</text:p>
          </table:table-cell>
          <table:table-cell table:style-name="ce2" office:value-type="float" office:value="5" calcext:value-type="float">
            <text:p>5</text:p>
          </table:table-cell>
          <table:table-cell table:style-name="ce12" table:content-validation-name="val2" office:value-type="string" calcext:value-type="string">
            <text:p>classes preparation</text:p>
          </table:table-cell>
          <table:table-cell table:style-name="ce16" office:value-type="string" calcext:value-type="string">
            <text:p>DevOps has not yet standardized with the Software Engineerigin Body of Knowledge</text:p>
          </table:table-cell>
          <table:table-cell table:number-columns-repeated="1018"/>
        </table:table-row>
        <table:table-row table:style-name="ro1">
          <table:table-cell table:style-name="ce12" office:value-type="string" calcext:value-type="string">
            <text:p>the difficult is something that educators need to be conscious about when planning and conducting their teaching.</text:p>
          </table:table-cell>
          <table:table-cell table:style-name="ce14"/>
          <table:table-cell table:style-name="ce12" office:value-type="float" office:value="16" calcext:value-type="float">
            <text:p>16</text:p>
          </table:table-cell>
          <table:table-cell table:style-name="ce15" office:value-type="float" office:value="9" calcext:value-type="float">
            <text:p>9</text:p>
          </table:table-cell>
          <table:table-cell table:style-name="ce2" table:content-validation-name="val2" office:value-type="string" calcext:value-type="string">
            <text:p>classes preparation</text:p>
          </table:table-cell>
          <table:table-cell table:style-name="ce16" office:value-type="string" calcext:value-type="string">
            <text:p>educators need to be conscious about when planning and conducting their teaching.</text:p>
          </table:table-cell>
          <table:table-cell table:number-columns-repeated="1018"/>
        </table:table-row>
        <table:table-row table:style-name="ro1">
          <table:table-cell table:style-name="ce12" office:value-type="string" calcext:value-type="string">
            <text:p>the teaching staff had to invest a non-negligible time in the preparation of the second edition of the course, in particular in the project descriptions to achieve a equal level of complexity among them (very challenging task).</text:p>
          </table:table-cell>
          <table:table-cell table:style-name="ce14"/>
          <table:table-cell table:style-name="ce12" office:value-type="float" office:value="17" calcext:value-type="float">
            <text:p>17</text:p>
          </table:table-cell>
          <table:table-cell table:style-name="ce15" office:value-type="float" office:value="4" calcext:value-type="float">
            <text:p>4</text:p>
          </table:table-cell>
          <table:table-cell table:style-name="ce2" table:content-validation-name="val2" office:value-type="string" calcext:value-type="string">
            <text:p>classes preparation</text:p>
          </table:table-cell>
          <table:table-cell table:style-name="ce16" office:value-type="string" calcext:value-type="string">
            <text:p><text:span text:style-name="T1">the teaching staff had to invest a non-negligible time in the preparation of the course</text:span>.</text:p>
          </table:table-cell>
          <table:table-cell table:number-columns-repeated="1018"/>
        </table:table-row>
        <table:table-row table:style-name="ro1">
          <table:table-cell table:style-name="ce12" office:value-type="string" calcext:value-type="string">
            <text:p>We realized that the questionnaire may have been ambiguous in some parts, and possibly too generic. For example, we were not prepared for the fact that more than one heterogeneous team would be participating, which made some questions irrelevant and did not target all the participants.</text:p>
          </table:table-cell>
          <table:table-cell table:style-name="ce14"/>
          <table:table-cell table:style-name="ce12" office:value-type="float" office:value="18" calcext:value-type="float">
            <text:p>18</text:p>
          </table:table-cell>
          <table:table-cell table:style-name="ce2" office:value-type="float" office:value="16" calcext:value-type="float">
            <text:p>16</text:p>
          </table:table-cell>
          <table:table-cell table:style-name="ce2" table:content-validation-name="val2" office:value-type="string" calcext:value-type="string">
            <text:p>classes preparation</text:p>
          </table:table-cell>
          <table:table-cell table:style-name="ce16" office:value-type="string" calcext:value-type="string">
            <text:p>the questionnaire may have been ambiguous in some parts, and possibly too generic.</text:p>
          </table:table-cell>
          <table:table-cell table:number-columns-repeated="1018"/>
        </table:table-row>
        <table:table-row table:style-name="ro1">
          <table:table-cell table:style-name="ce12" office:value-type="string" calcext:value-type="string">
            <text:p>we had to spend considerable amount of time collecting missing information on-site about the teams participating and technologies they used.</text:p>
          </table:table-cell>
          <table:table-cell table:style-name="ce14"/>
          <table:table-cell table:style-name="ce12" office:value-type="float" office:value="19" calcext:value-type="float">
            <text:p>19</text:p>
          </table:table-cell>
          <table:table-cell table:style-name="ce2" office:value-type="float" office:value="16" calcext:value-type="float">
            <text:p>16</text:p>
          </table:table-cell>
          <table:table-cell table:style-name="ce2" table:content-validation-name="val2" office:value-type="string" calcext:value-type="string">
            <text:p>classes preparation</text:p>
          </table:table-cell>
          <table:table-cell table:style-name="ce16" office:value-type="string" calcext:value-type="string">
            <text:p>spend considerable amount of time collecting information on-site about the teams and technologies they used</text:p>
          </table:table-cell>
          <table:table-cell table:number-columns-repeated="1018"/>
        </table:table-row>
        <table:table-row table:style-name="ro1">
          <table:table-cell table:style-name="ce12" office:value-type="string" calcext:value-type="string">
            <text:p>Due to the high level of corporate privacy, we could not use internal data of the company. </text:p>
          </table:table-cell>
          <table:table-cell table:style-name="ce14"/>
          <table:table-cell table:style-name="ce12" office:value-type="float" office:value="20" calcext:value-type="float">
            <text:p>20</text:p>
          </table:table-cell>
          <table:table-cell table:style-name="ce2" office:value-type="float" office:value="16" calcext:value-type="float">
            <text:p>16</text:p>
          </table:table-cell>
          <table:table-cell table:style-name="ce12" table:content-validation-name="val2" office:value-type="string" calcext:value-type="string">
            <text:p>classes preparation</text:p>
          </table:table-cell>
          <table:table-cell table:style-name="ce16" office:value-type="string" calcext:value-type="string">
            <text:p>unable to collect information because of corporate privacy</text:p>
          </table:table-cell>
          <table:table-cell table:number-columns-repeated="1018"/>
        </table:table-row>
        <table:table-row table:style-name="ro1">
          <table:table-cell table:style-name="ce12" office:value-type="string" calcext:value-type="string">
            <text:p>One of the limitations we had to cope with, often but not always, is the fact that bilateral previous communication with teams is not always possible or facilitated.</text:p>
          </table:table-cell>
          <table:table-cell table:style-name="ce14"/>
          <table:table-cell table:style-name="ce12" office:value-type="float" office:value="21" calcext:value-type="float">
            <text:p>21</text:p>
          </table:table-cell>
          <table:table-cell table:style-name="ce2" office:value-type="float" office:value="15" calcext:value-type="float">
            <text:p>15</text:p>
          </table:table-cell>
          <table:table-cell table:style-name="ce12" table:content-validation-name="val2" office:value-type="string" calcext:value-type="string">
            <text:p>classes preparation</text:p>
          </table:table-cell>
          <table:table-cell table:style-name="ce16" office:value-type="string" calcext:value-type="string">
            <text:p>Bilateral previous communication with teams is not always possible or facilitated.</text:p>
          </table:table-cell>
          <table:table-cell table:number-columns-repeated="1018"/>
        </table:table-row>
        <table:table-row table:style-name="ro1">
          <table:table-cell table:style-name="ce12" office:value-type="string" calcext:value-type="string">
            <text:p>DevOps still received minor attention in higher education.</text:p>
          </table:table-cell>
          <table:table-cell table:style-name="ce14"/>
          <table:table-cell table:style-name="ce12" office:value-type="float" office:value="22" calcext:value-type="float">
            <text:p>22</text:p>
          </table:table-cell>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DevOps still received minor attention in higher education.</text:p>
          </table:table-cell>
          <table:table-cell table:number-columns-repeated="1018"/>
        </table:table-row>
        <table:table-row table:style-name="ro1">
          <table:table-cell table:style-name="ce12" office:value-type="string" calcext:value-type="string">
            <text:p>However, when focusing on the first two years of Bachelor education, it can be seen that the backbone of the curricula is still outdated (due to legacy reasons, and sometimes, ideological ones).</text:p>
          </table:table-cell>
          <table:table-cell table:style-name="ce14"/>
          <table:table-cell table:style-name="ce12" office:value-type="float" office:value="23" calcext:value-type="float">
            <text:p>23</text:p>
          </table:table-cell>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curricula is still outdated.</text:p>
          </table:table-cell>
          <table:table-cell table:number-columns-repeated="1018"/>
        </table:table-row>
        <table:table-row table:style-name="ro1">
          <table:table-cell table:style-name="ce12" office:value-type="string" calcext:value-type="string">
            <text:p>Nevertheless, most of the traditional software engineering courses only emphasize on the early and middle phases of the software lifecycle (i.e. requirements, design, programming, testing and tooling) while the production stage (i.e. deployment, maintenance) are often ignored or just treated in theory. In short, they teach “Dev” rather than “Ops” [14].</text:p>
          </table:table-cell>
          <table:table-cell table:style-name="ce14"/>
          <table:table-cell table:style-name="ce12" office:value-type="float" office:value="24" calcext:value-type="float">
            <text:p>24</text:p>
          </table:table-cell>
          <table:table-cell table:style-name="ce2" office:value-type="float" office:value="7" calcext:value-type="float">
            <text:p>7</text:p>
          </table:table-cell>
          <table:table-cell table:style-name="ce2" table:content-validation-name="val2" office:value-type="string" calcext:value-type="string">
            <text:p>curriculum</text:p>
          </table:table-cell>
          <table:table-cell table:style-name="ce16" office:value-type="string" calcext:value-type="string">
            <text:p>courses teach “Dev” rather than “Ops”</text:p>
          </table:table-cell>
          <table:table-cell table:number-columns-repeated="1018"/>
        </table:table-row>
        <table:table-row table:style-name="ro1">
          <table:table-cell table:style-name="ce12" office:value-type="string" calcext:value-type="string">
            <text:p>Traditional software engineering (SE) curriculum typically emphasizes early and middle phases of the software lifecycle (requirements, design, programming, testing, and tooling) while late phases are ignored or only treated in theory (deployment, maintenance).</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curriculum</text:p>
          </table:table-cell>
          <table:table-cell table:style-name="ce16" office:value-type="string" calcext:value-type="string">
            <text:p>courses teach “Dev” rather than “Ops”</text:p>
          </table:table-cell>
          <table:table-cell table:number-columns-repeated="1018"/>
        </table:table-row>
        <table:table-row table:style-name="ro1">
          <table:table-cell table:style-name="ce12" office:value-type="string" calcext:value-type="string">
            <text:p>Furthermore, Computer Science curricula have a strong emphasis on the ”Dev” part, but cover the ”Ops” part only marginally, for example as little modules inside courses such as Operating Systems and Databases.</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courses teach “Dev” rather than “Ops”</text:p>
          </table:table-cell>
          <table:table-cell table:number-columns-repeated="1018"/>
        </table:table-row>
        <table:table-row table:style-name="ro1">
          <table:table-cell table:style-name="ce12" office:value-type="string" calcext:value-type="string">
            <text:p>The critical importance of such cultural change provided by DevOps in the way companies build software should not be undervalued. It is in this regard that higher education institutions should put a major effort to fine tune their curricula and cooperative programme in order to meet this challenge.</text:p>
          </table:table-cell>
          <table:table-cell table:style-name="ce14"/>
          <table:table-cell table:style-name="ce12" office:value-type="float" office:value="25" calcext:value-type="float">
            <text:p>25</text:p>
          </table:table-cell>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Devops mindset should be considered to fine tune curricula.</text:p>
          </table:table-cell>
          <table:table-cell table:number-columns-repeated="1018"/>
        </table:table-row>
        <table:table-row table:style-name="ro1">
          <table:table-cell table:style-name="ce12" office:value-type="string" calcext:value-type="string">
            <text:p>Teaching DevOps in higher education is challenging for multiple reasons. First, it is multidisciplinary and therefore crosscutting the traditional course boundaries by requiring t-shaped skills from the educators</text:p>
          </table:table-cell>
          <table:table-cell table:style-name="ce14"/>
          <table:table-cell table:style-name="ce12" office:value-type="float" office:value="26" calcext:value-type="float">
            <text:p>26</text:p>
          </table:table-cell>
          <table:table-cell table:style-name="ce2" office:value-type="float" office:value="9" calcext:value-type="float">
            <text:p>9</text:p>
          </table:table-cell>
          <table:table-cell table:style-name="ce2" table:content-validation-name="val2" office:value-type="string" calcext:value-type="string">
            <text:p>curriculum</text:p>
          </table:table-cell>
          <table:table-cell table:style-name="ce16" office:value-type="string" calcext:value-type="string">
            <text:p>Teaching DevOps is multidisciplinary and therefore crosscutting the traditional course boundaries.</text:p>
          </table:table-cell>
          <table:table-cell table:number-columns-repeated="1018"/>
        </table:table-row>
        <table:table-row table:style-name="ro1">
          <table:table-cell table:style-name="ce12" office:value-type="string" calcext:value-type="string">
            <text:p>DevOps emphasizes hybrid skills, i.e. skills that crosscut the classical boundaries between the courses we typical offer at universitie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curriculum</text:p>
          </table:table-cell>
          <table:table-cell table:style-name="ce16" office:value-type="string" calcext:value-type="string">
            <text:p>Teaching DevOps is multidisciplinary and therefore crosscutting the traditional course boundaries.</text:p>
          </table:table-cell>
          <table:table-cell table:number-columns-repeated="1018"/>
        </table:table-row>
        <table:table-row table:style-name="ro1">
          <table:table-cell table:style-name="ce12" office:value-type="string" calcext:value-type="string">
            <text:p>students (very often) with weak analytical and technical skills.</text:p>
          </table:table-cell>
          <table:table-cell table:style-name="ce14"/>
          <table:table-cell table:style-name="ce12" office:value-type="float" office:value="27" calcext:value-type="float">
            <text:p>27</text:p>
          </table:table-cell>
          <table:table-cell table:style-name="ce2" office:value-type="float" office:value="4" calcext:value-type="float">
            <text:p>4</text:p>
          </table:table-cell>
          <table:table-cell table:style-name="ce2" table:content-validation-name="val2" office:value-type="string" calcext:value-type="string">
            <text:p>curriculum</text:p>
          </table:table-cell>
          <table:table-cell table:style-name="ce16" office:value-type="string" calcext:value-type="string">
            <text:p>students prerequisite was insufficient</text:p>
          </table:table-cell>
          <table:table-cell table:number-columns-repeated="1018"/>
        </table:table-row>
        <table:table-row table:style-name="ro1">
          <table:table-cell table:style-name="ce12" office:value-type="string" calcext:value-type="string">
            <text:p>Preparation- the level and depth of the prerequisite Unix course was insufficient for being prepared for the DevOps course. </text:p>
          </table:table-cell>
          <table:table-cell table:style-name="ce14" office:value-type="string" calcext:value-type="string">
            <text:p>x</text:p>
          </table:table-cell>
          <table:table-cell table:style-name="ce12"/>
          <table:table-cell table:style-name="ce2" office:value-type="float" office:value="5" calcext:value-type="float">
            <text:p>5</text:p>
          </table:table-cell>
          <table:table-cell table:style-name="ce2" table:content-validation-name="val2" office:value-type="string" calcext:value-type="string">
            <text:p>curriculum</text:p>
          </table:table-cell>
          <table:table-cell table:style-name="ce16" office:value-type="string" calcext:value-type="string">
            <text:p>students prerequisite was insufficient</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28" calcext:value-type="float">
            <text:p>28</text:p>
          </table:table-cell>
          <table:table-cell table:style-name="ce15" office:value-type="float" office:value="4" calcext:value-type="float">
            <text:p>4</text:p>
          </table:table-cell>
          <table:table-cell table:style-name="ce2" table:content-validation-name="val2" office:value-type="string" calcext:value-type="string">
            <text:p>curriculum</text:p>
          </table:table-cell>
          <table:table-cell table:style-name="ce16" office:value-type="string" calcext:value-type="string">
            <text:p>high effort vs. course ECTS</text:p>
          </table:table-cell>
          <table:table-cell table:number-columns-repeated="1018"/>
        </table:table-row>
        <table:table-row table:style-name="ro1">
          <table:table-cell table:style-name="ce12" office:value-type="string" calcext:value-type="string">
            <text:p>students quit the course because of its (expected) workload</text:p>
          </table:table-cell>
          <table:table-cell table:style-name="ce14"/>
          <table:table-cell table:style-name="ce12" office:value-type="float" office:value="29" calcext:value-type="float">
            <text:p>29</text:p>
          </table:table-cell>
          <table:table-cell table:style-name="ce2" office:value-type="float" office:value="4" calcext:value-type="float">
            <text:p>4</text:p>
          </table:table-cell>
          <table:table-cell table:style-name="ce2" table:content-validation-name="val2" office:value-type="string" calcext:value-type="string">
            <text:p>curriculum</text:p>
          </table:table-cell>
          <table:table-cell table:style-name="ce16" office:value-type="string" calcext:value-type="string">
            <text:p>students quit the course because of workload</text:p>
          </table:table-cell>
          <table:table-cell table:number-columns-repeated="1018"/>
        </table:table-row>
        <table:table-row table:style-name="ro1">
          <table:table-cell table:style-name="ce12" office:value-type="string" calcext:value-type="string">
            <text:p>Introducing continuous delivery and continous integration introduces complexities due to the learning curve of the amount of time available for teaching these topics.</text:p>
          </table:table-cell>
          <table:table-cell table:style-name="ce14"/>
          <table:table-cell table:style-name="ce12" office:value-type="float" office:value="30" calcext:value-type="float">
            <text:p>30</text:p>
          </table:table-cell>
          <table:table-cell table:style-name="ce2" office:value-type="float" office:value="1" calcext:value-type="float">
            <text:p>1</text:p>
          </table:table-cell>
          <table:table-cell table:style-name="ce2" table:content-validation-name="val2" office:value-type="string" calcext:value-type="string">
            <text:p>curriculum</text:p>
          </table:table-cell>
          <table:table-cell table:style-name="ce16" office:value-type="string" calcext:value-type="string">
            <text:p>The little time available to teaching complexities of CD and CI.</text:p>
          </table:table-cell>
          <table:table-cell table:number-columns-repeated="1018"/>
        </table:table-row>
        <table:table-row table:style-name="ro1">
          <table:table-cell table:style-name="ce12" office:value-type="string" calcext:value-type="string">
            <text:p>the limited time to present and work out the subjects related to a Deployment Pipeline</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The little time available to teaching complexities of CD and CI.</text:p>
          </table:table-cell>
          <table:table-cell table:number-columns-repeated="1018"/>
        </table:table-row>
        <table:table-row table:style-name="ro1">
          <table:table-cell table:style-name="ce12" office:value-type="string" calcext:value-type="string">
            <text:p>Some of the students considered the reading material too wide for such a short time frame. (2 weeks for 125 learning hours)</text:p>
          </table:table-cell>
          <table:table-cell table:style-name="ce14"/>
          <table:table-cell table:style-name="ce12" office:value-type="float" office:value="31" calcext:value-type="float">
            <text:p>31</text:p>
          </table:table-cell>
          <table:table-cell table:style-name="ce2" office:value-type="float" office:value="9" calcext:value-type="float">
            <text:p>9</text:p>
          </table:table-cell>
          <table:table-cell table:style-name="ce2" table:content-validation-name="val2" office:value-type="string" calcext:value-type="string">
            <text:p>curriculum</text:p>
          </table:table-cell>
          <table:table-cell table:style-name="ce16" office:value-type="string" calcext:value-type="string">
            <text:p>It was shot time frame (two weeks) in 125 hours for students' workload.</text:p>
          </table:table-cell>
          <table:table-cell table:number-columns-repeated="1018"/>
        </table:table-row>
        <table:table-row table:style-name="ro1">
          <table:table-cell table:style-name="ce12" office:value-type="string" calcext:value-type="string">
            <text:p>This can make it quite difficult to teach the concepts of continuous integration and delivery in software engineering courses where the majority of the time in the class is devoted to other concepts.</text:p>
          </table:table-cell>
          <table:table-cell table:style-name="ce14"/>
          <table:table-cell table:style-name="ce12" office:value-type="float" office:value="32" calcext:value-type="float">
            <text:p>32</text:p>
          </table:table-cell>
          <table:table-cell table:style-name="ce15" office:value-type="float" office:value="1" calcext:value-type="float">
            <text:p>1</text:p>
          </table:table-cell>
          <table:table-cell table:style-name="ce2" table:content-validation-name="val2" office:value-type="string" calcext:value-type="string">
            <text:p>curriculum</text:p>
          </table:table-cell>
          <table:table-cell table:style-name="ce16" office:value-type="string" calcext:value-type="string">
            <text:p>the time available to teach CD and CI is devoted to other concepts</text:p>
          </table:table-cell>
          <table:table-cell table:number-columns-repeated="1018"/>
        </table:table-row>
        <table:table-row table:style-name="ro1">
          <table:table-cell table:style-name="ce12" office:value-type="string" calcext:value-type="string">
            <text:p>Continuous integration and delivery pipelines can become extremely sophisticated and complex, with step in the pipeline’s process presenting a new learning curve.</text:p>
          </table:table-cell>
          <table:table-cell table:style-name="ce14"/>
          <table:table-cell table:style-name="ce12" office:value-type="float" office:value="33" calcext:value-type="float">
            <text:p>33</text:p>
          </table:table-cell>
          <table:table-cell table:style-name="ce2" office:value-type="float" office:value="1" calcext:value-type="float">
            <text:p>1</text:p>
          </table:table-cell>
          <table:table-cell table:style-name="ce2" table:content-validation-name="val2" office:value-type="string" calcext:value-type="string">
            <text:p>devops concepts</text:p>
          </table:table-cell>
          <table:table-cell table:style-name="ce16" office:value-type="string" calcext:value-type="string">
            <text:p>CD and related concepts are complex.</text:p>
          </table:table-cell>
          <table:table-cell table:number-columns-repeated="1018"/>
        </table:table-row>
        <table:table-row table:style-name="ro1">
          <table:table-cell table:style-name="ce12" office:value-type="string" calcext:value-type="string">
            <text:p>CD and related concepts are not trivial.</text:p>
          </table:table-cell>
          <table:table-cell table:style-name="ce14" office:value-type="string" calcext:value-type="string">
            <text:p>x</text:p>
          </table:table-cell>
          <table:table-cell table:style-name="ce12"/>
          <table:table-cell table:style-name="ce2" office:value-type="float" office:value="10" calcext:value-type="float">
            <text:p>10</text:p>
          </table:table-cell>
          <table:table-cell table:style-name="ce2" table:content-validation-name="val2" office:value-type="string" calcext:value-type="string">
            <text:p>devops concepts</text:p>
          </table:table-cell>
          <table:table-cell table:style-name="ce16" office:value-type="string" calcext:value-type="string">
            <text:p>CD and related concepts are complex.</text:p>
          </table:table-cell>
          <table:table-cell table:number-columns-repeated="1018"/>
        </table:table-row>
        <table:table-row table:style-name="ro1">
          <table:table-cell table:style-name="ce12" office:value-type="string" calcext:value-type="string">
            <text:p>Emphasize skills: Expertise relies on knowledge and skills, but DevOps is essentially a skill-focused competence: the ability to apply your knowledge in a concrete context to develop a working solution. Drawing the UML of the architecture of a passive replicating database on the whiteboard is the easy part— configuring and setting up the database cluster, and coding the infrastructure logic in your application server that correctly handles the exceptions thrown during the master election phase, is the tricky part.</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devops concepts</text:p>
          </table:table-cell>
          <table:table-cell table:style-name="ce16" office:value-type="string" calcext:value-type="string">
            <text:p>CD and related concepts are complex.</text:p>
          </table:table-cell>
          <table:table-cell table:number-columns-repeated="1018"/>
        </table:table-row>
        <table:table-row table:style-name="ro1">
          <table:table-cell table:style-name="ce12" office:value-type="string" calcext:value-type="string">
            <text:p>From the examination we observed that the students had difficulties in explaining Infrastructure as Code.</text:p>
          </table:table-cell>
          <table:table-cell table:style-name="ce14"/>
          <table:table-cell table:style-name="ce12" office:value-type="float" office:value="34" calcext:value-type="float">
            <text:p>34</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students have difficulties in explaining IaC</text:p>
          </table:table-cell>
          <table:table-cell table:number-columns-repeated="1018"/>
        </table:table-row>
        <table:table-row table:style-name="ro1">
          <table:table-cell table:style-name="ce12" office:value-type="string" calcext:value-type="string">
            <text:p>Teaching cultural enablers of DevOps or DevOps mindset is another challenge.</text:p>
          </table:table-cell>
          <table:table-cell table:style-name="ce14"/>
          <table:table-cell table:style-name="ce12" office:value-type="float" office:value="35" calcext:value-type="float">
            <text:p>35</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teach DevOps mindset / cultural</text:p>
          </table:table-cell>
          <table:table-cell table:number-columns-repeated="1018"/>
        </table:table-row>
        <table:table-row table:style-name="ro1">
          <table:table-cell table:style-name="ce12" office:value-type="string" calcext:value-type="string">
            <text:p>While working with industry we realised that the obstacles for the full adoption of DevOps are not only of technical nature, but also of mindset. This issue is difficult to solve since companies need to establish a radically new culture and transfer it to the new employees who join the company with a legacy mindset. The same situation may occur for fresh graduates. Classic curricula are very often based on the idea of system as a monolith and process as a waterfall.</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2" office:value-type="string" calcext:value-type="string">
            <text:p>devops concepts</text:p>
          </table:table-cell>
          <table:table-cell table:style-name="ce16" office:value-type="string" calcext:value-type="string">
            <text:p>teach DevOps mindset / cultural</text:p>
          </table:table-cell>
          <table:table-cell table:number-columns-repeated="1018"/>
        </table:table-row>
        <table:table-row table:style-name="ro1">
          <table:table-cell table:style-name="ce12" office:value-type="string" calcext:value-type="string">
            <text:p>Still, different issues arise when materializing the course. As DevOps mainly deals with a technological pipelines, a trade-off must be found between using a complete and relevant stack, and understanding the DevOps principles and its pillars: platform, deployment, testing, and people</text:p>
          </table:table-cell>
          <table:table-cell table:style-name="ce14"/>
          <table:table-cell table:style-name="ce12" office:value-type="float" office:value="36" calcext:value-type="float">
            <text:p>36</text:p>
          </table:table-cell>
          <table:table-cell table:style-name="ce2" office:value-type="float" office:value="14" calcext:value-type="float">
            <text:p>14</text:p>
          </table:table-cell>
          <table:table-cell table:style-name="ce2" table:content-validation-name="val2" office:value-type="string" calcext:value-type="string">
            <text:p>devops concepts</text:p>
          </table:table-cell>
          <table:table-cell table:style-name="ce16" office:value-type="string" calcext:value-type="string">
            <text:p>trade-off between teaching practice (technological stacks) and theoric (principles and pillars)</text:p>
          </table:table-cell>
          <table:table-cell table:number-columns-repeated="1018"/>
        </table:table-row>
        <table:table-row table:style-name="ro1">
          <table:table-cell table:style-name="ce12" office:value-type="string" calcext:value-type="string">
            <text:p>In the continuous deployment era, universities need to explore feasible ways to keep up with the technological development in a way that allows them concentrate on fundamentals and underpinning theories that help the students in lifelong learning but at the same time also keep the employability of a newly graduated in mind.</text:p>
          </table:table-cell>
          <table:table-cell table:style-name="ce14"/>
          <table:table-cell table:style-name="ce12" office:value-type="float" office:value="37" calcext:value-type="float">
            <text:p>37</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Universities need to explore feasible ways to keep up with the technological development in a way that allows them concentrate on fundamentals and underpinning theories.</text:p>
          </table:table-cell>
          <table:table-cell table:number-columns-repeated="1018"/>
        </table:table-row>
        <table:table-row table:style-name="ro1">
          <table:table-cell table:style-name="ce12" office:value-type="string" calcext:value-type="string">
            <text:p>Ops part is something that SE teachers need to learn in order to be able to teach it to students.</text:p>
          </table:table-cell>
          <table:table-cell table:style-name="ce14"/>
          <table:table-cell table:style-name="ce12" office:value-type="float" office:value="38" calcext:value-type="float">
            <text:p>38</text:p>
          </table:table-cell>
          <table:table-cell table:style-name="ce2" office:value-type="float" office:value="6" calcext:value-type="float">
            <text:p>6</text:p>
          </table:table-cell>
          <table:table-cell table:style-name="ce2" table:content-validation-name="val2" office:value-type="string" calcext:value-type="string">
            <text:p>devops concepts</text:p>
          </table:table-cell>
          <table:table-cell table:style-name="ce16" office:value-type="string" calcext:value-type="string">
            <text:p>teachers need to learn operations.</text:p>
          </table:table-cell>
          <table:table-cell table:number-columns-repeated="1018"/>
        </table:table-row>
        <table:table-row table:style-name="ro1">
          <table:table-cell table:style-name="ce12" office:value-type="string" calcext:value-type="string">
            <text:p>DevOps emphasizes operations skills which is not a core area of expertise for the average university teacher.</text:p>
          </table:table-cell>
          <table:table-cell table:style-name="ce14" office:value-type="string" calcext:value-type="string">
            <text:p>x</text:p>
          </table:table-cell>
          <table:table-cell table:style-name="ce12"/>
          <table:table-cell table:style-name="ce15" office:value-type="float" office:value="13" calcext:value-type="float">
            <text:p>13</text:p>
          </table:table-cell>
          <table:table-cell table:style-name="ce2" table:content-validation-name="val2" office:value-type="string" calcext:value-type="string">
            <text:p>devops concepts</text:p>
          </table:table-cell>
          <table:table-cell table:style-name="ce16" office:value-type="string" calcext:value-type="string">
            <text:p>teachers need to learn operations.</text:p>
          </table:table-cell>
          <table:table-cell table:number-columns-repeated="1018"/>
        </table:table-row>
        <table:table-row table:style-name="ro1">
          <table:table-cell table:style-name="ce12" office:value-type="string" calcext:value-type="string">
            <text:p>The challenge for educators is that they need to be able to teach both development and operations activities such as monitoring, networking, operations, operating systems</text:p>
          </table:table-cell>
          <table:table-cell table:style-name="ce14"/>
          <table:table-cell table:style-name="ce12" office:value-type="float" office:value="39" calcext:value-type="float">
            <text:p>39</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teachers need to learn dev and opt activities</text:p>
          </table:table-cell>
          <table:table-cell table:number-columns-repeated="1018"/>
        </table:table-row>
        <table:table-row table:style-name="ro1">
          <table:table-cell table:style-name="ce12" office:value-type="string" calcext:value-type="string">
            <text:p>The main challenge, especially from the very software-oriented audience, was to find ways of emphasizing the Ops part of the approach.</text:p>
          </table:table-cell>
          <table:table-cell table:style-name="ce14"/>
          <table:table-cell table:style-name="ce12" office:value-type="float" office:value="40" calcext:value-type="float">
            <text:p>40</text:p>
          </table:table-cell>
          <table:table-cell table:style-name="ce2" office:value-type="float" office:value="6" calcext:value-type="float">
            <text:p>6</text:p>
          </table:table-cell>
          <table:table-cell table:style-name="ce2" table:content-validation-name="val2" office:value-type="string" calcext:value-type="string">
            <text:p>devops concepts</text:p>
          </table:table-cell>
          <table:table-cell table:style-name="ce16" office:value-type="string" calcext:value-type="string">
            <text:p>the main challenge was to find ways of emphasizing the Ops part of the approach.</text:p>
          </table:table-cell>
          <table:table-cell table:number-columns-repeated="1018"/>
        </table:table-row>
        <table:table-row table:style-name="ro1">
          <table:table-cell table:style-name="ce12" office:value-type="string" calcext:value-type="string">
            <text:p>The mutation testing pipeline is not perceived by students as useful as we envisioned</text:p>
          </table:table-cell>
          <table:table-cell table:style-name="ce14"/>
          <table:table-cell table:style-name="ce12" office:value-type="float" office:value="41" calcext:value-type="float">
            <text:p>41</text:p>
          </table:table-cell>
          <table:table-cell table:style-name="ce2" office:value-type="float" office:value="14" calcext:value-type="float">
            <text:p>14</text:p>
          </table:table-cell>
          <table:table-cell table:style-name="ce2" table:content-validation-name="val2" office:value-type="string" calcext:value-type="string">
            <text:p>devops concepts</text:p>
          </table:table-cell>
          <table:table-cell table:style-name="ce16" office:value-type="string" calcext:value-type="string">
            <text:p>The mutation testing pipeline is not perceived by students as useful</text:p>
          </table:table-cell>
          <table:table-cell table:number-columns-repeated="1018"/>
        </table:table-row>
        <table:table-row table:style-name="ro1">
          <table:table-cell table:style-name="ce12" office:value-type="string" calcext:value-type="string">
            <text:p>Realistic environment: DevOps is the response to the challenge of speed, scale, and availability: more users than a single server can handle, software updates in production every few hours, providing end user services even in the face of failing subsystems and overloaded databases. Creating a (semi) realistic environment for students to practice within is not trivial.</text:p>
          </table:table-cell>
          <table:table-cell table:style-name="ce14"/>
          <table:table-cell table:style-name="ce12" office:value-type="float" office:value="42" calcext:value-type="float">
            <text:p>42</text:p>
          </table:table-cell>
          <table:table-cell table:style-name="ce2" office:value-type="float" office:value="13" calcext:value-type="float">
            <text:p>13</text:p>
          </table:table-cell>
          <table:table-cell table:style-name="ce2" table:content-validation-name="val2" office:value-type="string" calcext:value-type="string">
            <text:p>environment setup</text:p>
          </table:table-cell>
          <table:table-cell table:style-name="ce16" office:value-type="string" calcext:value-type="string">
            <text:p>Creating a (semi) realistic environment for students to practice within is not trivial.</text:p>
          </table:table-cell>
          <table:table-cell table:number-columns-repeated="1018"/>
        </table:table-row>
        <table:table-row table:style-name="ro1">
          <table:table-cell table:style-name="ce12" office:value-type="string" calcext:value-type="string">
            <text:p>Some students struggled with getting started and performing the initial setup of the activity.</text:p>
          </table:table-cell>
          <table:table-cell table:style-name="ce14"/>
          <table:table-cell table:style-name="ce12" office:value-type="float" office:value="43" calcext:value-type="float">
            <text:p>43</text:p>
          </table:table-cell>
          <table:table-cell table:style-name="ce15" office:value-type="float" office:value="1" calcext:value-type="float">
            <text:p>1</text:p>
          </table:table-cell>
          <table:table-cell table:style-name="ce2" table:content-validation-name="val2" office:value-type="string" calcext:value-type="string">
            <text:p>environment setup</text:p>
          </table:table-cell>
          <table:table-cell table:style-name="ce16" office:value-type="string" calcext:value-type="string">
            <text:p>initial setup is complicated</text:p>
          </table:table-cell>
          <table:table-cell table:number-columns-repeated="1018"/>
        </table:table-row>
        <table:table-row table:style-name="ro1">
          <table:table-cell table:style-name="ce12" office:value-type="string" calcext:value-type="string">
            <text:p>technology startup in the course.</text:p>
          </table:table-cell>
          <table:table-cell table:style-name="ce14" office:value-type="string" calcext:value-type="string">
            <text:p>x</text:p>
          </table:table-cell>
          <table:table-cell table:style-name="ce12"/>
          <table:table-cell table:style-name="ce2" office:value-type="float" office:value="5" calcext:value-type="float">
            <text:p>5</text:p>
          </table:table-cell>
          <table:table-cell table:style-name="ce2" table:content-validation-name="val2" office:value-type="string" calcext:value-type="string">
            <text:p>environment setup</text:p>
          </table:table-cell>
          <table:table-cell table:style-name="ce16" office:value-type="string" calcext:value-type="string">
            <text:p>initial setup is complicated</text:p>
          </table:table-cell>
          <table:table-cell table:number-columns-repeated="1018"/>
        </table:table-row>
        <table:table-row table:style-name="ro1">
          <table:table-cell table:style-name="ce12" office:value-type="string" calcext:value-type="string">
            <text:p>Secondly, it necessitates complex execution architectures and virtualization environments which are laborious to build up and maintain in a university environment</text:p>
          </table:table-cell>
          <table:table-cell table:style-name="ce14"/>
          <table:table-cell table:style-name="ce12" office:value-type="float" office:value="44" calcext:value-type="float">
            <text:p>44</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DevOps requires complex and laborious architectures.</text:p>
          </table:table-cell>
          <table:table-cell table:number-columns-repeated="1018"/>
        </table:table-row>
        <table:table-row table:style-name="ro1">
          <table:table-cell table:style-name="ce12" office:value-type="string" calcext:value-type="string">
            <text:p>DevOps requires highly complex execution architectures consisting of 5-10-20 servers which both pose a challenge on setting up the execution context for exercises submitted by our student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environment setup</text:p>
          </table:table-cell>
          <table:table-cell table:style-name="ce16" office:value-type="string" calcext:value-type="string">
            <text:p>DevOps requires complex are laborious architectures.</text:p>
          </table:table-cell>
          <table:table-cell table:number-columns-repeated="1018"/>
        </table:table-row>
        <table:table-row table:style-name="ro1">
          <table:table-cell table:style-name="ce12" office:value-type="string" calcext:value-type="string">
            <text:p>Secondly, it necessitates complex execution architectures and virtualization environments which are laborious to build up and maintain in a university environment</text:p>
          </table:table-cell>
          <table:table-cell table:style-name="ce14"/>
          <table:table-cell table:style-name="ce12" office:value-type="float" office:value="45" calcext:value-type="float">
            <text:p>45</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virtualization environments are laborious and complex.</text:p>
          </table:table-cell>
          <table:table-cell table:number-columns-repeated="1018"/>
        </table:table-row>
        <table:table-row table:style-name="ro1">
          <table:table-cell table:style-name="ce12" office:value-type="string" calcext:value-type="string">
            <text:p>We are also looking into automated assessment of the actual exercises, but as argued, it is not trivial to setup a correct multi-server staging environment, and influence it to detect errors in the students’ submission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environment setup</text:p>
          </table:table-cell>
          <table:table-cell table:style-name="ce16" office:value-type="string" calcext:value-type="string">
            <text:p>virtualization environments are laborious and complex.</text:p>
          </table:table-cell>
          <table:table-cell table:number-columns-repeated="1018"/>
        </table:table-row>
        <table:table-row table:style-name="ro1">
          <table:table-cell table:style-name="ce12" office:value-type="string" calcext:value-type="string">
            <text:p>Additional management and administration tasks for maintaining the virtual environment both increase costs and educators’ workload</text:p>
          </table:table-cell>
          <table:table-cell table:style-name="ce14"/>
          <table:table-cell table:style-name="ce12" office:value-type="float" office:value="46" calcext:value-type="float">
            <text:p>46</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maintaining the virtual environment increase costs</text:p>
          </table:table-cell>
          <table:table-cell table:number-columns-repeated="1018"/>
        </table:table-row>
        <table:table-row table:style-name="ro1">
          <table:table-cell table:style-name="ce12" office:value-type="string" calcext:value-type="string">
            <text:p>Additional management and administration tasks for maintaining the virtual environment both increase costs and educators’ workload</text:p>
          </table:table-cell>
          <table:table-cell table:style-name="ce14"/>
          <table:table-cell table:style-name="ce12" office:value-type="float" office:value="47" calcext:value-type="float">
            <text:p>47</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setup the tools and workflows increases the effort for educators.</text:p>
          </table:table-cell>
          <table:table-cell table:number-columns-repeated="1018"/>
        </table:table-row>
        <table:table-row table:style-name="ro1">
          <table:table-cell table:style-name="ce12" office:value-type="string" calcext:value-type="string">
            <text:p>The CD course increases the effort for the teaching assistants who organize the course, because they need to setup the tools and workflows.</text:p>
          </table:table-cell>
          <table:table-cell table:style-name="ce14" office:value-type="string" calcext:value-type="string">
            <text:p>x</text:p>
          </table:table-cell>
          <table:table-cell table:style-name="ce12"/>
          <table:table-cell table:style-name="ce15" office:value-type="float" office:value="11" calcext:value-type="float">
            <text:p>11</text:p>
          </table:table-cell>
          <table:table-cell table:style-name="ce2" table:content-validation-name="val2" office:value-type="string" calcext:value-type="string">
            <text:p>environment setup</text:p>
          </table:table-cell>
          <table:table-cell table:style-name="ce16" office:value-type="string" calcext:value-type="string">
            <text:p>setup the tools and workflows increases the effort for educators.</text:p>
          </table:table-cell>
          <table:table-cell table:number-columns-repeated="1018"/>
        </table:table-row>
        <table:table-row table:style-name="ro1">
          <table:table-cell table:style-name="ce12" office:value-type="string" calcext:value-type="string">
            <text:p>Technology Concerns: Our use of AWS Educate was especially problematic given the constraint imposed both by their infrastructure as well as our own institutional security policies. </text:p>
          </table:table-cell>
          <table:table-cell table:style-name="ce14"/>
          <table:table-cell table:style-name="ce12" office:value-type="float" office:value="48" calcext:value-type="float">
            <text:p>48</text:p>
          </table:table-cell>
          <table:table-cell table:style-name="ce15" office:value-type="float" office:value="5" calcext:value-type="float">
            <text:p>5</text:p>
          </table:table-cell>
          <table:table-cell table:style-name="ce2" table:content-validation-name="val2" office:value-type="string" calcext:value-type="string">
            <text:p>environment setup</text:p>
          </table:table-cell>
          <table:table-cell table:style-name="ce16" office:value-type="string" calcext:value-type="string">
            <text:p>contraints problems with cloud service and institutional security policies.</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49" calcext:value-type="float">
            <text:p>49</text:p>
          </table:table-cell>
          <table:table-cell table:style-name="ce15"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hard time to get into the project’s subject</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50" calcext:value-type="float">
            <text:p>50</text:p>
          </table:table-cell>
          <table:table-cell table:style-name="ce15"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very hard work to get the project done</text:p>
          </table:table-cell>
          <table:table-cell table:number-columns-repeated="1018"/>
        </table:table-row>
        <table:table-row table:style-name="ro1">
          <table:table-cell table:style-name="ce12" office:value-type="string" calcext:value-type="string">
            <text:p>The difficulty is to find realistic enough projects that students can still handle.</text:p>
          </table:table-cell>
          <table:table-cell table:style-name="ce14"/>
          <table:table-cell table:style-name="ce12" office:value-type="float" office:value="51" calcext:value-type="float">
            <text:p>51</text:p>
          </table:table-cell>
          <table:table-cell table:style-name="ce15" office:value-type="float" office:value="6" calcext:value-type="float">
            <text:p>6</text:p>
          </table:table-cell>
          <table:table-cell table:style-name="ce2" table:content-validation-name="val2" office:value-type="string" calcext:value-type="string">
            <text:p>pedagogy</text:p>
          </table:table-cell>
          <table:table-cell table:style-name="ce16" office:value-type="string" calcext:value-type="string">
            <text:p>The difficulty is to find realistic enough projects that students can still handle.</text:p>
          </table:table-cell>
          <table:table-cell table:number-columns-repeated="1018"/>
        </table:table-row>
        <table:table-row table:style-name="ro1">
          <table:table-cell table:style-name="ce12" office:value-type="string" calcext:value-type="string">
            <text:p>On the other hand, it can simulate uncertainties in real project context as students face different customers, requirements, and development environment.</text:p>
          </table:table-cell>
          <table:table-cell table:style-name="ce14"/>
          <table:table-cell table:style-name="ce12" office:value-type="float" office:value="52" calcext:value-type="float">
            <text:p>52</text:p>
          </table:table-cell>
          <table:table-cell table:style-name="ce2" office:value-type="float" office:value="17" calcext:value-type="float">
            <text:p>17</text:p>
          </table:table-cell>
          <table:table-cell table:style-name="ce2" table:content-validation-name="val2" office:value-type="string" calcext:value-type="string">
            <text:p>pedagogy</text:p>
          </table:table-cell>
          <table:table-cell table:style-name="ce16" office:value-type="string" calcext:value-type="string">
            <text:p>it is difficult to work with real project</text:p>
          </table:table-cell>
          <table:table-cell table:number-columns-repeated="1018"/>
        </table:table-row>
        <table:table-row table:style-name="ro1">
          <table:table-cell table:style-name="ce12" office:value-type="string" calcext:value-type="string">
            <text:p>For courses having over 100 enrollments in a semester, one fixed project for all students could be boring.</text:p>
          </table:table-cell>
          <table:table-cell table:style-name="ce14"/>
          <table:table-cell table:style-name="ce12" office:value-type="float" office:value="53" calcext:value-type="float">
            <text:p>53</text:p>
          </table:table-cell>
          <table:table-cell table:style-name="ce2" office:value-type="float" office:value="17" calcext:value-type="float">
            <text:p>17</text:p>
          </table:table-cell>
          <table:table-cell table:style-name="ce2" table:content-validation-name="val2" office:value-type="string" calcext:value-type="string">
            <text:p>pedagogy</text:p>
          </table:table-cell>
          <table:table-cell table:style-name="ce16" office:value-type="string" calcext:value-type="string">
            <text:p>one fixed project for all students could be boring.</text:p>
          </table:table-cell>
          <table:table-cell table:number-columns-repeated="1018"/>
        </table:table-row>
        <table:table-row table:style-name="ro1">
          <table:table-cell table:style-name="ce12" office:value-type="string" calcext:value-type="string">
            <text:p>It is hard to see and control progress of the software development project without appropriate sharing of the known problems and progress of the software development tasks at each source code among team members.</text:p>
          </table:table-cell>
          <table:table-cell table:style-name="ce14"/>
          <table:table-cell table:style-name="ce12" office:value-type="float" office:value="54" calcext:value-type="float">
            <text:p>54</text:p>
          </table:table-cell>
          <table:table-cell table:style-name="ce2" office:value-type="float" office:value="18" calcext:value-type="float">
            <text:p>18</text:p>
          </table:table-cell>
          <table:table-cell table:style-name="ce2" table:content-validation-name="val2" office:value-type="string" calcext:value-type="string">
            <text:p>pedagogy</text:p>
          </table:table-cell>
          <table:table-cell table:style-name="ce16" office:value-type="string" calcext:value-type="string">
            <text:p>difficult to see and control progress of the development of the project</text:p>
          </table:table-cell>
          <table:table-cell table:number-columns-repeated="1018"/>
        </table:table-row>
        <table:table-row table:style-name="ro1">
          <table:table-cell table:style-name="ce12" office:value-type="string" calcext:value-type="string">
            <text:p>While inspiring learning interests, such diversity also presents research challenges to process supervision and quality assessment, which existing software engineering platforms (for experienced software engineers) cannot directly deal with. It is very challenging to fairly and timely evaluate and provide feedback to students who have diversified customers, diversified development environments and techniques, diversified experience, and diversified roles in the project team, while the instructor-to-student ratio is low (e.g., about 1:100 in our case) and the SE project has to compete with several other heavy projects for a student’s time.</text:p>
          </table:table-cell>
          <table:table-cell table:style-name="ce14"/>
          <table:table-cell table:style-name="ce12" office:value-type="float" office:value="55" calcext:value-type="float">
            <text:p>55</text:p>
          </table:table-cell>
          <table:table-cell table:style-name="ce2" office:value-type="float" office:value="17" calcext:value-type="float">
            <text:p>17</text:p>
          </table:table-cell>
          <table:table-cell table:style-name="ce2" table:content-validation-name="val2" office:value-type="string" calcext:value-type="string">
            <text:p>pedagogy</text:p>
          </table:table-cell>
          <table:table-cell table:style-name="ce16" office:value-type="string" calcext:value-type="string">
            <text:p>It is very challenging to fairly and timely evaluate and provide feedback to students with diversified projects and limited resources of lecturers and teaching assistants..</text:p>
          </table:table-cell>
          <table:table-cell table:number-columns-repeated="1018"/>
        </table:table-row>
        <table:table-row table:style-name="ro1">
          <table:table-cell table:style-name="ce12" office:value-type="string" calcext:value-type="string">
            <text:p>Differences between academia and industry education: Learners initial state, Learners attitude, Pace of education, Expectation</text:p>
          </table:table-cell>
          <table:table-cell table:style-name="ce14"/>
          <table:table-cell table:style-name="ce12" office:value-type="float" office:value="56" calcext:value-type="float">
            <text:p>56</text:p>
          </table:table-cell>
          <table:table-cell table:style-name="ce2" office:value-type="float" office:value="15" calcext:value-type="float">
            <text:p>15</text:p>
          </table:table-cell>
          <table:table-cell table:style-name="ce2" table:content-validation-name="val2" office:value-type="string" calcext:value-type="string">
            <text:p>pedagogy</text:p>
          </table:table-cell>
          <table:table-cell table:style-name="ce16" office:value-type="string" calcext:value-type="string">
            <text:p>Differences between academia and industry education: Learners initial state, Learners attitude, Pace of education, Expectation</text:p>
          </table:table-cell>
          <table:table-cell table:number-columns-repeated="1018"/>
        </table:table-row>
        <table:table-row table:style-name="ro1">
          <table:table-cell table:style-name="ce12" office:value-type="string" calcext:value-type="string">
            <text:p>Better bridges between education and work are thus needed.</text:p>
          </table:table-cell>
          <table:table-cell table:style-name="ce14"/>
          <table:table-cell table:style-name="ce12" office:value-type="float" office:value="57" calcext:value-type="float">
            <text:p>57</text:p>
          </table:table-cell>
          <table:table-cell table:style-name="ce2" office:value-type="float" office:value="9" calcext:value-type="float">
            <text:p>9</text:p>
          </table:table-cell>
          <table:table-cell table:style-name="ce2" table:content-validation-name="val2" office:value-type="string" calcext:value-type="string">
            <text:p>pedagogy</text:p>
          </table:table-cell>
          <table:table-cell table:style-name="ce16" office:value-type="string" calcext:value-type="string">
            <text:p>Better bridges between education and work are thus needed.</text:p>
          </table:table-cell>
          <table:table-cell table:number-columns-repeated="1018"/>
        </table:table-row>
        <table:table-row table:style-name="ro1">
          <table:table-cell table:style-name="ce12" office:value-type="string" calcext:value-type="string">
            <text:p>We defend that toy examples are not enough, and delivering such a content using isolated labs cannot lead to the comprehensive point of view we envisioned.</text:p>
          </table:table-cell>
          <table:table-cell table:style-name="ce14"/>
          <table:table-cell table:style-name="ce12" office:value-type="float" office:value="58" calcext:value-type="float">
            <text:p>58</text:p>
          </table:table-cell>
          <table:table-cell table:style-name="ce2" office:value-type="float" office:value="14" calcext:value-type="float">
            <text:p>14</text:p>
          </table:table-cell>
          <table:table-cell table:style-name="ce2" table:content-validation-name="val2" office:value-type="string" calcext:value-type="string">
            <text:p>pedagogy</text:p>
          </table:table-cell>
          <table:table-cell table:style-name="ce16" office:value-type="string" calcext:value-type="string">
            <text:p>toy examples are not enough to understand the subject</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59" calcext:value-type="float">
            <text:p>59</text:p>
          </table:table-cell>
          <table:table-cell table:style-name="ce15"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unbalance between practical and theoretical work</text:p>
          </table:table-cell>
          <table:table-cell table:number-columns-repeated="1018"/>
        </table:table-row>
        <table:table-row table:style-name="ro1">
          <table:table-cell table:style-name="ce12" office:value-type="string" calcext:value-type="string">
            <text:p>we found that our pace was far too accelerated and lacked the depth necessary for a clear understanding of the technologies.</text:p>
          </table:table-cell>
          <table:table-cell table:style-name="ce14"/>
          <table:table-cell table:style-name="ce12" office:value-type="float" office:value="60" calcext:value-type="float">
            <text:p>60</text:p>
          </table:table-cell>
          <table:table-cell table:style-name="ce2" office:value-type="float" office:value="5" calcext:value-type="float">
            <text:p>5</text:p>
          </table:table-cell>
          <table:table-cell table:style-name="ce2" table:content-validation-name="val2" office:value-type="string" calcext:value-type="string">
            <text:p>pedagogy</text:p>
          </table:table-cell>
          <table:table-cell table:style-name="ce16" office:value-type="string" calcext:value-type="string">
            <text:p>It was taught in accelerated mode and lacked the depth necessary for a clear understanding of the technologies.</text:p>
          </table:table-cell>
          <table:table-cell table:number-columns-repeated="1018"/>
        </table:table-row>
        <table:table-row table:style-name="ro1">
          <table:table-cell table:style-name="ce12" office:value-type="string" calcext:value-type="string">
            <text:p>the biggest challenge our customer encountered was not how to automatise existing processes, but in fact how to set up the DevOps approach itself from scratch.</text:p>
          </table:table-cell>
          <table:table-cell table:style-name="ce14"/>
          <table:table-cell table:style-name="ce12" office:value-type="float" office:value="61" calcext:value-type="float">
            <text:p>61</text:p>
          </table:table-cell>
          <table:table-cell table:style-name="ce2" office:value-type="float" office:value="15" calcext:value-type="float">
            <text:p>15</text:p>
          </table:table-cell>
          <table:table-cell table:style-name="ce2" table:content-validation-name="val2" office:value-type="string" calcext:value-type="string">
            <text:p>pedagogy</text:p>
          </table:table-cell>
          <table:table-cell table:style-name="ce16" office:value-type="string" calcext:value-type="string">
            <text:p>how to set up the DevOps approach itself from scratch.</text:p>
          </table:table-cell>
          <table:table-cell table:number-columns-repeated="1018"/>
        </table:table-row>
        <table:table-row table:style-name="ro1">
          <table:table-cell table:style-name="ce12" office:value-type="string" calcext:value-type="string">
            <text:p>students (very often) not motivated.</text:p>
          </table:table-cell>
          <table:table-cell table:style-name="ce14"/>
          <table:table-cell table:style-name="ce12" office:value-type="float" office:value="62" calcext:value-type="float">
            <text:p>62</text:p>
          </table:table-cell>
          <table:table-cell table:style-name="ce2"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students not motivated.</text:p>
          </table:table-cell>
          <table:table-cell table:number-columns-repeated="1018"/>
        </table:table-row>
        <table:table-row table:style-name="ro1">
          <table:table-cell table:style-name="ce12" office:value-type="string" calcext:value-type="string">
            <text:p>Students’ motivation is crucial for a successful DevOps course</text:p>
          </table:table-cell>
          <table:table-cell table:style-name="ce14"/>
          <table:table-cell table:style-name="ce12" office:value-type="float" office:value="63" calcext:value-type="float">
            <text:p>63</text:p>
          </table:table-cell>
          <table:table-cell table:style-name="ce2" office:value-type="float" office:value="6" calcext:value-type="float">
            <text:p>6</text:p>
          </table:table-cell>
          <table:table-cell table:style-name="ce2" table:content-validation-name="val2" office:value-type="string" calcext:value-type="string">
            <text:p>pedagogy</text:p>
          </table:table-cell>
          <table:table-cell table:style-name="ce16" office:value-type="string" calcext:value-type="string">
            <text:p>Students’ motivation is crucial for a successful DevOps course</text:p>
          </table:table-cell>
          <table:table-cell table:number-columns-repeated="1018"/>
        </table:table-row>
        <table:table-row table:style-name="ro1">
          <table:table-cell table:style-name="ce12" office:value-type="string" calcext:value-type="string">
            <text:p>technologies are not trivial.</text:p>
          </table:table-cell>
          <table:table-cell table:style-name="ce14"/>
          <table:table-cell table:style-name="ce12" office:value-type="float" office:value="64" calcext:value-type="float">
            <text:p>64</text:p>
          </table:table-cell>
          <table:table-cell table:style-name="ce2" office:value-type="float" office:value="10" calcext:value-type="float">
            <text:p>10</text:p>
          </table:table-cell>
          <table:table-cell table:style-name="ce2" table:content-validation-name="val2" office:value-type="string" calcext:value-type="string">
            <text:p>tools</text:p>
          </table:table-cell>
          <table:table-cell table:style-name="ce16" office:value-type="string" calcext:value-type="string">
            <text:p>DevOps tools are complex.</text:p>
          </table:table-cell>
          <table:table-cell table:number-columns-repeated="1018"/>
        </table:table-row>
        <table:table-row table:style-name="ro1">
          <table:table-cell table:style-name="ce12" office:value-type="string" calcext:value-type="string">
            <text:p>Continuous integration and delivery pipelines can become extremely sophisticated and complex, with each tool presenting a new learning curve.</text:p>
          </table:table-cell>
          <table:table-cell table:style-name="ce14" office:value-type="string" calcext:value-type="string">
            <text:p>x</text:p>
          </table:table-cell>
          <table:table-cell table:style-name="ce12"/>
          <table:table-cell table:style-name="ce2"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DevOps tools are complex.</text:p>
          </table:table-cell>
          <table:table-cell table:number-columns-repeated="1018"/>
        </table:table-row>
        <table:table-row table:style-name="ro1">
          <table:table-cell table:style-name="ce12" office:value-type="string" calcext:value-type="string">
            <text:p>It can also be difficult for an instructor to learn each of the tools needed to build a complete pipeline.</text:p>
          </table:table-cell>
          <table:table-cell table:style-name="ce14"/>
          <table:table-cell table:style-name="ce12" office:value-type="float" office:value="65" calcext:value-type="float">
            <text:p>65</text:p>
          </table:table-cell>
          <table:table-cell table:style-name="ce15"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Many DevOps tools for teacher to learn.</text:p>
          </table:table-cell>
          <table:table-cell table:number-columns-repeated="1018"/>
        </table:table-row>
        <table:table-row table:style-name="ro1">
          <table:table-cell table:style-name="ce12" office:value-type="string" calcext:value-type="string">
            <text:p>The explosion of DevOps tools makes it a big challenge for students, teachers even professionals in industry to choose suitable tool chain for their work.</text:p>
          </table:table-cell>
          <table:table-cell table:style-name="ce14" office:value-type="string" calcext:value-type="string">
            <text:p>x</text:p>
          </table:table-cell>
          <table:table-cell table:style-name="ce12"/>
          <table:table-cell table:style-name="ce2" office:value-type="float" office:value="7" calcext:value-type="float">
            <text:p>7</text:p>
          </table:table-cell>
          <table:table-cell table:style-name="ce2" table:content-validation-name="val2" office:value-type="string" calcext:value-type="string">
            <text:p>tools</text:p>
          </table:table-cell>
          <table:table-cell table:style-name="ce16" office:value-type="string" calcext:value-type="string">
            <text:p>Many DevOps tools for teacher to learn.</text:p>
          </table:table-cell>
          <table:table-cell table:number-columns-repeated="1018"/>
        </table:table-row>
        <table:table-row table:style-name="ro1">
          <table:table-cell table:style-name="ce12" office:value-type="string" calcext:value-type="string">
            <text:p>Another teaching challenge is the number of tools, techniques, and languages that are used, implying a tooling overhead and unsupported heterogeneity. It is very difficult to ensure interoperability, synchronization, and other properties among the different artifacts.</text:p>
          </table:table-cell>
          <table:table-cell table:style-name="ce14" office:value-type="string" calcext:value-type="string">
            <text:p>x</text:p>
          </table:table-cell>
          <table:table-cell table:style-name="ce12"/>
          <table:table-cell table:style-name="ce2" office:value-type="float" office:value="6" calcext:value-type="float">
            <text:p>6</text:p>
          </table:table-cell>
          <table:table-cell table:style-name="ce2" table:content-validation-name="val2" office:value-type="string" calcext:value-type="string">
            <text:p>tools</text:p>
          </table:table-cell>
          <table:table-cell table:style-name="ce16" office:value-type="string" calcext:value-type="string">
            <text:p>Many tools, techniques and languages to learn in DevOps</text:p>
          </table:table-cell>
          <table:table-cell table:number-columns-repeated="1018"/>
        </table:table-row>
        <table:table-row table:style-name="ro1">
          <table:table-cell table:style-name="ce12" office:value-type="string" calcext:value-type="string">
            <text:p>as industrially relevant technologies are still emerging and developing around DevOps and Continuous Delivery, obtaining and maintaining the needed knowledge and skills is time-consuming for a university lecturer who is not using these tools in their daily work.</text:p>
          </table:table-cell>
          <table:table-cell table:style-name="ce14"/>
          <table:table-cell table:style-name="ce12" office:value-type="float" office:value="66" calcext:value-type="float">
            <text:p>66</text:p>
          </table:table-cell>
          <table:table-cell table:style-name="ce2" office:value-type="float" office:value="9" calcext:value-type="float">
            <text:p>9</text:p>
          </table:table-cell>
          <table:table-cell table:style-name="ce2" table:content-validation-name="val2" office:value-type="string" calcext:value-type="string">
            <text:p>tools</text:p>
          </table:table-cell>
          <table:table-cell table:style-name="ce16" office:value-type="string" calcext:value-type="string">
            <text:p>DevOps tools are new and time-consuming for a universitary lecturer.</text:p>
          </table:table-cell>
          <table:table-cell table:number-columns-repeated="1018"/>
        </table:table-row>
        <table:table-row table:style-name="ro1">
          <table:table-cell table:style-name="ce12" office:value-type="string" calcext:value-type="string">
            <text:p>depending on the tools that the instructor is using to run the activity, they should be aware that there may be an involved learning curve.</text:p>
          </table:table-cell>
          <table:table-cell table:style-name="ce14"/>
          <table:table-cell table:style-name="ce12" office:value-type="float" office:value="67" calcext:value-type="float">
            <text:p>67</text:p>
          </table:table-cell>
          <table:table-cell table:style-name="ce15"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some devops tools involve learning curve.</text:p>
          </table:table-cell>
          <table:table-cell table:number-columns-repeated="1018"/>
        </table:table-row>
        <table:table-row table:style-name="ro1">
          <table:table-cell table:style-name="ce12" office:value-type="string" calcext:value-type="string">
            <text:p>the overhead of keeping up with the industrial state-of-the-art at universities is often too high. Docker version changed multiple times during their course which typically is something that educators try to avoid even between teaching years. although Git, Jenkins and Docker might be representative tool selection this year, it could be that in a year or two, the industry has adopted another toolset.</text:p>
          </table:table-cell>
          <table:table-cell table:style-name="ce14"/>
          <table:table-cell table:style-name="ce12" office:value-type="float" office:value="68" calcext:value-type="float">
            <text:p>68</text:p>
          </table:table-cell>
          <table:table-cell table:style-name="ce2" office:value-type="float" office:value="9" calcext:value-type="float">
            <text:p>9</text:p>
          </table:table-cell>
          <table:table-cell table:style-name="ce2" table:content-validation-name="val2" office:value-type="string" calcext:value-type="string">
            <text:p>tools</text:p>
          </table:table-cell>
          <table:table-cell table:style-name="ce16" office:value-type="string" calcext:value-type="string">
            <text:p>DevOps overhead of keeping up with the industrial state-of-the-art at universities is often too high.</text:p>
          </table:table-cell>
          <table:table-cell table:number-columns-repeated="1018"/>
        </table:table-row>
        <table:table-row table:style-name="ro1">
          <table:table-cell table:style-name="ce12" office:value-type="string" calcext:value-type="string">
            <text:p>On the downside, Docker is also a bleeding edge technology. Moreover, at the time of writing, several of the key features we required students to use during the course have been marked as deprecated starting from release 1.9. More severe, however, was the constant updating of the tutorial material on Docker’s webpages, which meant that our course material and links, only one month old, was already becoming outdated.</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tools</text:p>
          </table:table-cell>
          <table:table-cell table:style-name="ce16" office:value-type="string" calcext:value-type="string">
            <text:p>DevOps overhead of keeping up with the industrial state-of-the-art at universities is often too high.</text:p>
          </table:table-cell>
          <table:table-cell table:number-columns-repeated="1018"/>
        </table:table-row>
        <table:table-row table:style-name="ro1">
          <table:table-cell table:style-name="ce12" office:value-type="string" calcext:value-type="string">
            <text:p>DevOps practices involve some investment. Students must learn and increase skills over these new tools and avoid the mistake of focusing only on these tools; </text:p>
          </table:table-cell>
          <table:table-cell table:style-name="ce14"/>
          <table:table-cell table:style-name="ce12" office:value-type="float" office:value="69" calcext:value-type="float">
            <text:p>69</text:p>
          </table:table-cell>
          <table:table-cell table:style-name="ce2" office:value-type="float" office:value="8" calcext:value-type="float">
            <text:p>8</text:p>
          </table:table-cell>
          <table:table-cell table:style-name="ce2" table:content-validation-name="val2" office:value-type="string" calcext:value-type="string">
            <text:p>tools</text:p>
          </table:table-cell>
          <table:table-cell table:style-name="ce16" office:value-type="string" calcext:value-type="string">
            <text:p>Avoid focusing only on tools.</text:p>
          </table:table-cell>
          <table:table-cell table:number-columns-repeated="1018"/>
        </table:table-row>
        <table:table-row table:style-name="ro1">
          <table:table-cell table:style-name="ce12" office:value-type="string" calcext:value-type="string">
            <text:p>Several virtual machines operate in parallel. This requires high computing power and can lead to resource-induced problems for computers of students.</text:p>
          </table:table-cell>
          <table:table-cell table:style-name="ce14"/>
          <table:table-cell table:style-name="ce12" office:value-type="float" office:value="70" calcext:value-type="float">
            <text:p>70</text:p>
          </table:table-cell>
          <table:table-cell table:style-name="ce2" office:value-type="float" office:value="10" calcext:value-type="float">
            <text:p>10</text:p>
          </table:table-cell>
          <table:table-cell table:style-name="ce2" table:content-validation-name="val2" office:value-type="string" calcext:value-type="string">
            <text:p>tools</text:p>
          </table:table-cell>
          <table:table-cell table:style-name="ce16" office:value-type="string" calcext:value-type="string">
            <text:p>high computing power need can lead to resource-induced problems for computers of students.</text:p>
          </table:table-cell>
          <table:table-cell table:number-columns-repeated="1018"/>
        </table:table-row>
        <table:table-row table:style-name="ro1">
          <table:table-cell table:style-name="ce12" office:value-type="string" calcext:value-type="string">
            <text:p>Although there exist some problems which ALECSS does not detect.</text:p>
          </table:table-cell>
          <table:table-cell table:style-name="ce14"/>
          <table:table-cell table:style-name="ce12" office:value-type="float" office:value="71" calcext:value-type="float">
            <text:p>71</text:p>
          </table:table-cell>
          <table:table-cell table:style-name="ce2" office:value-type="float" office:value="12" calcext:value-type="float">
            <text:p>12</text:p>
          </table:table-cell>
          <table:table-cell table:style-name="ce2" table:content-validation-name="val2" office:value-type="string" calcext:value-type="string">
            <text:p>tools</text:p>
          </table:table-cell>
          <table:table-cell table:style-name="ce16" office:value-type="string" calcext:value-type="string">
            <text:p>specific learning tool does not detect all problems.</text:p>
          </table:table-cell>
          <table:table-cell table:number-columns-repeated="1018"/>
        </table:table-row>
        <table:table-row table:style-name="ro1">
          <table:table-cell table:style-name="ce12" office:value-type="string" calcext:value-type="string">
            <text:p>identified that experience with git command line tools should be a prerequisite to the activity and lab.</text:p>
          </table:table-cell>
          <table:table-cell table:style-name="ce14"/>
          <table:table-cell table:style-name="ce12" office:value-type="float" office:value="72" calcext:value-type="float">
            <text:p>72</text:p>
          </table:table-cell>
          <table:table-cell table:style-name="ce2"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Git tool should be a prerequisite.</text:p>
          </table:table-cell>
          <table:table-cell table:number-columns-repeated="1018"/>
        </table:table-row>
        <table:table-row table:style-name="ro1">
          <table:table-cell table:style-name="ce12" office:value-type="string" calcext:value-type="string">
            <text:p>We believe that students had a harder time understanding static analysis due to the lack of failures when static analysis detects possible issues.</text:p>
          </table:table-cell>
          <table:table-cell table:style-name="ce14"/>
          <table:table-cell table:style-name="ce12" office:value-type="float" office:value="73" calcext:value-type="float">
            <text:p>73</text:p>
          </table:table-cell>
          <table:table-cell table:style-name="ce15"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Static analysis tool lacks of failures when detect possible issues.</text:p>
          </table:table-cell>
          <table:table-cell table:number-columns-repeated="1018"/>
        </table:table-row>
        <table:table-row table:style-name="ro2" table:number-rows-repeated="1048483">
          <table:table-cell table:number-columns-repeated="1024"/>
        </table:table-row>
        <table:table-row table:style-name="ro2">
          <table:table-cell table:number-columns-repeated="1024"/>
        </table:table-row>
      </table:table>
      <table:table table:name="Challenges" table:style-name="ta3">
        <table:table-column table:style-name="co1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0" table:number-columns-repeated="1017" table:default-cell-style-name="Default"/>
        <table:table-row table:style-name="ro1">
          <table:table-cell table:style-name="ce7" office:value-type="string" calcext:value-type="string">
            <text:p>Number</text:p>
          </table:table-cell>
          <table:table-cell table:style-name="ce7" office:value-type="string" calcext:value-type="string">
            <text:p>Papers</text:p>
          </table:table-cell>
          <table:table-cell table:style-name="ce7" office:value-type="string" calcext:value-type="string">
            <text:p>Amount of Papers</text:p>
          </table:table-cell>
          <table:table-cell table:style-name="ce7" office:value-type="string" calcext:value-type="string">
            <text:p>Theme</text:p>
          </table:table-cell>
          <table:table-cell table:style-name="ce11" office:value-type="string" calcext:value-type="string">
            <text:p>Challenge</text:p>
          </table:table-cell>
          <table:table-cell table:style-name="ce7" office:value-type="string" calcext:value-type="string">
            <text:p>DevOps Specific</text:p>
          </table:table-cell>
          <table:table-cell table:style-name="ce7" office:value-type="string" calcext:value-type="string">
            <text:p>Amount of Recommendations Links</text:p>
          </table:table-cell>
          <table:table-cell table:number-columns-repeated="1017"/>
        </table:table-row>
        <table:table-row table:style-name="ro1">
          <table:table-cell table:style-name="ce12" table:formula="of:=IFERROR(__xludf.dummyfunction(&quot;filter(challengesCitationsNumber,not(ISBLANK(challengesCitationsNumber)))&quot;);1)" office:value-type="float" office:value="1" calcext:value-type="float">
            <text:p>1</text:p>
          </table:table-cell>
          <table:table-cell table:style-name="ce12" table:formula="of:=IFERROR(__xludf.dummyfunction(&quot;TEXTJOIN(&quot;&quot;, &quot;&quot;, true, filter('Challenges Citations'!D:D,'Challenges Citations'!F:F=E2))&quot;);&quot;9&quot;)" office:value-type="string" office:string-value="9" calcext:value-type="string">
            <text:p>9</text:p>
          </table:table-cell>
          <table:table-cell table:style-name="ce12" table:formula="of:=COUNTIF([$'Challenges Citations'.F$1:.F$1048576];[.E2])" office:value-type="float" office:value="1" calcext:value-type="float">
            <text:p>1</text:p>
          </table:table-cell>
          <table:table-cell table:style-name="ce12" table:formula="of:=IFERROR(__xludf.dummyfunction(&quot;filter('Challenges Citations'!E2:F74,not(ISBLANK('Challenges Citations'!C2:C74)))&quot;);&quot;assessment&quot;)" office:value-type="string" office:string-value="assessment" calcext:value-type="string">
            <text:p>assessment</text:p>
          </table:table-cell>
          <table:table-cell table:style-name="ce12" table:formula="of:=IFERROR(__xludf.dummyfunction(&quot;&quot;&quot;COMPUTED_VALUE&quot;&quot;&quot;);&quot;Teaching DevOps mindset is difficult to assess.&quot;)" office:value-type="string" office:string-value="Teaching DevOps mindset is difficult to assess." calcext:value-type="string">
            <text:p>Teaching DevOps mindset is difficult to assess.</text:p>
          </table:table-cell>
          <table:table-cell table:style-name="ce15" table:content-validation-name="val3" office:value-type="string" calcext:value-type="string">
            <text:p>yes</text:p>
          </table:table-cell>
          <table:table-cell table:style-name="ce12" table:formula="of:=COUNTIFS([$'Challenge-Recommendation Links'.A$1:.A$1048576];[.A2];[$'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2)" office:value-type="float" office:value="2" calcext:value-type="float">
            <text:p>2</text:p>
          </table:table-cell>
          <table:table-cell table:style-name="ce12" table:formula="of:=IFERROR(__xludf.dummyfunction(&quot;TEXTJOIN(&quot;&quot;, &quot;&quot;, true, filter('Challenges Citations'!D:D,'Challenges Citations'!F:F=E3))&quot;);&quot;13&quot;)" office:value-type="string" office:string-value="13" calcext:value-type="string">
            <text:p>13</text:p>
          </table:table-cell>
          <table:table-cell table:style-name="ce12" table:formula="of:=COUNTIF([$'Challenges Citations'.F$1:.F$1048576];[.E3])"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o evaluate students' work using realistic environment used by is difficult&quot;)" office:value-type="string" office:string-value="to evaluate students' work using realistic environment used by is difficult" calcext:value-type="string">
            <text:p>to evaluate students' work using realistic environment used by is difficult</text:p>
          </table:table-cell>
          <table:table-cell table:style-name="ce15" table:content-validation-name="val3" office:value-type="string" calcext:value-type="string">
            <text:p>no</text:p>
          </table:table-cell>
          <table:table-cell table:style-name="ce12" table:formula="of:=COUNTIFS([$'Challenge-Recommendation Links'.A$1:.A$1048576];[.A3];[$'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 office:value-type="float" office:value="3" calcext:value-type="float">
            <text:p>3</text:p>
          </table:table-cell>
          <table:table-cell table:style-name="ce12" table:formula="of:=IFERROR(__xludf.dummyfunction(&quot;TEXTJOIN(&quot;&quot;, &quot;&quot;, true, filter('Challenges Citations'!D:D,'Challenges Citations'!F:F=E4))&quot;);&quot;7&quot;)" office:value-type="string" office:string-value="7" calcext:value-type="string">
            <text:p>7</text:p>
          </table:table-cell>
          <table:table-cell table:style-name="ce12" table:formula="of:=COUNTIF([$'Challenges Citations'.F$1:.F$1048576];[.E4])"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DevOps increases evaluation workload for teachers&quot;)" office:value-type="string" office:string-value="DevOps increases evaluation workload for teachers" calcext:value-type="string">
            <text:p>DevOps increases evaluation workload for teachers</text:p>
          </table:table-cell>
          <table:table-cell table:style-name="ce15" table:content-validation-name="val3" office:value-type="string" calcext:value-type="string">
            <text:p>yes</text:p>
          </table:table-cell>
          <table:table-cell table:style-name="ce12" table:formula="of:=COUNTIFS([$'Challenge-Recommendation Links'.A$1:.A$1048576];[.A4];[$'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 office:value-type="float" office:value="4" calcext:value-type="float">
            <text:p>4</text:p>
          </table:table-cell>
          <table:table-cell table:style-name="ce12" table:formula="of:=IFERROR(__xludf.dummyfunction(&quot;TEXTJOIN(&quot;&quot;, &quot;&quot;, true, filter('Challenges Citations'!D:D,'Challenges Citations'!F:F=E5))&quot;);&quot;4&quot;)" office:value-type="string" office:string-value="4" calcext:value-type="string">
            <text:p>4</text:p>
          </table:table-cell>
          <table:table-cell table:style-name="ce12" table:formula="of:=COUNTIF([$'Challenges Citations'.F$1:.F$1048576];[.E5])"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students quit the course because of evaluation&quot;)" office:value-type="string" office:string-value="students quit the course because of evaluation" calcext:value-type="string">
            <text:p>students quit the course because of evaluation</text:p>
          </table:table-cell>
          <table:table-cell table:style-name="ce15" table:content-validation-name="val3" office:value-type="string" calcext:value-type="string">
            <text:p>no</text:p>
          </table:table-cell>
          <table:table-cell table:style-name="ce12" table:formula="of:=COUNTIFS([$'Challenge-Recommendation Links'.A$1:.A$1048576];[.A5];[$'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5)" office:value-type="float" office:value="5" calcext:value-type="float">
            <text:p>5</text:p>
          </table:table-cell>
          <table:table-cell table:style-name="ce12" table:formula="of:=IFERROR(__xludf.dummyfunction(&quot;TEXTJOIN(&quot;&quot;, &quot;&quot;, true, filter('Challenges Citations'!D:D,'Challenges Citations'!F:F=E6))&quot;);&quot;9&quot;)" office:value-type="string" office:string-value="9" calcext:value-type="string">
            <text:p>9</text:p>
          </table:table-cell>
          <table:table-cell table:style-name="ce12" table:formula="of:=COUNTIF([$'Challenges Citations'.F$1:.F$1048576];[.E6])"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assessement of previous students knowledge on agile was not good.&quot;)" office:value-type="string" office:string-value="assessement of previous students knowledge on agile was not good." calcext:value-type="string">
            <text:p>assessement of previous students knowledge on agile was not good.</text:p>
          </table:table-cell>
          <table:table-cell table:style-name="ce15" table:content-validation-name="val3" office:value-type="string" calcext:value-type="string">
            <text:p>no</text:p>
          </table:table-cell>
          <table:table-cell table:style-name="ce12" table:formula="of:=COUNTIFS([$'Challenge-Recommendation Links'.A$1:.A$1048576];[.A6];[$'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6)" office:value-type="float" office:value="6" calcext:value-type="float">
            <text:p>6</text:p>
          </table:table-cell>
          <table:table-cell table:style-name="ce12" table:formula="of:=IFERROR(__xludf.dummyfunction(&quot;TEXTJOIN(&quot;&quot;, &quot;&quot;, true, filter('Challenges Citations'!D:D,'Challenges Citations'!F:F=E7))&quot;);&quot;3&quot;)" office:value-type="string" office:string-value="3" calcext:value-type="string">
            <text:p>3</text:p>
          </table:table-cell>
          <table:table-cell table:style-name="ce12" table:formula="of:=COUNTIF([$'Challenges Citations'.F$1:.F$1048576];[.E7])"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Automated assessment of programming exercises is hard.&quot;)" office:value-type="string" office:string-value="Automated assessment of programming exercises is hard." calcext:value-type="string">
            <text:p>Automated assessment of programming exercises is hard.</text:p>
          </table:table-cell>
          <table:table-cell table:style-name="ce15" table:content-validation-name="val3" office:value-type="string" calcext:value-type="string">
            <text:p>no</text:p>
          </table:table-cell>
          <table:table-cell table:style-name="ce12" table:formula="of:=COUNTIFS([$'Challenge-Recommendation Links'.A$1:.A$1048576];[.A7];[$'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7)" office:value-type="float" office:value="7" calcext:value-type="float">
            <text:p>7</text:p>
          </table:table-cell>
          <table:table-cell table:style-name="ce12" table:formula="of:=IFERROR(__xludf.dummyfunction(&quot;TEXTJOIN(&quot;&quot;, &quot;&quot;, true, filter('Challenges Citations'!D:D,'Challenges Citations'!F:F=E8))&quot;);&quot;13&quot;)" office:value-type="string" office:string-value="13" calcext:value-type="string">
            <text:p>13</text:p>
          </table:table-cell>
          <table:table-cell table:style-name="ce12" table:formula="of:=COUNTIF([$'Challenges Citations'.F$1:.F$1048576];[.E8])"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automated assessment elaboration take time&quot;)" office:value-type="string" office:string-value="the automated assessment elaboration take time" calcext:value-type="string">
            <text:p>the automated assessment elaboration take time</text:p>
          </table:table-cell>
          <table:table-cell table:style-name="ce15" table:content-validation-name="val3" office:value-type="string" calcext:value-type="string">
            <text:p>no</text:p>
          </table:table-cell>
          <table:table-cell table:style-name="ce12" table:formula="of:=COUNTIFS([$'Challenge-Recommendation Links'.A$1:.A$1048576];[.A8];[$'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8)" office:value-type="float" office:value="8" calcext:value-type="float">
            <text:p>8</text:p>
          </table:table-cell>
          <table:table-cell table:style-name="ce12" table:formula="of:=IFERROR(__xludf.dummyfunction(&quot;TEXTJOIN(&quot;&quot;, &quot;&quot;, true, filter('Challenges Citations'!D:D,'Challenges Citations'!F:F=E9))&quot;);&quot;13&quot;)" office:value-type="string" office:string-value="13" calcext:value-type="string">
            <text:p>13</text:p>
          </table:table-cell>
          <table:table-cell table:style-name="ce12" table:formula="of:=COUNTIF([$'Challenges Citations'.F$1:.F$1048576];[.E9])"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assessment of complex exercises were done with code review instead of system execution.&quot;)" office:value-type="string" office:string-value="assessment of complex exercises were done with code review instead of system execution." calcext:value-type="string">
            <text:p>assessment of complex exercises were done with code review instead of system execution.</text:p>
          </table:table-cell>
          <table:table-cell table:style-name="ce15" table:content-validation-name="val3" office:value-type="string" calcext:value-type="string">
            <text:p>no</text:p>
          </table:table-cell>
          <table:table-cell table:style-name="ce12" table:formula="of:=COUNTIFS([$'Challenge-Recommendation Links'.A$1:.A$1048576];[.A9];[$'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9)" office:value-type="float" office:value="9" calcext:value-type="float">
            <text:p>9</text:p>
          </table:table-cell>
          <table:table-cell table:style-name="ce12" table:formula="of:=IFERROR(__xludf.dummyfunction(&quot;TEXTJOIN(&quot;&quot;, &quot;&quot;, true, filter('Challenges Citations'!D:D,'Challenges Citations'!F:F=E10))&quot;);&quot;13&quot;)" office:value-type="string" office:string-value="13" calcext:value-type="string">
            <text:p>13</text:p>
          </table:table-cell>
          <table:table-cell table:style-name="ce12" table:formula="of:=COUNTIF([$'Challenges Citations'.F$1:.F$1048576];[.E10])"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no deadline’ meant that the in-coming queue late in the course contained submissions from all iterations&quot;)" office:value-type="string" office:string-value="the ‘no deadline’ meant that the in-coming queue late in the course contained submissions from all iterations" calcext:value-type="string">
            <text:p>the ‘no deadline’ meant that the in-coming queue late in the course contained submissions from all iterations</text:p>
          </table:table-cell>
          <table:table-cell table:style-name="ce15" table:content-validation-name="val3" office:value-type="string" calcext:value-type="string">
            <text:p>no</text:p>
          </table:table-cell>
          <table:table-cell table:style-name="ce12" table:formula="of:=COUNTIFS([$'Challenge-Recommendation Links'.A$1:.A$1048576];[.A10];[$'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0)" office:value-type="float" office:value="10" calcext:value-type="float">
            <text:p>10</text:p>
          </table:table-cell>
          <table:table-cell table:style-name="ce12" table:formula="of:=IFERROR(__xludf.dummyfunction(&quot;TEXTJOIN(&quot;&quot;, &quot;&quot;, true, filter('Challenges Citations'!D:D,'Challenges Citations'!F:F=E11))&quot;);&quot;13&quot;)" office:value-type="string" office:string-value="13" calcext:value-type="string">
            <text:p>13</text:p>
          </table:table-cell>
          <table:table-cell table:style-name="ce12" table:formula="of:=COUNTIF([$'Challenges Citations'.F$1:.F$1048576];[.E11])"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unlimited submission’ strategy had the unfortunate consequence of sloppy submissions&quot;)" office:value-type="string" office:string-value="the ‘unlimited submission’ strategy had the unfortunate consequence of sloppy submissions" calcext:value-type="string">
            <text:p>the ‘unlimited submission’ strategy had the unfortunate consequence of sloppy submissions</text:p>
          </table:table-cell>
          <table:table-cell table:style-name="ce15" table:content-validation-name="val3" office:value-type="string" calcext:value-type="string">
            <text:p>no</text:p>
          </table:table-cell>
          <table:table-cell table:style-name="ce12" table:formula="of:=COUNTIFS([$'Challenge-Recommendation Links'.A$1:.A$1048576];[.A11];[$'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1)" office:value-type="float" office:value="11" calcext:value-type="float">
            <text:p>11</text:p>
          </table:table-cell>
          <table:table-cell table:style-name="ce12" table:formula="of:=IFERROR(__xludf.dummyfunction(&quot;TEXTJOIN(&quot;&quot;, &quot;&quot;, true, filter('Challenges Citations'!D:D,'Challenges Citations'!F:F=E12))&quot;);&quot;13&quot;)" office:value-type="string" office:string-value="13" calcext:value-type="string">
            <text:p>13</text:p>
          </table:table-cell>
          <table:table-cell table:style-name="ce12" table:formula="of:=COUNTIF([$'Challenges Citations'.F$1:.F$1048576];[.E12])"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Wasted much time with trivial errors unrelated to the actual exercise solution.&quot;)" office:value-type="string" office:string-value="Wasted much time with trivial errors unrelated to the actual exercise solution." calcext:value-type="string">
            <text:p>Wasted much time with trivial errors unrelated to the actual exercise solution.</text:p>
          </table:table-cell>
          <table:table-cell table:style-name="ce15" table:content-validation-name="val3" office:value-type="string" calcext:value-type="string">
            <text:p>no</text:p>
          </table:table-cell>
          <table:table-cell table:style-name="ce12" table:formula="of:=COUNTIFS([$'Challenge-Recommendation Links'.A$1:.A$1048576];[.A1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2)" office:value-type="float" office:value="12" calcext:value-type="float">
            <text:p>12</text:p>
          </table:table-cell>
          <table:table-cell table:style-name="ce12" table:formula="of:=IFERROR(__xludf.dummyfunction(&quot;TEXTJOIN(&quot;&quot;, &quot;&quot;, true, filter('Challenges Citations'!D:D,'Challenges Citations'!F:F=E13))&quot;);&quot;10, 13&quot;)" office:value-type="string" office:string-value="10, 13" calcext:value-type="string">
            <text:p>10, 13</text:p>
          </table:table-cell>
          <table:table-cell table:style-name="ce12" table:formula="of:=COUNTIF([$'Challenges Citations'.F$1:.F$1048576];[.E13])" office:value-type="float" office:value="2" calcext:value-type="float">
            <text:p>2</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limited research in teaching DevOps&quot;)" office:value-type="string" office:string-value="limited research in teaching DevOps" calcext:value-type="string">
            <text:p>limited research in teaching DevOps</text:p>
          </table:table-cell>
          <table:table-cell table:style-name="ce15" table:content-validation-name="val3" office:value-type="string" calcext:value-type="string">
            <text:p>yes</text:p>
          </table:table-cell>
          <table:table-cell table:style-name="ce12" table:formula="of:=COUNTIFS([$'Challenge-Recommendation Links'.A$1:.A$1048576];[.A13];[$'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3)" office:value-type="float" office:value="13" calcext:value-type="float">
            <text:p>13</text:p>
          </table:table-cell>
          <table:table-cell table:style-name="ce12" table:formula="of:=IFERROR(__xludf.dummyfunction(&quot;TEXTJOIN(&quot;&quot;, &quot;&quot;, true, filter('Challenges Citations'!D:D,'Challenges Citations'!F:F=E14))&quot;);&quot;1&quot;)" office:value-type="string" office:string-value="1" calcext:value-type="string">
            <text:p>1</text:p>
          </table:table-cell>
          <table:table-cell table:style-name="ce12" table:formula="of:=COUNTIF([$'Challenges Citations'.F$1:.F$1048576];[.E14])"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re is little research into effective teaching pratices for incorporating DevOps into traditional software engineer courses&quot;)" office:value-type="string" office:string-value="There is little research into effective teaching pratices for incorporating DevOps into traditional software engineer courses" calcext:value-type="string">
            <text:p>There is little research into effective teaching pratices for incorporating DevOps into traditional software engineer courses</text:p>
          </table:table-cell>
          <table:table-cell table:style-name="ce15" table:content-validation-name="val3" office:value-type="string" calcext:value-type="string">
            <text:p>yes</text:p>
          </table:table-cell>
          <table:table-cell table:style-name="ce12" table:formula="of:=COUNTIFS([$'Challenge-Recommendation Links'.A$1:.A$1048576];[.A14];[$'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4)" office:value-type="float" office:value="14" calcext:value-type="float">
            <text:p>14</text:p>
          </table:table-cell>
          <table:table-cell table:style-name="ce12" table:formula="of:=IFERROR(__xludf.dummyfunction(&quot;TEXTJOIN(&quot;&quot;, &quot;&quot;, true, filter('Challenges Citations'!D:D,'Challenges Citations'!F:F=E15))&quot;);&quot;6&quot;)" office:value-type="string" office:string-value="6" calcext:value-type="string">
            <text:p>6</text:p>
          </table:table-cell>
          <table:table-cell table:style-name="ce12" table:formula="of:=COUNTIF([$'Challenges Citations'.F$1:.F$1048576];[.E15])"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lack of a proper and sound theory of DevOps&quot;)" office:value-type="string" office:string-value="lack of a proper and sound theory of DevOps" calcext:value-type="string">
            <text:p>lack of a proper and sound theory of DevOps</text:p>
          </table:table-cell>
          <table:table-cell table:style-name="ce15" table:content-validation-name="val3" office:value-type="string" calcext:value-type="string">
            <text:p>yes</text:p>
          </table:table-cell>
          <table:table-cell table:style-name="ce12" table:formula="of:=COUNTIFS([$'Challenge-Recommendation Links'.A$1:.A$1048576];[.A15];[$'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5)" office:value-type="float" office:value="15" calcext:value-type="float">
            <text:p>15</text:p>
          </table:table-cell>
          <table:table-cell table:style-name="ce12" table:formula="of:=IFERROR(__xludf.dummyfunction(&quot;TEXTJOIN(&quot;&quot;, &quot;&quot;, true, filter('Challenges Citations'!D:D,'Challenges Citations'!F:F=E16))&quot;);&quot;5&quot;)" office:value-type="string" office:string-value="5" calcext:value-type="string">
            <text:p>5</text:p>
          </table:table-cell>
          <table:table-cell table:style-name="ce12" table:formula="of:=COUNTIF([$'Challenges Citations'.F$1:.F$1048576];[.E16])"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0" table:formula="of:=IFERROR(__xludf.dummyfunction(&quot;&quot;&quot;COMPUTED_VALUE&quot;&quot;&quot;);&quot;DevOps has not yet standardized with the Software Engineerigin Body of Knowledge&quot;)" office:value-type="string" office:string-value="DevOps has not yet standardized with the Software Engineerigin Body of Knowledge" calcext:value-type="string">
            <text:p>DevOps has not yet standardized with the Software Engineerigin Body of Knowledge</text:p>
          </table:table-cell>
          <table:table-cell table:style-name="ce15" table:content-validation-name="val3" office:value-type="string" calcext:value-type="string">
            <text:p>yes</text:p>
          </table:table-cell>
          <table:table-cell table:style-name="ce12" table:formula="of:=COUNTIFS([$'Challenge-Recommendation Links'.A$1:.A$1048576];[.A16];[$'Challenge-Recommendation Links'.H$1:.H$1048576];&quot;&lt;&gt;&quot;)" office:value-type="float" office:value="0" calcext:value-type="float">
            <text:p>0</text:p>
          </table:table-cell>
          <table:table-cell table:number-columns-repeated="1017"/>
        </table:table-row>
        <table:table-row table:style-name="ro1">
          <table:table-cell table:style-name="ce2" table:formula="of:=IFERROR(__xludf.dummyfunction(&quot;&quot;&quot;COMPUTED_VALUE&quot;&quot;&quot;);16)" office:value-type="float" office:value="16" calcext:value-type="float">
            <text:p>16</text:p>
          </table:table-cell>
          <table:table-cell table:style-name="ce12" table:formula="of:=IFERROR(__xludf.dummyfunction(&quot;TEXTJOIN(&quot;&quot;, &quot;&quot;, true, filter('Challenges Citations'!D:D,'Challenges Citations'!F:F=E17))&quot;);&quot;9&quot;)" office:value-type="string" office:string-value="9" calcext:value-type="string">
            <text:p>9</text:p>
          </table:table-cell>
          <table:table-cell table:style-name="ce12" table:formula="of:=COUNTIF([$'Challenges Citations'.F$1:.F$1048576];[.E17])"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educators need to be conscious about when planning and conducting their teaching.&quot;)" office:value-type="string" office:string-value="educators need to be conscious about when planning and conducting their teaching." calcext:value-type="string">
            <text:p>educators need to be conscious about when planning and conducting their teaching.</text:p>
          </table:table-cell>
          <table:table-cell table:style-name="ce15" table:content-validation-name="val3" office:value-type="string" calcext:value-type="string">
            <text:p>no</text:p>
          </table:table-cell>
          <table:table-cell table:style-name="ce12" table:formula="of:=COUNTIFS([$'Challenge-Recommendation Links'.A$1:.A$1048576];[.A17];[$'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7)" office:value-type="float" office:value="17" calcext:value-type="float">
            <text:p>17</text:p>
          </table:table-cell>
          <table:table-cell table:style-name="ce12" table:formula="of:=IFERROR(__xludf.dummyfunction(&quot;TEXTJOIN(&quot;&quot;, &quot;&quot;, true, filter('Challenges Citations'!D:D,'Challenges Citations'!F:F=E18))&quot;);&quot;4&quot;)" office:value-type="string" office:string-value="4" calcext:value-type="string">
            <text:p>4</text:p>
          </table:table-cell>
          <table:table-cell table:style-name="ce12" table:formula="of:=COUNTIF([$'Challenges Citations'.F$1:.F$1048576];[.E18])"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teaching staff had to invest a non-negligible time in the preparation of the course.&quot;)" office:value-type="string" office:string-value="the teaching staff had to invest a non-negligible time in the preparation of the course." calcext:value-type="string">
            <text:p>the teaching staff had to invest a non-negligible time in the preparation of the course.</text:p>
          </table:table-cell>
          <table:table-cell table:style-name="ce15" table:content-validation-name="val3" office:value-type="string" calcext:value-type="string">
            <text:p>no</text:p>
          </table:table-cell>
          <table:table-cell table:style-name="ce12" table:formula="of:=COUNTIFS([$'Challenge-Recommendation Links'.A$1:.A$1048576];[.A18];[$'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8)" office:value-type="float" office:value="18" calcext:value-type="float">
            <text:p>18</text:p>
          </table:table-cell>
          <table:table-cell table:style-name="ce12" table:formula="of:=IFERROR(__xludf.dummyfunction(&quot;TEXTJOIN(&quot;&quot;, &quot;&quot;, true, filter('Challenges Citations'!D:D,'Challenges Citations'!F:F=E19))&quot;);&quot;16&quot;)" office:value-type="string" office:string-value="16" calcext:value-type="string">
            <text:p>16</text:p>
          </table:table-cell>
          <table:table-cell table:style-name="ce12" table:formula="of:=COUNTIF([$'Challenges Citations'.F$1:.F$1048576];[.E19])"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questionnaire may have been ambiguous in some parts, and possibly too generic.&quot;)" office:value-type="string" office:string-value="the questionnaire may have been ambiguous in some parts, and possibly too generic." calcext:value-type="string">
            <text:p>the questionnaire may have been ambiguous in some parts, and possibly too generic.</text:p>
          </table:table-cell>
          <table:table-cell table:style-name="ce15" table:content-validation-name="val3" office:value-type="string" calcext:value-type="string">
            <text:p>no</text:p>
          </table:table-cell>
          <table:table-cell table:style-name="ce12" table:formula="of:=COUNTIFS([$'Challenge-Recommendation Links'.A$1:.A$1048576];[.A19];[$'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9)" office:value-type="float" office:value="19" calcext:value-type="float">
            <text:p>19</text:p>
          </table:table-cell>
          <table:table-cell table:style-name="ce12" table:formula="of:=IFERROR(__xludf.dummyfunction(&quot;TEXTJOIN(&quot;&quot;, &quot;&quot;, true, filter('Challenges Citations'!D:D,'Challenges Citations'!F:F=E20))&quot;);&quot;16&quot;)" office:value-type="string" office:string-value="16" calcext:value-type="string">
            <text:p>16</text:p>
          </table:table-cell>
          <table:table-cell table:style-name="ce12" table:formula="of:=COUNTIF([$'Challenges Citations'.F$1:.F$1048576];[.E20])"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spend considerable amount of time collecting information on-site about the teams and technologies they used&quot;)" office:value-type="string" office:string-value="spend considerable amount of time collecting information on-site about the teams and technologies they used" calcext:value-type="string">
            <text:p>spend considerable amount of time collecting information on-site about the teams and technologies they used</text:p>
          </table:table-cell>
          <table:table-cell table:style-name="ce15" table:content-validation-name="val3" office:value-type="string" calcext:value-type="string">
            <text:p>no</text:p>
          </table:table-cell>
          <table:table-cell table:style-name="ce12" table:formula="of:=COUNTIFS([$'Challenge-Recommendation Links'.A$1:.A$1048576];[.A20];[$'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0)" office:value-type="float" office:value="20" calcext:value-type="float">
            <text:p>20</text:p>
          </table:table-cell>
          <table:table-cell table:style-name="ce12" table:formula="of:=IFERROR(__xludf.dummyfunction(&quot;TEXTJOIN(&quot;&quot;, &quot;&quot;, true, filter('Challenges Citations'!D:D,'Challenges Citations'!F:F=E21))&quot;);&quot;16&quot;)" office:value-type="string" office:string-value="16" calcext:value-type="string">
            <text:p>16</text:p>
          </table:table-cell>
          <table:table-cell table:style-name="ce12" table:formula="of:=COUNTIF([$'Challenges Citations'.F$1:.F$1048576];[.E21])"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unable to collect information because of corporate privacy&quot;)" office:value-type="string" office:string-value="unable to collect information because of corporate privacy" calcext:value-type="string">
            <text:p>unable to collect information because of corporate privacy</text:p>
          </table:table-cell>
          <table:table-cell table:style-name="ce15" table:content-validation-name="val3" office:value-type="string" calcext:value-type="string">
            <text:p>no</text:p>
          </table:table-cell>
          <table:table-cell table:style-name="ce12" table:formula="of:=COUNTIFS([$'Challenge-Recommendation Links'.A$1:.A$1048576];[.A21];[$'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1)" office:value-type="float" office:value="21" calcext:value-type="float">
            <text:p>21</text:p>
          </table:table-cell>
          <table:table-cell table:style-name="ce12" table:formula="of:=IFERROR(__xludf.dummyfunction(&quot;TEXTJOIN(&quot;&quot;, &quot;&quot;, true, filter('Challenges Citations'!D:D,'Challenges Citations'!F:F=E22))&quot;);&quot;15&quot;)" office:value-type="string" office:string-value="15" calcext:value-type="string">
            <text:p>15</text:p>
          </table:table-cell>
          <table:table-cell table:style-name="ce12" table:formula="of:=COUNTIF([$'Challenges Citations'.F$1:.F$1048576];[.E22])"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Bilateral previous communication with teams is not always possible or facilitated.&quot;)" office:value-type="string" office:string-value="Bilateral previous communication with teams is not always possible or facilitated." calcext:value-type="string">
            <text:p>Bilateral previous communication with teams is not always possible or facilitated.</text:p>
          </table:table-cell>
          <table:table-cell table:style-name="ce15" table:content-validation-name="val3" office:value-type="string" calcext:value-type="string">
            <text:p>no</text:p>
          </table:table-cell>
          <table:table-cell table:style-name="ce12" table:formula="of:=COUNTIFS([$'Challenge-Recommendation Links'.A$1:.A$1048576];[.A2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2)" office:value-type="float" office:value="22" calcext:value-type="float">
            <text:p>22</text:p>
          </table:table-cell>
          <table:table-cell table:style-name="ce12" table:formula="of:=IFERROR(__xludf.dummyfunction(&quot;TEXTJOIN(&quot;&quot;, &quot;&quot;, true, filter('Challenges Citations'!D:D,'Challenges Citations'!F:F=E23))&quot;);&quot;15&quot;)" office:value-type="string" office:string-value="15" calcext:value-type="string">
            <text:p>15</text:p>
          </table:table-cell>
          <table:table-cell table:style-name="ce12" table:formula="of:=COUNTIF([$'Challenges Citations'.F$1:.F$1048576];[.E23])"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still received minor attention in higher education.&quot;)" office:value-type="string" office:string-value="DevOps still received minor attention in higher education." calcext:value-type="string">
            <text:p>DevOps still received minor attention in higher education.</text:p>
          </table:table-cell>
          <table:table-cell table:style-name="ce15" table:content-validation-name="val3" office:value-type="string" calcext:value-type="string">
            <text:p>yes</text:p>
          </table:table-cell>
          <table:table-cell table:style-name="ce12" table:formula="of:=COUNTIFS([$'Challenge-Recommendation Links'.A$1:.A$1048576];[.A23];[$'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3)" office:value-type="float" office:value="23" calcext:value-type="float">
            <text:p>23</text:p>
          </table:table-cell>
          <table:table-cell table:style-name="ce12" table:formula="of:=IFERROR(__xludf.dummyfunction(&quot;TEXTJOIN(&quot;&quot;, &quot;&quot;, true, filter('Challenges Citations'!D:D,'Challenges Citations'!F:F=E24))&quot;);&quot;15&quot;)" office:value-type="string" office:string-value="15" calcext:value-type="string">
            <text:p>15</text:p>
          </table:table-cell>
          <table:table-cell table:style-name="ce12" table:formula="of:=COUNTIF([$'Challenges Citations'.F$1:.F$1048576];[.E24])"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urricula is still outdated.&quot;)" office:value-type="string" office:string-value="curricula is still outdated." calcext:value-type="string">
            <text:p>curricula is still outdated.</text:p>
          </table:table-cell>
          <table:table-cell table:style-name="ce15" table:content-validation-name="val3" office:value-type="string" calcext:value-type="string">
            <text:p>no</text:p>
          </table:table-cell>
          <table:table-cell table:style-name="ce12" table:formula="of:=COUNTIFS([$'Challenge-Recommendation Links'.A$1:.A$1048576];[.A24];[$'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4)" office:value-type="float" office:value="24" calcext:value-type="float">
            <text:p>24</text:p>
          </table:table-cell>
          <table:table-cell table:style-name="ce12" table:formula="of:=IFERROR(__xludf.dummyfunction(&quot;TEXTJOIN(&quot;&quot;, &quot;&quot;, true, filter('Challenges Citations'!D:D,'Challenges Citations'!F:F=E25))&quot;);&quot;7, 13, 15&quot;)" office:value-type="string" office:string-value="7, 13, 15" calcext:value-type="string">
            <text:p>7, 13, 15</text:p>
          </table:table-cell>
          <table:table-cell table:style-name="ce12" table:formula="of:=COUNTIF([$'Challenges Citations'.F$1:.F$1048576];[.E25])" office:value-type="float" office:value="3" calcext:value-type="float">
            <text:p>3</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ourses teach “Dev” rather than “Ops”&quot;)" office:value-type="string" office:string-value="courses teach “Dev” rather than “Ops”" calcext:value-type="string">
            <text:p>courses teach “Dev” rather than “Ops”</text:p>
          </table:table-cell>
          <table:table-cell table:style-name="ce15" table:content-validation-name="val3" office:value-type="string" calcext:value-type="string">
            <text:p>yes</text:p>
          </table:table-cell>
          <table:table-cell table:style-name="ce12" table:formula="of:=COUNTIFS([$'Challenge-Recommendation Links'.A$1:.A$1048576];[.A25];[$'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5)" office:value-type="float" office:value="25" calcext:value-type="float">
            <text:p>25</text:p>
          </table:table-cell>
          <table:table-cell table:style-name="ce12" table:formula="of:=IFERROR(__xludf.dummyfunction(&quot;TEXTJOIN(&quot;&quot;, &quot;&quot;, true, filter('Challenges Citations'!D:D,'Challenges Citations'!F:F=E26))&quot;);&quot;15&quot;)" office:value-type="string" office:string-value="15" calcext:value-type="string">
            <text:p>15</text:p>
          </table:table-cell>
          <table:table-cell table:style-name="ce12" table:formula="of:=COUNTIF([$'Challenges Citations'.F$1:.F$1048576];[.E26])"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mindset should be considered to fine tune curricula.&quot;)" office:value-type="string" office:string-value="Devops mindset should be considered to fine tune curricula." calcext:value-type="string">
            <text:p>Devops mindset should be considered to fine tune curricula.</text:p>
          </table:table-cell>
          <table:table-cell table:style-name="ce15" table:content-validation-name="val3" office:value-type="string" calcext:value-type="string">
            <text:p>yes</text:p>
          </table:table-cell>
          <table:table-cell table:style-name="ce12" table:formula="of:=COUNTIFS([$'Challenge-Recommendation Links'.A$1:.A$1048576];[.A26];[$'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6)" office:value-type="float" office:value="26" calcext:value-type="float">
            <text:p>26</text:p>
          </table:table-cell>
          <table:table-cell table:style-name="ce12" table:formula="of:=IFERROR(__xludf.dummyfunction(&quot;TEXTJOIN(&quot;&quot;, &quot;&quot;, true, filter('Challenges Citations'!D:D,'Challenges Citations'!F:F=E27))&quot;);&quot;9, 13&quot;)" office:value-type="string" office:string-value="9, 13" calcext:value-type="string">
            <text:p>9, 13</text:p>
          </table:table-cell>
          <table:table-cell table:style-name="ce12" table:formula="of:=COUNTIF([$'Challenges Citations'.F$1:.F$1048576];[.E27])" office:value-type="float" office:value="2" calcext:value-type="float">
            <text:p>2</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Teaching DevOps is multidisciplinary and therefore crosscutting the traditional course boundaries.&quot;)" office:value-type="string" office:string-value="Teaching DevOps is multidisciplinary and therefore crosscutting the traditional course boundaries." calcext:value-type="string">
            <text:p>Teaching DevOps is multidisciplinary and therefore crosscutting the traditional course boundaries.</text:p>
          </table:table-cell>
          <table:table-cell table:style-name="ce15" table:content-validation-name="val3" office:value-type="string" calcext:value-type="string">
            <text:p>yes</text:p>
          </table:table-cell>
          <table:table-cell table:style-name="ce12" table:formula="of:=COUNTIFS([$'Challenge-Recommendation Links'.A$1:.A$1048576];[.A27];[$'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7)" office:value-type="float" office:value="27" calcext:value-type="float">
            <text:p>27</text:p>
          </table:table-cell>
          <table:table-cell table:style-name="ce12" table:formula="of:=IFERROR(__xludf.dummyfunction(&quot;TEXTJOIN(&quot;&quot;, &quot;&quot;, true, filter('Challenges Citations'!D:D,'Challenges Citations'!F:F=E28))&quot;);&quot;4, 5&quot;)" office:value-type="string" office:string-value="4, 5" calcext:value-type="string">
            <text:p>4, 5</text:p>
          </table:table-cell>
          <table:table-cell table:style-name="ce12" table:formula="of:=COUNTIF([$'Challenges Citations'.F$1:.F$1048576];[.E28])" office:value-type="float" office:value="2" calcext:value-type="float">
            <text:p>2</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students prerequisite was insufficient&quot;)" office:value-type="string" office:string-value="students prerequisite was insufficient" calcext:value-type="string">
            <text:p>students prerequisite was insufficient</text:p>
          </table:table-cell>
          <table:table-cell table:style-name="ce15" table:content-validation-name="val3" office:value-type="string" calcext:value-type="string">
            <text:p>no</text:p>
          </table:table-cell>
          <table:table-cell table:style-name="ce12" table:formula="of:=COUNTIFS([$'Challenge-Recommendation Links'.A$1:.A$1048576];[.A28];[$'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8)" office:value-type="float" office:value="28" calcext:value-type="float">
            <text:p>28</text:p>
          </table:table-cell>
          <table:table-cell table:style-name="ce12" table:formula="of:=IFERROR(__xludf.dummyfunction(&quot;TEXTJOIN(&quot;&quot;, &quot;&quot;, true, filter('Challenges Citations'!D:D,'Challenges Citations'!F:F=E29))&quot;);&quot;4&quot;)" office:value-type="string" office:string-value="4" calcext:value-type="string">
            <text:p>4</text:p>
          </table:table-cell>
          <table:table-cell table:style-name="ce12" table:formula="of:=COUNTIF([$'Challenges Citations'.F$1:.F$1048576];[.E29])"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high effort vs. course ECTS&quot;)" office:value-type="string" office:string-value="high effort vs. course ECTS" calcext:value-type="string">
            <text:p>high effort vs. course ECTS</text:p>
          </table:table-cell>
          <table:table-cell table:style-name="ce15" table:content-validation-name="val3" office:value-type="string" calcext:value-type="string">
            <text:p>no</text:p>
          </table:table-cell>
          <table:table-cell table:style-name="ce12" table:formula="of:=COUNTIFS([$'Challenge-Recommendation Links'.A$1:.A$1048576];[.A29];[$'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9)" office:value-type="float" office:value="29" calcext:value-type="float">
            <text:p>29</text:p>
          </table:table-cell>
          <table:table-cell table:style-name="ce12" table:formula="of:=IFERROR(__xludf.dummyfunction(&quot;TEXTJOIN(&quot;&quot;, &quot;&quot;, true, filter('Challenges Citations'!D:D,'Challenges Citations'!F:F=E30))&quot;);&quot;4&quot;)" office:value-type="string" office:string-value="4" calcext:value-type="string">
            <text:p>4</text:p>
          </table:table-cell>
          <table:table-cell table:style-name="ce12" table:formula="of:=COUNTIF([$'Challenges Citations'.F$1:.F$1048576];[.E30])"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students quit the course because of workload&quot;)" office:value-type="string" office:string-value="students quit the course because of workload" calcext:value-type="string">
            <text:p>students quit the course because of workload</text:p>
          </table:table-cell>
          <table:table-cell table:style-name="ce15" table:content-validation-name="val3" office:value-type="string" calcext:value-type="string">
            <text:p>no</text:p>
          </table:table-cell>
          <table:table-cell table:style-name="ce12" table:formula="of:=COUNTIFS([$'Challenge-Recommendation Links'.A$1:.A$1048576];[.A30];[$'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0)" office:value-type="float" office:value="30" calcext:value-type="float">
            <text:p>30</text:p>
          </table:table-cell>
          <table:table-cell table:style-name="ce12" table:formula="of:=IFERROR(__xludf.dummyfunction(&quot;TEXTJOIN(&quot;&quot;, &quot;&quot;, true, filter('Challenges Citations'!D:D,'Challenges Citations'!F:F=E31))&quot;);&quot;1, 15&quot;)" office:value-type="string" office:string-value="1, 15" calcext:value-type="string">
            <text:p>1, 15</text:p>
          </table:table-cell>
          <table:table-cell table:style-name="ce12" table:formula="of:=COUNTIF([$'Challenges Citations'.F$1:.F$1048576];[.E31])" office:value-type="float" office:value="2" calcext:value-type="float">
            <text:p>2</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The little time available to teaching complexities of CD and CI.&quot;)" office:value-type="string" office:string-value="The little time available to teaching complexities of CD and CI." calcext:value-type="string">
            <text:p>The little time available to teaching complexities of CD and CI.</text:p>
          </table:table-cell>
          <table:table-cell table:style-name="ce15" table:content-validation-name="val3" office:value-type="string" calcext:value-type="string">
            <text:p>yes</text:p>
          </table:table-cell>
          <table:table-cell table:style-name="ce12" table:formula="of:=COUNTIFS([$'Challenge-Recommendation Links'.A$1:.A$1048576];[.A31];[$'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31)" office:value-type="float" office:value="31" calcext:value-type="float">
            <text:p>31</text:p>
          </table:table-cell>
          <table:table-cell table:style-name="ce12" table:formula="of:=IFERROR(__xludf.dummyfunction(&quot;TEXTJOIN(&quot;&quot;, &quot;&quot;, true, filter('Challenges Citations'!D:D,'Challenges Citations'!F:F=E32))&quot;);&quot;9&quot;)" office:value-type="string" office:string-value="9" calcext:value-type="string">
            <text:p>9</text:p>
          </table:table-cell>
          <table:table-cell table:style-name="ce12" table:formula="of:=COUNTIF([$'Challenges Citations'.F$1:.F$1048576];[.E32])"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It was shot time frame (two weeks) in 125 hours for students' workload.&quot;)" office:value-type="string" office:string-value="It was shot time frame (two weeks) in 125 hours for students' workload." calcext:value-type="string">
            <text:p>It was shot time frame (two weeks) in 125 hours for students' workload.</text:p>
          </table:table-cell>
          <table:table-cell table:style-name="ce15" table:content-validation-name="val3" office:value-type="string" calcext:value-type="string">
            <text:p>no</text:p>
          </table:table-cell>
          <table:table-cell table:style-name="ce12" table:formula="of:=COUNTIFS([$'Challenge-Recommendation Links'.A$1:.A$1048576];[.A3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2)" office:value-type="float" office:value="32" calcext:value-type="float">
            <text:p>32</text:p>
          </table:table-cell>
          <table:table-cell table:style-name="ce12" table:formula="of:=IFERROR(__xludf.dummyfunction(&quot;TEXTJOIN(&quot;&quot;, &quot;&quot;, true, filter('Challenges Citations'!D:D,'Challenges Citations'!F:F=E33))&quot;);&quot;1&quot;)" office:value-type="string" office:string-value="1" calcext:value-type="string">
            <text:p>1</text:p>
          </table:table-cell>
          <table:table-cell table:style-name="ce12" table:formula="of:=COUNTIF([$'Challenges Citations'.F$1:.F$1048576];[.E33])"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the time available to teach CD and CI is devoted to other concepts&quot;)" office:value-type="string" office:string-value="the time available to teach CD and CI is devoted to other concepts" calcext:value-type="string">
            <text:p>the time available to teach CD and CI is devoted to other concepts</text:p>
          </table:table-cell>
          <table:table-cell table:style-name="ce15" table:content-validation-name="val3" office:value-type="string" calcext:value-type="string">
            <text:p>yes</text:p>
          </table:table-cell>
          <table:table-cell table:style-name="ce12" table:formula="of:=COUNTIFS([$'Challenge-Recommendation Links'.A$1:.A$1048576];[.A33];[$'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33)" office:value-type="float" office:value="33" calcext:value-type="float">
            <text:p>33</text:p>
          </table:table-cell>
          <table:table-cell table:style-name="ce12" table:formula="of:=IFERROR(__xludf.dummyfunction(&quot;TEXTJOIN(&quot;&quot;, &quot;&quot;, true, filter('Challenges Citations'!D:D,'Challenges Citations'!F:F=E34))&quot;);&quot;1, 10, 13&quot;)" office:value-type="string" office:string-value="1, 10, 13" calcext:value-type="string">
            <text:p>1, 10, 13</text:p>
          </table:table-cell>
          <table:table-cell table:style-name="ce12" table:formula="of:=COUNTIF([$'Challenges Citations'.F$1:.F$1048576];[.E34])" office:value-type="float" office:value="3" calcext:value-type="float">
            <text:p>3</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CD and related concepts are complex.&quot;)" office:value-type="string" office:string-value="CD and related concepts are complex." calcext:value-type="string">
            <text:p>CD and related concepts are complex.</text:p>
          </table:table-cell>
          <table:table-cell table:style-name="ce15" table:content-validation-name="val3" office:value-type="string" calcext:value-type="string">
            <text:p>yes</text:p>
          </table:table-cell>
          <table:table-cell table:style-name="ce12" table:formula="of:=COUNTIFS([$'Challenge-Recommendation Links'.A$1:.A$1048576];[.A34];[$'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4)" office:value-type="float" office:value="34" calcext:value-type="float">
            <text:p>34</text:p>
          </table:table-cell>
          <table:table-cell table:style-name="ce12" table:formula="of:=IFERROR(__xludf.dummyfunction(&quot;TEXTJOIN(&quot;&quot;, &quot;&quot;, true, filter('Challenges Citations'!D:D,'Challenges Citations'!F:F=E35))&quot;);&quot;9&quot;)" office:value-type="string" office:string-value="9" calcext:value-type="string">
            <text:p>9</text:p>
          </table:table-cell>
          <table:table-cell table:style-name="ce12" table:formula="of:=COUNTIF([$'Challenges Citations'.F$1:.F$1048576];[.E35])"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students have difficulties in explaining IaC&quot;)" office:value-type="string" office:string-value="students have difficulties in explaining IaC" calcext:value-type="string">
            <text:p>students have difficulties in explaining IaC</text:p>
          </table:table-cell>
          <table:table-cell table:style-name="ce15" table:content-validation-name="val3" office:value-type="string" calcext:value-type="string">
            <text:p>yes</text:p>
          </table:table-cell>
          <table:table-cell table:style-name="ce12" table:formula="of:=COUNTIFS([$'Challenge-Recommendation Links'.A$1:.A$1048576];[.A35];[$'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5)" office:value-type="float" office:value="35" calcext:value-type="float">
            <text:p>35</text:p>
          </table:table-cell>
          <table:table-cell table:style-name="ce12" table:formula="of:=IFERROR(__xludf.dummyfunction(&quot;TEXTJOIN(&quot;&quot;, &quot;&quot;, true, filter('Challenges Citations'!D:D,'Challenges Citations'!F:F=E36))&quot;);&quot;9, 15&quot;)" office:value-type="string" office:string-value="9, 15" calcext:value-type="string">
            <text:p>9, 15</text:p>
          </table:table-cell>
          <table:table-cell table:style-name="ce12" table:formula="of:=COUNTIF([$'Challenges Citations'.F$1:.F$1048576];[.E36])" office:value-type="float" office:value="2" calcext:value-type="float">
            <text:p>2</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each DevOps mindset / cultural&quot;)" office:value-type="string" office:string-value="teach DevOps mindset / cultural" calcext:value-type="string">
            <text:p>teach DevOps mindset / cultural</text:p>
          </table:table-cell>
          <table:table-cell table:style-name="ce15" table:content-validation-name="val3" office:value-type="string" calcext:value-type="string">
            <text:p>yes</text:p>
          </table:table-cell>
          <table:table-cell table:style-name="ce12" table:formula="of:=COUNTIFS([$'Challenge-Recommendation Links'.A$1:.A$1048576];[.A36];[$'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6)" office:value-type="float" office:value="36" calcext:value-type="float">
            <text:p>36</text:p>
          </table:table-cell>
          <table:table-cell table:style-name="ce12" table:formula="of:=IFERROR(__xludf.dummyfunction(&quot;TEXTJOIN(&quot;&quot;, &quot;&quot;, true, filter('Challenges Citations'!D:D,'Challenges Citations'!F:F=E37))&quot;);&quot;14&quot;)" office:value-type="string" office:string-value="14" calcext:value-type="string">
            <text:p>14</text:p>
          </table:table-cell>
          <table:table-cell table:style-name="ce12" table:formula="of:=COUNTIF([$'Challenges Citations'.F$1:.F$1048576];[.E37])"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rade-off between teaching practice (technological stacks) and theoric (principles and pillars)&quot;)" office:value-type="string" office:string-value="trade-off between teaching practice (technological stacks) and theoric (principles and pillars)" calcext:value-type="string">
            <text:p>trade-off between teaching practice (technological stacks) and theoric (principles and pillars)</text:p>
          </table:table-cell>
          <table:table-cell table:style-name="ce15" table:content-validation-name="val3" office:value-type="string" calcext:value-type="string">
            <text:p>no</text:p>
          </table:table-cell>
          <table:table-cell table:style-name="ce12" table:formula="of:=COUNTIFS([$'Challenge-Recommendation Links'.A$1:.A$1048576];[.A37];[$'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37)" office:value-type="float" office:value="37" calcext:value-type="float">
            <text:p>37</text:p>
          </table:table-cell>
          <table:table-cell table:style-name="ce12" table:formula="of:=IFERROR(__xludf.dummyfunction(&quot;TEXTJOIN(&quot;&quot;, &quot;&quot;, true, filter('Challenges Citations'!D:D,'Challenges Citations'!F:F=E38))&quot;);&quot;9&quot;)" office:value-type="string" office:string-value="9" calcext:value-type="string">
            <text:p>9</text:p>
          </table:table-cell>
          <table:table-cell table:style-name="ce12" table:formula="of:=COUNTIF([$'Challenges Citations'.F$1:.F$1048576];[.E38])"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Universities need to explore feasible ways to keep up with the technological development in a way that allows them concentrate on fundamentals and underpinning theories.&quot;)" office:value-type="string" office:string-value="Universities need to explore feasible ways to keep up with the technological development in a way that allows them concentrate on fundamentals and underpinning theories." calcext:value-type="string">
            <text:p>Universities need to explore feasible ways to keep up with the technological development in a way that allows them concentrate on fundamentals and underpinning theories.</text:p>
          </table:table-cell>
          <table:table-cell table:style-name="ce15" table:content-validation-name="val3" office:value-type="string" calcext:value-type="string">
            <text:p>no</text:p>
          </table:table-cell>
          <table:table-cell table:style-name="ce12" table:formula="of:=COUNTIFS([$'Challenge-Recommendation Links'.A$1:.A$1048576];[.A38];[$'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8)" office:value-type="float" office:value="38" calcext:value-type="float">
            <text:p>38</text:p>
          </table:table-cell>
          <table:table-cell table:style-name="ce12" table:formula="of:=IFERROR(__xludf.dummyfunction(&quot;TEXTJOIN(&quot;&quot;, &quot;&quot;, true, filter('Challenges Citations'!D:D,'Challenges Citations'!F:F=E39))&quot;);&quot;6, 13&quot;)" office:value-type="string" office:string-value="6, 13" calcext:value-type="string">
            <text:p>6, 13</text:p>
          </table:table-cell>
          <table:table-cell table:style-name="ce12" table:formula="of:=COUNTIF([$'Challenges Citations'.F$1:.F$1048576];[.E39])" office:value-type="float" office:value="2" calcext:value-type="float">
            <text:p>2</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eachers need to learn operations.&quot;)" office:value-type="string" office:string-value="teachers need to learn operations." calcext:value-type="string">
            <text:p>teachers need to learn operations.</text:p>
          </table:table-cell>
          <table:table-cell table:style-name="ce15" table:content-validation-name="val3" office:value-type="string" calcext:value-type="string">
            <text:p>yes</text:p>
          </table:table-cell>
          <table:table-cell table:style-name="ce12" table:formula="of:=COUNTIFS([$'Challenge-Recommendation Links'.A$1:.A$1048576];[.A39];[$'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9)" office:value-type="float" office:value="39" calcext:value-type="float">
            <text:p>39</text:p>
          </table:table-cell>
          <table:table-cell table:style-name="ce12" table:formula="of:=IFERROR(__xludf.dummyfunction(&quot;TEXTJOIN(&quot;&quot;, &quot;&quot;, true, filter('Challenges Citations'!D:D,'Challenges Citations'!F:F=E40))&quot;);&quot;9&quot;)" office:value-type="string" office:string-value="9" calcext:value-type="string">
            <text:p>9</text:p>
          </table:table-cell>
          <table:table-cell table:style-name="ce12" table:formula="of:=COUNTIF([$'Challenges Citations'.F$1:.F$1048576];[.E40])"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eachers need to learn dev and opt activities&quot;)" office:value-type="string" office:string-value="teachers need to learn dev and opt activities" calcext:value-type="string">
            <text:p>teachers need to learn dev and opt activities</text:p>
          </table:table-cell>
          <table:table-cell table:style-name="ce15" table:content-validation-name="val3" office:value-type="string" calcext:value-type="string">
            <text:p>yes</text:p>
          </table:table-cell>
          <table:table-cell table:style-name="ce12" table:formula="of:=COUNTIFS([$'Challenge-Recommendation Links'.A$1:.A$1048576];[.A40];[$'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0)" office:value-type="float" office:value="40" calcext:value-type="float">
            <text:p>40</text:p>
          </table:table-cell>
          <table:table-cell table:style-name="ce12" table:formula="of:=IFERROR(__xludf.dummyfunction(&quot;TEXTJOIN(&quot;&quot;, &quot;&quot;, true, filter('Challenges Citations'!D:D,'Challenges Citations'!F:F=E41))&quot;);&quot;6&quot;)" office:value-type="string" office:string-value="6" calcext:value-type="string">
            <text:p>6</text:p>
          </table:table-cell>
          <table:table-cell table:style-name="ce12" table:formula="of:=COUNTIF([$'Challenges Citations'.F$1:.F$1048576];[.E41])"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main challenge was to find ways of emphasizing the Ops part of the approach.&quot;)" office:value-type="string" office:string-value="the main challenge was to find ways of emphasizing the Ops part of the approach." calcext:value-type="string">
            <text:p>the main challenge was to find ways of emphasizing the Ops part of the approach.</text:p>
          </table:table-cell>
          <table:table-cell table:style-name="ce15" table:content-validation-name="val3" office:value-type="string" calcext:value-type="string">
            <text:p>yes</text:p>
          </table:table-cell>
          <table:table-cell table:style-name="ce12" table:formula="of:=COUNTIFS([$'Challenge-Recommendation Links'.A$1:.A$1048576];[.A41];[$'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1)" office:value-type="float" office:value="41" calcext:value-type="float">
            <text:p>41</text:p>
          </table:table-cell>
          <table:table-cell table:style-name="ce12" table:formula="of:=IFERROR(__xludf.dummyfunction(&quot;TEXTJOIN(&quot;&quot;, &quot;&quot;, true, filter('Challenges Citations'!D:D,'Challenges Citations'!F:F=E42))&quot;);&quot;14&quot;)" office:value-type="string" office:string-value="14" calcext:value-type="string">
            <text:p>14</text:p>
          </table:table-cell>
          <table:table-cell table:style-name="ce12" table:formula="of:=COUNTIF([$'Challenges Citations'.F$1:.F$1048576];[.E42])"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mutation testing pipeline is not perceived by students as useful&quot;)" office:value-type="string" office:string-value="The mutation testing pipeline is not perceived by students as useful" calcext:value-type="string">
            <text:p>The mutation testing pipeline is not perceived by students as useful</text:p>
          </table:table-cell>
          <table:table-cell table:style-name="ce15" table:content-validation-name="val3" office:value-type="string" calcext:value-type="string">
            <text:p>no</text:p>
          </table:table-cell>
          <table:table-cell table:style-name="ce12" table:formula="of:=COUNTIFS([$'Challenge-Recommendation Links'.A$1:.A$1048576];[.A42];[$'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42)" office:value-type="float" office:value="42" calcext:value-type="float">
            <text:p>42</text:p>
          </table:table-cell>
          <table:table-cell table:style-name="ce12" table:formula="of:=IFERROR(__xludf.dummyfunction(&quot;TEXTJOIN(&quot;&quot;, &quot;&quot;, true, filter('Challenges Citations'!D:D,'Challenges Citations'!F:F=E43))&quot;);&quot;13&quot;)" office:value-type="string" office:string-value="13" calcext:value-type="string">
            <text:p>13</text:p>
          </table:table-cell>
          <table:table-cell table:style-name="ce12" table:formula="of:=COUNTIF([$'Challenges Citations'.F$1:.F$1048576];[.E43])"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Creating a (semi) realistic environment for students to practice within is not trivial.&quot;)" office:value-type="string" office:string-value="Creating a (semi) realistic environment for students to practice within is not trivial." calcext:value-type="string">
            <text:p>Creating a (semi) realistic environment for students to practice within is not trivial.</text:p>
          </table:table-cell>
          <table:table-cell table:style-name="ce15" table:content-validation-name="val3" office:value-type="string" calcext:value-type="string">
            <text:p>no</text:p>
          </table:table-cell>
          <table:table-cell table:style-name="ce12" table:formula="of:=COUNTIFS([$'Challenge-Recommendation Links'.A$1:.A$1048576];[.A43];[$'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43)" office:value-type="float" office:value="43" calcext:value-type="float">
            <text:p>43</text:p>
          </table:table-cell>
          <table:table-cell table:style-name="ce12" table:formula="of:=IFERROR(__xludf.dummyfunction(&quot;TEXTJOIN(&quot;&quot;, &quot;&quot;, true, filter('Challenges Citations'!D:D,'Challenges Citations'!F:F=E44))&quot;);&quot;1, 5&quot;)" office:value-type="string" office:string-value="1, 5" calcext:value-type="string">
            <text:p>1, 5</text:p>
          </table:table-cell>
          <table:table-cell table:style-name="ce12" table:formula="of:=COUNTIF([$'Challenges Citations'.F$1:.F$1048576];[.E44])"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initial setup is complicated&quot;)" office:value-type="string" office:string-value="initial setup is complicated" calcext:value-type="string">
            <text:p>initial setup is complicated</text:p>
          </table:table-cell>
          <table:table-cell table:style-name="ce15" table:content-validation-name="val3" office:value-type="string" calcext:value-type="string">
            <text:p>no</text:p>
          </table:table-cell>
          <table:table-cell table:style-name="ce12" table:formula="of:=COUNTIFS([$'Challenge-Recommendation Links'.A$1:.A$1048576];[.A44];[$'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44)" office:value-type="float" office:value="44" calcext:value-type="float">
            <text:p>44</text:p>
          </table:table-cell>
          <table:table-cell table:style-name="ce12" table:formula="of:=IFERROR(__xludf.dummyfunction(&quot;TEXTJOIN(&quot;&quot;, &quot;&quot;, true, filter('Challenges Citations'!D:D,'Challenges Citations'!F:F=E45))&quot;);&quot;9&quot;)" office:value-type="string" office:string-value="9" calcext:value-type="string">
            <text:p>9</text:p>
          </table:table-cell>
          <table:table-cell table:style-name="ce12" table:formula="of:=COUNTIF([$'Challenges Citations'.F$1:.F$1048576];[.E45])"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DevOps requires complex and laborious architectures.&quot;)" office:value-type="string" office:string-value="DevOps requires complex and laborious architectures." calcext:value-type="string">
            <text:p>DevOps requires complex and laborious architectures.</text:p>
          </table:table-cell>
          <table:table-cell table:style-name="ce15" table:content-validation-name="val3" office:value-type="string" calcext:value-type="string">
            <text:p>yes</text:p>
          </table:table-cell>
          <table:table-cell table:style-name="ce12" table:formula="of:=COUNTIFS([$'Challenge-Recommendation Links'.A$1:.A$1048576];[.A45];[$'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45)" office:value-type="float" office:value="45" calcext:value-type="float">
            <text:p>45</text:p>
          </table:table-cell>
          <table:table-cell table:style-name="ce12" table:formula="of:=IFERROR(__xludf.dummyfunction(&quot;TEXTJOIN(&quot;&quot;, &quot;&quot;, true, filter('Challenges Citations'!D:D,'Challenges Citations'!F:F=E46))&quot;);&quot;9, 13&quot;)" office:value-type="string" office:string-value="9, 13" calcext:value-type="string">
            <text:p>9, 13</text:p>
          </table:table-cell>
          <table:table-cell table:style-name="ce12" table:formula="of:=COUNTIF([$'Challenges Citations'.F$1:.F$1048576];[.E46])"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virtualization environments are laborious and complex.&quot;)" office:value-type="string" office:string-value="virtualization environments are laborious and complex." calcext:value-type="string">
            <text:p>virtualization environments are laborious and complex.</text:p>
          </table:table-cell>
          <table:table-cell table:style-name="ce15" table:content-validation-name="val3" office:value-type="string" calcext:value-type="string">
            <text:p>no</text:p>
          </table:table-cell>
          <table:table-cell table:style-name="ce12" table:formula="of:=COUNTIFS([$'Challenge-Recommendation Links'.A$1:.A$1048576];[.A46];[$'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46)" office:value-type="float" office:value="46" calcext:value-type="float">
            <text:p>46</text:p>
          </table:table-cell>
          <table:table-cell table:style-name="ce12" table:formula="of:=IFERROR(__xludf.dummyfunction(&quot;TEXTJOIN(&quot;&quot;, &quot;&quot;, true, filter('Challenges Citations'!D:D,'Challenges Citations'!F:F=E47))&quot;);&quot;9&quot;)" office:value-type="string" office:string-value="9" calcext:value-type="string">
            <text:p>9</text:p>
          </table:table-cell>
          <table:table-cell table:style-name="ce12" table:formula="of:=COUNTIF([$'Challenges Citations'.F$1:.F$1048576];[.E47])"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maintaining the virtual environment increase costs&quot;)" office:value-type="string" office:string-value="maintaining the virtual environment increase costs" calcext:value-type="string">
            <text:p>maintaining the virtual environment increase costs</text:p>
          </table:table-cell>
          <table:table-cell table:style-name="ce15" table:content-validation-name="val3" office:value-type="string" calcext:value-type="string">
            <text:p>no</text:p>
          </table:table-cell>
          <table:table-cell table:style-name="ce12" table:formula="of:=COUNTIFS([$'Challenge-Recommendation Links'.A$1:.A$1048576];[.A47];[$'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47)" office:value-type="float" office:value="47" calcext:value-type="float">
            <text:p>47</text:p>
          </table:table-cell>
          <table:table-cell table:style-name="ce12" table:formula="of:=IFERROR(__xludf.dummyfunction(&quot;TEXTJOIN(&quot;&quot;, &quot;&quot;, true, filter('Challenges Citations'!D:D,'Challenges Citations'!F:F=E48))&quot;);&quot;9, 11&quot;)" office:value-type="string" office:string-value="9, 11" calcext:value-type="string">
            <text:p>9, 11</text:p>
          </table:table-cell>
          <table:table-cell table:style-name="ce12" table:formula="of:=COUNTIF([$'Challenges Citations'.F$1:.F$1048576];[.E48])"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setup the tools and workflows increases the effort for educators.&quot;)" office:value-type="string" office:string-value="setup the tools and workflows increases the effort for educators." calcext:value-type="string">
            <text:p>setup the tools and workflows increases the effort for educators.</text:p>
          </table:table-cell>
          <table:table-cell table:style-name="ce15" table:content-validation-name="val3" office:value-type="string" calcext:value-type="string">
            <text:p>yes</text:p>
          </table:table-cell>
          <table:table-cell table:style-name="ce12" table:formula="of:=COUNTIFS([$'Challenge-Recommendation Links'.A$1:.A$1048576];[.A48];[$'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8)" office:value-type="float" office:value="48" calcext:value-type="float">
            <text:p>48</text:p>
          </table:table-cell>
          <table:table-cell table:style-name="ce12" table:formula="of:=IFERROR(__xludf.dummyfunction(&quot;TEXTJOIN(&quot;&quot;, &quot;&quot;, true, filter('Challenges Citations'!D:D,'Challenges Citations'!F:F=E49))&quot;);&quot;5&quot;)" office:value-type="string" office:string-value="5" calcext:value-type="string">
            <text:p>5</text:p>
          </table:table-cell>
          <table:table-cell table:style-name="ce12" table:formula="of:=COUNTIF([$'Challenges Citations'.F$1:.F$1048576];[.E49])"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contraints problems with cloud service and institutional security policies.&quot;)" office:value-type="string" office:string-value="contraints problems with cloud service and institutional security policies." calcext:value-type="string">
            <text:p>contraints problems with cloud service and institutional security policies.</text:p>
          </table:table-cell>
          <table:table-cell table:style-name="ce15" table:content-validation-name="val3" office:value-type="string" calcext:value-type="string">
            <text:p>no</text:p>
          </table:table-cell>
          <table:table-cell table:style-name="ce12" table:formula="of:=COUNTIFS([$'Challenge-Recommendation Links'.A$1:.A$1048576];[.A49];[$'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9)" office:value-type="float" office:value="49" calcext:value-type="float">
            <text:p>49</text:p>
          </table:table-cell>
          <table:table-cell table:style-name="ce12" table:formula="of:=IFERROR(__xludf.dummyfunction(&quot;TEXTJOIN(&quot;&quot;, &quot;&quot;, true, filter('Challenges Citations'!D:D,'Challenges Citations'!F:F=E50))&quot;);&quot;4&quot;)" office:value-type="string" office:string-value="4" calcext:value-type="string">
            <text:p>4</text:p>
          </table:table-cell>
          <table:table-cell table:style-name="ce12" table:formula="of:=COUNTIF([$'Challenges Citations'.F$1:.F$1048576];[.E5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hard time to get into the project’s subject&quot;)" office:value-type="string" office:string-value="hard time to get into the project’s subject" calcext:value-type="string">
            <text:p>hard time to get into the project’s subject</text:p>
          </table:table-cell>
          <table:table-cell table:style-name="ce15" table:content-validation-name="val3" office:value-type="string" calcext:value-type="string">
            <text:p>no</text:p>
          </table:table-cell>
          <table:table-cell table:style-name="ce12" table:formula="of:=COUNTIFS([$'Challenge-Recommendation Links'.A$1:.A$1048576];[.A50];[$'Challenge-Recommendation Links'.H$1:.H$1048576];&quot;&lt;&gt;&quot;)"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50)" office:value-type="float" office:value="50" calcext:value-type="float">
            <text:p>50</text:p>
          </table:table-cell>
          <table:table-cell table:style-name="ce12" table:formula="of:=IFERROR(__xludf.dummyfunction(&quot;TEXTJOIN(&quot;&quot;, &quot;&quot;, true, filter('Challenges Citations'!D:D,'Challenges Citations'!F:F=E51))&quot;);&quot;4&quot;)" office:value-type="string" office:string-value="4" calcext:value-type="string">
            <text:p>4</text:p>
          </table:table-cell>
          <table:table-cell table:style-name="ce12" table:formula="of:=COUNTIF([$'Challenges Citations'.F$1:.F$1048576];[.E5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very hard work to get the project done&quot;)" office:value-type="string" office:string-value="very hard work to get the project done" calcext:value-type="string">
            <text:p>very hard work to get the project done</text:p>
          </table:table-cell>
          <table:table-cell table:style-name="ce15" table:content-validation-name="val3" office:value-type="string" calcext:value-type="string">
            <text:p>no</text:p>
          </table:table-cell>
          <table:table-cell table:style-name="ce12" table:formula="of:=COUNTIFS([$'Challenge-Recommendation Links'.A$1:.A$1048576];[.A51];[$'Challenge-Recommendation Links'.H$1:.H$1048576];&quot;&lt;&gt;&quot;)"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51)" office:value-type="float" office:value="51" calcext:value-type="float">
            <text:p>51</text:p>
          </table:table-cell>
          <table:table-cell table:style-name="ce12" table:formula="of:=IFERROR(__xludf.dummyfunction(&quot;TEXTJOIN(&quot;&quot;, &quot;&quot;, true, filter('Challenges Citations'!D:D,'Challenges Citations'!F:F=E52))&quot;);&quot;6&quot;)" office:value-type="string" office:string-value="6" calcext:value-type="string">
            <text:p>6</text:p>
          </table:table-cell>
          <table:table-cell table:style-name="ce12" table:formula="of:=COUNTIF([$'Challenges Citations'.F$1:.F$1048576];[.E5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difficulty is to find realistic enough projects that students can still handle.&quot;)" office:value-type="string" office:string-value="The difficulty is to find realistic enough projects that students can still handle." calcext:value-type="string">
            <text:p>The difficulty is to find realistic enough projects that students can still handle.</text:p>
          </table:table-cell>
          <table:table-cell table:style-name="ce15" table:content-validation-name="val3" office:value-type="string" calcext:value-type="string">
            <text:p>no</text:p>
          </table:table-cell>
          <table:table-cell table:style-name="ce12" table:formula="of:=COUNTIFS([$'Challenge-Recommendation Links'.A$1:.A$1048576];[.A52];[$'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2)" office:value-type="float" office:value="52" calcext:value-type="float">
            <text:p>52</text:p>
          </table:table-cell>
          <table:table-cell table:style-name="ce12" table:formula="of:=IFERROR(__xludf.dummyfunction(&quot;TEXTJOIN(&quot;&quot;, &quot;&quot;, true, filter('Challenges Citations'!D:D,'Challenges Citations'!F:F=E53))&quot;);&quot;17&quot;)" office:value-type="string" office:string-value="17" calcext:value-type="string">
            <text:p>17</text:p>
          </table:table-cell>
          <table:table-cell table:style-name="ce12" table:formula="of:=COUNTIF([$'Challenges Citations'.F$1:.F$1048576];[.E5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is difficult to work with real project&quot;)" office:value-type="string" office:string-value="it is difficult to work with real project" calcext:value-type="string">
            <text:p>it is difficult to work with real project</text:p>
          </table:table-cell>
          <table:table-cell table:style-name="ce15" table:content-validation-name="val3" office:value-type="string" calcext:value-type="string">
            <text:p>no</text:p>
          </table:table-cell>
          <table:table-cell table:style-name="ce12" table:formula="of:=COUNTIFS([$'Challenge-Recommendation Links'.A$1:.A$1048576];[.A53];[$'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53)" office:value-type="float" office:value="53" calcext:value-type="float">
            <text:p>53</text:p>
          </table:table-cell>
          <table:table-cell table:style-name="ce12" table:formula="of:=IFERROR(__xludf.dummyfunction(&quot;TEXTJOIN(&quot;&quot;, &quot;&quot;, true, filter('Challenges Citations'!D:D,'Challenges Citations'!F:F=E54))&quot;);&quot;17&quot;)" office:value-type="string" office:string-value="17" calcext:value-type="string">
            <text:p>17</text:p>
          </table:table-cell>
          <table:table-cell table:style-name="ce12" table:formula="of:=COUNTIF([$'Challenges Citations'.F$1:.F$1048576];[.E5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one fixed project for all students could be boring.&quot;)" office:value-type="string" office:string-value="one fixed project for all students could be boring." calcext:value-type="string">
            <text:p>one fixed project for all students could be boring.</text:p>
          </table:table-cell>
          <table:table-cell table:style-name="ce15" table:content-validation-name="val3" office:value-type="string" calcext:value-type="string">
            <text:p>no</text:p>
          </table:table-cell>
          <table:table-cell table:style-name="ce12" table:formula="of:=COUNTIFS([$'Challenge-Recommendation Links'.A$1:.A$1048576];[.A54];[$'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4)" office:value-type="float" office:value="54" calcext:value-type="float">
            <text:p>54</text:p>
          </table:table-cell>
          <table:table-cell table:style-name="ce12" table:formula="of:=IFERROR(__xludf.dummyfunction(&quot;TEXTJOIN(&quot;&quot;, &quot;&quot;, true, filter('Challenges Citations'!D:D,'Challenges Citations'!F:F=E55))&quot;);&quot;18&quot;)" office:value-type="string" office:string-value="18" calcext:value-type="string">
            <text:p>18</text:p>
          </table:table-cell>
          <table:table-cell table:style-name="ce12" table:formula="of:=COUNTIF([$'Challenges Citations'.F$1:.F$1048576];[.E5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ifficult to see and control progress of the development of the project&quot;)" office:value-type="string" office:string-value="difficult to see and control progress of the development of the project" calcext:value-type="string">
            <text:p>difficult to see and control progress of the development of the project</text:p>
          </table:table-cell>
          <table:table-cell table:style-name="ce15" table:content-validation-name="val3" office:value-type="string" calcext:value-type="string">
            <text:p>no</text:p>
          </table:table-cell>
          <table:table-cell table:style-name="ce12" table:formula="of:=COUNTIFS([$'Challenge-Recommendation Links'.A$1:.A$1048576];[.A55];[$'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55)" office:value-type="float" office:value="55" calcext:value-type="float">
            <text:p>55</text:p>
          </table:table-cell>
          <table:table-cell table:style-name="ce12" table:formula="of:=IFERROR(__xludf.dummyfunction(&quot;TEXTJOIN(&quot;&quot;, &quot;&quot;, true, filter('Challenges Citations'!D:D,'Challenges Citations'!F:F=E56))&quot;);&quot;17&quot;)" office:value-type="string" office:string-value="17" calcext:value-type="string">
            <text:p>17</text:p>
          </table:table-cell>
          <table:table-cell table:style-name="ce12" table:formula="of:=COUNTIF([$'Challenges Citations'.F$1:.F$1048576];[.E56])"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is very challenging to fairly and timely evaluate and provide feedback to students with diversified projects and limited resources of lecturers and teaching assistants..&quot;)" office:value-type="string" office:string-value="It is very challenging to fairly and timely evaluate and provide feedback to students with diversified projects and limited resources of lecturers and teaching assistants.." calcext:value-type="string">
            <text:p>It is very challenging to fairly and timely evaluate and provide feedback to students with diversified projects and limited resources of lecturers and teaching assistants..</text:p>
          </table:table-cell>
          <table:table-cell table:style-name="ce15" table:content-validation-name="val3" office:value-type="string" calcext:value-type="string">
            <text:p>no</text:p>
          </table:table-cell>
          <table:table-cell table:style-name="ce12" table:formula="of:=COUNTIFS([$'Challenge-Recommendation Links'.A$1:.A$1048576];[.A56];[$'Challenge-Recommendation Links'.H$1:.H$1048576];&quot;&lt;&gt;&quot;)" office:value-type="float" office:value="5" calcext:value-type="float">
            <text:p>5</text:p>
          </table:table-cell>
          <table:table-cell table:number-columns-repeated="1017"/>
        </table:table-row>
        <table:table-row table:style-name="ro1">
          <table:table-cell table:style-name="ce12" table:formula="of:=IFERROR(__xludf.dummyfunction(&quot;&quot;&quot;COMPUTED_VALUE&quot;&quot;&quot;);56)" office:value-type="float" office:value="56" calcext:value-type="float">
            <text:p>56</text:p>
          </table:table-cell>
          <table:table-cell table:style-name="ce12" table:formula="of:=IFERROR(__xludf.dummyfunction(&quot;TEXTJOIN(&quot;&quot;, &quot;&quot;, true, filter('Challenges Citations'!D:D,'Challenges Citations'!F:F=E57))&quot;);&quot;15&quot;)" office:value-type="string" office:string-value="15" calcext:value-type="string">
            <text:p>15</text:p>
          </table:table-cell>
          <table:table-cell table:style-name="ce12" table:formula="of:=COUNTIF([$'Challenges Citations'.F$1:.F$1048576];[.E5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ifferences between academia and industry education: Learners initial state, Learners attitude, Pace of education, Expectation&quot;)" office:value-type="string" office:string-value="Differences between academia and industry education: Learners initial state, Learners attitude, Pace of education, Expectation" calcext:value-type="string">
            <text:p>Differences between academia and industry education: Learners initial state, Learners attitude, Pace of education, Expectation</text:p>
          </table:table-cell>
          <table:table-cell table:style-name="ce15" table:content-validation-name="val3" office:value-type="string" calcext:value-type="string">
            <text:p>no</text:p>
          </table:table-cell>
          <table:table-cell table:style-name="ce12" table:formula="of:=COUNTIFS([$'Challenge-Recommendation Links'.A$1:.A$1048576];[.A57];[$'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7)" office:value-type="float" office:value="57" calcext:value-type="float">
            <text:p>57</text:p>
          </table:table-cell>
          <table:table-cell table:style-name="ce12" table:formula="of:=IFERROR(__xludf.dummyfunction(&quot;TEXTJOIN(&quot;&quot;, &quot;&quot;, true, filter('Challenges Citations'!D:D,'Challenges Citations'!F:F=E58))&quot;);&quot;9&quot;)" office:value-type="string" office:string-value="9" calcext:value-type="string">
            <text:p>9</text:p>
          </table:table-cell>
          <table:table-cell table:style-name="ce12" table:formula="of:=COUNTIF([$'Challenges Citations'.F$1:.F$1048576];[.E58])"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Better bridges between education and work are thus needed.&quot;)" office:value-type="string" office:string-value="Better bridges between education and work are thus needed." calcext:value-type="string">
            <text:p>Better bridges between education and work are thus needed.</text:p>
          </table:table-cell>
          <table:table-cell table:style-name="ce15" table:content-validation-name="val3" office:value-type="string" calcext:value-type="string">
            <text:p>no</text:p>
          </table:table-cell>
          <table:table-cell table:style-name="ce12" table:formula="of:=COUNTIFS([$'Challenge-Recommendation Links'.A$1:.A$1048576];[.A58];[$'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8)" office:value-type="float" office:value="58" calcext:value-type="float">
            <text:p>58</text:p>
          </table:table-cell>
          <table:table-cell table:style-name="ce12" table:formula="of:=IFERROR(__xludf.dummyfunction(&quot;TEXTJOIN(&quot;&quot;, &quot;&quot;, true, filter('Challenges Citations'!D:D,'Challenges Citations'!F:F=E59))&quot;);&quot;14&quot;)" office:value-type="string" office:string-value="14" calcext:value-type="string">
            <text:p>14</text:p>
          </table:table-cell>
          <table:table-cell table:style-name="ce12" table:formula="of:=COUNTIF([$'Challenges Citations'.F$1:.F$1048576];[.E5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oy examples are not enough to understand the subject&quot;)" office:value-type="string" office:string-value="toy examples are not enough to understand the subject" calcext:value-type="string">
            <text:p>toy examples are not enough to understand the subject</text:p>
          </table:table-cell>
          <table:table-cell table:style-name="ce15" table:content-validation-name="val3" office:value-type="string" calcext:value-type="string">
            <text:p>no</text:p>
          </table:table-cell>
          <table:table-cell table:style-name="ce12" table:formula="of:=COUNTIFS([$'Challenge-Recommendation Links'.A$1:.A$1048576];[.A59];[$'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9)" office:value-type="float" office:value="59" calcext:value-type="float">
            <text:p>59</text:p>
          </table:table-cell>
          <table:table-cell table:style-name="ce12" table:formula="of:=IFERROR(__xludf.dummyfunction(&quot;TEXTJOIN(&quot;&quot;, &quot;&quot;, true, filter('Challenges Citations'!D:D,'Challenges Citations'!F:F=E60))&quot;);&quot;4&quot;)" office:value-type="string" office:string-value="4" calcext:value-type="string">
            <text:p>4</text:p>
          </table:table-cell>
          <table:table-cell table:style-name="ce12" table:formula="of:=COUNTIF([$'Challenges Citations'.F$1:.F$1048576];[.E6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unbalance between practical and theoretical work&quot;)" office:value-type="string" office:string-value="unbalance between practical and theoretical work" calcext:value-type="string">
            <text:p>unbalance between practical and theoretical work</text:p>
          </table:table-cell>
          <table:table-cell table:style-name="ce15" table:content-validation-name="val3" office:value-type="string" calcext:value-type="string">
            <text:p>no</text:p>
          </table:table-cell>
          <table:table-cell table:style-name="ce12" table:formula="of:=COUNTIFS([$'Challenge-Recommendation Links'.A$1:.A$1048576];[.A60];[$'Challenge-Recommendation Links'.H$1:.H$1048576];&quot;&lt;&gt;&quot;)"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60)" office:value-type="float" office:value="60" calcext:value-type="float">
            <text:p>60</text:p>
          </table:table-cell>
          <table:table-cell table:style-name="ce12" table:formula="of:=IFERROR(__xludf.dummyfunction(&quot;TEXTJOIN(&quot;&quot;, &quot;&quot;, true, filter('Challenges Citations'!D:D,'Challenges Citations'!F:F=E61))&quot;);&quot;5&quot;)" office:value-type="string" office:string-value="5" calcext:value-type="string">
            <text:p>5</text:p>
          </table:table-cell>
          <table:table-cell table:style-name="ce12" table:formula="of:=COUNTIF([$'Challenges Citations'.F$1:.F$1048576];[.E6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was taught in accelerated mode and lacked the depth necessary for a clear understanding of the technologies.&quot;)" office:value-type="string" office:string-value="It was taught in accelerated mode and lacked the depth necessary for a clear understanding of the technologies." calcext:value-type="string">
            <text:p>It was taught in accelerated mode and lacked the depth necessary for a clear understanding of the technologies.</text:p>
          </table:table-cell>
          <table:table-cell table:style-name="ce15" table:content-validation-name="val3" office:value-type="string" calcext:value-type="string">
            <text:p>no</text:p>
          </table:table-cell>
          <table:table-cell table:style-name="ce12" table:formula="of:=COUNTIFS([$'Challenge-Recommendation Links'.A$1:.A$1048576];[.A61];[$'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1)" office:value-type="float" office:value="61" calcext:value-type="float">
            <text:p>61</text:p>
          </table:table-cell>
          <table:table-cell table:style-name="ce12" table:formula="of:=IFERROR(__xludf.dummyfunction(&quot;TEXTJOIN(&quot;&quot;, &quot;&quot;, true, filter('Challenges Citations'!D:D,'Challenges Citations'!F:F=E62))&quot;);&quot;15&quot;)" office:value-type="string" office:string-value="15" calcext:value-type="string">
            <text:p>15</text:p>
          </table:table-cell>
          <table:table-cell table:style-name="ce12" table:formula="of:=COUNTIF([$'Challenges Citations'.F$1:.F$1048576];[.E6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how to set up the DevOps approach itself from scratch.&quot;)" office:value-type="string" office:string-value="how to set up the DevOps approach itself from scratch." calcext:value-type="string">
            <text:p>how to set up the DevOps approach itself from scratch.</text:p>
          </table:table-cell>
          <table:table-cell table:style-name="ce15" table:content-validation-name="val3" office:value-type="string" calcext:value-type="string">
            <text:p>yes</text:p>
          </table:table-cell>
          <table:table-cell table:style-name="ce12" table:formula="of:=COUNTIFS([$'Challenge-Recommendation Links'.A$1:.A$1048576];[.A6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2)" office:value-type="float" office:value="62" calcext:value-type="float">
            <text:p>62</text:p>
          </table:table-cell>
          <table:table-cell table:style-name="ce12" table:formula="of:=IFERROR(__xludf.dummyfunction(&quot;TEXTJOIN(&quot;&quot;, &quot;&quot;, true, filter('Challenges Citations'!D:D,'Challenges Citations'!F:F=E63))&quot;);&quot;4&quot;)" office:value-type="string" office:string-value="4" calcext:value-type="string">
            <text:p>4</text:p>
          </table:table-cell>
          <table:table-cell table:style-name="ce12" table:formula="of:=COUNTIF([$'Challenges Citations'.F$1:.F$1048576];[.E6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students not motivated.&quot;)" office:value-type="string" office:string-value="students not motivated." calcext:value-type="string">
            <text:p>students not motivated.</text:p>
          </table:table-cell>
          <table:table-cell table:style-name="ce15" table:content-validation-name="val3" office:value-type="string" calcext:value-type="string">
            <text:p>no</text:p>
          </table:table-cell>
          <table:table-cell table:style-name="ce12" table:formula="of:=COUNTIFS([$'Challenge-Recommendation Links'.A$1:.A$1048576];[.A63];[$'Challenge-Recommendation Links'.H$1:.H$1048576];&quot;&lt;&gt;&quot;)" office:value-type="float" office:value="9" calcext:value-type="float">
            <text:p>9</text:p>
          </table:table-cell>
          <table:table-cell table:number-columns-repeated="1017"/>
        </table:table-row>
        <table:table-row table:style-name="ro1">
          <table:table-cell table:style-name="ce12" table:formula="of:=IFERROR(__xludf.dummyfunction(&quot;&quot;&quot;COMPUTED_VALUE&quot;&quot;&quot;);63)" office:value-type="float" office:value="63" calcext:value-type="float">
            <text:p>63</text:p>
          </table:table-cell>
          <table:table-cell table:style-name="ce12" table:formula="of:=IFERROR(__xludf.dummyfunction(&quot;TEXTJOIN(&quot;&quot;, &quot;&quot;, true, filter('Challenges Citations'!D:D,'Challenges Citations'!F:F=E64))&quot;);&quot;6&quot;)" office:value-type="string" office:string-value="6" calcext:value-type="string">
            <text:p>6</text:p>
          </table:table-cell>
          <table:table-cell table:style-name="ce12" table:formula="of:=COUNTIF([$'Challenges Citations'.F$1:.F$1048576];[.E6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Students’ motivation is crucial for a successful DevOps course&quot;)" office:value-type="string" office:string-value="Students’ motivation is crucial for a successful DevOps course" calcext:value-type="string">
            <text:p>Students’ motivation is crucial for a successful DevOps course</text:p>
          </table:table-cell>
          <table:table-cell table:style-name="ce15" table:content-validation-name="val3" office:value-type="string" calcext:value-type="string">
            <text:p>no</text:p>
          </table:table-cell>
          <table:table-cell table:style-name="ce12" table:formula="of:=COUNTIFS([$'Challenge-Recommendation Links'.A$1:.A$1048576];[.A64];[$'Challenge-Recommendation Links'.H$1:.H$1048576];&quot;&lt;&gt;&quot;)" office:value-type="float" office:value="8" calcext:value-type="float">
            <text:p>8</text:p>
          </table:table-cell>
          <table:table-cell table:number-columns-repeated="1017"/>
        </table:table-row>
        <table:table-row table:style-name="ro1">
          <table:table-cell table:style-name="ce12" table:formula="of:=IFERROR(__xludf.dummyfunction(&quot;&quot;&quot;COMPUTED_VALUE&quot;&quot;&quot;);64)" office:value-type="float" office:value="64" calcext:value-type="float">
            <text:p>64</text:p>
          </table:table-cell>
          <table:table-cell table:style-name="ce12" table:formula="of:=IFERROR(__xludf.dummyfunction(&quot;TEXTJOIN(&quot;&quot;, &quot;&quot;, true, filter('Challenges Citations'!D:D,'Challenges Citations'!F:F=E65))&quot;);&quot;10, 1&quot;)" office:value-type="string" office:string-value="10, 1" calcext:value-type="string">
            <text:p>10, 1</text:p>
          </table:table-cell>
          <table:table-cell table:style-name="ce12" table:formula="of:=COUNTIF([$'Challenges Citations'.F$1:.F$1048576];[.E65])" office:value-type="float" office:value="2" calcext:value-type="float">
            <text:p>2</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DevOps tools are complex.&quot;)" office:value-type="string" office:string-value="DevOps tools are complex." calcext:value-type="string">
            <text:p>DevOps tools are complex.</text:p>
          </table:table-cell>
          <table:table-cell table:style-name="ce15" table:content-validation-name="val3" office:value-type="string" calcext:value-type="string">
            <text:p>yes</text:p>
          </table:table-cell>
          <table:table-cell table:style-name="ce12" table:formula="of:=COUNTIFS([$'Challenge-Recommendation Links'.A$1:.A$1048576];[.A65];[$'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5)" office:value-type="float" office:value="65" calcext:value-type="float">
            <text:p>65</text:p>
          </table:table-cell>
          <table:table-cell table:style-name="ce12" table:formula="of:=IFERROR(__xludf.dummyfunction(&quot;TEXTJOIN(&quot;&quot;, &quot;&quot;, true, filter('Challenges Citations'!D:D,'Challenges Citations'!F:F=E66))&quot;);&quot;1, 7&quot;)" office:value-type="string" office:string-value="1, 7" calcext:value-type="string">
            <text:p>1, 7</text:p>
          </table:table-cell>
          <table:table-cell table:style-name="ce12" table:formula="of:=COUNTIF([$'Challenges Citations'.F$1:.F$1048576];[.E66])" office:value-type="float" office:value="2" calcext:value-type="float">
            <text:p>2</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Many DevOps tools for teacher to learn.&quot;)" office:value-type="string" office:string-value="Many DevOps tools for teacher to learn." calcext:value-type="string">
            <text:p>Many DevOps tools for teacher to learn.</text:p>
          </table:table-cell>
          <table:table-cell table:style-name="ce15" table:content-validation-name="val3" office:value-type="string" calcext:value-type="string">
            <text:p>yes</text:p>
          </table:table-cell>
          <table:table-cell table:style-name="ce12" table:formula="of:=COUNTIFS([$'Challenge-Recommendation Links'.A$1:.A$1048576];[.A66];[$'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6)" office:value-type="float" office:value="66" calcext:value-type="float">
            <text:p>66</text:p>
          </table:table-cell>
          <table:table-cell table:style-name="ce12" table:formula="of:=IFERROR(__xludf.dummyfunction(&quot;TEXTJOIN(&quot;&quot;, &quot;&quot;, true, filter('Challenges Citations'!D:D,'Challenges Citations'!F:F=E67))&quot;);&quot;9&quot;)" office:value-type="string" office:string-value="9" calcext:value-type="string">
            <text:p>9</text:p>
          </table:table-cell>
          <table:table-cell table:style-name="ce12" table:formula="of:=COUNTIF([$'Challenges Citations'.F$1:.F$1048576];[.E67])"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DevOps tools are new and time-consuming for a universitary lecturer.&quot;)" office:value-type="string" office:string-value="DevOps tools are new and time-consuming for a universitary lecturer." calcext:value-type="string">
            <text:p>DevOps tools are new and time-consuming for a universitary lecturer.</text:p>
          </table:table-cell>
          <table:table-cell table:style-name="ce15" table:content-validation-name="val3" office:value-type="string" calcext:value-type="string">
            <text:p>yes</text:p>
          </table:table-cell>
          <table:table-cell table:style-name="ce12" table:formula="of:=COUNTIFS([$'Challenge-Recommendation Links'.A$1:.A$1048576];[.A67];[$'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7)" office:value-type="float" office:value="67" calcext:value-type="float">
            <text:p>67</text:p>
          </table:table-cell>
          <table:table-cell table:style-name="ce12" table:formula="of:=IFERROR(__xludf.dummyfunction(&quot;TEXTJOIN(&quot;&quot;, &quot;&quot;, true, filter('Challenges Citations'!D:D,'Challenges Citations'!F:F=E68))&quot;);&quot;1&quot;)" office:value-type="string" office:string-value="1" calcext:value-type="string">
            <text:p>1</text:p>
          </table:table-cell>
          <table:table-cell table:style-name="ce12" table:formula="of:=COUNTIF([$'Challenges Citations'.F$1:.F$1048576];[.E68])"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ome devops tools involve learning curve.&quot;)" office:value-type="string" office:string-value="some devops tools involve learning curve." calcext:value-type="string">
            <text:p>some devops tools involve learning curve.</text:p>
          </table:table-cell>
          <table:table-cell table:style-name="ce15" table:content-validation-name="val3" office:value-type="string" calcext:value-type="string">
            <text:p>yes</text:p>
          </table:table-cell>
          <table:table-cell table:style-name="ce12" table:formula="of:=COUNTIFS([$'Challenge-Recommendation Links'.A$1:.A$1048576];[.A68];[$'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8)" office:value-type="float" office:value="68" calcext:value-type="float">
            <text:p>68</text:p>
          </table:table-cell>
          <table:table-cell table:style-name="ce12" table:formula="of:=IFERROR(__xludf.dummyfunction(&quot;TEXTJOIN(&quot;&quot;, &quot;&quot;, true, filter('Challenges Citations'!D:D,'Challenges Citations'!F:F=E69))&quot;);&quot;9, 13&quot;)" office:value-type="string" office:string-value="9, 13" calcext:value-type="string">
            <text:p>9, 13</text:p>
          </table:table-cell>
          <table:table-cell table:style-name="ce12" table:formula="of:=COUNTIF([$'Challenges Citations'.F$1:.F$1048576];[.E69])" office:value-type="float" office:value="2" calcext:value-type="float">
            <text:p>2</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DevOps overhead of keeping up with the industrial state-of-the-art at universities is often too high.&quot;)" office:value-type="string" office:string-value="DevOps overhead of keeping up with the industrial state-of-the-art at universities is often too high." calcext:value-type="string">
            <text:p>DevOps overhead of keeping up with the industrial state-of-the-art at universities is often too high.</text:p>
          </table:table-cell>
          <table:table-cell table:style-name="ce15" table:content-validation-name="val3" office:value-type="string" calcext:value-type="string">
            <text:p>yes</text:p>
          </table:table-cell>
          <table:table-cell table:style-name="ce12" table:formula="of:=COUNTIFS([$'Challenge-Recommendation Links'.A$1:.A$1048576];[.A69];[$'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9)" office:value-type="float" office:value="69" calcext:value-type="float">
            <text:p>69</text:p>
          </table:table-cell>
          <table:table-cell table:style-name="ce12" table:formula="of:=IFERROR(__xludf.dummyfunction(&quot;TEXTJOIN(&quot;&quot;, &quot;&quot;, true, filter('Challenges Citations'!D:D,'Challenges Citations'!F:F=E70))&quot;);&quot;8&quot;)" office:value-type="string" office:string-value="8" calcext:value-type="string">
            <text:p>8</text:p>
          </table:table-cell>
          <table:table-cell table:style-name="ce12" table:formula="of:=COUNTIF([$'Challenges Citations'.F$1:.F$1048576];[.E70])"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void focusing only on tools.&quot;)" office:value-type="string" office:string-value="Avoid focusing only on tools." calcext:value-type="string">
            <text:p>Avoid focusing only on tools.</text:p>
          </table:table-cell>
          <table:table-cell table:style-name="ce15" table:content-validation-name="val3" office:value-type="string" calcext:value-type="string">
            <text:p>no</text:p>
          </table:table-cell>
          <table:table-cell table:style-name="ce12" table:formula="of:=COUNTIFS([$'Challenge-Recommendation Links'.A$1:.A$1048576];[.A70];[$'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0)" office:value-type="float" office:value="70" calcext:value-type="float">
            <text:p>70</text:p>
          </table:table-cell>
          <table:table-cell table:style-name="ce12" table:formula="of:=IFERROR(__xludf.dummyfunction(&quot;TEXTJOIN(&quot;&quot;, &quot;&quot;, true, filter('Challenges Citations'!D:D,'Challenges Citations'!F:F=E71))&quot;);&quot;10&quot;)" office:value-type="string" office:string-value="10" calcext:value-type="string">
            <text:p>10</text:p>
          </table:table-cell>
          <table:table-cell table:style-name="ce12" table:formula="of:=COUNTIF([$'Challenges Citations'.F$1:.F$1048576];[.E71])"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high computing power need can lead to resource-induced problems for computers of students.&quot;)" office:value-type="string" office:string-value="high computing power need can lead to resource-induced problems for computers of students." calcext:value-type="string">
            <text:p>high computing power need can lead to resource-induced problems for computers of students.</text:p>
          </table:table-cell>
          <table:table-cell table:style-name="ce15" table:content-validation-name="val3" office:value-type="string" calcext:value-type="string">
            <text:p>no</text:p>
          </table:table-cell>
          <table:table-cell table:style-name="ce12" table:formula="of:=COUNTIFS([$'Challenge-Recommendation Links'.A$1:.A$1048576];[.A71];[$'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1)" office:value-type="float" office:value="71" calcext:value-type="float">
            <text:p>71</text:p>
          </table:table-cell>
          <table:table-cell table:style-name="ce12" table:formula="of:=IFERROR(__xludf.dummyfunction(&quot;TEXTJOIN(&quot;&quot;, &quot;&quot;, true, filter('Challenges Citations'!D:D,'Challenges Citations'!F:F=E72))&quot;);&quot;12&quot;)" office:value-type="string" office:string-value="12" calcext:value-type="string">
            <text:p>12</text:p>
          </table:table-cell>
          <table:table-cell table:style-name="ce12" table:formula="of:=COUNTIF([$'Challenges Citations'.F$1:.F$1048576];[.E72])"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pecific learning tool does not detect all problems.&quot;)" office:value-type="string" office:string-value="specific learning tool does not detect all problems." calcext:value-type="string">
            <text:p>specific learning tool does not detect all problems.</text:p>
          </table:table-cell>
          <table:table-cell table:style-name="ce15" table:content-validation-name="val3" office:value-type="string" calcext:value-type="string">
            <text:p>no</text:p>
          </table:table-cell>
          <table:table-cell table:style-name="ce12" table:formula="of:=COUNTIFS([$'Challenge-Recommendation Links'.A$1:.A$1048576];[.A72];[$'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72)" office:value-type="float" office:value="72" calcext:value-type="float">
            <text:p>72</text:p>
          </table:table-cell>
          <table:table-cell table:style-name="ce12" table:formula="of:=IFERROR(__xludf.dummyfunction(&quot;TEXTJOIN(&quot;&quot;, &quot;&quot;, true, filter('Challenges Citations'!D:D,'Challenges Citations'!F:F=E73))&quot;);&quot;1&quot;)" office:value-type="string" office:string-value="1" calcext:value-type="string">
            <text:p>1</text:p>
          </table:table-cell>
          <table:table-cell table:style-name="ce12" table:formula="of:=COUNTIF([$'Challenges Citations'.F$1:.F$1048576];[.E73])"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Git tool should be a prerequisite.&quot;)" office:value-type="string" office:string-value="Git tool should be a prerequisite." calcext:value-type="string">
            <text:p>Git tool should be a prerequisite.</text:p>
          </table:table-cell>
          <table:table-cell table:style-name="ce15" table:content-validation-name="val3" office:value-type="string" calcext:value-type="string">
            <text:p>no</text:p>
          </table:table-cell>
          <table:table-cell table:style-name="ce12" table:formula="of:=COUNTIFS([$'Challenge-Recommendation Links'.A$1:.A$1048576];[.A73];[$'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3)" office:value-type="float" office:value="73" calcext:value-type="float">
            <text:p>73</text:p>
          </table:table-cell>
          <table:table-cell table:style-name="ce12" table:formula="of:=IFERROR(__xludf.dummyfunction(&quot;TEXTJOIN(&quot;&quot;, &quot;&quot;, true, filter('Challenges Citations'!D:D,'Challenges Citations'!F:F=E74))&quot;);&quot;1&quot;)" office:value-type="string" office:string-value="1" calcext:value-type="string">
            <text:p>1</text:p>
          </table:table-cell>
          <table:table-cell table:style-name="ce12" table:formula="of:=COUNTIF([$'Challenges Citations'.F$1:.F$1048576];[.E74])"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tatic analysis tool lacks of failures when detect possible issues.&quot;)" office:value-type="string" office:string-value="Static analysis tool lacks of failures when detect possible issues." calcext:value-type="string">
            <text:p>Static analysis tool lacks of failures when detect possible issues.</text:p>
          </table:table-cell>
          <table:table-cell table:style-name="ce15" table:content-validation-name="val3" office:value-type="string" calcext:value-type="string">
            <text:p>no</text:p>
          </table:table-cell>
          <table:table-cell table:style-name="ce12" table:formula="of:=COUNTIFS([$'Challenge-Recommendation Links'.A$1:.A$1048576];[.A74];[$'Challenge-Recommendation Links'.H$1:.H$1048576];&quot;&lt;&gt;&quot;)" office:value-type="float" office:value="1" calcext:value-type="float">
            <text:p>1</text:p>
          </table:table-cell>
          <table:table-cell table:number-columns-repeated="1017"/>
        </table:table-row>
        <table:table-row table:style-name="ro2" table:number-rows-repeated="1048501">
          <table:table-cell table:number-columns-repeated="1024"/>
        </table:table-row>
        <table:table-row table:style-name="ro2">
          <table:table-cell table:number-columns-repeated="1024"/>
        </table:table-row>
      </table:table>
      <table:table table:name="Challenges Graphics" table:style-name="ta4">
        <table:table-column table:style-name="co2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10" table:number-columns-repeated="1015" table:default-cell-style-name="Default"/>
        <table:table-row table:style-name="ro1">
          <table:table-cell/>
          <table:table-cell table:style-name="ce20" office:value-type="string" calcext:value-type="string">
            <text:p>Challenges</text:p>
          </table:table-cell>
          <table:table-cell table:style-name="ce9" office:value-type="string" calcext:value-type="string">
            <text:p>%</text:p>
          </table:table-cell>
          <table:table-cell/>
          <table:table-cell>
            <draw:frame table:end-cell-address="'Challenges Graphics'.H13" table:end-x="187.46pt" table:end-y="8.99pt" draw:z-index="0" draw:name="Chart 2" draw:style-name="gr1" draw:text-style-name="P1" svg:width="464.97pt" svg:height="197.97pt" svg:x="9.75pt" svg:y="0pt">
              <draw:object draw:notify-on-update-of-ranges="'Challenges Graphics'.A2:'Challenges Graphics'.A8 'Challenges Graphics'.B1:'Challenges Graphics'.B1 'Challenges Graphics'.B2:'Challenges Graphics'.B8" xlink:href="./Object 2" xlink:type="simple" xlink:show="embed" xlink:actuate="onLoad">
                <loext:p/>
              </draw:object>
              <draw:image xlink:href="./ObjectReplacements/Object 2" xlink:type="simple" xlink:show="embed" xlink:actuate="onLoad"/>
            </draw:frame>
          </table:table-cell>
          <table:table-cell table:number-columns-repeated="2"/>
          <table:table-cell table:style-name="ce18" table:number-columns-repeated="2"/>
          <table:table-cell table:number-columns-repeated="1015"/>
        </table:table-row>
        <table:table-row table:style-name="ro1">
          <table:table-cell table:style-name="ce8" office:value-type="string" calcext:value-type="string">
            <text:p>pedagogy</text:p>
          </table:table-cell>
          <table:table-cell table:style-name="ce10" table:formula="of:=COUNTIFS(challengesCitationsTheme; [.A2]; challengesCitationsNumber; &quot;&lt;&gt;&quot;)" office:value-type="float" office:value="15" calcext:value-type="float">
            <text:p>15</text:p>
          </table:table-cell>
          <table:table-cell table:style-name="ce23" table:formula="of:=[.B2]/[.B$9]" office:value-type="percentage" office:value="0.205479452054794" calcext:value-type="percentage">
            <text:p>20.55%</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assessment</text:p>
          </table:table-cell>
          <table:table-cell table:style-name="ce10" table:formula="of:=COUNTIFS(challengesCitationsTheme; [.A3]; challengesCitationsNumber; &quot;&lt;&gt;&quot;)" office:value-type="float" office:value="11" calcext:value-type="float">
            <text:p>11</text:p>
          </table:table-cell>
          <table:table-cell table:style-name="ce23" table:formula="of:=[.B3]/[.B$9]" office:value-type="percentage" office:value="0.150684931506849" calcext:value-type="percentage">
            <text:p>15.07%</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curriculum</text:p>
          </table:table-cell>
          <table:table-cell table:style-name="ce10" table:formula="of:=COUNTIFS(challengesCitationsTheme; [.A4]; challengesCitationsNumber; &quot;&lt;&gt;&quot;)" office:value-type="float" office:value="11" calcext:value-type="float">
            <text:p>11</text:p>
          </table:table-cell>
          <table:table-cell table:style-name="ce23" table:formula="of:=[.B4]/[.B$9]" office:value-type="percentage" office:value="0.150684931506849" calcext:value-type="percentage">
            <text:p>15.07%</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tools</text:p>
          </table:table-cell>
          <table:table-cell table:style-name="ce10" table:formula="of:=COUNTIFS(challengesCitationsTheme; [.A5]; challengesCitationsNumber; &quot;&lt;&gt;&quot;)" office:value-type="float" office:value="10" calcext:value-type="float">
            <text:p>10</text:p>
          </table:table-cell>
          <table:table-cell table:style-name="ce23" table:formula="of:=[.B5]/[.B$9]" office:value-type="percentage" office:value="0.136986301369863" calcext:value-type="percentage">
            <text:p>13.70%</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devops concepts</text:p>
          </table:table-cell>
          <table:table-cell table:style-name="ce10" table:formula="of:=COUNTIFS(challengesCitationsTheme; [.A6]; challengesCitationsNumber; &quot;&lt;&gt;&quot;)" office:value-type="float" office:value="9" calcext:value-type="float">
            <text:p>9</text:p>
          </table:table-cell>
          <table:table-cell table:style-name="ce23" table:formula="of:=[.B6]/[.B$9]" office:value-type="percentage" office:value="0.123287671232877" calcext:value-type="percentage">
            <text:p>12.33%</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classes preparation</text:p>
          </table:table-cell>
          <table:table-cell table:style-name="ce10" table:formula="of:=COUNTIFS(challengesCitationsTheme; [.A7]; challengesCitationsNumber; &quot;&lt;&gt;&quot;)" office:value-type="float" office:value="10" calcext:value-type="float">
            <text:p>10</text:p>
          </table:table-cell>
          <table:table-cell table:style-name="ce23" table:formula="of:=[.B7]/[.B$9]" office:value-type="percentage" office:value="0.136986301369863" calcext:value-type="percentage">
            <text:p>13.70%</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environment setup</text:p>
          </table:table-cell>
          <table:table-cell table:style-name="ce10" table:formula="of:=COUNTIFS(challengesCitationsTheme; [.A8]; challengesCitationsNumber; &quot;&lt;&gt;&quot;)" office:value-type="float" office:value="7" calcext:value-type="float">
            <text:p>7</text:p>
          </table:table-cell>
          <table:table-cell table:style-name="ce23" table:formula="of:=[.B8]/[.B$9]" office:value-type="percentage" office:value="0.0958904109589041" calcext:value-type="percentage">
            <text:p>9.59%</text:p>
          </table:table-cell>
          <table:table-cell table:number-columns-repeated="4"/>
          <table:table-cell table:style-name="ce19" table:number-columns-repeated="2"/>
          <table:table-cell table:number-columns-repeated="1015"/>
        </table:table-row>
        <table:table-row table:style-name="ro1">
          <table:table-cell table:style-name="ce17" office:value-type="string" calcext:value-type="string">
            <text:p>Amount</text:p>
          </table:table-cell>
          <table:table-cell table:style-name="ce10" table:formula="of:=SUM([.B2:.B8])" office:value-type="float" office:value="73" calcext:value-type="float">
            <text:p>73</text:p>
          </table:table-cell>
          <table:table-cell table:style-name="ce23" table:formula="of:=[.B9]/[.B$9]" office:value-type="percentage" office:value="1" calcext:value-type="percentage">
            <text:p>100.00%</text:p>
          </table:table-cell>
          <table:table-cell table:number-columns-repeated="4"/>
          <table:table-cell table:style-name="ce19" table:number-columns-repeated="2"/>
          <table:table-cell table:number-columns-repeated="1015"/>
        </table:table-row>
        <table:table-row table:style-name="ro1">
          <table:table-cell table:number-columns-repeated="7"/>
          <table:table-cell table:style-name="ce19" table:number-columns-repeated="2"/>
          <table:table-cell table:number-columns-repeated="1015"/>
        </table:table-row>
        <table:table-row table:style-name="ro1">
          <table:table-cell table:style-name="ce18" office:value-type="string" calcext:value-type="string">
            <text:p>number or recommendations</text:p>
          </table:table-cell>
          <table:table-cell table:style-name="ce18" office:value-type="string" calcext:value-type="string">
            <text:p>amount of challenges</text:p>
          </table:table-cell>
          <table:table-cell table:style-name="ce18"/>
          <table:table-cell table:number-columns-repeated="4"/>
          <table:table-cell table:style-name="ce19" table:number-columns-repeated="2"/>
          <table:table-cell table:number-columns-repeated="1015"/>
        </table:table-row>
        <table:table-row table:style-name="ro1">
          <table:table-cell table:style-name="ce12" office:value-type="float" office:value="0" calcext:value-type="float">
            <text:p>0</text:p>
          </table:table-cell>
          <table:table-cell table:style-name="ce19" table:formula="of:=COUNTIF(challengesAmountOfRecommendationsLinks;[.A12])" office:value-type="float" office:value="11" calcext:value-type="float">
            <text:p>11</text:p>
          </table:table-cell>
          <table:table-cell table:style-name="ce19"/>
          <table:table-cell table:number-columns-repeated="4"/>
          <table:table-cell table:style-name="ce19" table:number-columns-repeated="2"/>
          <table:table-cell table:number-columns-repeated="1015"/>
        </table:table-row>
        <table:table-row table:style-name="ro1">
          <table:table-cell table:style-name="ce12" office:value-type="float" office:value="1" calcext:value-type="float">
            <text:p>1</text:p>
          </table:table-cell>
          <table:table-cell table:style-name="ce19" table:formula="of:=COUNTIF(challengesAmountOfRecommendationsLinks;[.A13])" office:value-type="float" office:value="27" calcext:value-type="float">
            <text:p>27</text:p>
          </table:table-cell>
          <table:table-cell table:style-name="ce19"/>
          <table:table-cell/>
          <table:table-cell>
            <draw:frame table:end-cell-address="'Challenges Graphics'.H24" table:end-x="65.93pt" table:end-y="11.23pt" draw:z-index="1" draw:name="Chart 3" draw:style-name="gr1" draw:text-style-name="P1" svg:width="342.71pt" svg:height="170.99pt" svg:x="10.49pt" svg:y="13.49pt">
              <draw:object draw:notify-on-update-of-ranges="'Challenges Graphics'.A12:'Challenges Graphics'.A21 'Challenges Graphics'.B11:'Challenges Graphics'.B11 'Challenges Graphics'.B12:'Challenges Graphics'.B21"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
          <table:table-cell table:style-name="ce12" office:value-type="float" office:value="2" calcext:value-type="float">
            <text:p>2</text:p>
          </table:table-cell>
          <table:table-cell table:style-name="ce19" table:formula="of:=COUNTIF(challengesAmountOfRecommendationsLinks;[.A14])" office:value-type="float" office:value="15" calcext:value-type="float">
            <text:p>15</text:p>
          </table:table-cell>
          <table:table-cell table:style-name="ce19"/>
          <table:table-cell table:number-columns-repeated="4"/>
          <table:table-cell table:style-name="ce15" table:number-columns-repeated="2"/>
          <table:table-cell table:number-columns-repeated="1015"/>
        </table:table-row>
        <table:table-row table:style-name="ro1">
          <table:table-cell table:style-name="ce12" office:value-type="float" office:value="3" calcext:value-type="float">
            <text:p>3</text:p>
          </table:table-cell>
          <table:table-cell table:style-name="ce19" table:formula="of:=COUNTIF(challengesAmountOfRecommendationsLinks;[.A15])" office:value-type="float" office:value="4" calcext:value-type="float">
            <text:p>4</text:p>
          </table:table-cell>
          <table:table-cell table:style-name="ce19"/>
          <table:table-cell table:style-name="ce20"/>
          <table:table-cell table:number-columns-repeated="3"/>
          <table:table-cell table:style-name="ce21" table:number-columns-repeated="2"/>
          <table:table-cell table:number-columns-repeated="1015"/>
        </table:table-row>
        <table:table-row table:style-name="ro1">
          <table:table-cell table:style-name="ce12" office:value-type="float" office:value="4" calcext:value-type="float">
            <text:p>4</text:p>
          </table:table-cell>
          <table:table-cell table:style-name="ce19" table:formula="of:=COUNTIF(challengesAmountOfRecommendationsLinks;[.A16])" office:value-type="float" office:value="10" calcext:value-type="float">
            <text:p>10</text:p>
          </table:table-cell>
          <table:table-cell table:style-name="ce19"/>
          <table:table-cell table:style-name="ce20"/>
          <table:table-cell table:number-columns-repeated="3"/>
          <table:table-cell table:style-name="ce21" table:number-columns-repeated="2"/>
          <table:table-cell table:number-columns-repeated="1015"/>
        </table:table-row>
        <table:table-row table:style-name="ro1">
          <table:table-cell table:style-name="ce19" office:value-type="float" office:value="5" calcext:value-type="float">
            <text:p>5</text:p>
          </table:table-cell>
          <table:table-cell table:style-name="ce19" table:formula="of:=COUNTIF(challengesAmountOfRecommendationsLinks;[.A17])" office:value-type="float" office:value="1" calcext:value-type="float">
            <text:p>1</text:p>
          </table:table-cell>
          <table:table-cell table:style-name="ce19"/>
          <table:table-cell table:style-name="ce20"/>
          <table:table-cell table:number-columns-repeated="3"/>
          <table:table-cell table:style-name="ce21" table:number-columns-repeated="2"/>
          <table:table-cell table:number-columns-repeated="1015"/>
        </table:table-row>
        <table:table-row table:style-name="ro1">
          <table:table-cell table:style-name="ce12" office:value-type="float" office:value="6" calcext:value-type="float">
            <text:p>6</text:p>
          </table:table-cell>
          <table:table-cell table:style-name="ce19" table:formula="of:=COUNTIF(challengesAmountOfRecommendationsLinks;[.A18])" office:value-type="float" office:value="3" calcext:value-type="float">
            <text:p>3</text:p>
          </table:table-cell>
          <table:table-cell table:style-name="ce19"/>
          <table:table-cell table:number-columns-repeated="1021"/>
        </table:table-row>
        <table:table-row table:style-name="ro1">
          <table:table-cell table:style-name="ce12" office:value-type="float" office:value="7" calcext:value-type="float">
            <text:p>7</text:p>
          </table:table-cell>
          <table:table-cell table:style-name="ce19" table:formula="of:=COUNTIF(challengesAmountOfRecommendationsLinks;[.A19])" office:value-type="float" office:value="0" calcext:value-type="float">
            <text:p>0</text:p>
          </table:table-cell>
          <table:table-cell table:style-name="ce19"/>
          <table:table-cell table:number-columns-repeated="1021"/>
        </table:table-row>
        <table:table-row table:style-name="ro1">
          <table:table-cell table:style-name="ce12" office:value-type="float" office:value="8" calcext:value-type="float">
            <text:p>8</text:p>
          </table:table-cell>
          <table:table-cell table:style-name="ce19" table:formula="of:=COUNTIF(challengesAmountOfRecommendationsLinks;[.A20])" office:value-type="float" office:value="1" calcext:value-type="float">
            <text:p>1</text:p>
          </table:table-cell>
          <table:table-cell table:style-name="ce19"/>
          <table:table-cell table:number-columns-repeated="1021"/>
        </table:table-row>
        <table:table-row table:style-name="ro1">
          <table:table-cell table:style-name="ce12" office:value-type="float" office:value="9" calcext:value-type="float">
            <text:p>9</text:p>
          </table:table-cell>
          <table:table-cell table:style-name="ce19" table:formula="of:=COUNTIF(challengesAmountOfRecommendationsLinks;[.A21])" office:value-type="float" office:value="1" calcext:value-type="float">
            <text:p>1</text:p>
          </table:table-cell>
          <table:table-cell table:style-name="ce19"/>
          <table:table-cell table:number-columns-repeated="1021"/>
        </table:table-row>
        <table:table-row table:style-name="ro1">
          <table:table-cell table:style-name="ce17" office:value-type="string" calcext:value-type="string">
            <text:p>Amount</text:p>
          </table:table-cell>
          <table:table-cell table:style-name="ce19" table:formula="of:=SUM([.B12:.B21])" office:value-type="float" office:value="73" calcext:value-type="float">
            <text:p>73</text:p>
          </table:table-cell>
          <table:table-cell table:style-name="ce19"/>
          <table:table-cell table:number-columns-repeated="1021"/>
        </table:table-row>
        <table:table-row table:style-name="ro1">
          <table:table-cell table:style-name="ce2" office:value-type="string" calcext:value-type="string">
            <text:p>median</text:p>
          </table:table-cell>
          <table:table-cell table:style-name="ce15" table:formula="of:=MEDIAN(challengesAmountOfRecommendationsLinks)" office:value-type="float" office:value="1" calcext:value-type="float">
            <text:p>1</text:p>
          </table:table-cell>
          <table:table-cell table:number-columns-repeated="1022"/>
        </table:table-row>
        <table:table-row table:style-name="ro1">
          <table:table-cell table:style-name="ce2" office:value-type="string" calcext:value-type="string">
            <text:p>average</text:p>
          </table:table-cell>
          <table:table-cell table:style-name="ce21" table:formula="of:=AVERAGE(challengesAmountOfRecommendationsLinks)" office:value-type="float" office:value="2.04109589" calcext:value-type="float">
            <text:p>2.04</text:p>
          </table:table-cell>
          <table:table-cell table:style-name="ce15"/>
          <table:table-cell table:number-columns-repeated="1021"/>
        </table:table-row>
        <table:table-row table:style-name="ro1">
          <table:table-cell table:number-columns-repeated="2"/>
          <table:table-cell table:style-name="ce21"/>
          <table:table-cell/>
          <table:table-cell>
            <draw:frame table:end-cell-address="'Challenges Graphics'.H42" table:end-x="74.21pt" table:end-y="15pt" draw:z-index="2" draw:name="Chart 4" draw:style-name="gr1" draw:text-style-name="P1" svg:width="351.72pt" svg:height="275.98pt" svg:x="9.75pt" svg:y="6.75pt">
              <draw:object draw:notify-on-update-of-ranges="'Challenges Graphics'.A28:'Challenges Graphics'.A34 'Challenges Graphics'.B28:'Challenges Graphics'.B34 'Challenges Graphics'.C28:'Challenges Graphics'.C34" xlink:href="./Object 4" xlink:type="simple" xlink:show="embed" xlink:actuate="onLoad">
                <loext:p/>
              </draw:object>
              <draw:image xlink:href="./ObjectReplacements/Object 4" xlink:type="simple" xlink:show="embed" xlink:actuate="onLoad"/>
            </draw:frame>
          </table:table-cell>
          <table:table-cell table:number-columns-repeated="1019"/>
        </table:table-row>
        <table:table-row table:style-name="ro1">
          <table:table-cell table:style-name="ce2"/>
          <table:table-cell table:style-name="ce21" table:number-columns-repeated="2"/>
          <table:table-cell table:number-columns-repeated="1021"/>
        </table:table-row>
        <table:table-row table:style-name="ro1">
          <table:table-cell table:style-name="ce8" office:value-type="string" calcext:value-type="string">
            <text:p>Devops Specific</text:p>
          </table:table-cell>
          <table:table-cell table:style-name="ce18" office:value-type="string" calcext:value-type="string">
            <text:p>yes</text:p>
          </table:table-cell>
          <table:table-cell table:style-name="ce18" office:value-type="string" calcext:value-type="string">
            <text:p>no</text:p>
          </table:table-cell>
          <table:table-cell/>
          <table:table-cell table:style-name="ce16"/>
          <table:table-cell table:number-columns-repeated="1019"/>
        </table:table-row>
        <table:table-row table:style-name="ro1">
          <table:table-cell table:style-name="ce10" table:formula="of:=[.A2]" office:value-type="string" office:string-value="pedagogy" calcext:value-type="string">
            <text:p>pedagogy</text:p>
          </table:table-cell>
          <table:table-cell table:style-name="ce19" table:formula="of:=COUNTIFS(challengesDevOpsSpecific;[.B$27];challengesTheme;[.$A28])" office:value-type="float" office:value="1" calcext:value-type="float">
            <text:p>1</text:p>
          </table:table-cell>
          <table:table-cell table:style-name="ce19" table:formula="of:=COUNTIFS(challengesDevOpsSpecific;[.C$27];challengesTheme;[.$A28])" office:value-type="float" office:value="14" calcext:value-type="float">
            <text:p>14</text:p>
          </table:table-cell>
          <table:table-cell table:number-columns-repeated="1021"/>
        </table:table-row>
        <table:table-row table:style-name="ro1">
          <table:table-cell table:style-name="ce10" table:formula="of:=[.A3]" office:value-type="string" office:string-value="assessment" calcext:value-type="string">
            <text:p>assessment</text:p>
          </table:table-cell>
          <table:table-cell table:style-name="ce19" table:formula="of:=COUNTIFS(challengesDevOpsSpecific;[.B$27];challengesTheme;[.$A29])" office:value-type="float" office:value="2" calcext:value-type="float">
            <text:p>2</text:p>
          </table:table-cell>
          <table:table-cell table:style-name="ce19" table:formula="of:=COUNTIFS(challengesDevOpsSpecific;[.C$27];challengesTheme;[.$A29])" office:value-type="float" office:value="9" calcext:value-type="float">
            <text:p>9</text:p>
          </table:table-cell>
          <table:table-cell table:number-columns-repeated="1021"/>
        </table:table-row>
        <table:table-row table:style-name="ro1">
          <table:table-cell table:style-name="ce10" table:formula="of:=[.A4]" office:value-type="string" office:string-value="curriculum" calcext:value-type="string">
            <text:p>curriculum</text:p>
          </table:table-cell>
          <table:table-cell table:style-name="ce19" table:formula="of:=COUNTIFS(challengesDevOpsSpecific;[.B$27];challengesTheme;[.$A30])" office:value-type="float" office:value="6" calcext:value-type="float">
            <text:p>6</text:p>
          </table:table-cell>
          <table:table-cell table:style-name="ce19" table:formula="of:=COUNTIFS(challengesDevOpsSpecific;[.C$27];challengesTheme;[.$A30])" office:value-type="float" office:value="5" calcext:value-type="float">
            <text:p>5</text:p>
          </table:table-cell>
          <table:table-cell table:number-columns-repeated="1021"/>
        </table:table-row>
        <table:table-row table:style-name="ro1">
          <table:table-cell table:style-name="ce10" table:formula="of:=[.A5]" office:value-type="string" office:string-value="tools" calcext:value-type="string">
            <text:p>tools</text:p>
          </table:table-cell>
          <table:table-cell table:style-name="ce19" table:formula="of:=COUNTIFS(challengesDevOpsSpecific;[.B$27];challengesTheme;[.$A31])" office:value-type="float" office:value="5" calcext:value-type="float">
            <text:p>5</text:p>
          </table:table-cell>
          <table:table-cell table:style-name="ce19" table:formula="of:=COUNTIFS(challengesDevOpsSpecific;[.C$27];challengesTheme;[.$A31])" office:value-type="float" office:value="5" calcext:value-type="float">
            <text:p>5</text:p>
          </table:table-cell>
          <table:table-cell table:number-columns-repeated="1021"/>
        </table:table-row>
        <table:table-row table:style-name="ro1">
          <table:table-cell table:style-name="ce10" table:formula="of:=[.A6]" office:value-type="string" office:string-value="devops concepts" calcext:value-type="string">
            <text:p>devops concepts</text:p>
          </table:table-cell>
          <table:table-cell table:style-name="ce19" table:formula="of:=COUNTIFS(challengesDevOpsSpecific;[.B$27];challengesTheme;[.$A32])" office:value-type="float" office:value="6" calcext:value-type="float">
            <text:p>6</text:p>
          </table:table-cell>
          <table:table-cell table:style-name="ce19" table:formula="of:=COUNTIFS(challengesDevOpsSpecific;[.C$27];challengesTheme;[.$A32])" office:value-type="float" office:value="3" calcext:value-type="float">
            <text:p>3</text:p>
          </table:table-cell>
          <table:table-cell table:number-columns-repeated="1021"/>
        </table:table-row>
        <table:table-row table:style-name="ro1">
          <table:table-cell table:style-name="ce10" table:formula="of:=[.A7]" office:value-type="string" office:string-value="classes preparation" calcext:value-type="string">
            <text:p>classes preparation</text:p>
          </table:table-cell>
          <table:table-cell table:style-name="ce19" table:formula="of:=COUNTIFS(challengesDevOpsSpecific;[.B$27];challengesTheme;[.$A33])" office:value-type="float" office:value="4" calcext:value-type="float">
            <text:p>4</text:p>
          </table:table-cell>
          <table:table-cell table:style-name="ce19" table:formula="of:=COUNTIFS(challengesDevOpsSpecific;[.C$27];challengesTheme;[.$A33])" office:value-type="float" office:value="6" calcext:value-type="float">
            <text:p>6</text:p>
          </table:table-cell>
          <table:table-cell table:number-columns-repeated="1021"/>
        </table:table-row>
        <table:table-row table:style-name="ro1">
          <table:table-cell table:style-name="ce10" table:formula="of:=[.A8]" office:value-type="string" office:string-value="environment setup" calcext:value-type="string">
            <text:p>environment setup</text:p>
          </table:table-cell>
          <table:table-cell table:style-name="ce19" table:formula="of:=COUNTIFS(challengesDevOpsSpecific;[.B$27];challengesTheme;[.$A34])" office:value-type="float" office:value="2" calcext:value-type="float">
            <text:p>2</text:p>
          </table:table-cell>
          <table:table-cell table:style-name="ce19" table:formula="of:=COUNTIFS(challengesDevOpsSpecific;[.C$27];challengesTheme;[.$A34])" office:value-type="float" office:value="5" calcext:value-type="float">
            <text:p>5</text:p>
          </table:table-cell>
          <table:table-cell table:number-columns-repeated="1021"/>
        </table:table-row>
        <table:table-row table:style-name="ro1">
          <table:table-cell table:style-name="ce17" office:value-type="string" calcext:value-type="string">
            <text:p>Amount</text:p>
          </table:table-cell>
          <table:table-cell table:style-name="ce19" table:formula="of:=SUM([.B28:.B34])" office:value-type="float" office:value="26" calcext:value-type="float">
            <text:p>26</text:p>
          </table:table-cell>
          <table:table-cell table:style-name="ce19" table:formula="of:=SUM([.C28:.C34])" office:value-type="float" office:value="47" calcext:value-type="float">
            <text:p>47</text:p>
          </table:table-cell>
          <table:table-cell table:number-columns-repeated="1021"/>
        </table:table-row>
        <table:table-row table:style-name="ro2" table:number-rows-repeated="6">
          <table:table-cell table:number-columns-repeated="1024"/>
        </table:table-row>
        <table:table-row table:style-name="ro1">
          <table:table-cell table:number-columns-repeated="3"/>
          <table:table-cell table:style-name="ce20"/>
          <table:table-cell table:number-columns-repeated="1020"/>
        </table:table-row>
        <table:table-row table:style-name="ro2">
          <table:table-cell table:number-columns-repeated="4"/>
          <table:table-cell>
            <draw:frame table:end-cell-address="'Challenges Graphics'.F51" table:end-x="92.72pt" table:end-y="14.2pt" draw:z-index="3" draw:name="Chart 5" draw:style-name="gr1" draw:text-style-name="P1" svg:width="223.48pt" svg:height="137.96pt" svg:x="9.75pt" svg:y="2.24pt">
              <draw:object draw:notify-on-update-of-ranges="'Challenges Graphics'.A45:'Challenges Graphics'.A47 'Challenges Graphics'.B44:'Challenges Graphics'.B44 'Challenges Graphics'.B45:'Challenges Graphics'.B47" xlink:href="./Object 5" xlink:type="simple" xlink:show="embed" xlink:actuate="onLoad">
                <loext:p/>
              </draw:object>
              <draw:image xlink:href="./ObjectReplacements/Object 5" xlink:type="simple" xlink:show="embed" xlink:actuate="onLoad"/>
            </draw:frame>
          </table:table-cell>
          <table:table-cell table:number-columns-repeated="1019"/>
        </table:table-row>
        <table:table-row table:style-name="ro1">
          <table:table-cell table:style-name="ce8" office:value-type="string" calcext:value-type="string">
            <text:p>frequency of papers</text:p>
          </table:table-cell>
          <table:table-cell table:style-name="ce8" office:value-type="string" calcext:value-type="string">
            <text:p>amount of challenges</text:p>
          </table:table-cell>
          <table:table-cell table:number-columns-repeated="2"/>
          <table:table-cell table:style-name="ce23"/>
          <table:table-cell table:number-columns-repeated="1019"/>
        </table:table-row>
        <table:table-row table:style-name="ro1">
          <table:table-cell table:style-name="ce2" office:value-type="float" office:value="1" calcext:value-type="float">
            <text:p>1</text:p>
          </table:table-cell>
          <table:table-cell table:style-name="ce10" table:formula="of:=COUNTIF(challengesAmountOfPapers;[.A45])" office:value-type="float" office:value="59" calcext:value-type="float">
            <text:p>59</text:p>
          </table:table-cell>
          <table:table-cell table:number-columns-repeated="2"/>
          <table:table-cell table:style-name="ce23"/>
          <table:table-cell table:number-columns-repeated="1019"/>
        </table:table-row>
        <table:table-row table:style-name="ro1">
          <table:table-cell table:style-name="ce2" office:value-type="float" office:value="2" calcext:value-type="float">
            <text:p>2</text:p>
          </table:table-cell>
          <table:table-cell table:style-name="ce10" table:formula="of:=COUNTIF(challengesAmountOfPapers;[.A46])" office:value-type="float" office:value="12" calcext:value-type="float">
            <text:p>12</text:p>
          </table:table-cell>
          <table:table-cell table:number-columns-repeated="2"/>
          <table:table-cell table:style-name="ce23"/>
          <table:table-cell table:number-columns-repeated="1019"/>
        </table:table-row>
        <table:table-row table:style-name="ro1">
          <table:table-cell table:style-name="ce2" office:value-type="float" office:value="3" calcext:value-type="float">
            <text:p>3</text:p>
          </table:table-cell>
          <table:table-cell table:style-name="ce10" table:formula="of:=COUNTIF(challengesAmountOfPapers;[.A47])" office:value-type="float" office:value="2" calcext:value-type="float">
            <text:p>2</text:p>
          </table:table-cell>
          <table:table-cell table:number-columns-repeated="2"/>
          <table:table-cell table:style-name="ce23"/>
          <table:table-cell table:number-columns-repeated="1019"/>
        </table:table-row>
        <table:table-row table:style-name="ro1">
          <table:table-cell table:style-name="ce17" office:value-type="string" calcext:value-type="string">
            <text:p>Amount</text:p>
          </table:table-cell>
          <table:table-cell table:style-name="ce10" table:formula="of:=SUM([.B45:.B47])" office:value-type="float" office:value="73" calcext:value-type="float">
            <text:p>73</text:p>
          </table:table-cell>
          <table:table-cell table:number-columns-repeated="2"/>
          <table:table-cell table:style-name="ce23"/>
          <table:table-cell table:number-columns-repeated="1019"/>
        </table:table-row>
        <table:table-row table:style-name="ro1">
          <table:table-cell table:style-name="ce2" office:value-type="string" calcext:value-type="string">
            <text:p>median</text:p>
          </table:table-cell>
          <table:table-cell table:style-name="ce10" table:formula="of:=MEDIAN([.B45:.B47])" office:value-type="float" office:value="12" calcext:value-type="float">
            <text:p>12</text:p>
          </table:table-cell>
          <table:table-cell table:number-columns-repeated="2"/>
          <table:table-cell table:style-name="ce23"/>
          <table:table-cell table:number-columns-repeated="1019"/>
        </table:table-row>
        <table:table-row table:style-name="ro1">
          <table:table-cell table:style-name="ce2" office:value-type="string" calcext:value-type="string">
            <text:p>average</text:p>
          </table:table-cell>
          <table:table-cell table:style-name="ce22" table:formula="of:=AVERAGE(challengesAmountOfPapers)" office:value-type="float" office:value="1.219178082" calcext:value-type="float">
            <text:p>1.2</text:p>
          </table:table-cell>
          <table:table-cell table:number-columns-repeated="2"/>
          <table:table-cell table:style-name="ce23"/>
          <table:table-cell table:number-columns-repeated="1019"/>
        </table:table-row>
        <table:table-row table:style-name="ro1">
          <table:table-cell table:number-columns-repeated="4"/>
          <table:table-cell table:style-name="ce23"/>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Recommendations Citations" table:style-name="ta5">
        <table:table-column table:style-name="co29" table:default-cell-style-name="Default"/>
        <table:table-column table:style-name="co30" table:default-cell-style-name="Default"/>
        <table:table-column table:style-name="co13" table:default-cell-style-name="Default"/>
        <table:table-column table:style-name="co14" table:default-cell-style-name="Default"/>
        <table:table-column table:style-name="co31" table:default-cell-style-name="Default"/>
        <table:table-column table:style-name="co32" table:default-cell-style-name="Default"/>
        <table:table-column table:style-name="co10" table:number-columns-repeated="1018" table:default-cell-style-name="Default"/>
        <table:table-row table:style-name="ro1">
          <table:table-cell table:style-name="ce13" office:value-type="string" calcext:value-type="string">
            <text:p>Recommendation Citation</text:p>
          </table:table-cell>
          <table:table-cell table:style-name="ce13" office:value-type="string" calcext:value-type="string">
            <text:p>Recommendation Repeated</text:p>
          </table:table-cell>
          <table:table-cell table:style-name="ce24" office:value-type="string" calcext:value-type="string">
            <text:p>Number</text:p>
          </table:table-cell>
          <table:table-cell table:style-name="ce1" office:value-type="string" calcext:value-type="string">
            <text:p>Paper</text:p>
          </table:table-cell>
          <table:table-cell table:style-name="ce11" office:value-type="string" calcext:value-type="string">
            <text:p>Theme</text:p>
          </table:table-cell>
          <table:table-cell table:style-name="ce11" office:value-type="string" calcext:value-type="string">
            <text:p>Recommendation</text:p>
          </table:table-cell>
          <table:table-cell table:number-columns-repeated="1018"/>
        </table:table-row>
        <table:table-row table:style-name="ro1">
          <table:table-cell table:style-name="ce12" office:value-type="string" calcext:value-type="string">
            <text:p>University teaching: trying to move the focus out of final grade, emphasising more the learning aspect and give less importance to the final exam, maybe increasing the relevance of practical assignments.</text:p>
          </table:table-cell>
          <table:table-cell table:style-name="ce14"/>
          <table:table-cell table:style-name="ce12" office:value-type="float" office:value="1" calcext:value-type="float">
            <text:p>1</text:p>
          </table:table-cell>
          <table:table-cell table:style-name="ce2" office:value-type="float" office:value="15" calcext:value-type="float">
            <text:p>15</text:p>
          </table:table-cell>
          <table:table-cell table:style-name="ce2" table:content-validation-name="val4" office:value-type="string" calcext:value-type="string">
            <text:p>assessment</text:p>
          </table:table-cell>
          <table:table-cell table:style-name="ce16" office:value-type="string" calcext:value-type="string">
            <text:p>emphasising more the learning aspect and give less importance to the final exam, maybe increasing the relevance of practical assignments.</text:p>
          </table:table-cell>
          <table:table-cell table:number-columns-repeated="1018"/>
        </table:table-row>
        <table:table-row table:style-name="ro1">
          <table:table-cell table:style-name="ce12" office:value-type="string" calcext:value-type="string">
            <text:p>Some of the metrics are suitable for beginners in a controlled course project context, but not for experienced engineers in an industry-scale project. The metrics, though far from perfect yet, are useful tools for process monitoring and assessment.</text:p>
          </table:table-cell>
          <table:table-cell table:style-name="ce14"/>
          <table:table-cell table:style-name="ce12" office:value-type="float" office:value="2" calcext:value-type="float">
            <text:p>2</text:p>
          </table:table-cell>
          <table:table-cell table:style-name="ce2" office:value-type="float" office:value="2" calcext:value-type="float">
            <text:p>2</text:p>
          </table:table-cell>
          <table:table-cell table:style-name="ce2" table:content-validation-name="val4" office:value-type="string" calcext:value-type="string">
            <text:p>assessment</text:p>
          </table:table-cell>
          <table:table-cell table:style-name="ce16" office:value-type="string" calcext:value-type="string">
            <text:p>The metrics are useful tools for process monitoring and assessment for beginners in a controlled course project context.</text:p>
          </table:table-cell>
          <table:table-cell table:number-columns-repeated="1018"/>
        </table:table-row>
        <table:table-row table:style-name="ro1">
          <table:table-cell table:style-name="ce12" office:value-type="string" calcext:value-type="string">
            <text:p>Our design choices: external test case deployment using container technology, validation through user interface input/output, service configuration through chained property files, and finally fine-grained inspection through a special logging mechanism. Are viable and may serve as guidelines for further experimentation and research in the area of automated assessment.</text:p>
          </table:table-cell>
          <table:table-cell table:style-name="ce14"/>
          <table:table-cell table:style-name="ce12" office:value-type="float" office:value="3" calcext:value-type="float">
            <text:p>3</text:p>
          </table:table-cell>
          <table:table-cell table:style-name="ce2" office:value-type="float" office:value="3" calcext:value-type="float">
            <text:p>3</text:p>
          </table:table-cell>
          <table:table-cell table:style-name="ce2" table:content-validation-name="val4" office:value-type="string" calcext:value-type="string">
            <text:p>assessment</text:p>
          </table:table-cell>
          <table:table-cell table:style-name="ce16"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number-columns-repeated="1018"/>
        </table:table-row>
        <table:table-row table:style-name="ro1">
          <table:table-cell table:style-name="ce12" office:value-type="string" calcext:value-type="string">
            <text:p>We are working on automated prechecking of students’ submissions, that is, ensuring that submitted code in the Docker images can compile and will pass some simple validation checks.</text:p>
          </table:table-cell>
          <table:table-cell table:style-name="ce14"/>
          <table:table-cell table:style-name="ce12" office:value-type="float" office:value="4" calcext:value-type="float">
            <text:p>4</text:p>
          </table:table-cell>
          <table:table-cell table:style-name="ce2" office:value-type="float" office:value="13" calcext:value-type="float">
            <text:p>13</text:p>
          </table:table-cell>
          <table:table-cell table:style-name="ce2" table:content-validation-name="val4" office:value-type="string" calcext:value-type="string">
            <text:p>assessment</text:p>
          </table:table-cell>
          <table:table-cell table:style-name="ce25" office:value-type="string" calcext:value-type="string">
            <text:p>We are working on automated prechecking of students’ submissions</text:p>
          </table:table-cell>
          <table:table-cell table:number-columns-repeated="1018"/>
        </table:table-row>
        <table:table-row table:style-name="ro1">
          <table:table-cell table:style-name="ce12" office:value-type="string" calcext:value-type="string">
            <text:p>to continuously assess the evolved system, we need also to think to teach validation and verification techniques pushing more them at runtime.</text:p>
          </table:table-cell>
          <table:table-cell table:style-name="ce14"/>
          <table:table-cell table:style-name="ce12" office:value-type="float" office:value="5" calcext:value-type="float">
            <text:p>5</text:p>
          </table:table-cell>
          <table:table-cell table:style-name="ce2" office:value-type="float" office:value="15" calcext:value-type="float">
            <text:p>15</text:p>
          </table:table-cell>
          <table:table-cell table:style-name="ce2" table:content-validation-name="val4" office:value-type="string" calcext:value-type="string">
            <text:p>assessment</text:p>
          </table:table-cell>
          <table:table-cell table:style-name="ce16" office:value-type="string" calcext:value-type="string">
            <text:p>we need also to think to teach validation and verification techniques pushing more them at runtime to continuously assess the evolved system.</text:p>
          </table:table-cell>
          <table:table-cell table:number-columns-repeated="1018"/>
        </table:table-row>
        <table:table-row table:style-name="ro1">
          <table:table-cell table:style-name="ce12" office:value-type="string" calcext:value-type="string">
            <text:p>We decided to develop of a questionnaire that, in our opinion, would uncover some insights about the team.</text:p>
          </table:table-cell>
          <table:table-cell table:style-name="ce14"/>
          <table:table-cell table:style-name="ce12" office:value-type="float" office:value="6" calcext:value-type="float">
            <text:p>6</text:p>
          </table:table-cell>
          <table:table-cell table:style-name="ce2" office:value-type="float" office:value="16" calcext:value-type="float">
            <text:p>16</text:p>
          </table:table-cell>
          <table:table-cell table:style-name="ce12" table:content-validation-name="val4" office:value-type="string" calcext:value-type="string">
            <text:p>classes preparation</text:p>
          </table:table-cell>
          <table:table-cell table:style-name="ce25" office:value-type="string" calcext:value-type="string">
            <text:p>We decided to develop of a questionnaire that would uncover some insights about the team.</text:p>
          </table:table-cell>
          <table:table-cell table:number-columns-repeated="1018"/>
        </table:table-row>
        <table:table-row table:style-name="ro1">
          <table:table-cell table:style-name="ce12" office:value-type="string" calcext:value-type="string">
            <text:p>In order to collect as much information as possible on the participants and the environment, we typically send a survey to be completed a few days in advance, and we analyse question by question to give specific advice depending on the answers.</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12" table:content-validation-name="val4" office:value-type="string" calcext:value-type="string">
            <text:p>classes preparation</text:p>
          </table:table-cell>
          <table:table-cell table:style-name="ce16" office:value-type="string" calcext:value-type="string">
            <text:p>we typically send a survey to be completed a few days in advance, and we analyse question by question to give specific advice depending on the answers.</text:p>
          </table:table-cell>
          <table:table-cell table:number-columns-repeated="1018"/>
        </table:table-row>
        <table:table-row table:style-name="ro1">
          <table:table-cell table:style-name="ce12" office:value-type="string" calcext:value-type="string">
            <text:p>It is important to get in advance as much information as possible about the audience the training meant to.</text:p>
          </table:table-cell>
          <table:table-cell table:style-name="ce14"/>
          <table:table-cell table:style-name="ce12" office:value-type="float" office:value="7" calcext:value-type="float">
            <text:p>7</text:p>
          </table:table-cell>
          <table:table-cell table:style-name="ce2" office:value-type="float" office:value="16" calcext:value-type="float">
            <text:p>16</text:p>
          </table:table-cell>
          <table:table-cell table:style-name="ce12" table:content-validation-name="val4" office:value-type="string" calcext:value-type="string">
            <text:p>classes preparation</text:p>
          </table:table-cell>
          <table:table-cell table:style-name="ce16" office:value-type="string" calcext:value-type="string">
            <text:p>It is important to get in advance as much information as possible about the audience.</text:p>
          </table:table-cell>
          <table:table-cell table:number-columns-repeated="1018"/>
        </table:table-row>
        <table:table-row table:style-name="ro1">
          <table:table-cell table:style-name="ce12" office:value-type="string" calcext:value-type="string">
            <text:p>Talking directly to the relevant people, possibly technical and on-site.</text:p>
          </table:table-cell>
          <table:table-cell table:style-name="ce14"/>
          <table:table-cell table:style-name="ce12" office:value-type="float" office:value="8" calcext:value-type="float">
            <text:p>8</text:p>
          </table:table-cell>
          <table:table-cell table:style-name="ce2" office:value-type="float" office:value="16" calcext:value-type="float">
            <text:p>16</text:p>
          </table:table-cell>
          <table:table-cell table:style-name="ce12" table:content-validation-name="val4" office:value-type="string" calcext:value-type="string">
            <text:p>classes preparation</text:p>
          </table:table-cell>
          <table:table-cell table:style-name="ce16" office:value-type="string" calcext:value-type="string">
            <text:p>Talking directly to the relevant people, possibly technical and on-site.</text:p>
          </table:table-cell>
          <table:table-cell table:number-columns-repeated="1018"/>
        </table:table-row>
        <table:table-row table:style-name="ro1">
          <table:table-cell table:style-name="ce12" office:value-type="string" calcext:value-type="string">
            <text:p>The research revealed some interesting problems that we could not know without close and in-depth progress tracking and data analysis.</text:p>
          </table:table-cell>
          <table:table-cell table:style-name="ce14"/>
          <table:table-cell table:style-name="ce12" office:value-type="float" office:value="9" calcext:value-type="float">
            <text:p>9</text:p>
          </table:table-cell>
          <table:table-cell table:style-name="ce2" office:value-type="float" office:value="2" calcext:value-type="float">
            <text:p>2</text:p>
          </table:table-cell>
          <table:table-cell table:style-name="ce12" table:content-validation-name="val4" office:value-type="string" calcext:value-type="string">
            <text:p>classes preparation</text:p>
          </table:table-cell>
          <table:table-cell table:style-name="ce16" office:value-type="string" calcext:value-type="string">
            <text:p>in-depth progress tracking and data analysis is useful to reveal interesting problems.</text:p>
          </table:table-cell>
          <table:table-cell table:number-columns-repeated="1018"/>
        </table:table-row>
        <table:table-row table:style-name="ro1">
          <table:table-cell table:style-name="ce12" office:value-type="string" calcext:value-type="string">
            <text:p>the design of the course presented in the paper could be taken as reference by other instructors when facing with the challenging task of teaching DevOps.</text:p>
          </table:table-cell>
          <table:table-cell table:style-name="ce14"/>
          <table:table-cell table:style-name="ce12" office:value-type="float" office:value="10" calcext:value-type="float">
            <text:p>10</text:p>
          </table:table-cell>
          <table:table-cell table:style-name="ce2" office:value-type="float" office:value="4" calcext:value-type="float">
            <text:p>4</text:p>
          </table:table-cell>
          <table:table-cell table:style-name="ce2" table:content-validation-name="val4" office:value-type="string" calcext:value-type="string">
            <text:p>classes preparation</text:p>
          </table:table-cell>
          <table:table-cell table:style-name="ce16" office:value-type="string" calcext:value-type="string">
            <text:p>the design of the course presented in the paper could be taken as reference</text:p>
          </table:table-cell>
          <table:table-cell table:number-columns-repeated="1018"/>
        </table:table-row>
        <table:table-row table:style-name="ro1">
          <table:table-cell table:style-name="ce12" office:value-type="string" calcext:value-type="string">
            <text:p>The use of the SWEBOK and Bloom’s taxonomy not only bring clarity over the specification of a course, but also, they can be used later to assess the execution of the course.</text:p>
          </table:table-cell>
          <table:table-cell table:style-name="ce14"/>
          <table:table-cell table:style-name="ce12" office:value-type="float" office:value="11" calcext:value-type="float">
            <text:p>11</text:p>
          </table:table-cell>
          <table:table-cell table:style-name="ce2" office:value-type="float" office:value="4" calcext:value-type="float">
            <text:p>4</text:p>
          </table:table-cell>
          <table:table-cell table:style-name="ce12" table:content-validation-name="val4" office:value-type="string" calcext:value-type="string">
            <text:p>classes preparation</text:p>
          </table:table-cell>
          <table:table-cell table:style-name="ce16" office:value-type="string" calcext:value-type="string">
            <text:p>The use of the SWEBOK and Bloom’s taxonomy</text:p>
          </table:table-cell>
          <table:table-cell table:number-columns-repeated="1018"/>
        </table:table-row>
        <table:table-row table:style-name="ro1">
          <table:table-cell table:style-name="ce12"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style-name="ce14"/>
          <table:table-cell table:style-name="ce12" office:value-type="float" office:value="12" calcext:value-type="float">
            <text:p>12</text:p>
          </table:table-cell>
          <table:table-cell table:style-name="ce2" office:value-type="float" office:value="4" calcext:value-type="float">
            <text:p>4</text:p>
          </table:table-cell>
          <table:table-cell table:style-name="ce2" table:content-validation-name="val4" office:value-type="string" calcext:value-type="string">
            <text:p>classes preparation</text:p>
          </table:table-cell>
          <table:table-cell table:style-name="ce16"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number-columns-repeated="1018"/>
        </table:table-row>
        <table:table-row table:style-name="ro1">
          <table:table-cell table:style-name="ce12" office:value-type="string" calcext:value-type="string">
            <text:p>University teaching: our vision is to build a Software Engineering curricula on the backbone derived from the DevOps philosophy.</text:p>
          </table:table-cell>
          <table:table-cell table:style-name="ce14"/>
          <table:table-cell table:style-name="ce12" office:value-type="float" office:value="13" calcext:value-type="float">
            <text:p>13</text:p>
          </table:table-cell>
          <table:table-cell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build a Software Engineering curricula on the backbone derived from the DevOps philosophy.</text:p>
          </table:table-cell>
          <table:table-cell table:number-columns-repeated="1018"/>
        </table:table-row>
        <table:table-row table:style-name="ro1">
          <table:table-cell table:style-name="ce12"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style-name="ce14"/>
          <table:table-cell table:style-name="ce12" office:value-type="float" office:value="14" calcext:value-type="float">
            <text:p>14</text:p>
          </table:table-cell>
          <table:table-cell table:style-name="ce2" office:value-type="float" office:value="6" calcext:value-type="float">
            <text:p>6</text:p>
          </table:table-cell>
          <table:table-cell table:style-name="ce2" table:content-validation-name="val4" office:value-type="string" calcext:value-type="string">
            <text:p>curriculum</text:p>
          </table:table-cell>
          <table:table-cell table:style-name="ce16"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number-columns-repeated="1018"/>
        </table:table-row>
        <table:table-row table:style-name="ro1">
          <table:table-cell table:style-name="ce2" office:value-type="string" calcext:value-type="string">
            <text:p>It is therefore necessary establishing clear connections of every course with DevOps;</text:p>
          </table:table-cell>
          <table:table-cell table:style-name="ce14"/>
          <table:table-cell table:number-columns-repeated="2"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It is therefore necessary establishing clear connections of every course with DevOps;</text:p>
          </table:table-cell>
          <table:table-cell table:number-columns-repeated="1018"/>
        </table:table-row>
        <table:table-row table:style-name="ro1">
          <table:table-cell table:style-name="ce12" office:value-type="string" calcext:value-type="string">
            <text:p>DevOps should be proper course in the curriculum. </text:p>
          </table:table-cell>
          <table:table-cell table:style-name="ce14"/>
          <table:table-cell table:style-name="ce12" office:value-type="float" office:value="16" calcext:value-type="float">
            <text:p>16</text:p>
          </table:table-cell>
          <table:table-cell table:style-name="ce2" office:value-type="float" office:value="6" calcext:value-type="float">
            <text:p>6</text:p>
          </table:table-cell>
          <table:table-cell table:style-name="ce2" table:content-validation-name="val4" office:value-type="string" calcext:value-type="string">
            <text:p>curriculum</text:p>
          </table:table-cell>
          <table:table-cell table:style-name="ce16" office:value-type="string" calcext:value-type="string">
            <text:p>DevOps should be proper course in the curriculum. </text:p>
          </table:table-cell>
          <table:table-cell table:number-columns-repeated="1018"/>
        </table:table-row>
        <table:table-row table:style-name="ro1">
          <table:table-cell table:style-name="ce12" office:value-type="string" calcext:value-type="string">
            <text:p>One way to achieve motivation is by making the course optional so that students who register in the course are truly motivated.</text:p>
          </table:table-cell>
          <table:table-cell table:style-name="ce14"/>
          <table:table-cell table:style-name="ce12" office:value-type="float" office:value="17" calcext:value-type="float">
            <text:p>17</text:p>
          </table:table-cell>
          <table:table-cell table:style-name="ce2" office:value-type="float" office:value="6" calcext:value-type="float">
            <text:p>6</text:p>
          </table:table-cell>
          <table:table-cell table:style-name="ce2" table:content-validation-name="val4" office:value-type="string" calcext:value-type="string">
            <text:p>curriculum</text:p>
          </table:table-cell>
          <table:table-cell table:style-name="ce16" office:value-type="string" calcext:value-type="string">
            <text:p>One way to achieve motivation is by making the course optional</text:p>
          </table:table-cell>
          <table:table-cell table:number-columns-repeated="1018"/>
        </table:table-row>
        <table:table-row table:style-name="ro1">
          <table:table-cell table:style-name="ce12" office:value-type="string" calcext:value-type="string">
            <text:p>using this course as a prerequisite for some specialization course, we aim to deliver to students specialized skills (e.g., micro-service development, user experience) while keeping in mind the close relationship that exists between development and operations, leveraging our experience in teaching agility and user experience.</text:p>
          </table:table-cell>
          <table:table-cell table:style-name="ce14"/>
          <table:table-cell table:style-name="ce12" office:value-type="float" office:value="18" calcext:value-type="float">
            <text:p>18</text:p>
          </table:table-cell>
          <table:table-cell table:style-name="ce2" office:value-type="float" office:value="14" calcext:value-type="float">
            <text:p>14</text:p>
          </table:table-cell>
          <table:table-cell table:style-name="ce2" table:content-validation-name="val4" office:value-type="string" calcext:value-type="string">
            <text:p>curriculum</text:p>
          </table:table-cell>
          <table:table-cell table:style-name="ce16" office:value-type="string" calcext:value-type="string">
            <text:p>Use DevOps course as a prerequisite for some specialization course to deliver to students specialized skills.</text:p>
          </table:table-cell>
          <table:table-cell table:number-columns-repeated="1018"/>
        </table:table-row>
        <table:table-row table:style-name="ro1">
          <table:table-cell table:style-name="ce12" office:value-type="string" calcext:value-type="string">
            <text:p>we outlining a course focusing on hybrid skills.</text:p>
          </table:table-cell>
          <table:table-cell table:style-name="ce14"/>
          <table:table-cell table:style-name="ce12" office:value-type="float" office:value="19" calcext:value-type="float">
            <text:p>19</text:p>
          </table:table-cell>
          <table:table-cell table:style-name="ce2" office:value-type="float" office:value="13" calcext:value-type="float">
            <text:p>13</text:p>
          </table:table-cell>
          <table:table-cell table:style-name="ce2" table:content-validation-name="val4" office:value-type="string" calcext:value-type="string">
            <text:p>curriculum</text:p>
          </table:table-cell>
          <table:table-cell table:style-name="ce16" office:value-type="string" calcext:value-type="string">
            <text:p>we outlining a course focusing on hybrid skills.</text:p>
          </table:table-cell>
          <table:table-cell table:number-columns-repeated="1018"/>
        </table:table-row>
        <table:table-row table:style-name="ro1">
          <table:table-cell table:style-name="ce12" office:value-type="string" calcext:value-type="string">
            <text:p>Asymmetry: Classic education and developers training put more important on Development than Operations and presenting the two sides as interrelated strengthen the knowledge and increase efficacy</text:p>
          </table:table-cell>
          <table:table-cell table:style-name="ce14"/>
          <table:table-cell table:style-name="ce12" office:value-type="float" office:value="20" calcext:value-type="float">
            <text:p>20</text:p>
          </table:table-cell>
          <table:table-cell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Development than Operations presented the two sides as interrelated strengthen the knowledge and increase efficacy.</text:p>
          </table:table-cell>
          <table:table-cell table:number-columns-repeated="1018"/>
        </table:table-row>
        <table:table-row table:style-name="ro1">
          <table:table-cell table:style-name="ce12" office:value-type="string" calcext:value-type="string">
            <text:p>to split the DevOps course into at least two courses... to provide a more in-depth understanding of the tools and practices associated with this course, with the first course to cover IaC and basic automation and the second course to cover CI and CD.</text:p>
          </table:table-cell>
          <table:table-cell table:style-name="ce14"/>
          <table:table-cell table:style-name="ce12" office:value-type="float" office:value="21" calcext:value-type="float">
            <text:p>21</text:p>
          </table:table-cell>
          <table:table-cell table:style-name="ce2" office:value-type="float" office:value="5" calcext:value-type="float">
            <text:p>5</text:p>
          </table:table-cell>
          <table:table-cell table:style-name="ce2" table:content-validation-name="val4" office:value-type="string" calcext:value-type="string">
            <text:p>curriculum</text:p>
          </table:table-cell>
          <table:table-cell table:style-name="ce16" office:value-type="string" calcext:value-type="string">
            <text:p>DevOps course should be two courses: first course IaC and basic automation and the second one to cover CI and CD.</text:p>
          </table:table-cell>
          <table:table-cell table:number-columns-repeated="1018"/>
        </table:table-row>
        <table:table-row table:style-name="ro1">
          <table:table-cell table:style-name="ce12" office:value-type="string" calcext:value-type="string">
            <text:p>Another reason to encourage continuous delivery education is to improve testing concepts. A course module in continuous delivery could help the students grasp the concepts of software testing.</text:p>
          </table:table-cell>
          <table:table-cell table:style-name="ce14"/>
          <table:table-cell table:style-name="ce12" office:value-type="float" office:value="22" calcext:value-type="float">
            <text:p>22</text:p>
          </table:table-cell>
          <table:table-cell table:style-name="ce2" office:value-type="float" office:value="1" calcext:value-type="float">
            <text:p>1</text:p>
          </table:table-cell>
          <table:table-cell table:style-name="ce2" table:content-validation-name="val4" office:value-type="string" calcext:value-type="string">
            <text:p>curriculum</text:p>
          </table:table-cell>
          <table:table-cell table:style-name="ce16" office:value-type="string" calcext:value-type="string">
            <text:p>continuous delivery improve learning software testing.</text:p>
          </table:table-cell>
          <table:table-cell table:number-columns-repeated="1018"/>
        </table:table-row>
        <table:table-row table:style-name="ro1">
          <table:table-cell table:style-name="ce12" office:value-type="string" calcext:value-type="string">
            <text:p>Coupling architecture to DevOps is important as both approaches complement each others, and the course must smoothly merge these two dimension to support a fully-fledged curriculum.</text:p>
          </table:table-cell>
          <table:table-cell table:style-name="ce14"/>
          <table:table-cell table:style-name="ce12" office:value-type="float" office:value="23" calcext:value-type="float">
            <text:p>23</text:p>
          </table:table-cell>
          <table:table-cell table:style-name="ce2" office:value-type="float" office:value="14" calcext:value-type="float">
            <text:p>14</text:p>
          </table:table-cell>
          <table:table-cell table:style-name="ce2" table:content-validation-name="val4" office:value-type="string" calcext:value-type="string">
            <text:p>curriculum</text:p>
          </table:table-cell>
          <table:table-cell table:style-name="ce16" office:value-type="string" calcext:value-type="string">
            <text:p>Curriculum should couple Architecture to DevOps because both approaches complement each other.</text:p>
          </table:table-cell>
          <table:table-cell table:number-columns-repeated="1018"/>
        </table:table-row>
        <table:table-row table:style-name="ro1">
          <table:table-cell table:style-name="ce12" office:value-type="string" calcext:value-type="string">
            <text:p>we need to introduce courses on learning and adaptation theories, algorithms and tools, since they are becoming the key enablers for conceiving and operating quality software systems that can automatically evolve to cope with errors, changes in the environment, and new functionalities.</text:p>
          </table:table-cell>
          <table:table-cell table:style-name="ce14"/>
          <table:table-cell table:style-name="ce12" office:value-type="float" office:value="24" calcext:value-type="float">
            <text:p>24</text:p>
          </table:table-cell>
          <table:table-cell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we need to introduce courses on learning and adaptation theories, algorithms and tools before DevOps course.</text:p>
          </table:table-cell>
          <table:table-cell table:number-columns-repeated="1018"/>
        </table:table-row>
        <table:table-row table:style-name="ro1">
          <table:table-cell table:style-name="ce12" office:value-type="string" calcext:value-type="string">
            <text:p>the best option would be to allow more time for the summer school and organize it over three weeks </text:p>
          </table:table-cell>
          <table:table-cell table:style-name="ce14"/>
          <table:table-cell table:style-name="ce12" office:value-type="float" office:value="25" calcext:value-type="float">
            <text:p>25</text:p>
          </table:table-cell>
          <table:table-cell table:style-name="ce2" office:value-type="float" office:value="9" calcext:value-type="float">
            <text:p>9</text:p>
          </table:table-cell>
          <table:table-cell table:style-name="ce2" table:content-validation-name="val4" office:value-type="string" calcext:value-type="string">
            <text:p>curriculum</text:p>
          </table:table-cell>
          <table:table-cell table:style-name="ce16" office:value-type="string" calcext:value-type="string">
            <text:p>DevOps course needs time to teach (three weeks in 125 hours for summer course)</text:p>
          </table:table-cell>
          <table:table-cell table:number-columns-repeated="1018"/>
        </table:table-row>
        <table:table-row table:style-name="ro1">
          <table:table-cell table:style-name="ce12" office:value-type="string" calcext:value-type="string">
            <text:p>In addition to the setup that must be performed by the students, instructors should make note of the amount of time that it will take for them to setup for the lab.</text:p>
          </table:table-cell>
          <table:table-cell table:style-name="ce14"/>
          <table:table-cell table:style-name="ce12" office:value-type="float" office:value="26" calcext:value-type="float">
            <text:p>26</text:p>
          </table:table-cell>
          <table:table-cell table:style-name="ce2" office:value-type="float" office:value="1" calcext:value-type="float">
            <text:p>1</text:p>
          </table:table-cell>
          <table:table-cell table:style-name="ce2" table:content-validation-name="val4" office:value-type="string" calcext:value-type="string">
            <text:p>curriculum</text:p>
          </table:table-cell>
          <table:table-cell table:style-name="ce25" office:value-type="string" calcext:value-type="string">
            <text:p>instructors should make note of the amount of time that it will take for them to setup for the lab.</text:p>
          </table:table-cell>
          <table:table-cell table:number-columns-repeated="1018"/>
        </table:table-row>
        <table:table-row table:style-name="ro1">
          <table:table-cell table:style-name="ce2" office:value-type="string" calcext:value-type="string">
            <text:p>It is therefore necessary describing how fundamental knowledge works within the frame of this philosophy;</text:p>
          </table:table-cell>
          <table:table-cell table:style-name="ce14"/>
          <table:table-cell table:style-name="ce2" office:value-type="float" office:value="27" calcext:value-type="float">
            <text:p>27</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16" office:value-type="string" calcext:value-type="string">
            <text:p>It is therefore necessary describing how fundamental knowledge works within the frame of this philosophy;</text:p>
          </table:table-cell>
          <table:table-cell table:number-columns-repeated="1018"/>
        </table:table-row>
        <table:table-row table:style-name="ro1">
          <table:table-cell table:style-name="ce12" office:value-type="string" calcext:value-type="string">
            <text:p>the course must focus on the concepts, and use tools only as an illustration.</text:p>
          </table:table-cell>
          <table:table-cell table:style-name="ce14"/>
          <table:table-cell table:style-name="ce12" office:value-type="float" office:value="28" calcext:value-type="float">
            <text:p>28</text:p>
          </table:table-cell>
          <table:table-cell table:style-name="ce2" office:value-type="float" office:value="14" calcext:value-type="float">
            <text:p>14</text:p>
          </table:table-cell>
          <table:table-cell table:style-name="ce2" table:content-validation-name="val4" office:value-type="string" calcext:value-type="string">
            <text:p>devops concepts</text:p>
          </table:table-cell>
          <table:table-cell table:style-name="ce16" office:value-type="string" calcext:value-type="string">
            <text:p>the course must focus on the concepts, and use tools only as an illustration.</text:p>
          </table:table-cell>
          <table:table-cell table:number-columns-repeated="1018"/>
        </table:table-row>
        <table:table-row table:style-name="ro1">
          <table:table-cell table:style-name="ce2" office:value-type="string" calcext:value-type="string">
            <text:p>It is therefore necessary to explain students the DevOps values from scratch;</text:p>
          </table:table-cell>
          <table:table-cell table:style-name="ce14"/>
          <table:table-cell table:style-name="ce2" office:value-type="float" office:value="29" calcext:value-type="float">
            <text:p>29</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16" office:value-type="string" calcext:value-type="string">
            <text:p>It is therefore necessary to explain students the DevOps values from scratch;</text:p>
          </table:table-cell>
          <table:table-cell table:number-columns-repeated="1018"/>
        </table:table-row>
        <table:table-row table:style-name="ro1">
          <table:table-cell table:style-name="ce12" office:value-type="string" calcext:value-type="string">
            <text:p>University teaching: It may be also useful to intensify the theoretical delivery to keep the attention higher and have more time for hand-on sessions.</text:p>
          </table:table-cell>
          <table:table-cell table:style-name="ce14"/>
          <table:table-cell table:style-name="ce12" office:value-type="float" office:value="30" calcext:value-type="float">
            <text:p>30</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25" office:value-type="string" calcext:value-type="string">
            <text:p>It may be useful to intensify the theoretical delivery </text:p>
          </table:table-cell>
          <table:table-cell table:number-columns-repeated="1018"/>
        </table:table-row>
        <table:table-row table:style-name="ro1">
          <table:table-cell table:style-name="ce12" office:value-type="string" calcext:value-type="string">
            <text:p>the course must provide theoretical concepts for architecture design, software development and operational deployment around a shared project that will be used as a backbone during lab assignments.</text:p>
          </table:table-cell>
          <table:table-cell table:style-name="ce14"/>
          <table:table-cell table:style-name="ce12" office:value-type="float" office:value="31" calcext:value-type="float">
            <text:p>31</text:p>
          </table:table-cell>
          <table:table-cell table:style-name="ce2" office:value-type="float" office:value="14" calcext:value-type="float">
            <text:p>14</text:p>
          </table:table-cell>
          <table:table-cell table:style-name="ce2" table:content-validation-name="val4" office:value-type="string" calcext:value-type="string">
            <text:p>devops concepts</text:p>
          </table:table-cell>
          <table:table-cell table:style-name="ce16" office:value-type="string" calcext:value-type="string">
            <text:p>the course should teach theoretical concepts using shared project before lab assignments.</text:p>
          </table:table-cell>
          <table:table-cell table:number-columns-repeated="1018"/>
        </table:table-row>
        <table:table-row table:style-name="ro1">
          <table:table-cell table:style-name="ce12" office:value-type="string" calcext:value-type="string">
            <text:p>to introduce all principles and pillars of DevOps earlier, together with basic realizations for each part, i.e. a basic pipeline with deployment and a simple dockerization, so that they can be applied to the project.</text:p>
          </table:table-cell>
          <table:table-cell table:style-name="ce14"/>
          <table:table-cell table:style-name="ce12" office:value-type="float" office:value="32" calcext:value-type="float">
            <text:p>32</text:p>
          </table:table-cell>
          <table:table-cell table:style-name="ce2" office:value-type="float" office:value="14" calcext:value-type="float">
            <text:p>14</text:p>
          </table:table-cell>
          <table:table-cell table:style-name="ce2" table:content-validation-name="val4" office:value-type="string" calcext:value-type="string">
            <text:p>devops concepts</text:p>
          </table:table-cell>
          <table:table-cell table:style-name="ce16" office:value-type="string" calcext:value-type="string">
            <text:p>to introduce all principles and pillars of DevOps earlier, together with basic realizations for each part so that they can be applied to the project.</text:p>
          </table:table-cell>
          <table:table-cell table:number-columns-repeated="1018"/>
        </table:table-row>
        <table:table-row table:style-name="ro1">
          <table:table-cell table:style-name="ce12" office:value-type="string" calcext:value-type="string">
            <text:p>Both authors have multidisciplinary and pedagogical background and working experience in higher education which we felt supported our collaboration and helped in designing relatively coherent course. </text:p>
          </table:table-cell>
          <table:table-cell table:style-name="ce14"/>
          <table:table-cell table:style-name="ce12" office:value-type="float" office:value="33" calcext:value-type="float">
            <text:p>33</text:p>
          </table:table-cell>
          <table:table-cell table:style-name="ce2" office:value-type="float" office:value="9" calcext:value-type="float">
            <text:p>9</text:p>
          </table:table-cell>
          <table:table-cell table:style-name="ce2" table:content-validation-name="val4" office:value-type="string" calcext:value-type="string">
            <text:p>devops concepts</text:p>
          </table:table-cell>
          <table:table-cell table:style-name="ce25" office:value-type="string" calcext:value-type="string">
            <text:p>Both authors have multidisciplinary and pedagogical background and working experience in higher education</text:p>
          </table:table-cell>
          <table:table-cell table:number-columns-repeated="1018"/>
        </table:table-row>
        <table:table-row table:style-name="ro1">
          <table:table-cell table:style-name="ce12"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style-name="ce14"/>
          <table:table-cell table:style-name="ce12" office:value-type="float" office:value="34" calcext:value-type="float">
            <text:p>34</text:p>
          </table:table-cell>
          <table:table-cell table:style-name="ce2" office:value-type="float" office:value="1" calcext:value-type="float">
            <text:p>1</text:p>
          </table:table-cell>
          <table:table-cell table:style-name="ce2" table:content-validation-name="val4" office:value-type="string" calcext:value-type="string">
            <text:p>devops concepts</text:p>
          </table:table-cell>
          <table:table-cell table:style-name="ce16"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number-columns-repeated="1018"/>
        </table:table-row>
        <table:table-row table:style-name="ro1">
          <table:table-cell table:style-name="ce12" office:value-type="string" calcext:value-type="string">
            <text:p>some of the customer used the delivered prototypes to create screenshots of the user interface. They marked errors like e.g. misplaced user interface elements and sent these screenshots as well as additional improvements suggestions back to the developers which could then react to this feedback. We think that without our automated deployment pipeline this would not have been possible in such an easy way.</text:p>
          </table:table-cell>
          <table:table-cell table:style-name="ce14"/>
          <table:table-cell table:style-name="ce12" office:value-type="float" office:value="35" calcext:value-type="float">
            <text:p>35</text:p>
          </table:table-cell>
          <table:table-cell table:style-name="ce2" office:value-type="float" office:value="11" calcext:value-type="float">
            <text:p>11</text:p>
          </table:table-cell>
          <table:table-cell table:style-name="ce2" table:content-validation-name="val4" office:value-type="string" calcext:value-type="string">
            <text:p>devops concepts</text:p>
          </table:table-cell>
          <table:table-cell table:style-name="ce16" office:value-type="string" calcext:value-type="string">
            <text:p>without our automated deployment pipeline the customer feedback would not have been possible in such an easy way.</text:p>
          </table:table-cell>
          <table:table-cell table:number-columns-repeated="1018"/>
        </table:table-row>
        <table:table-row table:style-name="ro1">
          <table:table-cell table:style-name="ce1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style-name="ce14"/>
          <table:table-cell table:style-name="ce12" office:value-type="float" office:value="36" calcext:value-type="float">
            <text:p>36</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16"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number-columns-repeated="1018"/>
        </table:table-row>
        <table:table-row table:style-name="ro1">
          <table:table-cell table:style-name="ce12" office:value-type="string" calcext:value-type="string">
            <text:p>An application which is suitable for learners to serve as a means for setting up a deployment pipeline is presented.</text:p>
          </table:table-cell>
          <table:table-cell table:style-name="ce14"/>
          <table:table-cell table:style-name="ce12" office:value-type="float" office:value="37" calcext:value-type="float">
            <text:p>37</text:p>
          </table:table-cell>
          <table:table-cell table:style-name="ce2" office:value-type="float" office:value="10" calcext:value-type="float">
            <text:p>10</text:p>
          </table:table-cell>
          <table:table-cell table:style-name="ce2" table:content-validation-name="val4" office:value-type="string" calcext:value-type="string">
            <text:p>environment setup</text:p>
          </table:table-cell>
          <table:table-cell table:style-name="ce16" office:value-type="string" calcext:value-type="string">
            <text:p>An application which is suitable for learners to serve as a means for setting up a deployment pipeline is presented.</text:p>
          </table:table-cell>
          <table:table-cell table:number-columns-repeated="1018"/>
        </table:table-row>
        <table:table-row table:style-name="ro1">
          <table:table-cell table:style-name="ce12" office:value-type="string" calcext:value-type="string">
            <text:p>running the servers as a service is more straightforward on consecutive days</text:p>
          </table:table-cell>
          <table:table-cell table:style-name="ce14"/>
          <table:table-cell table:style-name="ce12" office:value-type="float" office:value="38" calcext:value-type="float">
            <text:p>38</text:p>
          </table:table-cell>
          <table:table-cell table:style-name="ce15" office:value-type="float" office:value="9" calcext:value-type="float">
            <text:p>9</text:p>
          </table:table-cell>
          <table:table-cell table:style-name="ce2" table:content-validation-name="val4" office:value-type="string" calcext:value-type="string">
            <text:p>environment setup</text:p>
          </table:table-cell>
          <table:table-cell table:style-name="ce16" office:value-type="string" calcext:value-type="string">
            <text:p>running the servers as a service is more straightforward on consecutive days</text:p>
          </table:table-cell>
          <table:table-cell table:number-columns-repeated="1018"/>
        </table:table-row>
        <table:table-row table:style-name="ro1">
          <table:table-cell table:style-name="ce12" office:value-type="string" calcext:value-type="string">
            <text:p>It is advised that when setting up for independent labs, that the instructor leads the class through the setup process.</text:p>
          </table:table-cell>
          <table:table-cell table:style-name="ce14"/>
          <table:table-cell table:style-name="ce12" office:value-type="float" office:value="39" calcext:value-type="float">
            <text:p>39</text:p>
          </table:table-cell>
          <table:table-cell table:style-name="ce2" office:value-type="float" office:value="1" calcext:value-type="float">
            <text:p>1</text:p>
          </table:table-cell>
          <table:table-cell table:style-name="ce2" table:content-validation-name="val4" office:value-type="string" calcext:value-type="string">
            <text:p>environment setup</text:p>
          </table:table-cell>
          <table:table-cell table:style-name="ce25" office:value-type="string" calcext:value-type="string">
            <text:p>when setting up for independent labs, the instructor leads the class through the setup process.</text:p>
          </table:table-cell>
          <table:table-cell table:number-columns-repeated="1018"/>
        </table:table-row>
        <table:table-row table:style-name="ro1">
          <table:table-cell table:style-name="ce12" office:value-type="string" calcext:value-type="string">
            <text:p>If the instructor is setting up each student’s repository themselves, this can be a significant time investment without automated scripts to help in the process.</text:p>
          </table:table-cell>
          <table:table-cell table:style-name="ce14"/>
          <table:table-cell table:style-name="ce12" office:value-type="float" office:value="40" calcext:value-type="float">
            <text:p>40</text:p>
          </table:table-cell>
          <table:table-cell table:style-name="ce2" office:value-type="float" office:value="1" calcext:value-type="float">
            <text:p>1</text:p>
          </table:table-cell>
          <table:table-cell table:style-name="ce2" table:content-validation-name="val4" office:value-type="string" calcext:value-type="string">
            <text:p>environment setup</text:p>
          </table:table-cell>
          <table:table-cell table:style-name="ce16" office:value-type="string" calcext:value-type="string">
            <text:p>automated scripts save significant time to setting up each student's repository.</text:p>
          </table:table-cell>
          <table:table-cell table:number-columns-repeated="1018"/>
        </table:table-row>
        <table:table-row table:style-name="ro1">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style-name="ce14"/>
          <table:table-cell table:style-name="ce12" office:value-type="float" office:value="41" calcext:value-type="float">
            <text:p>41</text:p>
          </table:table-cell>
          <table:table-cell table:style-name="ce2" office:value-type="float" office:value="8" calcext:value-type="float">
            <text:p>8</text:p>
          </table:table-cell>
          <table:table-cell table:style-name="ce2" table:content-validation-name="val4" office:value-type="string" calcext:value-type="string">
            <text:p>environment setup</text:p>
          </table:table-cell>
          <table:table-cell table:style-name="ce16" office:value-type="string" calcext:value-type="string">
            <text:p>Cloud DevOps platforms allow teams to take advantage of DevOps processes without having to invest their own effort in the integration of the necessary tools</text:p>
          </table:table-cell>
          <table:table-cell table:number-columns-repeated="1018"/>
        </table:table-row>
        <table:table-row table:style-name="ro1">
          <table:table-cell table:style-name="ce12" office:value-type="string" calcext:value-type="string">
            <text:p>It is important to rely on a project-based approach where students will be confronted to real-life choices, at architectural, development and operation levels.</text:p>
          </table:table-cell>
          <table:table-cell table:style-name="ce14"/>
          <table:table-cell table:style-name="ce12" office:value-type="float" office:value="42" calcext:value-type="float">
            <text:p>42</text:p>
          </table:table-cell>
          <table:table-cell table:style-name="ce2" office:value-type="float" office:value="14" calcext:value-type="float">
            <text:p>14</text:p>
          </table:table-cell>
          <table:table-cell table:style-name="ce2" table:content-validation-name="val4" office:value-type="string" calcext:value-type="string">
            <text:p>pedagogy</text:p>
          </table:table-cell>
          <table:table-cell table:style-name="ce16" office:value-type="string" calcext:value-type="string">
            <text:p>project-based teaching has proved to be successful as knowledge transfer mechanism.</text:p>
          </table:table-cell>
          <table:table-cell table:number-columns-repeated="1018"/>
        </table:table-row>
        <table:table-row table:style-name="ro1">
          <table:table-cell table:style-name="ce12" office:value-type="string" calcext:value-type="string">
            <text:p>project-based teaching, blended with traditional lectures and tutoring sessions has already proved to be successful as knowledge transfer mechanism.</text:p>
          </table:table-cell>
          <table:table-cell table:style-name="ce14"/>
          <table:table-cell table:style-name="ce12" office:value-type="float" office:value="43" calcext:value-type="float">
            <text:p>43</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project-based teaching, blended with traditional lectures and tutoring sessions has already proved to be successful as knowledge transfer mechanism.</text:p>
          </table:table-cell>
          <table:table-cell table:number-columns-repeated="1018"/>
        </table:table-row>
        <table:table-row table:style-name="ro1">
          <table:table-cell table:style-name="ce12" office:value-type="string" calcext:value-type="string">
            <text:p>Assigning the same project to every group let the teaching staff avoid the challenge task of producing different projects but with equal complexity. This choice also helps to ensure consistency when evaluating groups’ work. Yet another advantage of working on a common project is related to the organisation and execution of the course as it is not any more dependent on the number of registered students (what was the case in former editions of the course). Based on earlier experience, a teaching staff composed of two people can handle a class of up to 12 students without quality lost.</text:p>
          </table:table-cell>
          <table:table-cell table:style-name="ce14"/>
          <table:table-cell table:style-name="ce12" office:value-type="float" office:value="44" calcext:value-type="float">
            <text:p>44</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25" office:value-type="string" calcext:value-type="string">
            <text:p>Assigning the same project to every group</text:p>
          </table:table-cell>
          <table:table-cell table:number-columns-repeated="1018"/>
        </table:table-row>
        <table:table-row table:style-name="ro1">
          <table:table-cell table:style-name="ce12" office:value-type="string" calcext:value-type="string">
            <text:p>the teaching staff concluded that a more detailed initial project description would be provided to each student, and in particular a clear description of the technical-related objectives to be met.</text:p>
          </table:table-cell>
          <table:table-cell table:style-name="ce14"/>
          <table:table-cell table:style-name="ce12" office:value-type="float" office:value="45" calcext:value-type="float">
            <text:p>45</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a more detailed initial project description would be provided to each student</text:p>
          </table:table-cell>
          <table:table-cell table:number-columns-repeated="1018"/>
        </table:table-row>
        <table:table-row table:style-name="ro1">
          <table:table-cell table:style-name="ce12" office:value-type="string" calcext:value-type="string">
            <text:p>even if the course is project-driven, students need personal assistance.</text:p>
          </table:table-cell>
          <table:table-cell table:style-name="ce14"/>
          <table:table-cell table:style-name="ce12" office:value-type="float" office:value="46" calcext:value-type="float">
            <text:p>46</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even if the course is project-driven, students need personal assistance.</text:p>
          </table:table-cell>
          <table:table-cell table:number-columns-repeated="1018"/>
        </table:table-row>
        <table:table-row table:style-name="ro1">
          <table:table-cell table:style-name="ce12" office:value-type="string" calcext:value-type="string">
            <text:p>we design projects representing different customer types, architecture styles and techniques.</text:p>
          </table:table-cell>
          <table:table-cell table:style-name="ce14"/>
          <table:table-cell table:style-name="ce12" office:value-type="float" office:value="47" calcext:value-type="float">
            <text:p>47</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16" office:value-type="string" calcext:value-type="string">
            <text:p>we design projects representing different customer types, architecture styles and techniques.</text:p>
          </table:table-cell>
          <table:table-cell table:number-columns-repeated="1018"/>
        </table:table-row>
        <table:table-row table:style-name="ro1">
          <table:table-cell table:style-name="ce12" office:value-type="string" calcext:value-type="string">
            <text:p>we collaborate with various partners representing customers from industry as well as on-campus organizations.</text:p>
          </table:table-cell>
          <table:table-cell table:style-name="ce14"/>
          <table:table-cell table:style-name="ce12" office:value-type="float" office:value="48" calcext:value-type="float">
            <text:p>48</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16" office:value-type="string" calcext:value-type="string">
            <text:p>we collaborate with various partners representing customers from industry as well as on-campus organizations on project design.</text:p>
          </table:table-cell>
          <table:table-cell table:number-columns-repeated="1018"/>
        </table:table-row>
        <table:table-row table:style-name="ro1">
          <table:table-cell table:style-name="ce12" office:value-type="string" calcext:value-type="string">
            <text:p>One of the key success factors is the cross-project release management team. On the one hand a release manager is responsible for applying continuous delivery within each team, on the other hand the release coordinator is in charge of introducing and tracking all activities of all development teams. This helps to spread the knowledge and ensures that all teams use version control, continuous integration and continuous delivery in a proper way.</text:p>
          </table:table-cell>
          <table:table-cell table:style-name="ce14"/>
          <table:table-cell table:style-name="ce12" office:value-type="float" office:value="49" calcext:value-type="float">
            <text:p>49</text:p>
          </table:table-cell>
          <table:table-cell table:style-name="ce2" office:value-type="float" office:value="11" calcext:value-type="float">
            <text:p>11</text:p>
          </table:table-cell>
          <table:table-cell table:style-name="ce2" table:content-validation-name="val4" office:value-type="string" calcext:value-type="string">
            <text:p>pedagogy</text:p>
          </table:table-cell>
          <table:table-cell table:style-name="ce16" office:value-type="string" calcext:value-type="string">
            <text:p>the key success factors is the cross-project release management team</text:p>
          </table:table-cell>
          <table:table-cell table:number-columns-repeated="1018"/>
        </table:table-row>
        <table:table-row table:style-name="ro1">
          <table:table-cell table:style-name="ce12" office:value-type="string" calcext:value-type="string">
            <text:p>A reasonable solution is to introduce diversities into the design of course projects. On one hand, it provides diversified choices so that a student has the flexibility to choose one that best fits his/her background and interests. The variety of software projects is also helpful to enrich the students’experiences and stimulate cross-project knowledge sharing.</text:p>
          </table:table-cell>
          <table:table-cell table:style-name="ce14"/>
          <table:table-cell table:style-name="ce12" office:value-type="float" office:value="50" calcext:value-type="float">
            <text:p>50</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16" office:value-type="string" calcext:value-type="string">
            <text:p>to introduce diversities into the design of course projects.</text:p>
          </table:table-cell>
          <table:table-cell table:number-columns-repeated="1018"/>
        </table:table-row>
        <table:table-row table:style-name="ro1">
          <table:table-cell table:style-name="ce12" office:value-type="string" calcext:value-type="string">
            <text:p>Another good practice that was mentioned several times turns around “small steps”.</text:p>
          </table:table-cell>
          <table:table-cell table:style-name="ce14"/>
          <table:table-cell table:style-name="ce12" office:value-type="float" office:value="51" calcext:value-type="float">
            <text:p>51</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25" office:value-type="string" calcext:value-type="string">
            <text:p>a good practice was turns around “small steps”.</text:p>
          </table:table-cell>
          <table:table-cell table:number-columns-repeated="1018"/>
        </table:table-row>
        <table:table-row table:style-name="ro1">
          <table:table-cell table:style-name="ce12" office:value-type="string" calcext:value-type="string">
            <text:p>Be clear on the outcome of the training.</text:p>
          </table:table-cell>
          <table:table-cell table:style-name="ce14"/>
          <table:table-cell table:style-name="ce12" office:value-type="float" office:value="52" calcext:value-type="float">
            <text:p>52</text:p>
          </table:table-cell>
          <table:table-cell table:style-name="ce2" office:value-type="float" office:value="16" calcext:value-type="float">
            <text:p>16</text:p>
          </table:table-cell>
          <table:table-cell table:style-name="ce2" table:content-validation-name="val4" office:value-type="string" calcext:value-type="string">
            <text:p>pedagogy</text:p>
          </table:table-cell>
          <table:table-cell table:style-name="ce16" office:value-type="string" calcext:value-type="string">
            <text:p>Be clear on the outcome of the training.</text:p>
          </table:table-cell>
          <table:table-cell table:number-columns-repeated="1018"/>
        </table:table-row>
        <table:table-row table:style-name="ro1">
          <table:table-cell table:style-name="ce12" office:value-type="string" calcext:value-type="string">
            <text:p>the teaching staff concluded that a more detailed initial project description would be provided to each student, and in particular a clear description of the technical-related objectives to be met.</text:p>
          </table:table-cell>
          <table:table-cell table:style-name="ce14"/>
          <table:table-cell table:style-name="ce12" office:value-type="float" office:value="53" calcext:value-type="float">
            <text:p>53</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in particular a clear description of the technical-related objectives to be met.</text:p>
          </table:table-cell>
          <table:table-cell table:number-columns-repeated="1018"/>
        </table:table-row>
        <table:table-row table:style-name="ro1">
          <table:table-cell table:style-name="ce12" office:value-type="string" calcext:value-type="string">
            <text:p>We saw enthusiasm and team player mindset grow in the students. Because of the easygoing and trusting atmosphere amongst the students and the teachers, they felt comfortable to participate.</text:p>
          </table:table-cell>
          <table:table-cell table:style-name="ce14"/>
          <table:table-cell table:style-name="ce12" office:value-type="float" office:value="54" calcext:value-type="float">
            <text:p>54</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16" office:value-type="string" calcext:value-type="string">
            <text:p>Create the easygoing and trusting atmosphere amongst the students and the teachers.</text:p>
          </table:table-cell>
          <table:table-cell table:number-columns-repeated="1018"/>
        </table:table-row>
        <table:table-row table:style-name="ro1">
          <table:table-cell table:style-name="ce12" office:value-type="string" calcext:value-type="string">
            <text:p>DevOps is the ideal candidate for non-traditional ways of teaching, such as peer instructions, flipped classroom, problem-based learning, among others.</text:p>
          </table:table-cell>
          <table:table-cell table:style-name="ce14"/>
          <table:table-cell table:style-name="ce12" office:value-type="float" office:value="55" calcext:value-type="float">
            <text:p>55</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DevOps is the ideal candidate for non-traditional ways of teaching, such as peer instructions, flipped classroom, problem-based learning, among others.</text:p>
          </table:table-cell>
          <table:table-cell table:number-columns-repeated="1018"/>
        </table:table-row>
        <table:table-row table:style-name="ro1">
          <table:table-cell table:style-name="ce12" office:value-type="string" calcext:value-type="string">
            <text:p>We have drawn upon constructive alignment, cognitive apprenticeship, and story-telling in designing the learning context, with heavy emphasis on a concrete project as main learning vehicle</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4" office:value-type="string" calcext:value-type="string">
            <text:p>pedagogy</text:p>
          </table:table-cell>
          <table:table-cell table:style-name="ce16" office:value-type="string" calcext:value-type="string">
            <text:p>DevOps is the ideal candidate for non-traditional ways of teaching, such as peer instructions, flipped classroom, problem-based learning, among others.</text:p>
          </table:table-cell>
          <table:table-cell table:number-columns-repeated="1018"/>
        </table:table-row>
        <table:table-row table:style-name="ro1">
          <table:table-cell table:style-name="ce12" office:value-type="string" calcext:value-type="string">
            <text:p>Problem-based learning (PBL) method is the right pedagogical approach to tackle subjects like DevOps</text:p>
          </table:table-cell>
          <table:table-cell table:style-name="ce14"/>
          <table:table-cell table:style-name="ce12" office:value-type="float" office:value="56" calcext:value-type="float">
            <text:p>56</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Problem-based learning (PBL) method is the right pedagogical approach to tackle subjects like DevOps</text:p>
          </table:table-cell>
          <table:table-cell table:number-columns-repeated="1018"/>
        </table:table-row>
        <table:table-row table:style-name="ro1">
          <table:table-cell table:style-name="ce12" office:value-type="string" calcext:value-type="string">
            <text:p>DevOps needs to be taught with practical labs.</text:p>
          </table:table-cell>
          <table:table-cell table:style-name="ce14"/>
          <table:table-cell table:style-name="ce12" office:value-type="float" office:value="57" calcext:value-type="float">
            <text:p>57</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DevOps needs to be taught with practical labs.</text:p>
          </table:table-cell>
          <table:table-cell table:number-columns-repeated="1018"/>
        </table:table-row>
        <table:table-row table:style-name="ro1">
          <table:table-cell table:style-name="ce12" office:value-type="string" calcext:value-type="string">
            <text:p>we outlining a course focusing on hands-on experience.</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4" office:value-type="string" calcext:value-type="string">
            <text:p>pedagogy</text:p>
          </table:table-cell>
          <table:table-cell table:style-name="ce16" office:value-type="string" calcext:value-type="string">
            <text:p>DevOps needs to be taught with practical labs.</text:p>
          </table:table-cell>
          <table:table-cell table:number-columns-repeated="1018"/>
        </table:table-row>
        <table:table-row table:style-name="ro1">
          <table:table-cell table:style-name="ce12" office:value-type="string" calcext:value-type="string">
            <text:p>Pragmatism: Both students and developers appreciate hands-on sessions</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DevOps needs to be taught with practical labs.</text:p>
          </table:table-cell>
          <table:table-cell table:number-columns-repeated="1018"/>
        </table:table-row>
        <table:table-row table:style-name="ro1">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style-name="ce14"/>
          <table:table-cell table:style-name="ce12" office:value-type="float" office:value="58" calcext:value-type="float">
            <text:p>58</text:p>
          </table:table-cell>
          <table:table-cell table:style-name="ce2" office:value-type="float" office:value="14" calcext:value-type="float">
            <text:p>14</text:p>
          </table:table-cell>
          <table:table-cell table:style-name="ce2" table:content-validation-name="val4" office:value-type="string" calcext:value-type="string">
            <text:p>pedagogy</text:p>
          </table:table-cell>
          <table:table-cell table:style-name="ce16"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8"/>
        </table:table-row>
        <table:table-row table:style-name="ro1">
          <table:table-cell table:style-name="ce12" office:value-type="string" calcext:value-type="string">
            <text:p>Content-wise the students wished that the practical and theoretical days would be mixed. </text:p>
          </table:table-cell>
          <table:table-cell table:style-name="ce14"/>
          <table:table-cell table:style-name="ce12" office:value-type="float" office:value="59" calcext:value-type="float">
            <text:p>59</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16" office:value-type="string" calcext:value-type="string">
            <text:p>the practical and theoretical days would be mixed. </text:p>
          </table:table-cell>
          <table:table-cell table:number-columns-repeated="1018"/>
        </table:table-row>
        <table:table-row table:style-name="ro1">
          <table:table-cell table:style-name="ce12" office:value-type="string" calcext:value-type="string">
            <text:p>This (students think they know agile) could be alleviated by making the revision part more interactive and student-centered which could help the students in identifying their knowledge gaps</text:p>
          </table:table-cell>
          <table:table-cell table:style-name="ce14"/>
          <table:table-cell table:style-name="ce12" office:value-type="float" office:value="60" calcext:value-type="float">
            <text:p>60</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25" office:value-type="string" calcext:value-type="string">
            <text:p>making the revision part more interactive and student-centered</text:p>
          </table:table-cell>
          <table:table-cell table:number-columns-repeated="1018"/>
        </table:table-row>
        <table:table-row table:style-name="ro1">
          <table:table-cell table:style-name="ce12" office:value-type="string" calcext:value-type="string">
            <text:p>We devised a customized Agile process to encourage both online and offline communication and collaboration among team members, customer representatives, and teaching assistants who take the role of product manager.</text:p>
          </table:table-cell>
          <table:table-cell table:style-name="ce14"/>
          <table:table-cell table:style-name="ce12" office:value-type="float" office:value="61" calcext:value-type="float">
            <text:p>61</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25" office:value-type="string" calcext:value-type="string">
            <text:p>We devised a customized Agile process to encourage both online and offline communication and collaboration </text:p>
          </table:table-cell>
          <table:table-cell table:number-columns-repeated="1018"/>
        </table:table-row>
        <table:table-row table:style-name="ro1">
          <table:table-cell table:style-name="ce12" office:value-type="string" calcext:value-type="string">
            <text:p>requesting students to work in groups. This decision expects to enhance interaction and recreate social environments where soft skills can be developed.</text:p>
          </table:table-cell>
          <table:table-cell table:style-name="ce14"/>
          <table:table-cell table:style-name="ce12" office:value-type="float" office:value="62" calcext:value-type="float">
            <text:p>62</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25" office:value-type="string" calcext:value-type="string">
            <text:p>request students to work in groups.</text:p>
          </table:table-cell>
          <table:table-cell table:number-columns-repeated="1018"/>
        </table:table-row>
        <table:table-row table:style-name="ro1">
          <table:table-cell table:style-name="ce12" office:value-type="string" calcext:value-type="string">
            <text:p>the course had to be designed to favour interactivity and student engagement.</text:p>
          </table:table-cell>
          <table:table-cell table:style-name="ce14"/>
          <table:table-cell table:style-name="ce12" office:value-type="float" office:value="63" calcext:value-type="float">
            <text:p>63</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the course had to be designed to favour interactivity and student engagement.</text:p>
          </table:table-cell>
          <table:table-cell table:number-columns-repeated="1018"/>
        </table:table-row>
        <table:table-row table:style-name="ro1">
          <table:table-cell table:style-name="ce12" office:value-type="string" calcext:value-type="string">
            <text:p>we have argued in favor of teaching methods that emphasize programing process and realistic context as well as using performant virtualization environments.</text:p>
          </table:table-cell>
          <table:table-cell table:style-name="ce14"/>
          <table:table-cell table:style-name="ce12" office:value-type="float" office:value="64" calcext:value-type="float">
            <text:p>64</text:p>
          </table:table-cell>
          <table:table-cell table:style-name="ce2" office:value-type="float" office:value="13" calcext:value-type="float">
            <text:p>13</text:p>
          </table:table-cell>
          <table:table-cell table:style-name="ce2" table:content-validation-name="val4" office:value-type="string" calcext:value-type="string">
            <text:p>pedagogy</text:p>
          </table:table-cell>
          <table:table-cell table:style-name="ce16" office:value-type="string" calcext:value-type="string">
            <text:p>teaching methods that emphasize programing process and realistic context as well as using performant virtualization environments.</text:p>
          </table:table-cell>
          <table:table-cell table:number-columns-repeated="1018"/>
        </table:table-row>
        <table:table-row table:style-name="ro1">
          <table:table-cell table:style-name="ce12" office:value-type="string" calcext:value-type="string">
            <text:p>Using a cross functional team to introduce the workflows minimizes the additional work for the teaching assistants.</text:p>
          </table:table-cell>
          <table:table-cell table:style-name="ce14"/>
          <table:table-cell table:style-name="ce12" office:value-type="float" office:value="65" calcext:value-type="float">
            <text:p>65</text:p>
          </table:table-cell>
          <table:table-cell table:style-name="ce2" office:value-type="float" office:value="11" calcext:value-type="float">
            <text:p>11</text:p>
          </table:table-cell>
          <table:table-cell table:style-name="ce2" table:content-validation-name="val4" office:value-type="string" calcext:value-type="string">
            <text:p>pedagogy</text:p>
          </table:table-cell>
          <table:table-cell table:style-name="ce16" office:value-type="string" calcext:value-type="string">
            <text:p>Using a cross functional team to introduce the workflows minimizes the additional work for the teaching assistants.</text:p>
          </table:table-cell>
          <table:table-cell table:number-columns-repeated="1018"/>
        </table:table-row>
        <table:table-row table:style-name="ro1">
          <table:table-cell table:style-name="ce12" office:value-type="string" calcext:value-type="string">
            <text:p>To try, as much as possible, to bring industry partners into the course.</text:p>
          </table:table-cell>
          <table:table-cell table:style-name="ce14"/>
          <table:table-cell table:style-name="ce12" office:value-type="float" office:value="66" calcext:value-type="float">
            <text:p>66</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try to bring industry partners into the course.</text:p>
          </table:table-cell>
          <table:table-cell table:number-columns-repeated="1018"/>
        </table:table-row>
        <table:table-row table:style-name="ro1">
          <table:table-cell table:style-name="ce12" office:value-type="string" calcext:value-type="string">
            <text:p>the design and execution of a DevOps and Continuous Delivery course organized in industry-university collaboration.</text:p>
          </table:table-cell>
          <table:table-cell table:style-name="ce14"/>
          <table:table-cell table:style-name="ce12" office:value-type="float" office:value="67" calcext:value-type="float">
            <text:p>67</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16" office:value-type="string" calcext:value-type="string">
            <text:p>the design and execution of a DevOps and Continuous Delivery course organized in industry-university collaboration.</text:p>
          </table:table-cell>
          <table:table-cell table:number-columns-repeated="1018"/>
        </table:table-row>
        <table:table-row table:style-name="ro1">
          <table:table-cell table:style-name="ce12" office:value-type="string" calcext:value-type="string">
            <text:p>the most effective training for DevOps and Agile were those in which the audience consisted of both management and developers.</text:p>
          </table:table-cell>
          <table:table-cell table:style-name="ce14"/>
          <table:table-cell table:style-name="ce12" office:value-type="float" office:value="68" calcext:value-type="float">
            <text:p>68</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the most effective training for DevOps and Agile were those in which the audience consisted of both management and developers.</text:p>
          </table:table-cell>
          <table:table-cell table:number-columns-repeated="1018"/>
        </table:table-row>
        <table:table-row table:style-name="ro1">
          <table:table-cell table:style-name="ce12" office:value-type="string" calcext:value-type="string">
            <text:p>The primary objective is to educate DevOps ambassadors.</text:p>
          </table:table-cell>
          <table:table-cell table:style-name="ce14"/>
          <table:table-cell table:style-name="ce12" office:value-type="float" office:value="69" calcext:value-type="float">
            <text:p>69</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The primary objective is to educate DevOps ambassadors.</text:p>
          </table:table-cell>
          <table:table-cell table:number-columns-repeated="1018"/>
        </table:table-row>
        <table:table-row table:style-name="ro1">
          <table:table-cell table:style-name="ce12" office:value-type="string" calcext:value-type="string">
            <text:p>training is of paramount importance to establish a common background for all the different groups, including the management.</text:p>
          </table:table-cell>
          <table:table-cell table:style-name="ce14"/>
          <table:table-cell table:style-name="ce12" office:value-type="float" office:value="70" calcext:value-type="float">
            <text:p>70</text:p>
          </table:table-cell>
          <table:table-cell table:style-name="ce2" office:value-type="float" office:value="16" calcext:value-type="float">
            <text:p>16</text:p>
          </table:table-cell>
          <table:table-cell table:style-name="ce2" table:content-validation-name="val4" office:value-type="string" calcext:value-type="string">
            <text:p>pedagogy</text:p>
          </table:table-cell>
          <table:table-cell table:style-name="ce16" office:value-type="string" calcext:value-type="string">
            <text:p>training is of paramount importance to establish a common background for all the different groups, including the management.</text:p>
          </table:table-cell>
          <table:table-cell table:number-columns-repeated="1018"/>
        </table:table-row>
        <table:table-row table:style-name="ro1">
          <table:table-cell table:style-name="ce12" office:value-type="string" calcext:value-type="string">
            <text:p>Corporate training: it is important not to focus all the training activity as a frontal session university-like. We believe that this makes things less effective and we advocate for a change of paradigm.</text:p>
          </table:table-cell>
          <table:table-cell table:style-name="ce14"/>
          <table:table-cell table:style-name="ce12" office:value-type="float" office:value="71" calcext:value-type="float">
            <text:p>71</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it is important not to focus all the training activity as a frontal session university-like. </text:p>
          </table:table-cell>
          <table:table-cell table:number-columns-repeated="1018"/>
        </table:table-row>
        <table:table-row table:style-name="ro1">
          <table:table-cell table:style-name="ce12" office:value-type="string" calcext:value-type="string">
            <text:p>The teachers can monitor students’ progress through Jenkins so that the burden of daily checking can be significantly decreased. Then the opportunity to guide students will be increased for the teachers.</text:p>
          </table:table-cell>
          <table:table-cell table:style-name="ce14"/>
          <table:table-cell table:style-name="ce12" office:value-type="float" office:value="72" calcext:value-type="float">
            <text:p>72</text:p>
          </table:table-cell>
          <table:table-cell table:style-name="ce2" office:value-type="float" office:value="18" calcext:value-type="float">
            <text:p>18</text:p>
          </table:table-cell>
          <table:table-cell table:style-name="ce2" table:content-validation-name="val4" office:value-type="string" calcext:value-type="string">
            <text:p>pedagogy</text:p>
          </table:table-cell>
          <table:table-cell table:style-name="ce25" office:value-type="string" calcext:value-type="string">
            <text:p>The teachers can monitor students’progress through Jenkins</text:p>
          </table:table-cell>
          <table:table-cell table:number-columns-repeated="1018"/>
        </table:table-row>
        <table:table-row table:style-name="ro1">
          <table:table-cell table:style-name="ce12" office:value-type="string" calcext:value-type="string">
            <text:p>The second is to provide detailed instructions within the activity for both the command line interface and the graphical interface.</text:p>
          </table:table-cell>
          <table:table-cell table:style-name="ce14"/>
          <table:table-cell table:style-name="ce12" office:value-type="float" office:value="73" calcext:value-type="float">
            <text:p>73</text:p>
          </table:table-cell>
          <table:table-cell table:style-name="ce2" office:value-type="float" office:value="1" calcext:value-type="float">
            <text:p>1</text:p>
          </table:table-cell>
          <table:table-cell table:style-name="ce2" table:content-validation-name="val4" office:value-type="string" calcext:value-type="string">
            <text:p>pedagogy</text:p>
          </table:table-cell>
          <table:table-cell table:style-name="ce16" office:value-type="string" calcext:value-type="string">
            <text:p>provide detailed instructions within the activity for both the command line interface and the graphical interface.</text:p>
          </table:table-cell>
          <table:table-cell table:number-columns-repeated="1018"/>
        </table:table-row>
        <table:table-row table:style-name="ro1">
          <table:table-cell table:style-name="ce12" office:value-type="string" calcext:value-type="string">
            <text:p>Structured approaches like the feedback mechanism in our delivery server were not used frequently. We think that these structured mechanism do not have the same quality as personal interaction because they are asynchronous and in written form.</text:p>
          </table:table-cell>
          <table:table-cell table:style-name="ce14"/>
          <table:table-cell table:style-name="ce12" office:value-type="float" office:value="74" calcext:value-type="float">
            <text:p>74</text:p>
          </table:table-cell>
          <table:table-cell table:style-name="ce2" office:value-type="float" office:value="11" calcext:value-type="float">
            <text:p>11</text:p>
          </table:table-cell>
          <table:table-cell table:style-name="ce2" table:content-validation-name="val4" office:value-type="string" calcext:value-type="string">
            <text:p>pedagogy</text:p>
          </table:table-cell>
          <table:table-cell table:style-name="ce25" office:value-type="string" calcext:value-type="string">
            <text:p>feedback mechanism in our delivery server do not have the same quality as personal interaction because they are asynchronous and in written form.</text:p>
          </table:table-cell>
          <table:table-cell table:number-columns-repeated="1018"/>
        </table:table-row>
        <table:table-row table:style-name="ro1">
          <table:table-cell table:style-name="ce12" office:value-type="string" calcext:value-type="string">
            <text:p>We push students to stop being consumers of tools, and instead become DevOps architects able to identify what is necessary and how tools from the state of practice can be assembled to support a given project. The discussions and interviews made with partners’ contacts and interns’ tutors are strongly positive on that point. Recruiters clearly state that such a knowledge makes a strong difference between candidates at recruitment time (interns or permanent positions).</text:p>
          </table:table-cell>
          <table:table-cell table:style-name="ce14"/>
          <table:table-cell table:style-name="ce12" office:value-type="float" office:value="75" calcext:value-type="float">
            <text:p>75</text:p>
          </table:table-cell>
          <table:table-cell table:style-name="ce2" office:value-type="float" office:value="14" calcext:value-type="float">
            <text:p>14</text:p>
          </table:table-cell>
          <table:table-cell table:style-name="ce2" table:content-validation-name="val4" office:value-type="string" calcext:value-type="string">
            <text:p>tools</text:p>
          </table:table-cell>
          <table:table-cell table:style-name="ce16"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number-columns-repeated="1018"/>
        </table:table-row>
        <table:table-row table:style-name="ro1">
          <table:table-cell table:style-name="ce12" office:value-type="string" calcext:value-type="string">
            <text:p>They will need to familiarize themselves with the technologies before the start of the activity.</text:p>
          </table:table-cell>
          <table:table-cell table:style-name="ce14"/>
          <table:table-cell table:style-name="ce12" office:value-type="float" office:value="76" calcext:value-type="float">
            <text:p>76</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16" office:value-type="string" calcext:value-type="string">
            <text:p>They will need to familiarize themselves with the technologies before the start of the activity.</text:p>
          </table:table-cell>
          <table:table-cell table:number-columns-repeated="1018"/>
        </table:table-row>
        <table:table-row table:style-name="ro1">
          <table:table-cell table:style-name="ce12" office:value-type="string" calcext:value-type="string">
            <text:p>The design of the system is meant to be simple to lower the learning curve for instructors while also allowing for multiple students to work with the system concurrently.</text:p>
          </table:table-cell>
          <table:table-cell table:style-name="ce14"/>
          <table:table-cell table:style-name="ce12" office:value-type="float" office:value="77" calcext:value-type="float">
            <text:p>77</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25" office:value-type="string" calcext:value-type="string">
            <text:p>The design of the system is meant to be simple</text:p>
          </table:table-cell>
          <table:table-cell table:number-columns-repeated="1018"/>
        </table:table-row>
        <table:table-row table:style-name="ro1">
          <table:table-cell table:style-name="ce12" office:value-type="string" calcext:value-type="string">
            <text:p>Automatic tools are thus demanded to facilitate project data collection and analysis.</text:p>
          </table:table-cell>
          <table:table-cell table:style-name="ce14"/>
          <table:table-cell table:style-name="ce12" office:value-type="float" office:value="78" calcext:value-type="float">
            <text:p>78</text:p>
          </table:table-cell>
          <table:table-cell table:style-name="ce2" office:value-type="float" office:value="17" calcext:value-type="float">
            <text:p>17</text:p>
          </table:table-cell>
          <table:table-cell table:style-name="ce2" table:content-validation-name="val4" office:value-type="string" calcext:value-type="string">
            <text:p>tools</text:p>
          </table:table-cell>
          <table:table-cell table:style-name="ce16" office:value-type="string" calcext:value-type="string">
            <text:p>Automatic tools are thus demanded to facilitate project data collection and analysis.</text:p>
          </table:table-cell>
          <table:table-cell table:number-columns-repeated="1018"/>
        </table:table-row>
        <table:table-row table:style-name="ro1">
          <table:table-cell table:style-name="ce12" office:value-type="string" calcext:value-type="string">
            <text:p>We designed various automatically generated reports to provide timely feedback to students, customers, and TAs.</text:p>
          </table:table-cell>
          <table:table-cell table:style-name="ce14"/>
          <table:table-cell table:style-name="ce12" office:value-type="float" office:value="79" calcext:value-type="float">
            <text:p>79</text:p>
          </table:table-cell>
          <table:table-cell table:style-name="ce2" office:value-type="float" office:value="17" calcext:value-type="float">
            <text:p>17</text:p>
          </table:table-cell>
          <table:table-cell table:style-name="ce2" table:content-validation-name="val4" office:value-type="string" calcext:value-type="string">
            <text:p>tools</text:p>
          </table:table-cell>
          <table:table-cell table:style-name="ce16" office:value-type="string" calcext:value-type="string">
            <text:p>We designed various automatically generated reports to provide timely feedback to students, customers, and TAs.</text:p>
          </table:table-cell>
          <table:table-cell table:number-columns-repeated="1018"/>
        </table:table-row>
        <table:table-row table:style-name="ro1">
          <table:table-cell table:style-name="ce12" office:value-type="string" calcext:value-type="string">
            <text:p>ALECCS can automatically check the submitted codes so that students (as individual or team member) can check the results and correct their projects quickly.</text:p>
          </table:table-cell>
          <table:table-cell table:style-name="ce14"/>
          <table:table-cell table:style-name="ce12" office:value-type="float" office:value="80" calcext:value-type="float">
            <text:p>80</text:p>
          </table:table-cell>
          <table:table-cell table:style-name="ce2" office:value-type="float" office:value="18" calcext:value-type="float">
            <text:p>18</text:p>
          </table:table-cell>
          <table:table-cell table:style-name="ce2" table:content-validation-name="val4" office:value-type="string" calcext:value-type="string">
            <text:p>tools</text:p>
          </table:table-cell>
          <table:table-cell table:style-name="ce16" office:value-type="string" calcext:value-type="string">
            <text:p>ALECCS can automatically check the submitted codes so that students (as individual or team member) can check the results and correct their projects quickly.</text:p>
          </table:table-cell>
          <table:table-cell table:number-columns-repeated="1018"/>
        </table:table-row>
        <table:table-row table:style-name="ro1">
          <table:table-cell table:style-name="ce12" office:value-type="string" calcext:value-type="string">
            <text:p>ALECSS is also useful to reduce manual checking load of the teacher. ALECSS automatically detects much more warnings than manual checking.</text:p>
          </table:table-cell>
          <table:table-cell table:style-name="ce14"/>
          <table:table-cell table:style-name="ce12" office:value-type="float" office:value="81" calcext:value-type="float">
            <text:p>81</text:p>
          </table:table-cell>
          <table:table-cell table:style-name="ce2" office:value-type="float" office:value="12" calcext:value-type="float">
            <text:p>12</text:p>
          </table:table-cell>
          <table:table-cell table:style-name="ce2" table:content-validation-name="val4" office:value-type="string" calcext:value-type="string">
            <text:p>tools</text:p>
          </table:table-cell>
          <table:table-cell table:style-name="ce16" office:value-type="string" calcext:value-type="string">
            <text:p>ALECSS is also useful to reduce manual checking load of the teacher. ALECSS automatically detects much more warnings than manual checking.</text:p>
          </table:table-cell>
          <table:table-cell table:number-columns-repeated="1018"/>
        </table:table-row>
        <table:table-row table:style-name="ro1">
          <table:table-cell table:style-name="ce12" office:value-type="string" calcext:value-type="string">
            <text:p>The analysis that led to choosing Docker as virtualization engine turned out to be correct. Docker hub is a built-in repository that facilitates easy and efficient access to the VMs produced. The design choices made in Docker suits a teaching context perfectly: the “copy-on-write” file system means only the delta between the image on Docker hub and the image on the TAs local machine has to be downloaded. Thus getting the code snapshot for a group is downloads in the range of kilo or megabytes, and not gigabytes. With around 60 groups, this is a major time saver.</text:p>
          </table:table-cell>
          <table:table-cell table:style-name="ce14"/>
          <table:table-cell table:style-name="ce12" office:value-type="float" office:value="82" calcext:value-type="float">
            <text:p>82</text:p>
          </table:table-cell>
          <table:table-cell table:style-name="ce2" office:value-type="float" office:value="13" calcext:value-type="float">
            <text:p>13</text:p>
          </table:table-cell>
          <table:table-cell table:style-name="ce2" table:content-validation-name="val4" office:value-type="string" calcext:value-type="string">
            <text:p>tools</text:p>
          </table:table-cell>
          <table:table-cell table:style-name="ce16" office:value-type="string" calcext:value-type="string">
            <text:p>The analysis that led to choosing Docker as virtualization engine turned out to be correct.</text:p>
          </table:table-cell>
          <table:table-cell table:number-columns-repeated="1018"/>
        </table:table-row>
        <table:table-row table:style-name="ro1">
          <table:table-cell table:style-name="ce12" office:value-type="string" calcext:value-type="string">
            <text:p>Amazon Web Services (AWS) would remedy high computer power need by porting the test and production environment the Amazon Cloud. </text:p>
          </table:table-cell>
          <table:table-cell table:style-name="ce14"/>
          <table:table-cell table:style-name="ce12" office:value-type="float" office:value="83" calcext:value-type="float">
            <text:p>83</text:p>
          </table:table-cell>
          <table:table-cell table:style-name="ce2" office:value-type="float" office:value="10" calcext:value-type="float">
            <text:p>10</text:p>
          </table:table-cell>
          <table:table-cell table:style-name="ce2" table:content-validation-name="val4" office:value-type="string" calcext:value-type="string">
            <text:p>tools</text:p>
          </table:table-cell>
          <table:table-cell table:style-name="ce16" office:value-type="string" calcext:value-type="string">
            <text:p>Amazon Web Services (AWS) would remedy high computer power need by porting the test and production environment the Amazon Cloud. </text:p>
          </table:table-cell>
          <table:table-cell table:number-columns-repeated="1018"/>
        </table:table-row>
        <table:table-row table:style-name="ro1">
          <table:table-cell table:style-name="ce12" office:value-type="string" calcext:value-type="string">
            <text:p>The first is for students to gain familiarity with the command line interface for version control before beginning the activity.</text:p>
          </table:table-cell>
          <table:table-cell table:style-name="ce14"/>
          <table:table-cell table:style-name="ce12" office:value-type="float" office:value="84" calcext:value-type="float">
            <text:p>84</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16" office:value-type="string" calcext:value-type="string">
            <text:p>students to gain familiarity with the command line interface for version control before beginning the activity.</text:p>
          </table:table-cell>
          <table:table-cell table:number-columns-repeated="1018"/>
        </table:table-row>
        <table:table-row table:style-name="ro1">
          <table:table-cell table:style-name="ce12" office:value-type="string" calcext:value-type="string">
            <text:p>For this reason, special attention should be paid to the static analysis stage during the activity to ensure that students do not overlook this information.</text:p>
          </table:table-cell>
          <table:table-cell table:style-name="ce14"/>
          <table:table-cell table:style-name="ce12" office:value-type="float" office:value="85" calcext:value-type="float">
            <text:p>85</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16" office:value-type="string" calcext:value-type="string">
            <text:p>special attention should be paid to the static analysis stage during the activity.</text:p>
          </table:table-cell>
          <table:table-cell table:number-columns-repeated="1018"/>
        </table:table-row>
        <table:table-row table:style-name="ro2" table:number-rows-repeated="1048485">
          <table:table-cell table:number-columns-repeated="1024"/>
        </table:table-row>
        <table:table-row table:style-name="ro2">
          <table:table-cell table:number-columns-repeated="1024"/>
        </table:table-row>
      </table:table>
      <table:table table:name="Recommendations" table:style-name="ta6">
        <table:table-column table:style-name="co33" table:default-cell-style-name="Default"/>
        <table:table-column table:style-name="co1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0" table:number-columns-repeated="1017" table:default-cell-style-name="Default"/>
        <table:table-row table:style-name="ro1">
          <table:table-cell table:style-name="ce7" office:value-type="string" calcext:value-type="string">
            <text:p>Number</text:p>
          </table:table-cell>
          <table:table-cell table:style-name="ce11" office:value-type="string" calcext:value-type="string">
            <text:p>Papers</text:p>
          </table:table-cell>
          <table:table-cell table:style-name="ce7" office:value-type="string" calcext:value-type="string">
            <text:p>Amount of Papers</text:p>
          </table:table-cell>
          <table:table-cell table:style-name="ce7" office:value-type="string" calcext:value-type="string">
            <text:p>Theme</text:p>
          </table:table-cell>
          <table:table-cell table:style-name="ce11" office:value-type="string" calcext:value-type="string">
            <text:p>Recommendation</text:p>
          </table:table-cell>
          <table:table-cell table:style-name="ce7" office:value-type="string" calcext:value-type="string">
            <text:p>DevOps Specific</text:p>
          </table:table-cell>
          <table:table-cell table:style-name="ce7" office:value-type="string" calcext:value-type="string">
            <text:p>Amount of Challenges Links</text:p>
          </table:table-cell>
          <table:table-cell table:number-columns-repeated="1017"/>
        </table:table-row>
        <table:table-row table:style-name="ro1">
          <table:table-cell table:style-name="ce12" table:formula="of:=IFERROR(__xludf.dummyfunction(&quot;filter('Recommendations Citations'!C2:C86,not(ISBLANK('Recommendations Citations'!C2:C86)))&quot;);1)" office:value-type="float" office:value="1" calcext:value-type="float">
            <text:p>1</text:p>
          </table:table-cell>
          <table:table-cell table:style-name="ce10" table:formula="of:=IFERROR(__xludf.dummyfunction(&quot;TEXTJOIN(&quot;&quot;, &quot;&quot;, true, filter('Recommendations Citations'!D:D,'Recommendations Citations'!F:F=E2))&quot;);&quot;15&quot;)" office:value-type="string" office:string-value="15" calcext:value-type="string">
            <text:p>15</text:p>
          </table:table-cell>
          <table:table-cell table:style-name="ce12" table:formula="of:=COUNTIF([$'Recommendations Citations'.F$1:.F$1048576];[.E2])" office:value-type="float" office:value="1" calcext:value-type="float">
            <text:p>1</text:p>
          </table:table-cell>
          <table:table-cell table:style-name="ce12" table:formula="of:=IFERROR(__xludf.dummyfunction(&quot;filter('Recommendations Citations'!E2:F86,not(ISBLANK('Recommendations Citations'!C2:C86)))&quot;);&quot;assessment&quot;)" office:value-type="string" office:string-value="assessment" calcext:value-type="string">
            <text:p>assessment</text:p>
          </table:table-cell>
          <table:table-cell table:style-name="ce12" table:formula="of:=IFERROR(__xludf.dummyfunction(&quot;&quot;&quot;COMPUTED_VALUE&quot;&quot;&quot;);&quot;emphasising more the learning aspect and give less importance to the final exam, maybe increasing the relevance of practical assignments.&quot;)" office:value-type="string" office:string-value="emphasising more the learning aspect and give less importance to the final exam, maybe increasing the relevance of practical assignments." calcext:value-type="string">
            <text:p>emphasising more the learning aspect and give less importance to the final exam, maybe increasing the relevance of practical assignments.</text:p>
          </table:table-cell>
          <table:table-cell table:style-name="ce15" table:content-validation-name="val5" office:value-type="string" calcext:value-type="string">
            <text:p>no</text:p>
          </table:table-cell>
          <table:table-cell table:style-name="ce12" table:formula="of:=COUNTIF([$'Challenge-Recommendation Links'.F$1:.F$1048576];[.A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 office:value-type="float" office:value="2" calcext:value-type="float">
            <text:p>2</text:p>
          </table:table-cell>
          <table:table-cell table:style-name="ce10" table:formula="of:=IFERROR(__xludf.dummyfunction(&quot;TEXTJOIN(&quot;&quot;, &quot;&quot;, true, filter('Recommendations Citations'!D:D,'Recommendations Citations'!F:F=E3))&quot;);&quot;2&quot;)" office:value-type="string" office:string-value="2" calcext:value-type="string">
            <text:p>2</text:p>
          </table:table-cell>
          <table:table-cell table:style-name="ce12" table:formula="of:=COUNTIF([$'Recommendations Citations'.F$1:.F$1048576];[.E3])"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metrics are useful tools for process monitoring and assessment for beginners in a controlled course project context.&quot;)" office:value-type="string" office:string-value="The metrics are useful tools for process monitoring and assessment for beginners in a controlled course project context." calcext:value-type="string">
            <text:p>The metrics are useful tools for process monitoring and assessment for beginners in a controlled course project context.</text:p>
          </table:table-cell>
          <table:table-cell table:style-name="ce15" table:content-validation-name="val5" office:value-type="string" calcext:value-type="string">
            <text:p>no</text:p>
          </table:table-cell>
          <table:table-cell table:style-name="ce12" table:formula="of:=COUNTIF([$'Challenge-Recommendation Links'.F$1:.F$1048576];[.A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 office:value-type="float" office:value="3" calcext:value-type="float">
            <text:p>3</text:p>
          </table:table-cell>
          <table:table-cell table:style-name="ce10" table:formula="of:=IFERROR(__xludf.dummyfunction(&quot;TEXTJOIN(&quot;&quot;, &quot;&quot;, true, filter('Recommendations Citations'!D:D,'Recommendations Citations'!F:F=E4))&quot;);&quot;3&quot;)" office:value-type="string" office:string-value="3" calcext:value-type="string">
            <text:p>3</text:p>
          </table:table-cell>
          <table:table-cell table:style-name="ce12" table:formula="of:=COUNTIF([$'Recommendations Citations'.F$1:.F$1048576];[.E4])"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Our viable design choices for automated assessment: external test case deployment using container technology, validation through user interface input/output, service configuration through chained property files, and finally fine-grained inspection through&quot;&amp;&quot; a special logging mechanism.&quot;)" office:value-type="string" office:string-value="Our viable design choices for automated assessment: external test case deployment using container technology, validation through user interface input/output, service configuration through chained property files, and finally fine-grained inspection through a special logging mechanism."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15" table:content-validation-name="val5" office:value-type="string" calcext:value-type="string">
            <text:p>yes</text:p>
          </table:table-cell>
          <table:table-cell table:style-name="ce12" table:formula="of:=COUNTIF([$'Challenge-Recommendation Links'.F$1:.F$1048576];[.A4])"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 office:value-type="float" office:value="4" calcext:value-type="float">
            <text:p>4</text:p>
          </table:table-cell>
          <table:table-cell table:style-name="ce10" table:formula="of:=IFERROR(__xludf.dummyfunction(&quot;TEXTJOIN(&quot;&quot;, &quot;&quot;, true, filter('Recommendations Citations'!D:D,'Recommendations Citations'!F:F=E5))&quot;);&quot;13&quot;)" office:value-type="string" office:string-value="13" calcext:value-type="string">
            <text:p>13</text:p>
          </table:table-cell>
          <table:table-cell table:style-name="ce12" table:formula="of:=COUNTIF([$'Recommendations Citations'.F$1:.F$1048576];[.E5])"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We are working on automated prechecking of students’ submissions&quot;)" office:value-type="string" office:string-value="We are working on automated prechecking of students’ submissions" calcext:value-type="string">
            <text:p>We are working on automated prechecking of students’ submissions</text:p>
          </table:table-cell>
          <table:table-cell table:style-name="ce15" table:content-validation-name="val5" office:value-type="string" calcext:value-type="string">
            <text:p>no</text:p>
          </table:table-cell>
          <table:table-cell table:style-name="ce12" table:formula="of:=COUNTIF([$'Challenge-Recommendation Links'.F$1:.F$1048576];[.A5])"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 office:value-type="float" office:value="5" calcext:value-type="float">
            <text:p>5</text:p>
          </table:table-cell>
          <table:table-cell table:style-name="ce10" table:formula="of:=IFERROR(__xludf.dummyfunction(&quot;TEXTJOIN(&quot;&quot;, &quot;&quot;, true, filter('Recommendations Citations'!D:D,'Recommendations Citations'!F:F=E6))&quot;);&quot;15&quot;)" office:value-type="string" office:string-value="15" calcext:value-type="string">
            <text:p>15</text:p>
          </table:table-cell>
          <table:table-cell table:style-name="ce12" table:formula="of:=COUNTIF([$'Recommendations Citations'.F$1:.F$1048576];[.E6])"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we need also to think to teach validation and verification techniques pushing more them at runtime to continuously assess the evolved system.&quot;)" office:value-type="string" office:string-value="we need also to think to teach validation and verification techniques pushing more them at runtime to continuously assess the evolved system." calcext:value-type="string">
            <text:p>we need also to think to teach validation and verification techniques pushing more them at runtime to continuously assess the evolved system.</text:p>
          </table:table-cell>
          <table:table-cell table:style-name="ce15" table:content-validation-name="val5" office:value-type="string" calcext:value-type="string">
            <text:p>yes</text:p>
          </table:table-cell>
          <table:table-cell table:style-name="ce12" table:formula="of:=COUNTIF([$'Challenge-Recommendation Links'.F$1:.F$1048576];[.A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 office:value-type="float" office:value="6" calcext:value-type="float">
            <text:p>6</text:p>
          </table:table-cell>
          <table:table-cell table:style-name="ce10" table:formula="of:=IFERROR(__xludf.dummyfunction(&quot;TEXTJOIN(&quot;&quot;, &quot;&quot;, true, filter('Recommendations Citations'!D:D,'Recommendations Citations'!F:F=E7))&quot;);&quot;16&quot;)" office:value-type="string" office:string-value="16" calcext:value-type="string">
            <text:p>16</text:p>
          </table:table-cell>
          <table:table-cell table:style-name="ce12" table:formula="of:=COUNTIF([$'Recommendations Citations'.F$1:.F$1048576];[.E7])"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We decided to develop of a questionnaire that would uncover some insights about the team.&quot;)" office:value-type="string" office:string-value="We decided to develop of a questionnaire that would uncover some insights about the team." calcext:value-type="string">
            <text:p>We decided to develop of a questionnaire that would uncover some insights about the team.</text:p>
          </table:table-cell>
          <table:table-cell table:style-name="ce15" table:content-validation-name="val5" office:value-type="string" calcext:value-type="string">
            <text:p>no</text:p>
          </table:table-cell>
          <table:table-cell table:style-name="ce12" table:formula="of:=COUNTIF([$'Challenge-Recommendation Links'.F$1:.F$1048576];[.A7])"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 office:value-type="float" office:value="7" calcext:value-type="float">
            <text:p>7</text:p>
          </table:table-cell>
          <table:table-cell table:style-name="ce10" table:formula="of:=IFERROR(__xludf.dummyfunction(&quot;TEXTJOIN(&quot;&quot;, &quot;&quot;, true, filter('Recommendations Citations'!D:D,'Recommendations Citations'!F:F=E8))&quot;);&quot;16&quot;)" office:value-type="string" office:string-value="16" calcext:value-type="string">
            <text:p>16</text:p>
          </table:table-cell>
          <table:table-cell table:style-name="ce12" table:formula="of:=COUNTIF([$'Recommendations Citations'.F$1:.F$1048576];[.E8])"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It is important to get in advance as much information as possible about the audience.&quot;)" office:value-type="string" office:string-value="It is important to get in advance as much information as possible about the audience." calcext:value-type="string">
            <text:p>It is important to get in advance as much information as possible about the audience.</text:p>
          </table:table-cell>
          <table:table-cell table:style-name="ce15" table:content-validation-name="val5" office:value-type="string" calcext:value-type="string">
            <text:p>no</text:p>
          </table:table-cell>
          <table:table-cell table:style-name="ce12" table:formula="of:=COUNTIF([$'Challenge-Recommendation Links'.F$1:.F$1048576];[.A8])"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8)" office:value-type="float" office:value="8" calcext:value-type="float">
            <text:p>8</text:p>
          </table:table-cell>
          <table:table-cell table:style-name="ce10" table:formula="of:=IFERROR(__xludf.dummyfunction(&quot;TEXTJOIN(&quot;&quot;, &quot;&quot;, true, filter('Recommendations Citations'!D:D,'Recommendations Citations'!F:F=E9))&quot;);&quot;16&quot;)" office:value-type="string" office:string-value="16" calcext:value-type="string">
            <text:p>16</text:p>
          </table:table-cell>
          <table:table-cell table:style-name="ce12" table:formula="of:=COUNTIF([$'Recommendations Citations'.F$1:.F$1048576];[.E9])"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alking directly to the relevant people, possibly technical and on-site.&quot;)" office:value-type="string" office:string-value="Talking directly to the relevant people, possibly technical and on-site." calcext:value-type="string">
            <text:p>Talking directly to the relevant people, possibly technical and on-site.</text:p>
          </table:table-cell>
          <table:table-cell table:style-name="ce15" table:content-validation-name="val5" office:value-type="string" calcext:value-type="string">
            <text:p>no</text:p>
          </table:table-cell>
          <table:table-cell table:style-name="ce12" table:formula="of:=COUNTIF([$'Challenge-Recommendation Links'.F$1:.F$1048576];[.A9])"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9)" office:value-type="float" office:value="9" calcext:value-type="float">
            <text:p>9</text:p>
          </table:table-cell>
          <table:table-cell table:style-name="ce10" table:formula="of:=IFERROR(__xludf.dummyfunction(&quot;TEXTJOIN(&quot;&quot;, &quot;&quot;, true, filter('Recommendations Citations'!D:D,'Recommendations Citations'!F:F=E10))&quot;);&quot;2&quot;)" office:value-type="string" office:string-value="2" calcext:value-type="string">
            <text:p>2</text:p>
          </table:table-cell>
          <table:table-cell table:style-name="ce12" table:formula="of:=COUNTIF([$'Recommendations Citations'.F$1:.F$1048576];[.E10])"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in-depth progress tracking and data analysis is useful to reveal interesting problems.&quot;)" office:value-type="string" office:string-value="in-depth progress tracking and data analysis is useful to reveal interesting problems." calcext:value-type="string">
            <text:p>in-depth progress tracking and data analysis is useful to reveal interesting problems.</text:p>
          </table:table-cell>
          <table:table-cell table:style-name="ce15" table:content-validation-name="val5" office:value-type="string" calcext:value-type="string">
            <text:p>no</text:p>
          </table:table-cell>
          <table:table-cell table:style-name="ce12" table:formula="of:=COUNTIF([$'Challenge-Recommendation Links'.F$1:.F$1048576];[.A10])"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10)" office:value-type="float" office:value="10" calcext:value-type="float">
            <text:p>10</text:p>
          </table:table-cell>
          <table:table-cell table:style-name="ce10" table:formula="of:=IFERROR(__xludf.dummyfunction(&quot;TEXTJOIN(&quot;&quot;, &quot;&quot;, true, filter('Recommendations Citations'!D:D,'Recommendations Citations'!F:F=E11))&quot;);&quot;4&quot;)" office:value-type="string" office:string-value="4" calcext:value-type="string">
            <text:p>4</text:p>
          </table:table-cell>
          <table:table-cell table:style-name="ce12" table:formula="of:=COUNTIF([$'Recommendations Citations'.F$1:.F$1048576];[.E11])"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design of the course presented in the paper could be taken as reference&quot;)" office:value-type="string" office:string-value="the design of the course presented in the paper could be taken as reference" calcext:value-type="string">
            <text:p>the design of the course presented in the paper could be taken as reference</text:p>
          </table:table-cell>
          <table:table-cell table:style-name="ce15" table:content-validation-name="val5" office:value-type="string" calcext:value-type="string">
            <text:p>yes</text:p>
          </table:table-cell>
          <table:table-cell table:style-name="ce12" table:formula="of:=COUNTIF([$'Challenge-Recommendation Links'.F$1:.F$1048576];[.A11])"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11)" office:value-type="float" office:value="11" calcext:value-type="float">
            <text:p>11</text:p>
          </table:table-cell>
          <table:table-cell table:style-name="ce10" table:formula="of:=IFERROR(__xludf.dummyfunction(&quot;TEXTJOIN(&quot;&quot;, &quot;&quot;, true, filter('Recommendations Citations'!D:D,'Recommendations Citations'!F:F=E12))&quot;);&quot;4&quot;)" office:value-type="string" office:string-value="4" calcext:value-type="string">
            <text:p>4</text:p>
          </table:table-cell>
          <table:table-cell table:style-name="ce12" table:formula="of:=COUNTIF([$'Recommendations Citations'.F$1:.F$1048576];[.E12])"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use of the SWEBOK and Bloom’s taxonomy&quot;)" office:value-type="string" office:string-value="The use of the SWEBOK and Bloom’s taxonomy" calcext:value-type="string">
            <text:p>The use of the SWEBOK and Bloom’s taxonomy</text:p>
          </table:table-cell>
          <table:table-cell table:style-name="ce15" table:content-validation-name="val5" office:value-type="string" calcext:value-type="string">
            <text:p>no</text:p>
          </table:table-cell>
          <table:table-cell table:style-name="ce12" table:formula="of:=COUNTIF([$'Challenge-Recommendation Links'.F$1:.F$1048576];[.A12])"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2)" office:value-type="float" office:value="12" calcext:value-type="float">
            <text:p>12</text:p>
          </table:table-cell>
          <table:table-cell table:style-name="ce10" table:formula="of:=IFERROR(__xludf.dummyfunction(&quot;TEXTJOIN(&quot;&quot;, &quot;&quot;, true, filter('Recommendations Citations'!D:D,'Recommendations Citations'!F:F=E13))&quot;);&quot;4&quot;)" office:value-type="string" office:string-value="4" calcext:value-type="string">
            <text:p>4</text:p>
          </table:table-cell>
          <table:table-cell table:style-name="ce12" table:formula="of:=COUNTIF([$'Recommendations Citations'.F$1:.F$1048576];[.E13])"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teaching staff reviewed the material of the initial theoretical lectures aimed at clarifying how concerns like product under development, software engineering environment, tools, and quality attributes were related to each other, and particularly, the&quot;&amp;&quot;ir role on the student’s projects. &quot;)" office:value-type="string" office:string-value="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style-name="ce15" table:content-validation-name="val5" office:value-type="string" calcext:value-type="string">
            <text:p>no</text:p>
          </table:table-cell>
          <table:table-cell table:style-name="ce12" table:formula="of:=COUNTIF([$'Challenge-Recommendation Links'.F$1:.F$1048576];[.A1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3)" office:value-type="float" office:value="13" calcext:value-type="float">
            <text:p>13</text:p>
          </table:table-cell>
          <table:table-cell table:style-name="ce10" table:formula="of:=IFERROR(__xludf.dummyfunction(&quot;TEXTJOIN(&quot;&quot;, &quot;&quot;, true, filter('Recommendations Citations'!D:D,'Recommendations Citations'!F:F=E14))&quot;);&quot;15&quot;)" office:value-type="string" office:string-value="15" calcext:value-type="string">
            <text:p>15</text:p>
          </table:table-cell>
          <table:table-cell table:style-name="ce12" table:formula="of:=COUNTIF([$'Recommendations Citations'.F$1:.F$1048576];[.E14])"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build a Software Engineering curricula on the backbone derived from the DevOps philosophy.&quot;)" office:value-type="string" office:string-value="build a Software Engineering curricula on the backbone derived from the DevOps philosophy." calcext:value-type="string">
            <text:p>build a Software Engineering curricula on the backbone derived from the DevOps philosophy.</text:p>
          </table:table-cell>
          <table:table-cell table:style-name="ce15" table:content-validation-name="val5" office:value-type="string" calcext:value-type="string">
            <text:p>yes</text:p>
          </table:table-cell>
          <table:table-cell table:style-name="ce12" table:formula="of:=COUNTIF([$'Challenge-Recommendation Links'.F$1:.F$1048576];[.A14])" office:value-type="float" office:value="5" calcext:value-type="float">
            <text:p>5</text:p>
          </table:table-cell>
          <table:table-cell table:number-columns-repeated="1017"/>
        </table:table-row>
        <table:table-row table:style-name="ro1">
          <table:table-cell table:style-name="ce12" table:formula="of:=IFERROR(__xludf.dummyfunction(&quot;&quot;&quot;COMPUTED_VALUE&quot;&quot;&quot;);14)" office:value-type="float" office:value="14" calcext:value-type="float">
            <text:p>14</text:p>
          </table:table-cell>
          <table:table-cell table:style-name="ce10" table:formula="of:=IFERROR(__xludf.dummyfunction(&quot;TEXTJOIN(&quot;&quot;, &quot;&quot;, true, filter('Recommendations Citations'!D:D,'Recommendations Citations'!F:F=E15))&quot;);&quot;6&quot;)" office:value-type="string" office:string-value="6" calcext:value-type="string">
            <text:p>6</text:p>
          </table:table-cell>
          <table:table-cell table:style-name="ce12" table:formula="of:=COUNTIF([$'Recommendations Citations'.F$1:.F$1048576];[.E15])"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In an SE course, DevOps could be addressed through two forms: the first form is treating DevOps as a different kind of development. This form could happen early in the course, where almost no additional background is required. The second form emphasizes t&quot;&amp;&quot;he Ops part, which is not typically addressed by SE teachers. &quot;)" office:value-type="string" office:string-value="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style-name="ce15" table:content-validation-name="val5" office:value-type="string" calcext:value-type="string">
            <text:p>yes</text:p>
          </table:table-cell>
          <table:table-cell table:style-name="ce12" table:formula="of:=COUNTIF([$'Challenge-Recommendation Links'.F$1:.F$1048576];[.A1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5)" office:value-type="float" office:value="15" calcext:value-type="float">
            <text:p>15</text:p>
          </table:table-cell>
          <table:table-cell table:style-name="ce10" table:formula="of:=IFERROR(__xludf.dummyfunction(&quot;TEXTJOIN(&quot;&quot;, &quot;&quot;, true, filter('Recommendations Citations'!D:D,'Recommendations Citations'!F:F=E16))&quot;);&quot;15&quot;)" office:value-type="string" office:string-value="15" calcext:value-type="string">
            <text:p>15</text:p>
          </table:table-cell>
          <table:table-cell table:style-name="ce12" table:formula="of:=COUNTIF([$'Recommendations Citations'.F$1:.F$1048576];[.E16])"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0" table:formula="of:=IFERROR(__xludf.dummyfunction(&quot;&quot;&quot;COMPUTED_VALUE&quot;&quot;&quot;);&quot;It is therefore necessary establishing clear connections of every course with DevOps;&quot;)" office:value-type="string" office:string-value="It is therefore necessary establishing clear connections of every course with DevOps;" calcext:value-type="string">
            <text:p>It is therefore necessary establishing clear connections of every course with DevOps;</text:p>
          </table:table-cell>
          <table:table-cell table:style-name="ce15" table:content-validation-name="val5" office:value-type="string" calcext:value-type="string">
            <text:p>yes</text:p>
          </table:table-cell>
          <table:table-cell table:style-name="ce12" table:formula="of:=COUNTIF([$'Challenge-Recommendation Links'.F$1:.F$1048576];[.A16])" office:value-type="float" office:value="4" calcext:value-type="float">
            <text:p>4</text:p>
          </table:table-cell>
          <table:table-cell table:number-columns-repeated="1017"/>
        </table:table-row>
        <table:table-row table:style-name="ro1">
          <table:table-cell table:style-name="ce2" table:formula="of:=IFERROR(__xludf.dummyfunction(&quot;&quot;&quot;COMPUTED_VALUE&quot;&quot;&quot;);16)" office:value-type="float" office:value="16" calcext:value-type="float">
            <text:p>16</text:p>
          </table:table-cell>
          <table:table-cell table:style-name="ce10" table:formula="of:=IFERROR(__xludf.dummyfunction(&quot;TEXTJOIN(&quot;&quot;, &quot;&quot;, true, filter('Recommendations Citations'!D:D,'Recommendations Citations'!F:F=E17))&quot;);&quot;6&quot;)" office:value-type="string" office:string-value="6" calcext:value-type="string">
            <text:p>6</text:p>
          </table:table-cell>
          <table:table-cell table:style-name="ce12" table:formula="of:=COUNTIF([$'Recommendations Citations'.F$1:.F$1048576];[.E17])"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should be proper course in the curriculum. &quot;)" office:value-type="string" office:string-value="DevOps should be proper course in the curriculum. " calcext:value-type="string">
            <text:p>DevOps should be proper course in the curriculum. </text:p>
          </table:table-cell>
          <table:table-cell table:style-name="ce15" table:content-validation-name="val5" office:value-type="string" calcext:value-type="string">
            <text:p>yes</text:p>
          </table:table-cell>
          <table:table-cell table:style-name="ce12" table:formula="of:=COUNTIF([$'Challenge-Recommendation Links'.F$1:.F$1048576];[.A17])"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17)" office:value-type="float" office:value="17" calcext:value-type="float">
            <text:p>17</text:p>
          </table:table-cell>
          <table:table-cell table:style-name="ce10" table:formula="of:=IFERROR(__xludf.dummyfunction(&quot;TEXTJOIN(&quot;&quot;, &quot;&quot;, true, filter('Recommendations Citations'!D:D,'Recommendations Citations'!F:F=E18))&quot;);&quot;6&quot;)" office:value-type="string" office:string-value="6" calcext:value-type="string">
            <text:p>6</text:p>
          </table:table-cell>
          <table:table-cell table:style-name="ce12" table:formula="of:=COUNTIF([$'Recommendations Citations'.F$1:.F$1048576];[.E18])"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One way to achieve motivation is by making the course optional&quot;)" office:value-type="string" office:string-value="One way to achieve motivation is by making the course optional" calcext:value-type="string">
            <text:p>One way to achieve motivation is by making the course optional</text:p>
          </table:table-cell>
          <table:table-cell table:style-name="ce15" table:content-validation-name="val5" office:value-type="string" calcext:value-type="string">
            <text:p>no</text:p>
          </table:table-cell>
          <table:table-cell table:style-name="ce12" table:formula="of:=COUNTIF([$'Challenge-Recommendation Links'.F$1:.F$1048576];[.A1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8)" office:value-type="float" office:value="18" calcext:value-type="float">
            <text:p>18</text:p>
          </table:table-cell>
          <table:table-cell table:style-name="ce10" table:formula="of:=IFERROR(__xludf.dummyfunction(&quot;TEXTJOIN(&quot;&quot;, &quot;&quot;, true, filter('Recommendations Citations'!D:D,'Recommendations Citations'!F:F=E19))&quot;);&quot;14&quot;)" office:value-type="string" office:string-value="14" calcext:value-type="string">
            <text:p>14</text:p>
          </table:table-cell>
          <table:table-cell table:style-name="ce12" table:formula="of:=COUNTIF([$'Recommendations Citations'.F$1:.F$1048576];[.E19])"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Use DevOps course as a prerequisite for some specialization course to deliver to students specialized skills.&quot;)" office:value-type="string" office:string-value="Use DevOps course as a prerequisite for some specialization course to deliver to students specialized skills." calcext:value-type="string">
            <text:p>Use DevOps course as a prerequisite for some specialization course to deliver to students specialized skills.</text:p>
          </table:table-cell>
          <table:table-cell table:style-name="ce15" table:content-validation-name="val5" office:value-type="string" calcext:value-type="string">
            <text:p>no</text:p>
          </table:table-cell>
          <table:table-cell table:style-name="ce12" table:formula="of:=COUNTIF([$'Challenge-Recommendation Links'.F$1:.F$1048576];[.A1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9)" office:value-type="float" office:value="19" calcext:value-type="float">
            <text:p>19</text:p>
          </table:table-cell>
          <table:table-cell table:style-name="ce10" table:formula="of:=IFERROR(__xludf.dummyfunction(&quot;TEXTJOIN(&quot;&quot;, &quot;&quot;, true, filter('Recommendations Citations'!D:D,'Recommendations Citations'!F:F=E20))&quot;);&quot;13&quot;)" office:value-type="string" office:string-value="13" calcext:value-type="string">
            <text:p>13</text:p>
          </table:table-cell>
          <table:table-cell table:style-name="ce12" table:formula="of:=COUNTIF([$'Recommendations Citations'.F$1:.F$1048576];[.E20])"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we outlining a course focusing on hybrid skills.&quot;)" office:value-type="string" office:string-value="we outlining a course focusing on hybrid skills." calcext:value-type="string">
            <text:p>we outlining a course focusing on hybrid skills.</text:p>
          </table:table-cell>
          <table:table-cell table:style-name="ce15" table:content-validation-name="val5" office:value-type="string" calcext:value-type="string">
            <text:p>no</text:p>
          </table:table-cell>
          <table:table-cell table:style-name="ce12" table:formula="of:=COUNTIF([$'Challenge-Recommendation Links'.F$1:.F$1048576];[.A2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0)" office:value-type="float" office:value="20" calcext:value-type="float">
            <text:p>20</text:p>
          </table:table-cell>
          <table:table-cell table:style-name="ce10" table:formula="of:=IFERROR(__xludf.dummyfunction(&quot;TEXTJOIN(&quot;&quot;, &quot;&quot;, true, filter('Recommendations Citations'!D:D,'Recommendations Citations'!F:F=E21))&quot;);&quot;15&quot;)" office:value-type="string" office:string-value="15" calcext:value-type="string">
            <text:p>15</text:p>
          </table:table-cell>
          <table:table-cell table:style-name="ce12" table:formula="of:=COUNTIF([$'Recommendations Citations'.F$1:.F$1048576];[.E21])"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elopment than Operations presented the two sides as interrelated strengthen the knowledge and increase efficacy.&quot;)" office:value-type="string" office:string-value="Development than Operations presented the two sides as interrelated strengthen the knowledge and increase efficacy." calcext:value-type="string">
            <text:p>Development than Operations presented the two sides as interrelated strengthen the knowledge and increase efficacy.</text:p>
          </table:table-cell>
          <table:table-cell table:style-name="ce15" table:content-validation-name="val5" office:value-type="string" calcext:value-type="string">
            <text:p>yes</text:p>
          </table:table-cell>
          <table:table-cell table:style-name="ce12" table:formula="of:=COUNTIF([$'Challenge-Recommendation Links'.F$1:.F$1048576];[.A21])"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1)" office:value-type="float" office:value="21" calcext:value-type="float">
            <text:p>21</text:p>
          </table:table-cell>
          <table:table-cell table:style-name="ce10" table:formula="of:=IFERROR(__xludf.dummyfunction(&quot;TEXTJOIN(&quot;&quot;, &quot;&quot;, true, filter('Recommendations Citations'!D:D,'Recommendations Citations'!F:F=E22))&quot;);&quot;5&quot;)" office:value-type="string" office:string-value="5" calcext:value-type="string">
            <text:p>5</text:p>
          </table:table-cell>
          <table:table-cell table:style-name="ce12" table:formula="of:=COUNTIF([$'Recommendations Citations'.F$1:.F$1048576];[.E22])"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course should be two courses: first course IaC and basic automation and the second one to cover CI and CD.&quot;)" office:value-type="string" office:string-value="DevOps course should be two courses: first course IaC and basic automation and the second one to cover CI and CD." calcext:value-type="string">
            <text:p>DevOps course should be two courses: first course IaC and basic automation and the second one to cover CI and CD.</text:p>
          </table:table-cell>
          <table:table-cell table:style-name="ce15" table:content-validation-name="val5" office:value-type="string" calcext:value-type="string">
            <text:p>yes</text:p>
          </table:table-cell>
          <table:table-cell table:style-name="ce12" table:formula="of:=COUNTIF([$'Challenge-Recommendation Links'.F$1:.F$1048576];[.A22])"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2)" office:value-type="float" office:value="22" calcext:value-type="float">
            <text:p>22</text:p>
          </table:table-cell>
          <table:table-cell table:style-name="ce10" table:formula="of:=IFERROR(__xludf.dummyfunction(&quot;TEXTJOIN(&quot;&quot;, &quot;&quot;, true, filter('Recommendations Citations'!D:D,'Recommendations Citations'!F:F=E23))&quot;);&quot;1&quot;)" office:value-type="string" office:string-value="1" calcext:value-type="string">
            <text:p>1</text:p>
          </table:table-cell>
          <table:table-cell table:style-name="ce12" table:formula="of:=COUNTIF([$'Recommendations Citations'.F$1:.F$1048576];[.E23])"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ontinuous delivery improve learning software testing.&quot;)" office:value-type="string" office:string-value="continuous delivery improve learning software testing." calcext:value-type="string">
            <text:p>continuous delivery improve learning software testing.</text:p>
          </table:table-cell>
          <table:table-cell table:style-name="ce15" table:content-validation-name="val5" office:value-type="string" calcext:value-type="string">
            <text:p>yes</text:p>
          </table:table-cell>
          <table:table-cell table:style-name="ce12" table:formula="of:=COUNTIF([$'Challenge-Recommendation Links'.F$1:.F$1048576];[.A23])"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23)" office:value-type="float" office:value="23" calcext:value-type="float">
            <text:p>23</text:p>
          </table:table-cell>
          <table:table-cell table:style-name="ce10" table:formula="of:=IFERROR(__xludf.dummyfunction(&quot;TEXTJOIN(&quot;&quot;, &quot;&quot;, true, filter('Recommendations Citations'!D:D,'Recommendations Citations'!F:F=E24))&quot;);&quot;14&quot;)" office:value-type="string" office:string-value="14" calcext:value-type="string">
            <text:p>14</text:p>
          </table:table-cell>
          <table:table-cell table:style-name="ce12" table:formula="of:=COUNTIF([$'Recommendations Citations'.F$1:.F$1048576];[.E24])"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urriculum should couple Architecture to DevOps because both approaches complement each other.&quot;)" office:value-type="string" office:string-value="Curriculum should couple Architecture to DevOps because both approaches complement each other." calcext:value-type="string">
            <text:p>Curriculum should couple Architecture to DevOps because both approaches complement each other.</text:p>
          </table:table-cell>
          <table:table-cell table:style-name="ce15" table:content-validation-name="val5" office:value-type="string" calcext:value-type="string">
            <text:p>yes</text:p>
          </table:table-cell>
          <table:table-cell table:style-name="ce12" table:formula="of:=COUNTIF([$'Challenge-Recommendation Links'.F$1:.F$1048576];[.A24])"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24)" office:value-type="float" office:value="24" calcext:value-type="float">
            <text:p>24</text:p>
          </table:table-cell>
          <table:table-cell table:style-name="ce10" table:formula="of:=IFERROR(__xludf.dummyfunction(&quot;TEXTJOIN(&quot;&quot;, &quot;&quot;, true, filter('Recommendations Citations'!D:D,'Recommendations Citations'!F:F=E25))&quot;);&quot;15&quot;)" office:value-type="string" office:string-value="15" calcext:value-type="string">
            <text:p>15</text:p>
          </table:table-cell>
          <table:table-cell table:style-name="ce12" table:formula="of:=COUNTIF([$'Recommendations Citations'.F$1:.F$1048576];[.E25])"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we need to introduce courses on learning and adaptation theories, algorithms and tools before DevOps course.&quot;)" office:value-type="string" office:string-value="we need to introduce courses on learning and adaptation theories, algorithms and tools before DevOps course." calcext:value-type="string">
            <text:p>we need to introduce courses on learning and adaptation theories, algorithms and tools before DevOps course.</text:p>
          </table:table-cell>
          <table:table-cell table:style-name="ce15" table:content-validation-name="val5" office:value-type="string" calcext:value-type="string">
            <text:p>yes</text:p>
          </table:table-cell>
          <table:table-cell table:style-name="ce12" table:formula="of:=COUNTIF([$'Challenge-Recommendation Links'.F$1:.F$1048576];[.A25])"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5)" office:value-type="float" office:value="25" calcext:value-type="float">
            <text:p>25</text:p>
          </table:table-cell>
          <table:table-cell table:style-name="ce10" table:formula="of:=IFERROR(__xludf.dummyfunction(&quot;TEXTJOIN(&quot;&quot;, &quot;&quot;, true, filter('Recommendations Citations'!D:D,'Recommendations Citations'!F:F=E26))&quot;);&quot;9&quot;)" office:value-type="string" office:string-value="9" calcext:value-type="string">
            <text:p>9</text:p>
          </table:table-cell>
          <table:table-cell table:style-name="ce12" table:formula="of:=COUNTIF([$'Recommendations Citations'.F$1:.F$1048576];[.E26])"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course needs time to teach (three weeks in 125 hours for summer course)&quot;)" office:value-type="string" office:string-value="DevOps course needs time to teach (three weeks in 125 hours for summer course)" calcext:value-type="string">
            <text:p>DevOps course needs time to teach (three weeks in 125 hours for summer course)</text:p>
          </table:table-cell>
          <table:table-cell table:style-name="ce15" table:content-validation-name="val5" office:value-type="string" calcext:value-type="string">
            <text:p>yes</text:p>
          </table:table-cell>
          <table:table-cell table:style-name="ce12" table:formula="of:=COUNTIF([$'Challenge-Recommendation Links'.F$1:.F$1048576];[.A2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6)" office:value-type="float" office:value="26" calcext:value-type="float">
            <text:p>26</text:p>
          </table:table-cell>
          <table:table-cell table:style-name="ce10" table:formula="of:=IFERROR(__xludf.dummyfunction(&quot;TEXTJOIN(&quot;&quot;, &quot;&quot;, true, filter('Recommendations Citations'!D:D,'Recommendations Citations'!F:F=E27))&quot;);&quot;1&quot;)" office:value-type="string" office:string-value="1" calcext:value-type="string">
            <text:p>1</text:p>
          </table:table-cell>
          <table:table-cell table:style-name="ce12" table:formula="of:=COUNTIF([$'Recommendations Citations'.F$1:.F$1048576];[.E27])"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instructors should make note of the amount of time that it will take for them to setup for the lab.&quot;)" office:value-type="string" office:string-value="instructors should make note of the amount of time that it will take for them to setup for the lab." calcext:value-type="string">
            <text:p>instructors should make note of the amount of time that it will take for them to setup for the lab.</text:p>
          </table:table-cell>
          <table:table-cell table:style-name="ce15" table:content-validation-name="val5" office:value-type="string" calcext:value-type="string">
            <text:p>no</text:p>
          </table:table-cell>
          <table:table-cell table:style-name="ce12" table:formula="of:=COUNTIF([$'Challenge-Recommendation Links'.F$1:.F$1048576];[.A27])"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7)" office:value-type="float" office:value="27" calcext:value-type="float">
            <text:p>27</text:p>
          </table:table-cell>
          <table:table-cell table:style-name="ce10" table:formula="of:=IFERROR(__xludf.dummyfunction(&quot;TEXTJOIN(&quot;&quot;, &quot;&quot;, true, filter('Recommendations Citations'!D:D,'Recommendations Citations'!F:F=E28))&quot;);&quot;15&quot;)" office:value-type="string" office:string-value="15" calcext:value-type="string">
            <text:p>15</text:p>
          </table:table-cell>
          <table:table-cell table:style-name="ce12" table:formula="of:=COUNTIF([$'Recommendations Citations'.F$1:.F$1048576];[.E28])"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It is therefore necessary describing how fundamental knowledge works within the frame of this philosophy;&quot;)" office:value-type="string" office:string-value="It is therefore necessary describing how fundamental knowledge works within the frame of this philosophy;" calcext:value-type="string">
            <text:p>It is therefore necessary describing how fundamental knowledge works within the frame of this philosophy;</text:p>
          </table:table-cell>
          <table:table-cell table:style-name="ce15" table:content-validation-name="val5" office:value-type="string" calcext:value-type="string">
            <text:p>yes</text:p>
          </table:table-cell>
          <table:table-cell table:style-name="ce12" table:formula="of:=COUNTIF([$'Challenge-Recommendation Links'.F$1:.F$1048576];[.A2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8)" office:value-type="float" office:value="28" calcext:value-type="float">
            <text:p>28</text:p>
          </table:table-cell>
          <table:table-cell table:style-name="ce10" table:formula="of:=IFERROR(__xludf.dummyfunction(&quot;TEXTJOIN(&quot;&quot;, &quot;&quot;, true, filter('Recommendations Citations'!D:D,'Recommendations Citations'!F:F=E29))&quot;);&quot;14&quot;)" office:value-type="string" office:string-value="14" calcext:value-type="string">
            <text:p>14</text:p>
          </table:table-cell>
          <table:table-cell table:style-name="ce12" table:formula="of:=COUNTIF([$'Recommendations Citations'.F$1:.F$1048576];[.E29])"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course must focus on the concepts, and use tools only as an illustration.&quot;)" office:value-type="string" office:string-value="the course must focus on the concepts, and use tools only as an illustration." calcext:value-type="string">
            <text:p>the course must focus on the concepts, and use tools only as an illustration.</text:p>
          </table:table-cell>
          <table:table-cell table:style-name="ce15" table:content-validation-name="val5" office:value-type="string" calcext:value-type="string">
            <text:p>no</text:p>
          </table:table-cell>
          <table:table-cell table:style-name="ce12" table:formula="of:=COUNTIF([$'Challenge-Recommendation Links'.F$1:.F$1048576];[.A2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9)" office:value-type="float" office:value="29" calcext:value-type="float">
            <text:p>29</text:p>
          </table:table-cell>
          <table:table-cell table:style-name="ce10" table:formula="of:=IFERROR(__xludf.dummyfunction(&quot;TEXTJOIN(&quot;&quot;, &quot;&quot;, true, filter('Recommendations Citations'!D:D,'Recommendations Citations'!F:F=E30))&quot;);&quot;15&quot;)" office:value-type="string" office:string-value="15" calcext:value-type="string">
            <text:p>15</text:p>
          </table:table-cell>
          <table:table-cell table:style-name="ce12" table:formula="of:=COUNTIF([$'Recommendations Citations'.F$1:.F$1048576];[.E30])"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It is therefore necessary to explain students the DevOps values from scratch;&quot;)" office:value-type="string" office:string-value="It is therefore necessary to explain students the DevOps values from scratch;" calcext:value-type="string">
            <text:p>It is therefore necessary to explain students the DevOps values from scratch;</text:p>
          </table:table-cell>
          <table:table-cell table:style-name="ce15" table:content-validation-name="val5" office:value-type="string" calcext:value-type="string">
            <text:p>yes</text:p>
          </table:table-cell>
          <table:table-cell table:style-name="ce12" table:formula="of:=COUNTIF([$'Challenge-Recommendation Links'.F$1:.F$1048576];[.A3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0)" office:value-type="float" office:value="30" calcext:value-type="float">
            <text:p>30</text:p>
          </table:table-cell>
          <table:table-cell table:style-name="ce10" table:formula="of:=IFERROR(__xludf.dummyfunction(&quot;TEXTJOIN(&quot;&quot;, &quot;&quot;, true, filter('Recommendations Citations'!D:D,'Recommendations Citations'!F:F=E31))&quot;);&quot;15&quot;)" office:value-type="string" office:string-value="15" calcext:value-type="string">
            <text:p>15</text:p>
          </table:table-cell>
          <table:table-cell table:style-name="ce12" table:formula="of:=COUNTIF([$'Recommendations Citations'.F$1:.F$1048576];[.E31])"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It may be useful to intensify the theoretical delivery &quot;)" office:value-type="string" office:string-value="It may be useful to intensify the theoretical delivery " calcext:value-type="string">
            <text:p>It may be useful to intensify the theoretical delivery </text:p>
          </table:table-cell>
          <table:table-cell table:style-name="ce15" table:content-validation-name="val5" office:value-type="string" calcext:value-type="string">
            <text:p>no</text:p>
          </table:table-cell>
          <table:table-cell table:style-name="ce12" table:formula="of:=COUNTIF([$'Challenge-Recommendation Links'.F$1:.F$1048576];[.A31])"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1)" office:value-type="float" office:value="31" calcext:value-type="float">
            <text:p>31</text:p>
          </table:table-cell>
          <table:table-cell table:style-name="ce10" table:formula="of:=IFERROR(__xludf.dummyfunction(&quot;TEXTJOIN(&quot;&quot;, &quot;&quot;, true, filter('Recommendations Citations'!D:D,'Recommendations Citations'!F:F=E32))&quot;);&quot;14&quot;)" office:value-type="string" office:string-value="14" calcext:value-type="string">
            <text:p>14</text:p>
          </table:table-cell>
          <table:table-cell table:style-name="ce12" table:formula="of:=COUNTIF([$'Recommendations Citations'.F$1:.F$1048576];[.E32])"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course should teach theoretical concepts using shared project before lab assignments.&quot;)" office:value-type="string" office:string-value="the course should teach theoretical concepts using shared project before lab assignments." calcext:value-type="string">
            <text:p>the course should teach theoretical concepts using shared project before lab assignments.</text:p>
          </table:table-cell>
          <table:table-cell table:style-name="ce15" table:content-validation-name="val5" office:value-type="string" calcext:value-type="string">
            <text:p>no</text:p>
          </table:table-cell>
          <table:table-cell table:style-name="ce12" table:formula="of:=COUNTIF([$'Challenge-Recommendation Links'.F$1:.F$1048576];[.A3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2)" office:value-type="float" office:value="32" calcext:value-type="float">
            <text:p>32</text:p>
          </table:table-cell>
          <table:table-cell table:style-name="ce10" table:formula="of:=IFERROR(__xludf.dummyfunction(&quot;TEXTJOIN(&quot;&quot;, &quot;&quot;, true, filter('Recommendations Citations'!D:D,'Recommendations Citations'!F:F=E33))&quot;);&quot;14&quot;)" office:value-type="string" office:string-value="14" calcext:value-type="string">
            <text:p>14</text:p>
          </table:table-cell>
          <table:table-cell table:style-name="ce12" table:formula="of:=COUNTIF([$'Recommendations Citations'.F$1:.F$1048576];[.E33])"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o introduce all principles and pillars of DevOps earlier, together with basic realizations for each part so that they can be applied to the project.&quot;)" office:value-type="string" office:string-value="to introduce all principles and pillars of DevOps earlier, together with basic realizations for each part so that they can be applied to the project." calcext:value-type="string">
            <text:p>to introduce all principles and pillars of DevOps earlier, together with basic realizations for each part so that they can be applied to the project.</text:p>
          </table:table-cell>
          <table:table-cell table:style-name="ce15" table:content-validation-name="val5" office:value-type="string" calcext:value-type="string">
            <text:p>yes</text:p>
          </table:table-cell>
          <table:table-cell table:style-name="ce12" table:formula="of:=COUNTIF([$'Challenge-Recommendation Links'.F$1:.F$1048576];[.A3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3)" office:value-type="float" office:value="33" calcext:value-type="float">
            <text:p>33</text:p>
          </table:table-cell>
          <table:table-cell table:style-name="ce10" table:formula="of:=IFERROR(__xludf.dummyfunction(&quot;TEXTJOIN(&quot;&quot;, &quot;&quot;, true, filter('Recommendations Citations'!D:D,'Recommendations Citations'!F:F=E34))&quot;);&quot;9&quot;)" office:value-type="string" office:string-value="9" calcext:value-type="string">
            <text:p>9</text:p>
          </table:table-cell>
          <table:table-cell table:style-name="ce12" table:formula="of:=COUNTIF([$'Recommendations Citations'.F$1:.F$1048576];[.E34])"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Both authors have multidisciplinary and pedagogical background and working experience in higher education&quot;)" office:value-type="string" office:string-value="Both authors have multidisciplinary and pedagogical background and working experience in higher education" calcext:value-type="string">
            <text:p>Both authors have multidisciplinary and pedagogical background and working experience in higher education</text:p>
          </table:table-cell>
          <table:table-cell table:style-name="ce15" table:content-validation-name="val5" office:value-type="string" calcext:value-type="string">
            <text:p>no</text:p>
          </table:table-cell>
          <table:table-cell table:style-name="ce12" table:formula="of:=COUNTIF([$'Challenge-Recommendation Links'.F$1:.F$1048576];[.A34])"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4)" office:value-type="float" office:value="34" calcext:value-type="float">
            <text:p>34</text:p>
          </table:table-cell>
          <table:table-cell table:style-name="ce10" table:formula="of:=IFERROR(__xludf.dummyfunction(&quot;TEXTJOIN(&quot;&quot;, &quot;&quot;, true, filter('Recommendations Citations'!D:D,'Recommendations Citations'!F:F=E35))&quot;);&quot;1&quot;)" office:value-type="string" office:string-value="1" calcext:value-type="string">
            <text:p>1</text:p>
          </table:table-cell>
          <table:table-cell table:style-name="ce12" table:formula="of:=COUNTIF([$'Recommendations Citations'.F$1:.F$1048576];[.E35])"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pipeline used was designed to help instructors introduce continuous integration and delivery into preexisting courses and allow students to visually understand the processes of continuous delivery and continuous integration.&quot;)" office:value-type="string" office:string-value="The pipeline used was designed to help instructors introduce continuous integration and delivery into preexisting courses and allow students to visually understand the processes of continuous delivery and continuous integration."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style-name="ce15" table:content-validation-name="val5" office:value-type="string" calcext:value-type="string">
            <text:p>yes</text:p>
          </table:table-cell>
          <table:table-cell table:style-name="ce12" table:formula="of:=COUNTIF([$'Challenge-Recommendation Links'.F$1:.F$1048576];[.A3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5)" office:value-type="float" office:value="35" calcext:value-type="float">
            <text:p>35</text:p>
          </table:table-cell>
          <table:table-cell table:style-name="ce10" table:formula="of:=IFERROR(__xludf.dummyfunction(&quot;TEXTJOIN(&quot;&quot;, &quot;&quot;, true, filter('Recommendations Citations'!D:D,'Recommendations Citations'!F:F=E36))&quot;);&quot;11&quot;)" office:value-type="string" office:string-value="11" calcext:value-type="string">
            <text:p>11</text:p>
          </table:table-cell>
          <table:table-cell table:style-name="ce12" table:formula="of:=COUNTIF([$'Recommendations Citations'.F$1:.F$1048576];[.E36])"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without our automated deployment pipeline the customer feedback would not have been possible in such an easy way.&quot;)" office:value-type="string" office:string-value="without our automated deployment pipeline the customer feedback would not have been possible in such an easy way." calcext:value-type="string">
            <text:p>without our automated deployment pipeline the customer feedback would not have been possible in such an easy way.</text:p>
          </table:table-cell>
          <table:table-cell table:style-name="ce15" table:content-validation-name="val5" office:value-type="string" calcext:value-type="string">
            <text:p>yes</text:p>
          </table:table-cell>
          <table:table-cell table:style-name="ce12" table:formula="of:=COUNTIF([$'Challenge-Recommendation Links'.F$1:.F$1048576];[.A36])"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36)" office:value-type="float" office:value="36" calcext:value-type="float">
            <text:p>36</text:p>
          </table:table-cell>
          <table:table-cell table:style-name="ce10" table:formula="of:=IFERROR(__xludf.dummyfunction(&quot;TEXTJOIN(&quot;&quot;, &quot;&quot;, true, filter('Recommendations Citations'!D:D,'Recommendations Citations'!F:F=E37))&quot;);&quot;15&quot;)" office:value-type="string" office:string-value="15" calcext:value-type="string">
            <text:p>15</text:p>
          </table:table-cell>
          <table:table-cell table:style-name="ce12" table:formula="of:=COUNTIF([$'Recommendations Citations'.F$1:.F$1048576];[.E37])"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o cover the ”Ops” part we need to teach how to engineer innovative software systems that can react to changes and new needs properly, without compromising the effectiveness of the system and without imposing cumbersome a priori analyses.&quot;)" office:value-type="string" office:string-value="To cover the ”Ops” part we need to teach how to engineer innovative software systems that can react to changes and new needs properly, without compromising the effectiveness of the system and without imposing cumbersome a priori analyses."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style-name="ce15" table:content-validation-name="val5" office:value-type="string" calcext:value-type="string">
            <text:p>yes</text:p>
          </table:table-cell>
          <table:table-cell table:style-name="ce12" table:formula="of:=COUNTIF([$'Challenge-Recommendation Links'.F$1:.F$1048576];[.A37])"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7)" office:value-type="float" office:value="37" calcext:value-type="float">
            <text:p>37</text:p>
          </table:table-cell>
          <table:table-cell table:style-name="ce10" table:formula="of:=IFERROR(__xludf.dummyfunction(&quot;TEXTJOIN(&quot;&quot;, &quot;&quot;, true, filter('Recommendations Citations'!D:D,'Recommendations Citations'!F:F=E38))&quot;);&quot;10&quot;)" office:value-type="string" office:string-value="10" calcext:value-type="string">
            <text:p>10</text:p>
          </table:table-cell>
          <table:table-cell table:style-name="ce12" table:formula="of:=COUNTIF([$'Recommendations Citations'.F$1:.F$1048576];[.E38])"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An application which is suitable for learners to serve as a means for setting up a deployment pipeline is presented.&quot;)" office:value-type="string" office:string-value="An application which is suitable for learners to serve as a means for setting up a deployment pipeline is presented." calcext:value-type="string">
            <text:p>An application which is suitable for learners to serve as a means for setting up a deployment pipeline is presented.</text:p>
          </table:table-cell>
          <table:table-cell table:style-name="ce15" table:content-validation-name="val5" office:value-type="string" calcext:value-type="string">
            <text:p>yes</text:p>
          </table:table-cell>
          <table:table-cell table:style-name="ce12" table:formula="of:=COUNTIF([$'Challenge-Recommendation Links'.F$1:.F$1048576];[.A38])"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38)" office:value-type="float" office:value="38" calcext:value-type="float">
            <text:p>38</text:p>
          </table:table-cell>
          <table:table-cell table:style-name="ce10" table:formula="of:=IFERROR(__xludf.dummyfunction(&quot;TEXTJOIN(&quot;&quot;, &quot;&quot;, true, filter('Recommendations Citations'!D:D,'Recommendations Citations'!F:F=E39))&quot;);&quot;9&quot;)" office:value-type="string" office:string-value="9" calcext:value-type="string">
            <text:p>9</text:p>
          </table:table-cell>
          <table:table-cell table:style-name="ce12" table:formula="of:=COUNTIF([$'Recommendations Citations'.F$1:.F$1048576];[.E39])"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running the servers as a service is more straightforward on consecutive days&quot;)" office:value-type="string" office:string-value="running the servers as a service is more straightforward on consecutive days" calcext:value-type="string">
            <text:p>running the servers as a service is more straightforward on consecutive days</text:p>
          </table:table-cell>
          <table:table-cell table:style-name="ce15" table:content-validation-name="val5" office:value-type="string" calcext:value-type="string">
            <text:p>no</text:p>
          </table:table-cell>
          <table:table-cell table:style-name="ce12" table:formula="of:=COUNTIF([$'Challenge-Recommendation Links'.F$1:.F$1048576];[.A39])"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39)" office:value-type="float" office:value="39" calcext:value-type="float">
            <text:p>39</text:p>
          </table:table-cell>
          <table:table-cell table:style-name="ce10" table:formula="of:=IFERROR(__xludf.dummyfunction(&quot;TEXTJOIN(&quot;&quot;, &quot;&quot;, true, filter('Recommendations Citations'!D:D,'Recommendations Citations'!F:F=E40))&quot;);&quot;1&quot;)" office:value-type="string" office:string-value="1" calcext:value-type="string">
            <text:p>1</text:p>
          </table:table-cell>
          <table:table-cell table:style-name="ce12" table:formula="of:=COUNTIF([$'Recommendations Citations'.F$1:.F$1048576];[.E40])"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when setting up for independent labs, the instructor leads the class through the setup process.&quot;)" office:value-type="string" office:string-value="when setting up for independent labs, the instructor leads the class through the setup process." calcext:value-type="string">
            <text:p>when setting up for independent labs, the instructor leads the class through the setup process.</text:p>
          </table:table-cell>
          <table:table-cell table:style-name="ce15" table:content-validation-name="val5" office:value-type="string" calcext:value-type="string">
            <text:p>no</text:p>
          </table:table-cell>
          <table:table-cell table:style-name="ce12" table:formula="of:=COUNTIF([$'Challenge-Recommendation Links'.F$1:.F$1048576];[.A4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0)" office:value-type="float" office:value="40" calcext:value-type="float">
            <text:p>40</text:p>
          </table:table-cell>
          <table:table-cell table:style-name="ce10" table:formula="of:=IFERROR(__xludf.dummyfunction(&quot;TEXTJOIN(&quot;&quot;, &quot;&quot;, true, filter('Recommendations Citations'!D:D,'Recommendations Citations'!F:F=E41))&quot;);&quot;1&quot;)" office:value-type="string" office:string-value="1" calcext:value-type="string">
            <text:p>1</text:p>
          </table:table-cell>
          <table:table-cell table:style-name="ce12" table:formula="of:=COUNTIF([$'Recommendations Citations'.F$1:.F$1048576];[.E41])"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automated scripts save significant time to setting up each student's repository.&quot;)" office:value-type="string" office:string-value="automated scripts save significant time to setting up each student's repository." calcext:value-type="string">
            <text:p>automated scripts save significant time to setting up each student's repository.</text:p>
          </table:table-cell>
          <table:table-cell table:style-name="ce15" table:content-validation-name="val5" office:value-type="string" calcext:value-type="string">
            <text:p>no</text:p>
          </table:table-cell>
          <table:table-cell table:style-name="ce12" table:formula="of:=COUNTIF([$'Challenge-Recommendation Links'.F$1:.F$1048576];[.A41])"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1)" office:value-type="float" office:value="41" calcext:value-type="float">
            <text:p>41</text:p>
          </table:table-cell>
          <table:table-cell table:style-name="ce10" table:formula="of:=IFERROR(__xludf.dummyfunction(&quot;TEXTJOIN(&quot;&quot;, &quot;&quot;, true, filter('Recommendations Citations'!D:D,'Recommendations Citations'!F:F=E42))&quot;);&quot;8&quot;)" office:value-type="string" office:string-value="8" calcext:value-type="string">
            <text:p>8</text:p>
          </table:table-cell>
          <table:table-cell table:style-name="ce12" table:formula="of:=COUNTIF([$'Recommendations Citations'.F$1:.F$1048576];[.E42])"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Cloud DevOps platforms allow teams to take advantage of DevOps processes without having to invest their own effort in the integration of the necessary tools&quot;)" office:value-type="string" office:string-value="Cloud DevOps platforms allow teams to take advantage of DevOps processes without having to invest their own effort in the integration of the necessary tools" calcext:value-type="string">
            <text:p>Cloud DevOps platforms allow teams to take advantage of DevOps processes without having to invest their own effort in the integration of the necessary tools</text:p>
          </table:table-cell>
          <table:table-cell table:style-name="ce15" table:content-validation-name="val5" office:value-type="string" calcext:value-type="string">
            <text:p>yes</text:p>
          </table:table-cell>
          <table:table-cell table:style-name="ce12" table:formula="of:=COUNTIF([$'Challenge-Recommendation Links'.F$1:.F$1048576];[.A42])" office:value-type="float" office:value="7" calcext:value-type="float">
            <text:p>7</text:p>
          </table:table-cell>
          <table:table-cell table:number-columns-repeated="1017"/>
        </table:table-row>
        <table:table-row table:style-name="ro1">
          <table:table-cell table:style-name="ce12" table:formula="of:=IFERROR(__xludf.dummyfunction(&quot;&quot;&quot;COMPUTED_VALUE&quot;&quot;&quot;);42)" office:value-type="float" office:value="42" calcext:value-type="float">
            <text:p>42</text:p>
          </table:table-cell>
          <table:table-cell table:style-name="ce10" table:formula="of:=IFERROR(__xludf.dummyfunction(&quot;TEXTJOIN(&quot;&quot;, &quot;&quot;, true, filter('Recommendations Citations'!D:D,'Recommendations Citations'!F:F=E43))&quot;);&quot;14&quot;)" office:value-type="string" office:string-value="14" calcext:value-type="string">
            <text:p>14</text:p>
          </table:table-cell>
          <table:table-cell table:style-name="ce12" table:formula="of:=COUNTIF([$'Recommendations Citations'.F$1:.F$1048576];[.E4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ject-based teaching has proved to be successful as knowledge transfer mechanism.&quot;)" office:value-type="string" office:string-value="project-based teaching has proved to be successful as knowledge transfer mechanism." calcext:value-type="string">
            <text:p>project-based teaching has proved to be successful as knowledge transfer mechanism.</text:p>
          </table:table-cell>
          <table:table-cell table:style-name="ce15" table:content-validation-name="val5" office:value-type="string" calcext:value-type="string">
            <text:p>no</text:p>
          </table:table-cell>
          <table:table-cell table:style-name="ce12" table:formula="of:=COUNTIF([$'Challenge-Recommendation Links'.F$1:.F$1048576];[.A4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3)" office:value-type="float" office:value="43" calcext:value-type="float">
            <text:p>43</text:p>
          </table:table-cell>
          <table:table-cell table:style-name="ce10" table:formula="of:=IFERROR(__xludf.dummyfunction(&quot;TEXTJOIN(&quot;&quot;, &quot;&quot;, true, filter('Recommendations Citations'!D:D,'Recommendations Citations'!F:F=E44))&quot;);&quot;4&quot;)" office:value-type="string" office:string-value="4" calcext:value-type="string">
            <text:p>4</text:p>
          </table:table-cell>
          <table:table-cell table:style-name="ce12" table:formula="of:=COUNTIF([$'Recommendations Citations'.F$1:.F$1048576];[.E4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ject-based teaching, blended with traditional lectures and tutoring sessions has already proved to be successful as knowledge transfer mechanism.&quot;)" office:value-type="string" office:string-value="project-based teaching, blended with traditional lectures and tutoring sessions has already proved to be successful as knowledge transfer mechanism." calcext:value-type="string">
            <text:p>project-based teaching, blended with traditional lectures and tutoring sessions has already proved to be successful as knowledge transfer mechanism.</text:p>
          </table:table-cell>
          <table:table-cell table:style-name="ce15" table:content-validation-name="val5" office:value-type="string" calcext:value-type="string">
            <text:p>no</text:p>
          </table:table-cell>
          <table:table-cell table:style-name="ce12" table:formula="of:=COUNTIF([$'Challenge-Recommendation Links'.F$1:.F$1048576];[.A44])"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4)" office:value-type="float" office:value="44" calcext:value-type="float">
            <text:p>44</text:p>
          </table:table-cell>
          <table:table-cell table:style-name="ce10" table:formula="of:=IFERROR(__xludf.dummyfunction(&quot;TEXTJOIN(&quot;&quot;, &quot;&quot;, true, filter('Recommendations Citations'!D:D,'Recommendations Citations'!F:F=E45))&quot;);&quot;4&quot;)" office:value-type="string" office:string-value="4" calcext:value-type="string">
            <text:p>4</text:p>
          </table:table-cell>
          <table:table-cell table:style-name="ce12" table:formula="of:=COUNTIF([$'Recommendations Citations'.F$1:.F$1048576];[.E4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Assigning the same project to every group&quot;)" office:value-type="string" office:string-value="Assigning the same project to every group" calcext:value-type="string">
            <text:p>Assigning the same project to every group</text:p>
          </table:table-cell>
          <table:table-cell table:style-name="ce15" table:content-validation-name="val5" office:value-type="string" calcext:value-type="string">
            <text:p>no</text:p>
          </table:table-cell>
          <table:table-cell table:style-name="ce12" table:formula="of:=COUNTIF([$'Challenge-Recommendation Links'.F$1:.F$1048576];[.A4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5)" office:value-type="float" office:value="45" calcext:value-type="float">
            <text:p>45</text:p>
          </table:table-cell>
          <table:table-cell table:style-name="ce10" table:formula="of:=IFERROR(__xludf.dummyfunction(&quot;TEXTJOIN(&quot;&quot;, &quot;&quot;, true, filter('Recommendations Citations'!D:D,'Recommendations Citations'!F:F=E46))&quot;);&quot;4&quot;)" office:value-type="string" office:string-value="4" calcext:value-type="string">
            <text:p>4</text:p>
          </table:table-cell>
          <table:table-cell table:style-name="ce12" table:formula="of:=COUNTIF([$'Recommendations Citations'.F$1:.F$1048576];[.E46])"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a more detailed initial project description would be provided to each student&quot;)" office:value-type="string" office:string-value="a more detailed initial project description would be provided to each student" calcext:value-type="string">
            <text:p>a more detailed initial project description would be provided to each student</text:p>
          </table:table-cell>
          <table:table-cell table:style-name="ce15" table:content-validation-name="val5" office:value-type="string" calcext:value-type="string">
            <text:p>no</text:p>
          </table:table-cell>
          <table:table-cell table:style-name="ce12" table:formula="of:=COUNTIF([$'Challenge-Recommendation Links'.F$1:.F$1048576];[.A46])"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46)" office:value-type="float" office:value="46" calcext:value-type="float">
            <text:p>46</text:p>
          </table:table-cell>
          <table:table-cell table:style-name="ce10" table:formula="of:=IFERROR(__xludf.dummyfunction(&quot;TEXTJOIN(&quot;&quot;, &quot;&quot;, true, filter('Recommendations Citations'!D:D,'Recommendations Citations'!F:F=E47))&quot;);&quot;6&quot;)" office:value-type="string" office:string-value="6" calcext:value-type="string">
            <text:p>6</text:p>
          </table:table-cell>
          <table:table-cell table:style-name="ce12" table:formula="of:=COUNTIF([$'Recommendations Citations'.F$1:.F$1048576];[.E4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even if the course is project-driven, students need personal assistance.&quot;)" office:value-type="string" office:string-value="even if the course is project-driven, students need personal assistance." calcext:value-type="string">
            <text:p>even if the course is project-driven, students need personal assistance.</text:p>
          </table:table-cell>
          <table:table-cell table:style-name="ce15" table:content-validation-name="val5" office:value-type="string" calcext:value-type="string">
            <text:p>no</text:p>
          </table:table-cell>
          <table:table-cell table:style-name="ce12" table:formula="of:=COUNTIF([$'Challenge-Recommendation Links'.F$1:.F$1048576];[.A47])"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7)" office:value-type="float" office:value="47" calcext:value-type="float">
            <text:p>47</text:p>
          </table:table-cell>
          <table:table-cell table:style-name="ce10" table:formula="of:=IFERROR(__xludf.dummyfunction(&quot;TEXTJOIN(&quot;&quot;, &quot;&quot;, true, filter('Recommendations Citations'!D:D,'Recommendations Citations'!F:F=E48))&quot;);&quot;17&quot;)" office:value-type="string" office:string-value="17" calcext:value-type="string">
            <text:p>17</text:p>
          </table:table-cell>
          <table:table-cell table:style-name="ce12" table:formula="of:=COUNTIF([$'Recommendations Citations'.F$1:.F$1048576];[.E48])"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we design projects representing different customer types, architecture styles and techniques.&quot;)" office:value-type="string" office:string-value="we design projects representing different customer types, architecture styles and techniques." calcext:value-type="string">
            <text:p>we design projects representing different customer types, architecture styles and techniques.</text:p>
          </table:table-cell>
          <table:table-cell table:style-name="ce15" table:content-validation-name="val5" office:value-type="string" calcext:value-type="string">
            <text:p>no</text:p>
          </table:table-cell>
          <table:table-cell table:style-name="ce12" table:formula="of:=COUNTIF([$'Challenge-Recommendation Links'.F$1:.F$1048576];[.A4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8)" office:value-type="float" office:value="48" calcext:value-type="float">
            <text:p>48</text:p>
          </table:table-cell>
          <table:table-cell table:style-name="ce10" table:formula="of:=IFERROR(__xludf.dummyfunction(&quot;TEXTJOIN(&quot;&quot;, &quot;&quot;, true, filter('Recommendations Citations'!D:D,'Recommendations Citations'!F:F=E49))&quot;);&quot;17&quot;)" office:value-type="string" office:string-value="17" calcext:value-type="string">
            <text:p>17</text:p>
          </table:table-cell>
          <table:table-cell table:style-name="ce12" table:formula="of:=COUNTIF([$'Recommendations Citations'.F$1:.F$1048576];[.E4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we collaborate with various partners representing customers from industry as well as on-campus organizations on project design.&quot;)" office:value-type="string" office:string-value="we collaborate with various partners representing customers from industry as well as on-campus organizations on project design." calcext:value-type="string">
            <text:p>we collaborate with various partners representing customers from industry as well as on-campus organizations on project design.</text:p>
          </table:table-cell>
          <table:table-cell table:style-name="ce15" table:content-validation-name="val5" office:value-type="string" calcext:value-type="string">
            <text:p>no</text:p>
          </table:table-cell>
          <table:table-cell table:style-name="ce12" table:formula="of:=COUNTIF([$'Challenge-Recommendation Links'.F$1:.F$1048576];[.A4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9)" office:value-type="float" office:value="49" calcext:value-type="float">
            <text:p>49</text:p>
          </table:table-cell>
          <table:table-cell table:style-name="ce10" table:formula="of:=IFERROR(__xludf.dummyfunction(&quot;TEXTJOIN(&quot;&quot;, &quot;&quot;, true, filter('Recommendations Citations'!D:D,'Recommendations Citations'!F:F=E50))&quot;);&quot;11&quot;)" office:value-type="string" office:string-value="11" calcext:value-type="string">
            <text:p>11</text:p>
          </table:table-cell>
          <table:table-cell table:style-name="ce12" table:formula="of:=COUNTIF([$'Recommendations Citations'.F$1:.F$1048576];[.E5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key success factors is the cross-project release management team&quot;)" office:value-type="string" office:string-value="the key success factors is the cross-project release management team" calcext:value-type="string">
            <text:p>the key success factors is the cross-project release management team</text:p>
          </table:table-cell>
          <table:table-cell table:style-name="ce15" table:content-validation-name="val5" office:value-type="string" calcext:value-type="string">
            <text:p>no</text:p>
          </table:table-cell>
          <table:table-cell table:style-name="ce12" table:formula="of:=COUNTIF([$'Challenge-Recommendation Links'.F$1:.F$1048576];[.A50])"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50)" office:value-type="float" office:value="50" calcext:value-type="float">
            <text:p>50</text:p>
          </table:table-cell>
          <table:table-cell table:style-name="ce10" table:formula="of:=IFERROR(__xludf.dummyfunction(&quot;TEXTJOIN(&quot;&quot;, &quot;&quot;, true, filter('Recommendations Citations'!D:D,'Recommendations Citations'!F:F=E51))&quot;);&quot;17&quot;)" office:value-type="string" office:string-value="17" calcext:value-type="string">
            <text:p>17</text:p>
          </table:table-cell>
          <table:table-cell table:style-name="ce12" table:formula="of:=COUNTIF([$'Recommendations Citations'.F$1:.F$1048576];[.E5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o introduce diversities into the design of course projects.&quot;)" office:value-type="string" office:string-value="to introduce diversities into the design of course projects." calcext:value-type="string">
            <text:p>to introduce diversities into the design of course projects.</text:p>
          </table:table-cell>
          <table:table-cell table:style-name="ce15" table:content-validation-name="val5" office:value-type="string" calcext:value-type="string">
            <text:p>no</text:p>
          </table:table-cell>
          <table:table-cell table:style-name="ce12" table:formula="of:=COUNTIF([$'Challenge-Recommendation Links'.F$1:.F$1048576];[.A51])"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1)" office:value-type="float" office:value="51" calcext:value-type="float">
            <text:p>51</text:p>
          </table:table-cell>
          <table:table-cell table:style-name="ce10" table:formula="of:=IFERROR(__xludf.dummyfunction(&quot;TEXTJOIN(&quot;&quot;, &quot;&quot;, true, filter('Recommendations Citations'!D:D,'Recommendations Citations'!F:F=E52))&quot;);&quot;6&quot;)" office:value-type="string" office:string-value="6" calcext:value-type="string">
            <text:p>6</text:p>
          </table:table-cell>
          <table:table-cell table:style-name="ce12" table:formula="of:=COUNTIF([$'Recommendations Citations'.F$1:.F$1048576];[.E5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a good practice was turns around “small steps”.&quot;)" office:value-type="string" office:string-value="a good practice was turns around “small steps”." calcext:value-type="string">
            <text:p>a good practice was turns around “small steps”.</text:p>
          </table:table-cell>
          <table:table-cell table:style-name="ce15" table:content-validation-name="val5" office:value-type="string" calcext:value-type="string">
            <text:p>no</text:p>
          </table:table-cell>
          <table:table-cell table:style-name="ce12" table:formula="of:=COUNTIF([$'Challenge-Recommendation Links'.F$1:.F$1048576];[.A52])"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52)" office:value-type="float" office:value="52" calcext:value-type="float">
            <text:p>52</text:p>
          </table:table-cell>
          <table:table-cell table:style-name="ce10" table:formula="of:=IFERROR(__xludf.dummyfunction(&quot;TEXTJOIN(&quot;&quot;, &quot;&quot;, true, filter('Recommendations Citations'!D:D,'Recommendations Citations'!F:F=E53))&quot;);&quot;16&quot;)" office:value-type="string" office:string-value="16" calcext:value-type="string">
            <text:p>16</text:p>
          </table:table-cell>
          <table:table-cell table:style-name="ce12" table:formula="of:=COUNTIF([$'Recommendations Citations'.F$1:.F$1048576];[.E5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Be clear on the outcome of the training.&quot;)" office:value-type="string" office:string-value="Be clear on the outcome of the training." calcext:value-type="string">
            <text:p>Be clear on the outcome of the training.</text:p>
          </table:table-cell>
          <table:table-cell table:style-name="ce15" table:content-validation-name="val5" office:value-type="string" calcext:value-type="string">
            <text:p>no</text:p>
          </table:table-cell>
          <table:table-cell table:style-name="ce12" table:formula="of:=COUNTIF([$'Challenge-Recommendation Links'.F$1:.F$1048576];[.A5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3)" office:value-type="float" office:value="53" calcext:value-type="float">
            <text:p>53</text:p>
          </table:table-cell>
          <table:table-cell table:style-name="ce10" table:formula="of:=IFERROR(__xludf.dummyfunction(&quot;TEXTJOIN(&quot;&quot;, &quot;&quot;, true, filter('Recommendations Citations'!D:D,'Recommendations Citations'!F:F=E54))&quot;);&quot;4&quot;)" office:value-type="string" office:string-value="4" calcext:value-type="string">
            <text:p>4</text:p>
          </table:table-cell>
          <table:table-cell table:style-name="ce12" table:formula="of:=COUNTIF([$'Recommendations Citations'.F$1:.F$1048576];[.E5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n particular a clear description of the technical-related objectives to be met.&quot;)" office:value-type="string" office:string-value="in particular a clear description of the technical-related objectives to be met." calcext:value-type="string">
            <text:p>in particular a clear description of the technical-related objectives to be met.</text:p>
          </table:table-cell>
          <table:table-cell table:style-name="ce15" table:content-validation-name="val5" office:value-type="string" calcext:value-type="string">
            <text:p>no</text:p>
          </table:table-cell>
          <table:table-cell table:style-name="ce12" table:formula="of:=COUNTIF([$'Challenge-Recommendation Links'.F$1:.F$1048576];[.A54])"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4)" office:value-type="float" office:value="54" calcext:value-type="float">
            <text:p>54</text:p>
          </table:table-cell>
          <table:table-cell table:style-name="ce10" table:formula="of:=IFERROR(__xludf.dummyfunction(&quot;TEXTJOIN(&quot;&quot;, &quot;&quot;, true, filter('Recommendations Citations'!D:D,'Recommendations Citations'!F:F=E55))&quot;);&quot;9&quot;)" office:value-type="string" office:string-value="9" calcext:value-type="string">
            <text:p>9</text:p>
          </table:table-cell>
          <table:table-cell table:style-name="ce12" table:formula="of:=COUNTIF([$'Recommendations Citations'.F$1:.F$1048576];[.E5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Create the easygoing and trusting atmosphere amongst the students and the teachers.&quot;)" office:value-type="string" office:string-value="Create the easygoing and trusting atmosphere amongst the students and the teachers." calcext:value-type="string">
            <text:p>Create the easygoing and trusting atmosphere amongst the students and the teachers.</text:p>
          </table:table-cell>
          <table:table-cell table:style-name="ce15" table:content-validation-name="val5" office:value-type="string" calcext:value-type="string">
            <text:p>no</text:p>
          </table:table-cell>
          <table:table-cell table:style-name="ce12" table:formula="of:=COUNTIF([$'Challenge-Recommendation Links'.F$1:.F$1048576];[.A55])"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5)" office:value-type="float" office:value="55" calcext:value-type="float">
            <text:p>55</text:p>
          </table:table-cell>
          <table:table-cell table:style-name="ce10" table:formula="of:=IFERROR(__xludf.dummyfunction(&quot;TEXTJOIN(&quot;&quot;, &quot;&quot;, true, filter('Recommendations Citations'!D:D,'Recommendations Citations'!F:F=E56))&quot;);&quot;6, 13&quot;)" office:value-type="string" office:string-value="6, 13" calcext:value-type="string">
            <text:p>6, 13</text:p>
          </table:table-cell>
          <table:table-cell table:style-name="ce12" table:formula="of:=COUNTIF([$'Recommendations Citations'.F$1:.F$1048576];[.E56])" office:value-type="float" office:value="2" calcext:value-type="float">
            <text:p>2</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evOps is the ideal candidate for non-traditional ways of teaching, such as peer instructions, flipped classroom, problem-based learning, among others.&quot;)" office:value-type="string" office:string-value="DevOps is the ideal candidate for non-traditional ways of teaching, such as peer instructions, flipped classroom, problem-based learning, among others." calcext:value-type="string">
            <text:p>DevOps is the ideal candidate for non-traditional ways of teaching, such as peer instructions, flipped classroom, problem-based learning, among others.</text:p>
          </table:table-cell>
          <table:table-cell table:style-name="ce15" table:content-validation-name="val5" office:value-type="string" calcext:value-type="string">
            <text:p>no</text:p>
          </table:table-cell>
          <table:table-cell table:style-name="ce12" table:formula="of:=COUNTIF([$'Challenge-Recommendation Links'.F$1:.F$1048576];[.A5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6)" office:value-type="float" office:value="56" calcext:value-type="float">
            <text:p>56</text:p>
          </table:table-cell>
          <table:table-cell table:style-name="ce10" table:formula="of:=IFERROR(__xludf.dummyfunction(&quot;TEXTJOIN(&quot;&quot;, &quot;&quot;, true, filter('Recommendations Citations'!D:D,'Recommendations Citations'!F:F=E57))&quot;);&quot;15&quot;)" office:value-type="string" office:string-value="15" calcext:value-type="string">
            <text:p>15</text:p>
          </table:table-cell>
          <table:table-cell table:style-name="ce12" table:formula="of:=COUNTIF([$'Recommendations Citations'.F$1:.F$1048576];[.E5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blem-based learning (PBL) method is the right pedagogical approach to tackle subjects like DevOps&quot;)" office:value-type="string" office:string-value="Problem-based learning (PBL) method is the right pedagogical approach to tackle subjects like DevOps" calcext:value-type="string">
            <text:p>Problem-based learning (PBL) method is the right pedagogical approach to tackle subjects like DevOps</text:p>
          </table:table-cell>
          <table:table-cell table:style-name="ce15" table:content-validation-name="val5" office:value-type="string" calcext:value-type="string">
            <text:p>no</text:p>
          </table:table-cell>
          <table:table-cell table:style-name="ce12" table:formula="of:=COUNTIF([$'Challenge-Recommendation Links'.F$1:.F$1048576];[.A57])"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57)" office:value-type="float" office:value="57" calcext:value-type="float">
            <text:p>57</text:p>
          </table:table-cell>
          <table:table-cell table:style-name="ce10" table:formula="of:=IFERROR(__xludf.dummyfunction(&quot;TEXTJOIN(&quot;&quot;, &quot;&quot;, true, filter('Recommendations Citations'!D:D,'Recommendations Citations'!F:F=E58))&quot;);&quot;6, 13, 15&quot;)" office:value-type="string" office:string-value="6, 13, 15" calcext:value-type="string">
            <text:p>6, 13, 15</text:p>
          </table:table-cell>
          <table:table-cell table:style-name="ce12" table:formula="of:=COUNTIF([$'Recommendations Citations'.F$1:.F$1048576];[.E58])" office:value-type="float" office:value="3" calcext:value-type="float">
            <text:p>3</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evOps needs to be taught with practical labs.&quot;)" office:value-type="string" office:string-value="DevOps needs to be taught with practical labs." calcext:value-type="string">
            <text:p>DevOps needs to be taught with practical labs.</text:p>
          </table:table-cell>
          <table:table-cell table:style-name="ce15" table:content-validation-name="val5" office:value-type="string" calcext:value-type="string">
            <text:p>no</text:p>
          </table:table-cell>
          <table:table-cell table:style-name="ce12" table:formula="of:=COUNTIF([$'Challenge-Recommendation Links'.F$1:.F$1048576];[.A58])"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8)" office:value-type="float" office:value="58" calcext:value-type="float">
            <text:p>58</text:p>
          </table:table-cell>
          <table:table-cell table:style-name="ce10" table:formula="of:=IFERROR(__xludf.dummyfunction(&quot;TEXTJOIN(&quot;&quot;, &quot;&quot;, true, filter('Recommendations Citations'!D:D,'Recommendations Citations'!F:F=E59))&quot;);&quot;14&quot;)" office:value-type="string" office:string-value="14" calcext:value-type="string">
            <text:p>14</text:p>
          </table:table-cell>
          <table:table-cell table:style-name="ce12" table:formula="of:=COUNTIF([$'Recommendations Citations'.F$1:.F$1048576];[.E5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o simulate real-life software engineering, the labs must be defined thanks to an open and informal specification expressed in business terms, and it will be up to the students to design the right architecture, implement it in an iterative way and support&quot;&amp;&quot; its deployment thanks to a continuous delivery pipeline.&quot;)" office:value-type="string" office:string-value="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style-name="ce15" table:content-validation-name="val5" office:value-type="string" calcext:value-type="string">
            <text:p>yes</text:p>
          </table:table-cell>
          <table:table-cell table:style-name="ce12" table:formula="of:=COUNTIF([$'Challenge-Recommendation Links'.F$1:.F$1048576];[.A59])"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9)" office:value-type="float" office:value="59" calcext:value-type="float">
            <text:p>59</text:p>
          </table:table-cell>
          <table:table-cell table:style-name="ce10" table:formula="of:=IFERROR(__xludf.dummyfunction(&quot;TEXTJOIN(&quot;&quot;, &quot;&quot;, true, filter('Recommendations Citations'!D:D,'Recommendations Citations'!F:F=E60))&quot;);&quot;9&quot;)" office:value-type="string" office:string-value="9" calcext:value-type="string">
            <text:p>9</text:p>
          </table:table-cell>
          <table:table-cell table:style-name="ce12" table:formula="of:=COUNTIF([$'Recommendations Citations'.F$1:.F$1048576];[.E6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practical and theoretical days would be mixed. &quot;)" office:value-type="string" office:string-value="the practical and theoretical days would be mixed. " calcext:value-type="string">
            <text:p>the practical and theoretical days would be mixed. </text:p>
          </table:table-cell>
          <table:table-cell table:style-name="ce15" table:content-validation-name="val5" office:value-type="string" calcext:value-type="string">
            <text:p>no</text:p>
          </table:table-cell>
          <table:table-cell table:style-name="ce12" table:formula="of:=COUNTIF([$'Challenge-Recommendation Links'.F$1:.F$1048576];[.A60])"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60)" office:value-type="float" office:value="60" calcext:value-type="float">
            <text:p>60</text:p>
          </table:table-cell>
          <table:table-cell table:style-name="ce10" table:formula="of:=IFERROR(__xludf.dummyfunction(&quot;TEXTJOIN(&quot;&quot;, &quot;&quot;, true, filter('Recommendations Citations'!D:D,'Recommendations Citations'!F:F=E61))&quot;);&quot;9&quot;)" office:value-type="string" office:string-value="9" calcext:value-type="string">
            <text:p>9</text:p>
          </table:table-cell>
          <table:table-cell table:style-name="ce12" table:formula="of:=COUNTIF([$'Recommendations Citations'.F$1:.F$1048576];[.E6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making the revision part more interactive and student-centered&quot;)" office:value-type="string" office:string-value="making the revision part more interactive and student-centered" calcext:value-type="string">
            <text:p>making the revision part more interactive and student-centered</text:p>
          </table:table-cell>
          <table:table-cell table:style-name="ce15" table:content-validation-name="val5" office:value-type="string" calcext:value-type="string">
            <text:p>no</text:p>
          </table:table-cell>
          <table:table-cell table:style-name="ce12" table:formula="of:=COUNTIF([$'Challenge-Recommendation Links'.F$1:.F$1048576];[.A61])"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1)" office:value-type="float" office:value="61" calcext:value-type="float">
            <text:p>61</text:p>
          </table:table-cell>
          <table:table-cell table:style-name="ce10" table:formula="of:=IFERROR(__xludf.dummyfunction(&quot;TEXTJOIN(&quot;&quot;, &quot;&quot;, true, filter('Recommendations Citations'!D:D,'Recommendations Citations'!F:F=E62))&quot;);&quot;17&quot;)" office:value-type="string" office:string-value="17" calcext:value-type="string">
            <text:p>17</text:p>
          </table:table-cell>
          <table:table-cell table:style-name="ce12" table:formula="of:=COUNTIF([$'Recommendations Citations'.F$1:.F$1048576];[.E6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We devised a customized Agile process to encourage both online and offline communication and collaboration &quot;)" office:value-type="string" office:string-value="We devised a customized Agile process to encourage both online and offline communication and collaboration " calcext:value-type="string">
            <text:p>We devised a customized Agile process to encourage both online and offline communication and collaboration </text:p>
          </table:table-cell>
          <table:table-cell table:style-name="ce15" table:content-validation-name="val5" office:value-type="string" calcext:value-type="string">
            <text:p>no</text:p>
          </table:table-cell>
          <table:table-cell table:style-name="ce12" table:formula="of:=COUNTIF([$'Challenge-Recommendation Links'.F$1:.F$1048576];[.A62])"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2)" office:value-type="float" office:value="62" calcext:value-type="float">
            <text:p>62</text:p>
          </table:table-cell>
          <table:table-cell table:style-name="ce10" table:formula="of:=IFERROR(__xludf.dummyfunction(&quot;TEXTJOIN(&quot;&quot;, &quot;&quot;, true, filter('Recommendations Citations'!D:D,'Recommendations Citations'!F:F=E63))&quot;);&quot;4&quot;)" office:value-type="string" office:string-value="4" calcext:value-type="string">
            <text:p>4</text:p>
          </table:table-cell>
          <table:table-cell table:style-name="ce12" table:formula="of:=COUNTIF([$'Recommendations Citations'.F$1:.F$1048576];[.E6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request students to work in groups.&quot;)" office:value-type="string" office:string-value="request students to work in groups." calcext:value-type="string">
            <text:p>request students to work in groups.</text:p>
          </table:table-cell>
          <table:table-cell table:style-name="ce15" table:content-validation-name="val5" office:value-type="string" calcext:value-type="string">
            <text:p>no</text:p>
          </table:table-cell>
          <table:table-cell table:style-name="ce12" table:formula="of:=COUNTIF([$'Challenge-Recommendation Links'.F$1:.F$1048576];[.A6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3)" office:value-type="float" office:value="63" calcext:value-type="float">
            <text:p>63</text:p>
          </table:table-cell>
          <table:table-cell table:style-name="ce10" table:formula="of:=IFERROR(__xludf.dummyfunction(&quot;TEXTJOIN(&quot;&quot;, &quot;&quot;, true, filter('Recommendations Citations'!D:D,'Recommendations Citations'!F:F=E64))&quot;);&quot;4&quot;)" office:value-type="string" office:string-value="4" calcext:value-type="string">
            <text:p>4</text:p>
          </table:table-cell>
          <table:table-cell table:style-name="ce12" table:formula="of:=COUNTIF([$'Recommendations Citations'.F$1:.F$1048576];[.E6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course had to be designed to favour interactivity and student engagement.&quot;)" office:value-type="string" office:string-value="the course had to be designed to favour interactivity and student engagement." calcext:value-type="string">
            <text:p>the course had to be designed to favour interactivity and student engagement.</text:p>
          </table:table-cell>
          <table:table-cell table:style-name="ce15" table:content-validation-name="val5" office:value-type="string" calcext:value-type="string">
            <text:p>no</text:p>
          </table:table-cell>
          <table:table-cell table:style-name="ce12" table:formula="of:=COUNTIF([$'Challenge-Recommendation Links'.F$1:.F$1048576];[.A64])"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4)" office:value-type="float" office:value="64" calcext:value-type="float">
            <text:p>64</text:p>
          </table:table-cell>
          <table:table-cell table:style-name="ce10" table:formula="of:=IFERROR(__xludf.dummyfunction(&quot;TEXTJOIN(&quot;&quot;, &quot;&quot;, true, filter('Recommendations Citations'!D:D,'Recommendations Citations'!F:F=E65))&quot;);&quot;13&quot;)" office:value-type="string" office:string-value="13" calcext:value-type="string">
            <text:p>13</text:p>
          </table:table-cell>
          <table:table-cell table:style-name="ce12" table:formula="of:=COUNTIF([$'Recommendations Citations'.F$1:.F$1048576];[.E6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eaching methods that emphasize programing process and realistic context as well as using performant virtualization environments.&quot;)" office:value-type="string" office:string-value="teaching methods that emphasize programing process and realistic context as well as using performant virtualization environments." calcext:value-type="string">
            <text:p>teaching methods that emphasize programing process and realistic context as well as using performant virtualization environments.</text:p>
          </table:table-cell>
          <table:table-cell table:style-name="ce15" table:content-validation-name="val5" office:value-type="string" calcext:value-type="string">
            <text:p>no</text:p>
          </table:table-cell>
          <table:table-cell table:style-name="ce12" table:formula="of:=COUNTIF([$'Challenge-Recommendation Links'.F$1:.F$1048576];[.A6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5)" office:value-type="float" office:value="65" calcext:value-type="float">
            <text:p>65</text:p>
          </table:table-cell>
          <table:table-cell table:style-name="ce10" table:formula="of:=IFERROR(__xludf.dummyfunction(&quot;TEXTJOIN(&quot;&quot;, &quot;&quot;, true, filter('Recommendations Citations'!D:D,'Recommendations Citations'!F:F=E66))&quot;);&quot;11&quot;)" office:value-type="string" office:string-value="11" calcext:value-type="string">
            <text:p>11</text:p>
          </table:table-cell>
          <table:table-cell table:style-name="ce12" table:formula="of:=COUNTIF([$'Recommendations Citations'.F$1:.F$1048576];[.E66])"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Using a cross functional team to introduce the workflows minimizes the additional work for the teaching assistants.&quot;)" office:value-type="string" office:string-value="Using a cross functional team to introduce the workflows minimizes the additional work for the teaching assistants." calcext:value-type="string">
            <text:p>Using a cross functional team to introduce the workflows minimizes the additional work for the teaching assistants.</text:p>
          </table:table-cell>
          <table:table-cell table:style-name="ce15" table:content-validation-name="val5" office:value-type="string" calcext:value-type="string">
            <text:p>no</text:p>
          </table:table-cell>
          <table:table-cell table:style-name="ce12" table:formula="of:=COUNTIF([$'Challenge-Recommendation Links'.F$1:.F$1048576];[.A66])"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6)" office:value-type="float" office:value="66" calcext:value-type="float">
            <text:p>66</text:p>
          </table:table-cell>
          <table:table-cell table:style-name="ce10" table:formula="of:=IFERROR(__xludf.dummyfunction(&quot;TEXTJOIN(&quot;&quot;, &quot;&quot;, true, filter('Recommendations Citations'!D:D,'Recommendations Citations'!F:F=E67))&quot;);&quot;6&quot;)" office:value-type="string" office:string-value="6" calcext:value-type="string">
            <text:p>6</text:p>
          </table:table-cell>
          <table:table-cell table:style-name="ce12" table:formula="of:=COUNTIF([$'Recommendations Citations'.F$1:.F$1048576];[.E6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ry to bring industry partners into the course.&quot;)" office:value-type="string" office:string-value="try to bring industry partners into the course." calcext:value-type="string">
            <text:p>try to bring industry partners into the course.</text:p>
          </table:table-cell>
          <table:table-cell table:style-name="ce15" table:content-validation-name="val5" office:value-type="string" calcext:value-type="string">
            <text:p>no</text:p>
          </table:table-cell>
          <table:table-cell table:style-name="ce12" table:formula="of:=COUNTIF([$'Challenge-Recommendation Links'.F$1:.F$1048576];[.A67])"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67)" office:value-type="float" office:value="67" calcext:value-type="float">
            <text:p>67</text:p>
          </table:table-cell>
          <table:table-cell table:style-name="ce10" table:formula="of:=IFERROR(__xludf.dummyfunction(&quot;TEXTJOIN(&quot;&quot;, &quot;&quot;, true, filter('Recommendations Citations'!D:D,'Recommendations Citations'!F:F=E68))&quot;);&quot;9&quot;)" office:value-type="string" office:string-value="9" calcext:value-type="string">
            <text:p>9</text:p>
          </table:table-cell>
          <table:table-cell table:style-name="ce12" table:formula="of:=COUNTIF([$'Recommendations Citations'.F$1:.F$1048576];[.E68])"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design and execution of a DevOps and Continuous Delivery course organized in industry-university collaboration.&quot;)" office:value-type="string" office:string-value="the design and execution of a DevOps and Continuous Delivery course organized in industry-university collaboration." calcext:value-type="string">
            <text:p>the design and execution of a DevOps and Continuous Delivery course organized in industry-university collaboration.</text:p>
          </table:table-cell>
          <table:table-cell table:style-name="ce15" table:content-validation-name="val5" office:value-type="string" calcext:value-type="string">
            <text:p>yes</text:p>
          </table:table-cell>
          <table:table-cell table:style-name="ce12" table:formula="of:=COUNTIF([$'Challenge-Recommendation Links'.F$1:.F$1048576];[.A68])" office:value-type="float" office:value="5" calcext:value-type="float">
            <text:p>5</text:p>
          </table:table-cell>
          <table:table-cell table:number-columns-repeated="1017"/>
        </table:table-row>
        <table:table-row table:style-name="ro1">
          <table:table-cell table:style-name="ce12" table:formula="of:=IFERROR(__xludf.dummyfunction(&quot;&quot;&quot;COMPUTED_VALUE&quot;&quot;&quot;);68)" office:value-type="float" office:value="68" calcext:value-type="float">
            <text:p>68</text:p>
          </table:table-cell>
          <table:table-cell table:style-name="ce10" table:formula="of:=IFERROR(__xludf.dummyfunction(&quot;TEXTJOIN(&quot;&quot;, &quot;&quot;, true, filter('Recommendations Citations'!D:D,'Recommendations Citations'!F:F=E69))&quot;);&quot;15&quot;)" office:value-type="string" office:string-value="15" calcext:value-type="string">
            <text:p>15</text:p>
          </table:table-cell>
          <table:table-cell table:style-name="ce12" table:formula="of:=COUNTIF([$'Recommendations Citations'.F$1:.F$1048576];[.E6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most effective training for DevOps and Agile were those in which the audience consisted of both management and developers.&quot;)" office:value-type="string" office:string-value="the most effective training for DevOps and Agile were those in which the audience consisted of both management and developers." calcext:value-type="string">
            <text:p>the most effective training for DevOps and Agile were those in which the audience consisted of both management and developers.</text:p>
          </table:table-cell>
          <table:table-cell table:style-name="ce15" table:content-validation-name="val5" office:value-type="string" calcext:value-type="string">
            <text:p>no</text:p>
          </table:table-cell>
          <table:table-cell table:style-name="ce12" table:formula="of:=COUNTIF([$'Challenge-Recommendation Links'.F$1:.F$1048576];[.A69])"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69)" office:value-type="float" office:value="69" calcext:value-type="float">
            <text:p>69</text:p>
          </table:table-cell>
          <table:table-cell table:style-name="ce10" table:formula="of:=IFERROR(__xludf.dummyfunction(&quot;TEXTJOIN(&quot;&quot;, &quot;&quot;, true, filter('Recommendations Citations'!D:D,'Recommendations Citations'!F:F=E70))&quot;);&quot;15&quot;)" office:value-type="string" office:string-value="15" calcext:value-type="string">
            <text:p>15</text:p>
          </table:table-cell>
          <table:table-cell table:style-name="ce12" table:formula="of:=COUNTIF([$'Recommendations Citations'.F$1:.F$1048576];[.E7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primary objective is to educate DevOps ambassadors.&quot;)" office:value-type="string" office:string-value="The primary objective is to educate DevOps ambassadors." calcext:value-type="string">
            <text:p>The primary objective is to educate DevOps ambassadors.</text:p>
          </table:table-cell>
          <table:table-cell table:style-name="ce15" table:content-validation-name="val5" office:value-type="string" calcext:value-type="string">
            <text:p>no</text:p>
          </table:table-cell>
          <table:table-cell table:style-name="ce12" table:formula="of:=COUNTIF([$'Challenge-Recommendation Links'.F$1:.F$1048576];[.A70])"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0)" office:value-type="float" office:value="70" calcext:value-type="float">
            <text:p>70</text:p>
          </table:table-cell>
          <table:table-cell table:style-name="ce10" table:formula="of:=IFERROR(__xludf.dummyfunction(&quot;TEXTJOIN(&quot;&quot;, &quot;&quot;, true, filter('Recommendations Citations'!D:D,'Recommendations Citations'!F:F=E71))&quot;);&quot;16&quot;)" office:value-type="string" office:string-value="16" calcext:value-type="string">
            <text:p>16</text:p>
          </table:table-cell>
          <table:table-cell table:style-name="ce12" table:formula="of:=COUNTIF([$'Recommendations Citations'.F$1:.F$1048576];[.E7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raining is of paramount importance to establish a common background for all the different groups, including the management.&quot;)" office:value-type="string" office:string-value="training is of paramount importance to establish a common background for all the different groups, including the management." calcext:value-type="string">
            <text:p>training is of paramount importance to establish a common background for all the different groups, including the management.</text:p>
          </table:table-cell>
          <table:table-cell table:style-name="ce15" table:content-validation-name="val5" office:value-type="string" calcext:value-type="string">
            <text:p>no</text:p>
          </table:table-cell>
          <table:table-cell table:style-name="ce12" table:formula="of:=COUNTIF([$'Challenge-Recommendation Links'.F$1:.F$1048576];[.A71])"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1)" office:value-type="float" office:value="71" calcext:value-type="float">
            <text:p>71</text:p>
          </table:table-cell>
          <table:table-cell table:style-name="ce10" table:formula="of:=IFERROR(__xludf.dummyfunction(&quot;TEXTJOIN(&quot;&quot;, &quot;&quot;, true, filter('Recommendations Citations'!D:D,'Recommendations Citations'!F:F=E72))&quot;);&quot;15&quot;)" office:value-type="string" office:string-value="15" calcext:value-type="string">
            <text:p>15</text:p>
          </table:table-cell>
          <table:table-cell table:style-name="ce12" table:formula="of:=COUNTIF([$'Recommendations Citations'.F$1:.F$1048576];[.E7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is important not to focus all the training activity as a frontal session university-like. &quot;)" office:value-type="string" office:string-value="it is important not to focus all the training activity as a frontal session university-like. " calcext:value-type="string">
            <text:p>it is important not to focus all the training activity as a frontal session university-like. </text:p>
          </table:table-cell>
          <table:table-cell table:style-name="ce15" table:content-validation-name="val5" office:value-type="string" calcext:value-type="string">
            <text:p>no</text:p>
          </table:table-cell>
          <table:table-cell table:style-name="ce12" table:formula="of:=COUNTIF([$'Challenge-Recommendation Links'.F$1:.F$1048576];[.A7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2)" office:value-type="float" office:value="72" calcext:value-type="float">
            <text:p>72</text:p>
          </table:table-cell>
          <table:table-cell table:style-name="ce10" table:formula="of:=IFERROR(__xludf.dummyfunction(&quot;TEXTJOIN(&quot;&quot;, &quot;&quot;, true, filter('Recommendations Citations'!D:D,'Recommendations Citations'!F:F=E73))&quot;);&quot;18&quot;)" office:value-type="string" office:string-value="18" calcext:value-type="string">
            <text:p>18</text:p>
          </table:table-cell>
          <table:table-cell table:style-name="ce12" table:formula="of:=COUNTIF([$'Recommendations Citations'.F$1:.F$1048576];[.E7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teachers can monitor students’progress through Jenkins&quot;)" office:value-type="string" office:string-value="The teachers can monitor students’progress through Jenkins" calcext:value-type="string">
            <text:p>The teachers can monitor students’progress through Jenkins</text:p>
          </table:table-cell>
          <table:table-cell table:style-name="ce15" table:content-validation-name="val5" office:value-type="string" calcext:value-type="string">
            <text:p>no</text:p>
          </table:table-cell>
          <table:table-cell table:style-name="ce12" table:formula="of:=COUNTIF([$'Challenge-Recommendation Links'.F$1:.F$1048576];[.A7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73)" office:value-type="float" office:value="73" calcext:value-type="float">
            <text:p>73</text:p>
          </table:table-cell>
          <table:table-cell table:style-name="ce10" table:formula="of:=IFERROR(__xludf.dummyfunction(&quot;TEXTJOIN(&quot;&quot;, &quot;&quot;, true, filter('Recommendations Citations'!D:D,'Recommendations Citations'!F:F=E74))&quot;);&quot;1&quot;)" office:value-type="string" office:string-value="1" calcext:value-type="string">
            <text:p>1</text:p>
          </table:table-cell>
          <table:table-cell table:style-name="ce12" table:formula="of:=COUNTIF([$'Recommendations Citations'.F$1:.F$1048576];[.E7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vide detailed instructions within the activity for both the command line interface and the graphical interface.&quot;)" office:value-type="string" office:string-value="provide detailed instructions within the activity for both the command line interface and the graphical interface." calcext:value-type="string">
            <text:p>provide detailed instructions within the activity for both the command line interface and the graphical interface.</text:p>
          </table:table-cell>
          <table:table-cell table:style-name="ce15" table:content-validation-name="val5" office:value-type="string" calcext:value-type="string">
            <text:p>no</text:p>
          </table:table-cell>
          <table:table-cell table:style-name="ce12" table:formula="of:=COUNTIF([$'Challenge-Recommendation Links'.F$1:.F$1048576];[.A74])"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4)" office:value-type="float" office:value="74" calcext:value-type="float">
            <text:p>74</text:p>
          </table:table-cell>
          <table:table-cell table:style-name="ce10" table:formula="of:=IFERROR(__xludf.dummyfunction(&quot;TEXTJOIN(&quot;&quot;, &quot;&quot;, true, filter('Recommendations Citations'!D:D,'Recommendations Citations'!F:F=E75))&quot;);&quot;11&quot;)" office:value-type="string" office:string-value="11" calcext:value-type="string">
            <text:p>11</text:p>
          </table:table-cell>
          <table:table-cell table:style-name="ce12" table:formula="of:=COUNTIF([$'Recommendations Citations'.F$1:.F$1048576];[.E7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feedback mechanism in our delivery server do not have the same quality as personal interaction because they are asynchronous and in written form.&quot;)" office:value-type="string" office:string-value="feedback mechanism in our delivery server do not have the same quality as personal interaction because they are asynchronous and in written form." calcext:value-type="string">
            <text:p>feedback mechanism in our delivery server do not have the same quality as personal interaction because they are asynchronous and in written form.</text:p>
          </table:table-cell>
          <table:table-cell table:style-name="ce15" table:content-validation-name="val5" office:value-type="string" calcext:value-type="string">
            <text:p>no</text:p>
          </table:table-cell>
          <table:table-cell table:style-name="ce12" table:formula="of:=COUNTIF([$'Challenge-Recommendation Links'.F$1:.F$1048576];[.A75])"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5)" office:value-type="float" office:value="75" calcext:value-type="float">
            <text:p>75</text:p>
          </table:table-cell>
          <table:table-cell table:style-name="ce10" table:formula="of:=IFERROR(__xludf.dummyfunction(&quot;TEXTJOIN(&quot;&quot;, &quot;&quot;, true, filter('Recommendations Citations'!D:D,'Recommendations Citations'!F:F=E76))&quot;);&quot;14&quot;)" office:value-type="string" office:string-value="14" calcext:value-type="string">
            <text:p>14</text:p>
          </table:table-cell>
          <table:table-cell table:style-name="ce12" table:formula="of:=COUNTIF([$'Recommendations Citations'.F$1:.F$1048576];[.E76])"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We push students to stop being consumers of tools, and instead become DevOps architects able to identify what is necessary and how tools from the state of practice can be assembled to support a given project.&quot;)" office:value-type="string" office:string-value="We push students to stop being consumers of tools, and instead become DevOps architects able to identify what is necessary and how tools from the state of practice can be assembled to support a given project." calcext:value-type="string">
            <text:p>We push students to stop being consumers of tools, and instead become DevOps architects able to identify what is necessary and how tools from the state of practice can be assembled to support a given project.</text:p>
          </table:table-cell>
          <table:table-cell table:style-name="ce15" table:content-validation-name="val5" office:value-type="string" calcext:value-type="string">
            <text:p>no</text:p>
          </table:table-cell>
          <table:table-cell table:style-name="ce12" table:formula="of:=COUNTIF([$'Challenge-Recommendation Links'.F$1:.F$1048576];[.A7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76)" office:value-type="float" office:value="76" calcext:value-type="float">
            <text:p>76</text:p>
          </table:table-cell>
          <table:table-cell table:style-name="ce10" table:formula="of:=IFERROR(__xludf.dummyfunction(&quot;TEXTJOIN(&quot;&quot;, &quot;&quot;, true, filter('Recommendations Citations'!D:D,'Recommendations Citations'!F:F=E77))&quot;);&quot;1&quot;)" office:value-type="string" office:string-value="1" calcext:value-type="string">
            <text:p>1</text:p>
          </table:table-cell>
          <table:table-cell table:style-name="ce12" table:formula="of:=COUNTIF([$'Recommendations Citations'.F$1:.F$1048576];[.E77])"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They will need to familiarize themselves with the technologies before the start of the activity.&quot;)" office:value-type="string" office:string-value="They will need to familiarize themselves with the technologies before the start of the activity." calcext:value-type="string">
            <text:p>They will need to familiarize themselves with the technologies before the start of the activity.</text:p>
          </table:table-cell>
          <table:table-cell table:style-name="ce15" table:content-validation-name="val5" office:value-type="string" calcext:value-type="string">
            <text:p>no</text:p>
          </table:table-cell>
          <table:table-cell table:style-name="ce12" table:formula="of:=COUNTIF([$'Challenge-Recommendation Links'.F$1:.F$1048576];[.A77])"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77)" office:value-type="float" office:value="77" calcext:value-type="float">
            <text:p>77</text:p>
          </table:table-cell>
          <table:table-cell table:style-name="ce10" table:formula="of:=IFERROR(__xludf.dummyfunction(&quot;TEXTJOIN(&quot;&quot;, &quot;&quot;, true, filter('Recommendations Citations'!D:D,'Recommendations Citations'!F:F=E78))&quot;);&quot;1&quot;)" office:value-type="string" office:string-value="1" calcext:value-type="string">
            <text:p>1</text:p>
          </table:table-cell>
          <table:table-cell table:style-name="ce12" table:formula="of:=COUNTIF([$'Recommendations Citations'.F$1:.F$1048576];[.E78])"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The design of the system is meant to be simple&quot;)" office:value-type="string" office:string-value="The design of the system is meant to be simple" calcext:value-type="string">
            <text:p>The design of the system is meant to be simple</text:p>
          </table:table-cell>
          <table:table-cell table:style-name="ce15" table:content-validation-name="val5" office:value-type="string" calcext:value-type="string">
            <text:p>no</text:p>
          </table:table-cell>
          <table:table-cell table:style-name="ce12" table:formula="of:=COUNTIF([$'Challenge-Recommendation Links'.F$1:.F$1048576];[.A7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8)" office:value-type="float" office:value="78" calcext:value-type="float">
            <text:p>78</text:p>
          </table:table-cell>
          <table:table-cell table:style-name="ce10" table:formula="of:=IFERROR(__xludf.dummyfunction(&quot;TEXTJOIN(&quot;&quot;, &quot;&quot;, true, filter('Recommendations Citations'!D:D,'Recommendations Citations'!F:F=E79))&quot;);&quot;17&quot;)" office:value-type="string" office:string-value="17" calcext:value-type="string">
            <text:p>17</text:p>
          </table:table-cell>
          <table:table-cell table:style-name="ce12" table:formula="of:=COUNTIF([$'Recommendations Citations'.F$1:.F$1048576];[.E79])"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utomatic tools are thus demanded to facilitate project data collection and analysis.&quot;)" office:value-type="string" office:string-value="Automatic tools are thus demanded to facilitate project data collection and analysis." calcext:value-type="string">
            <text:p>Automatic tools are thus demanded to facilitate project data collection and analysis.</text:p>
          </table:table-cell>
          <table:table-cell table:style-name="ce15" table:content-validation-name="val5" office:value-type="string" calcext:value-type="string">
            <text:p>no</text:p>
          </table:table-cell>
          <table:table-cell table:style-name="ce12" table:formula="of:=COUNTIF([$'Challenge-Recommendation Links'.F$1:.F$1048576];[.A7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9)" office:value-type="float" office:value="79" calcext:value-type="float">
            <text:p>79</text:p>
          </table:table-cell>
          <table:table-cell table:style-name="ce10" table:formula="of:=IFERROR(__xludf.dummyfunction(&quot;TEXTJOIN(&quot;&quot;, &quot;&quot;, true, filter('Recommendations Citations'!D:D,'Recommendations Citations'!F:F=E80))&quot;);&quot;17&quot;)" office:value-type="string" office:string-value="17" calcext:value-type="string">
            <text:p>17</text:p>
          </table:table-cell>
          <table:table-cell table:style-name="ce12" table:formula="of:=COUNTIF([$'Recommendations Citations'.F$1:.F$1048576];[.E80])"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We designed various automatically generated reports to provide timely feedback to students, customers, and TAs.&quot;)" office:value-type="string" office:string-value="We designed various automatically generated reports to provide timely feedback to students, customers, and TAs." calcext:value-type="string">
            <text:p>We designed various automatically generated reports to provide timely feedback to students, customers, and TAs.</text:p>
          </table:table-cell>
          <table:table-cell table:style-name="ce15" table:content-validation-name="val5" office:value-type="string" calcext:value-type="string">
            <text:p>no</text:p>
          </table:table-cell>
          <table:table-cell table:style-name="ce12" table:formula="of:=COUNTIF([$'Challenge-Recommendation Links'.F$1:.F$1048576];[.A8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0)" office:value-type="float" office:value="80" calcext:value-type="float">
            <text:p>80</text:p>
          </table:table-cell>
          <table:table-cell table:style-name="ce10" table:formula="of:=IFERROR(__xludf.dummyfunction(&quot;TEXTJOIN(&quot;&quot;, &quot;&quot;, true, filter('Recommendations Citations'!D:D,'Recommendations Citations'!F:F=E81))&quot;);&quot;18&quot;)" office:value-type="string" office:string-value="18" calcext:value-type="string">
            <text:p>18</text:p>
          </table:table-cell>
          <table:table-cell table:style-name="ce12" table:formula="of:=COUNTIF([$'Recommendations Citations'.F$1:.F$1048576];[.E81])"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LECCS can automatically check the submitted codes so that students (as individual or team member) can check the results and correct their projects quickly.&quot;)" office:value-type="string" office:string-value="ALECCS can automatically check the submitted codes so that students (as individual or team member) can check the results and correct their projects quickly." calcext:value-type="string">
            <text:p>ALECCS can automatically check the submitted codes so that students (as individual or team member) can check the results and correct their projects quickly.</text:p>
          </table:table-cell>
          <table:table-cell table:style-name="ce15" table:content-validation-name="val5" office:value-type="string" calcext:value-type="string">
            <text:p>no</text:p>
          </table:table-cell>
          <table:table-cell table:style-name="ce12" table:formula="of:=COUNTIF([$'Challenge-Recommendation Links'.F$1:.F$1048576];[.A81])"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1)" office:value-type="float" office:value="81" calcext:value-type="float">
            <text:p>81</text:p>
          </table:table-cell>
          <table:table-cell table:style-name="ce10" table:formula="of:=IFERROR(__xludf.dummyfunction(&quot;TEXTJOIN(&quot;&quot;, &quot;&quot;, true, filter('Recommendations Citations'!D:D,'Recommendations Citations'!F:F=E82))&quot;);&quot;12&quot;)" office:value-type="string" office:string-value="12" calcext:value-type="string">
            <text:p>12</text:p>
          </table:table-cell>
          <table:table-cell table:style-name="ce12" table:formula="of:=COUNTIF([$'Recommendations Citations'.F$1:.F$1048576];[.E82])"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LECSS is also useful to reduce manual checking load of the teacher. ALECSS automatically detects much more warnings than manual checking.&quot;)" office:value-type="string" office:string-value="ALECSS is also useful to reduce manual checking load of the teacher. ALECSS automatically detects much more warnings than manual checking." calcext:value-type="string">
            <text:p>ALECSS is also useful to reduce manual checking load of the teacher. ALECSS automatically detects much more warnings than manual checking.</text:p>
          </table:table-cell>
          <table:table-cell table:style-name="ce15" table:content-validation-name="val5" office:value-type="string" calcext:value-type="string">
            <text:p>no</text:p>
          </table:table-cell>
          <table:table-cell table:style-name="ce12" table:formula="of:=COUNTIF([$'Challenge-Recommendation Links'.F$1:.F$1048576];[.A8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2)" office:value-type="float" office:value="82" calcext:value-type="float">
            <text:p>82</text:p>
          </table:table-cell>
          <table:table-cell table:style-name="ce10" table:formula="of:=IFERROR(__xludf.dummyfunction(&quot;TEXTJOIN(&quot;&quot;, &quot;&quot;, true, filter('Recommendations Citations'!D:D,'Recommendations Citations'!F:F=E83))&quot;);&quot;13&quot;)" office:value-type="string" office:string-value="13" calcext:value-type="string">
            <text:p>13</text:p>
          </table:table-cell>
          <table:table-cell table:style-name="ce12" table:formula="of:=COUNTIF([$'Recommendations Citations'.F$1:.F$1048576];[.E83])"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The analysis that led to choosing Docker as virtualization engine turned out to be correct.&quot;)" office:value-type="string" office:string-value="The analysis that led to choosing Docker as virtualization engine turned out to be correct." calcext:value-type="string">
            <text:p>The analysis that led to choosing Docker as virtualization engine turned out to be correct.</text:p>
          </table:table-cell>
          <table:table-cell table:style-name="ce15" table:content-validation-name="val5" office:value-type="string" calcext:value-type="string">
            <text:p>no</text:p>
          </table:table-cell>
          <table:table-cell table:style-name="ce12" table:formula="of:=COUNTIF([$'Challenge-Recommendation Links'.F$1:.F$1048576];[.A8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3)" office:value-type="float" office:value="83" calcext:value-type="float">
            <text:p>83</text:p>
          </table:table-cell>
          <table:table-cell table:style-name="ce10" table:formula="of:=IFERROR(__xludf.dummyfunction(&quot;TEXTJOIN(&quot;&quot;, &quot;&quot;, true, filter('Recommendations Citations'!D:D,'Recommendations Citations'!F:F=E84))&quot;);&quot;10&quot;)" office:value-type="string" office:string-value="10" calcext:value-type="string">
            <text:p>10</text:p>
          </table:table-cell>
          <table:table-cell table:style-name="ce12" table:formula="of:=COUNTIF([$'Recommendations Citations'.F$1:.F$1048576];[.E84])"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mazon Web Services (AWS) would remedy high computer power need by porting the test and production environment the Amazon Cloud. &quot;)" office:value-type="string" office:string-value="Amazon Web Services (AWS) would remedy high computer power need by porting the test and production environment the Amazon Cloud. " calcext:value-type="string">
            <text:p>Amazon Web Services (AWS) would remedy high computer power need by porting the test and production environment the Amazon Cloud. </text:p>
          </table:table-cell>
          <table:table-cell table:style-name="ce15" table:content-validation-name="val5" office:value-type="string" calcext:value-type="string">
            <text:p>no</text:p>
          </table:table-cell>
          <table:table-cell table:style-name="ce12" table:formula="of:=COUNTIF([$'Challenge-Recommendation Links'.F$1:.F$1048576];[.A84])"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4)" office:value-type="float" office:value="84" calcext:value-type="float">
            <text:p>84</text:p>
          </table:table-cell>
          <table:table-cell table:style-name="ce10" table:formula="of:=IFERROR(__xludf.dummyfunction(&quot;TEXTJOIN(&quot;&quot;, &quot;&quot;, true, filter('Recommendations Citations'!D:D,'Recommendations Citations'!F:F=E85))&quot;);&quot;1&quot;)" office:value-type="string" office:string-value="1" calcext:value-type="string">
            <text:p>1</text:p>
          </table:table-cell>
          <table:table-cell table:style-name="ce12" table:formula="of:=COUNTIF([$'Recommendations Citations'.F$1:.F$1048576];[.E85])"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tudents to gain familiarity with the command line interface for version control before beginning the activity.&quot;)" office:value-type="string" office:string-value="students to gain familiarity with the command line interface for version control before beginning the activity." calcext:value-type="string">
            <text:p>students to gain familiarity with the command line interface for version control before beginning the activity.</text:p>
          </table:table-cell>
          <table:table-cell table:style-name="ce15" table:content-validation-name="val5" office:value-type="string" calcext:value-type="string">
            <text:p>no</text:p>
          </table:table-cell>
          <table:table-cell table:style-name="ce12" table:formula="of:=COUNTIF([$'Challenge-Recommendation Links'.F$1:.F$1048576];[.A8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5)" office:value-type="float" office:value="85" calcext:value-type="float">
            <text:p>85</text:p>
          </table:table-cell>
          <table:table-cell table:style-name="ce10" table:formula="of:=IFERROR(__xludf.dummyfunction(&quot;TEXTJOIN(&quot;&quot;, &quot;&quot;, true, filter('Recommendations Citations'!D:D,'Recommendations Citations'!F:F=E86))&quot;);&quot;1&quot;)" office:value-type="string" office:string-value="1" calcext:value-type="string">
            <text:p>1</text:p>
          </table:table-cell>
          <table:table-cell table:style-name="ce12" table:formula="of:=COUNTIF([$'Recommendations Citations'.F$1:.F$1048576];[.E86])"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pecial attention should be paid to the static analysis stage during the activity.&quot;)" office:value-type="string" office:string-value="special attention should be paid to the static analysis stage during the activity." calcext:value-type="string">
            <text:p>special attention should be paid to the static analysis stage during the activity.</text:p>
          </table:table-cell>
          <table:table-cell table:style-name="ce15" table:content-validation-name="val5" office:value-type="string" calcext:value-type="string">
            <text:p>no</text:p>
          </table:table-cell>
          <table:table-cell table:style-name="ce12" table:formula="of:=COUNTIF([$'Challenge-Recommendation Links'.F$1:.F$1048576];[.A86])" office:value-type="float" office:value="1" calcext:value-type="float">
            <text:p>1</text:p>
          </table:table-cell>
          <table:table-cell table:number-columns-repeated="1017"/>
        </table:table-row>
        <table:table-row table:style-name="ro2" table:number-rows-repeated="1048489">
          <table:table-cell table:number-columns-repeated="1024"/>
        </table:table-row>
        <table:table-row table:style-name="ro2">
          <table:table-cell table:number-columns-repeated="1024"/>
        </table:table-row>
      </table:table>
      <table:table table:name="Recommendations Graphics" table:style-name="ta7">
        <table:table-column table:style-name="co23" table:number-columns-repeated="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0" table:number-columns-repeated="1015" table:default-cell-style-name="Default"/>
        <table:table-row table:style-name="ro1">
          <table:table-cell/>
          <table:table-cell table:style-name="ce20" office:value-type="string" calcext:value-type="string">
            <text:p>Recommendations</text:p>
          </table:table-cell>
          <table:table-cell table:style-name="ce9" office:value-type="string" calcext:value-type="string">
            <text:p>%</text:p>
          </table:table-cell>
          <table:table-cell/>
          <table:table-cell>
            <draw:frame table:end-cell-address="'Recommendations Graphics'.H13" table:end-x="156.25pt" table:end-y="12.73pt" draw:z-index="0" draw:name="Chart 6" draw:style-name="gr1" draw:text-style-name="P1" svg:width="468.71pt" svg:height="201.71pt" svg:x="8.25pt" svg:y="0pt">
              <draw:object draw:notify-on-update-of-ranges="'Recommendations Graphics'.A2:'Recommendations Graphics'.A8 'Recommendations Graphics'.B1:'Recommendations Graphics'.B1 'Recommendations Graphics'.B2:'Recommendations Graphics'.B8" xlink:href="./Object 6" xlink:type="simple" xlink:show="embed" xlink:actuate="onLoad">
                <loext:p/>
              </draw:object>
              <draw:image xlink:href="./ObjectReplacements/Object 6" xlink:type="simple" xlink:show="embed" xlink:actuate="onLoad"/>
            </draw:frame>
          </table:table-cell>
          <table:table-cell/>
          <table:table-cell table:style-name="ce18" table:number-columns-repeated="3"/>
          <table:table-cell table:number-columns-repeated="1015"/>
        </table:table-row>
        <table:table-row table:style-name="ro1">
          <table:table-cell table:style-name="ce8" office:value-type="string" calcext:value-type="string">
            <text:p>pedagogy</text:p>
          </table:table-cell>
          <table:table-cell table:style-name="ce10" table:formula="of:=COUNTIFS(recommendationsCitationsTheme; [.A2]; recommendationsCitationsNumber; &quot;&lt;&gt;&quot;)" office:value-type="float" office:value="33" calcext:value-type="float">
            <text:p>33</text:p>
          </table:table-cell>
          <table:table-cell table:style-name="ce23" table:formula="of:=[.B2]/[.B$9]" office:value-type="percentage" office:value="0.388235294117647" calcext:value-type="percentage">
            <text:p>38.82%</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assessment</text:p>
          </table:table-cell>
          <table:table-cell table:style-name="ce10" table:formula="of:=COUNTIFS(recommendationsCitationsTheme; [.A3]; recommendationsCitationsNumber; &quot;&lt;&gt;&quot;)" office:value-type="float" office:value="5" calcext:value-type="float">
            <text:p>5</text:p>
          </table:table-cell>
          <table:table-cell table:style-name="ce23" table:formula="of:=[.B3]/[.B$9]" office:value-type="percentage" office:value="0.0588235294117647" calcext:value-type="percentage">
            <text:p>5.88%</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curriculum</text:p>
          </table:table-cell>
          <table:table-cell table:style-name="ce10" table:formula="of:=COUNTIFS(recommendationsCitationsTheme; [.A4]; recommendationsCitationsNumber; &quot;&lt;&gt;&quot;)" office:value-type="float" office:value="14" calcext:value-type="float">
            <text:p>14</text:p>
          </table:table-cell>
          <table:table-cell table:style-name="ce23" table:formula="of:=[.B4]/[.B$9]" office:value-type="percentage" office:value="0.164705882352941" calcext:value-type="percentage">
            <text:p>16.47%</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tools</text:p>
          </table:table-cell>
          <table:table-cell table:style-name="ce10" table:formula="of:=COUNTIFS(recommendationsCitationsTheme; [.A5]; recommendationsCitationsNumber; &quot;&lt;&gt;&quot;)" office:value-type="float" office:value="11" calcext:value-type="float">
            <text:p>11</text:p>
          </table:table-cell>
          <table:table-cell table:style-name="ce23" table:formula="of:=[.B5]/[.B$9]" office:value-type="percentage" office:value="0.129411764705882" calcext:value-type="percentage">
            <text:p>12.94%</text:p>
          </table:table-cell>
          <table:table-cell table:number-columns-repeated="3"/>
          <table:table-cell table:style-name="ce19"/>
          <table:table-cell/>
          <table:table-cell table:style-name="ce19"/>
          <table:table-cell table:number-columns-repeated="1015"/>
        </table:table-row>
        <table:table-row table:style-name="ro1">
          <table:table-cell table:style-name="ce8" office:value-type="string" calcext:value-type="string">
            <text:p>devops concepts</text:p>
          </table:table-cell>
          <table:table-cell table:style-name="ce10" table:formula="of:=COUNTIFS(recommendationsCitationsTheme; [.A6]; recommendationsCitationsNumber; &quot;&lt;&gt;&quot;)" office:value-type="float" office:value="10" calcext:value-type="float">
            <text:p>10</text:p>
          </table:table-cell>
          <table:table-cell table:style-name="ce23" table:formula="of:=[.B6]/[.B$9]" office:value-type="percentage" office:value="0.117647058823529" calcext:value-type="percentage">
            <text:p>11.76%</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classes preparation</text:p>
          </table:table-cell>
          <table:table-cell table:style-name="ce10" table:formula="of:=COUNTIFS(recommendationsCitationsTheme; [.A7]; recommendationsCitationsNumber; &quot;&lt;&gt;&quot;)" office:value-type="float" office:value="7" calcext:value-type="float">
            <text:p>7</text:p>
          </table:table-cell>
          <table:table-cell table:style-name="ce23" table:formula="of:=[.B7]/[.B$9]" office:value-type="percentage" office:value="0.0823529411764706" calcext:value-type="percentage">
            <text:p>8.24%</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environment setup</text:p>
          </table:table-cell>
          <table:table-cell table:style-name="ce10" table:formula="of:=COUNTIFS(recommendationsCitationsTheme; [.A8]; recommendationsCitationsNumber; &quot;&lt;&gt;&quot;)" office:value-type="float" office:value="5" calcext:value-type="float">
            <text:p>5</text:p>
          </table:table-cell>
          <table:table-cell table:style-name="ce23" table:formula="of:=[.B8]/[.B$9]" office:value-type="percentage" office:value="0.0588235294117647" calcext:value-type="percentage">
            <text:p>5.88%</text:p>
          </table:table-cell>
          <table:table-cell table:number-columns-repeated="3"/>
          <table:table-cell table:style-name="ce19" table:number-columns-repeated="3"/>
          <table:table-cell table:number-columns-repeated="1015"/>
        </table:table-row>
        <table:table-row table:style-name="ro1">
          <table:table-cell table:style-name="ce17" office:value-type="string" calcext:value-type="string">
            <text:p>Amount</text:p>
          </table:table-cell>
          <table:table-cell table:style-name="ce10" table:formula="of:=SUM([.B2:.B8])" office:value-type="float" office:value="85" calcext:value-type="float">
            <text:p>85</text:p>
          </table:table-cell>
          <table:table-cell table:style-name="ce23" table:formula="of:=[.B9]/[.B$9]" office:value-type="percentage" office:value="1" calcext:value-type="percentage">
            <text:p>100.00%</text:p>
          </table:table-cell>
          <table:table-cell table:number-columns-repeated="3"/>
          <table:table-cell table:style-name="ce19" table:number-columns-repeated="3"/>
          <table:table-cell table:number-columns-repeated="1015"/>
        </table:table-row>
        <table:table-row table:style-name="ro1">
          <table:table-cell table:number-columns-repeated="6"/>
          <table:table-cell table:style-name="ce19" table:number-columns-repeated="3"/>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2">
          <table:table-cell table:number-columns-repeated="1024"/>
        </table:table-row>
        <table:table-row table:style-name="ro1">
          <table:table-cell table:number-columns-repeated="6"/>
          <table:table-cell table:style-name="ce21" table:number-columns-repeated="3"/>
          <table:table-cell table:number-columns-repeated="1015"/>
        </table:table-row>
        <table:table-row table:style-name="ro1">
          <table:table-cell table:style-name="ce18" office:value-type="string" calcext:value-type="string">
            <text:p>number of challenges</text:p>
          </table:table-cell>
          <table:table-cell table:style-name="ce18" office:value-type="string" calcext:value-type="string">
            <text:p>amount of recommendations</text:p>
          </table:table-cell>
          <table:table-cell table:number-columns-repeated="2"/>
          <table:table-cell>
            <draw:frame table:end-cell-address="'Recommendations Graphics'.H27" table:end-x="23.5pt" table:end-y="9.72pt" draw:z-index="1" draw:name="Chart 7" draw:style-name="gr1" draw:text-style-name="P1" svg:width="335.96pt" svg:height="207.72pt" svg:x="8.25pt" svg:y="6.75pt">
              <draw:object draw:notify-on-update-of-ranges="'Recommendations Graphics'.A15:'Recommendations Graphics'.A22 'Recommendations Graphics'.B14:'Recommendations Graphics'.B14 'Recommendations Graphics'.B15:'Recommendations Graphics'.B22" xlink:href="./Object 7" xlink:type="simple" xlink:show="embed" xlink:actuate="onLoad">
                <loext:p/>
              </draw:object>
              <draw:image xlink:href="./ObjectReplacements/Object 7" xlink:type="simple" xlink:show="embed" xlink:actuate="onLoad"/>
            </draw:frame>
          </table:table-cell>
          <table:table-cell table:number-columns-repeated="1019"/>
        </table:table-row>
        <table:table-row table:style-name="ro1">
          <table:table-cell table:style-name="ce12" office:value-type="float" office:value="0" calcext:value-type="float">
            <text:p>0</text:p>
          </table:table-cell>
          <table:table-cell table:style-name="ce19" table:formula="of:=COUNTIF(recommendationsAmountOfChallengesLinks;[.A15])" office:value-type="float" office:value="10" calcext:value-type="float">
            <text:p>10</text:p>
          </table:table-cell>
          <table:table-cell table:number-columns-repeated="1022"/>
        </table:table-row>
        <table:table-row table:style-name="ro1">
          <table:table-cell table:style-name="ce12" office:value-type="float" office:value="1" calcext:value-type="float">
            <text:p>1</text:p>
          </table:table-cell>
          <table:table-cell table:style-name="ce19" table:formula="of:=COUNTIF(recommendationsAmountOfChallengesLinks;[.A16])" office:value-type="float" office:value="36" calcext:value-type="float">
            <text:p>36</text:p>
          </table:table-cell>
          <table:table-cell table:number-columns-repeated="1022"/>
        </table:table-row>
        <table:table-row table:style-name="ro1">
          <table:table-cell table:style-name="ce12" office:value-type="float" office:value="2" calcext:value-type="float">
            <text:p>2</text:p>
          </table:table-cell>
          <table:table-cell table:style-name="ce19" table:formula="of:=COUNTIF(recommendationsAmountOfChallengesLinks;[.A17])" office:value-type="float" office:value="20" calcext:value-type="float">
            <text:p>20</text:p>
          </table:table-cell>
          <table:table-cell table:number-columns-repeated="1022"/>
        </table:table-row>
        <table:table-row table:style-name="ro1">
          <table:table-cell table:style-name="ce12" office:value-type="float" office:value="3" calcext:value-type="float">
            <text:p>3</text:p>
          </table:table-cell>
          <table:table-cell table:style-name="ce19" table:formula="of:=COUNTIF(recommendationsAmountOfChallengesLinks;[.A18])" office:value-type="float" office:value="10" calcext:value-type="float">
            <text:p>10</text:p>
          </table:table-cell>
          <table:table-cell table:number-columns-repeated="1022"/>
        </table:table-row>
        <table:table-row table:style-name="ro1">
          <table:table-cell table:style-name="ce12" office:value-type="float" office:value="4" calcext:value-type="float">
            <text:p>4</text:p>
          </table:table-cell>
          <table:table-cell table:style-name="ce19" table:formula="of:=COUNTIF(recommendationsAmountOfChallengesLinks;[.A19])" office:value-type="float" office:value="5" calcext:value-type="float">
            <text:p>5</text:p>
          </table:table-cell>
          <table:table-cell table:number-columns-repeated="1022"/>
        </table:table-row>
        <table:table-row table:style-name="ro1">
          <table:table-cell table:style-name="ce19" office:value-type="float" office:value="5" calcext:value-type="float">
            <text:p>5</text:p>
          </table:table-cell>
          <table:table-cell table:style-name="ce19" table:formula="of:=COUNTIF(recommendationsAmountOfChallengesLinks;[.A20])" office:value-type="float" office:value="2" calcext:value-type="float">
            <text:p>2</text:p>
          </table:table-cell>
          <table:table-cell table:number-columns-repeated="1022"/>
        </table:table-row>
        <table:table-row table:style-name="ro1">
          <table:table-cell table:style-name="ce19" office:value-type="float" office:value="6" calcext:value-type="float">
            <text:p>6</text:p>
          </table:table-cell>
          <table:table-cell table:style-name="ce19" table:formula="of:=COUNTIF(recommendationsAmountOfChallengesLinks;[.A21])" office:value-type="float" office:value="1" calcext:value-type="float">
            <text:p>1</text:p>
          </table:table-cell>
          <table:table-cell table:number-columns-repeated="1022"/>
        </table:table-row>
        <table:table-row table:style-name="ro1">
          <table:table-cell table:style-name="ce19" office:value-type="float" office:value="7" calcext:value-type="float">
            <text:p>7</text:p>
          </table:table-cell>
          <table:table-cell table:style-name="ce19" table:formula="of:=COUNTIF(recommendationsAmountOfChallengesLinks;[.A22])" office:value-type="float" office:value="1" calcext:value-type="float">
            <text:p>1</text:p>
          </table:table-cell>
          <table:table-cell table:number-columns-repeated="1022"/>
        </table:table-row>
        <table:table-row table:style-name="ro1">
          <table:table-cell table:style-name="ce17" office:value-type="string" calcext:value-type="string">
            <text:p>Amount</text:p>
          </table:table-cell>
          <table:table-cell table:style-name="ce19" table:formula="of:=SUM([.B15:.B22])" office:value-type="float" office:value="85" calcext:value-type="float">
            <text:p>85</text:p>
          </table:table-cell>
          <table:table-cell table:number-columns-repeated="1022"/>
        </table:table-row>
        <table:table-row table:style-name="ro1">
          <table:table-cell table:style-name="ce2" office:value-type="string" calcext:value-type="string">
            <text:p>median</text:p>
          </table:table-cell>
          <table:table-cell table:style-name="ce10" table:formula="of:=MEDIAN(recommendationsAmountOfChallengesLinks)" office:value-type="float" office:value="1" calcext:value-type="float">
            <text:p>1</text:p>
          </table:table-cell>
          <table:table-cell table:number-columns-repeated="1022"/>
        </table:table-row>
        <table:table-row table:style-name="ro1">
          <table:table-cell table:style-name="ce12" office:value-type="string" calcext:value-type="string">
            <text:p>average</text:p>
          </table:table-cell>
          <table:table-cell table:style-name="ce21" table:formula="of:=AVERAGE(recommendationsAmountOfChallengesLinks)" office:value-type="float" office:value="1.752941176" calcext:value-type="float">
            <text:p>1.75</text:p>
          </table:table-cell>
          <table:table-cell table:number-columns-repeated="1022"/>
        </table:table-row>
        <table:table-row table:style-name="ro2" table:number-rows-repeated="2">
          <table:table-cell table:number-columns-repeated="1024"/>
        </table:table-row>
        <table:table-row table:style-name="ro2">
          <table:table-cell table:number-columns-repeated="4"/>
          <table:table-cell>
            <draw:frame table:end-cell-address="'Recommendations Graphics'.H46" table:end-x="39.26pt" table:end-y="7.46pt" draw:z-index="2" draw:name="Chart 8" draw:style-name="gr1" draw:text-style-name="P1" svg:width="351.72pt" svg:height="275.98pt" svg:x="8.25pt" svg:y="15pt">
              <draw:object draw:notify-on-update-of-ranges="'Recommendations Graphics'.A37:'Recommendations Graphics'.A43 'Recommendations Graphics'.B37:'Recommendations Graphics'.B43 'Recommendations Graphics'.C37:'Recommendations Graphics'.C43" xlink:href="./Object 8" xlink:type="simple" xlink:show="embed" xlink:actuate="onLoad">
                <loext:p/>
              </draw:object>
              <draw:image xlink:href="./ObjectReplacements/Object 8" xlink:type="simple" xlink:show="embed" xlink:actuate="onLoad"/>
            </draw:frame>
          </table:table-cell>
          <table:table-cell table:number-columns-repeated="1019"/>
        </table:table-row>
        <table:table-row table:style-name="ro2" table:number-rows-repeated="7">
          <table:table-cell table:number-columns-repeated="1024"/>
        </table:table-row>
        <table:table-row table:style-name="ro1">
          <table:table-cell table:style-name="ce26" office:value-type="string" calcext:value-type="string">
            <text:p>Devops Specific</text:p>
          </table:table-cell>
          <table:table-cell table:style-name="ce18" office:value-type="string" calcext:value-type="string">
            <text:p>yes</text:p>
          </table:table-cell>
          <table:table-cell table:style-name="ce18" office:value-type="string" calcext:value-type="string">
            <text:p>no</text:p>
          </table:table-cell>
          <table:table-cell table:number-columns-repeated="1021"/>
        </table:table-row>
        <table:table-row table:style-name="ro1">
          <table:table-cell table:style-name="ce2" office:value-type="string" calcext:value-type="string">
            <text:p>pedagogy</text:p>
          </table:table-cell>
          <table:table-cell table:style-name="ce19" table:formula="of:=COUNTIFS(recommendationsDevOpsSpecific;[.B$36];recommendationsTheme;[.$A37])" office:value-type="float" office:value="2" calcext:value-type="float">
            <text:p>2</text:p>
          </table:table-cell>
          <table:table-cell table:style-name="ce19" table:formula="of:=COUNTIFS(recommendationsDevOpsSpecific;[.C$36];recommendationsTheme;[.$A37])" office:value-type="float" office:value="31" calcext:value-type="float">
            <text:p>31</text:p>
          </table:table-cell>
          <table:table-cell table:number-columns-repeated="1021"/>
        </table:table-row>
        <table:table-row table:style-name="ro1">
          <table:table-cell table:style-name="ce2" office:value-type="string" calcext:value-type="string">
            <text:p>assessment</text:p>
          </table:table-cell>
          <table:table-cell table:style-name="ce19" table:formula="of:=COUNTIFS(recommendationsDevOpsSpecific;[.B$36];recommendationsTheme;[.$A38])" office:value-type="float" office:value="2" calcext:value-type="float">
            <text:p>2</text:p>
          </table:table-cell>
          <table:table-cell table:style-name="ce19" table:formula="of:=COUNTIFS(recommendationsDevOpsSpecific;[.C$36];recommendationsTheme;[.$A38])" office:value-type="float" office:value="3" calcext:value-type="float">
            <text:p>3</text:p>
          </table:table-cell>
          <table:table-cell table:number-columns-repeated="1021"/>
        </table:table-row>
        <table:table-row table:style-name="ro1">
          <table:table-cell table:style-name="ce2" office:value-type="string" calcext:value-type="string">
            <text:p>curriculum</text:p>
          </table:table-cell>
          <table:table-cell table:style-name="ce19" table:formula="of:=COUNTIFS(recommendationsDevOpsSpecific;[.B$36];recommendationsTheme;[.$A39])" office:value-type="float" office:value="10" calcext:value-type="float">
            <text:p>10</text:p>
          </table:table-cell>
          <table:table-cell table:style-name="ce19" table:formula="of:=COUNTIFS(recommendationsDevOpsSpecific;[.C$36];recommendationsTheme;[.$A39])" office:value-type="float" office:value="4" calcext:value-type="float">
            <text:p>4</text:p>
          </table:table-cell>
          <table:table-cell table:number-columns-repeated="1021"/>
        </table:table-row>
        <table:table-row table:style-name="ro1">
          <table:table-cell table:style-name="ce2" office:value-type="string" calcext:value-type="string">
            <text:p>tools</text:p>
          </table:table-cell>
          <table:table-cell table:style-name="ce19" table:formula="of:=COUNTIFS(recommendationsDevOpsSpecific;[.B$36];recommendationsTheme;[.$A40])" office:value-type="float" office:value="0" calcext:value-type="float">
            <text:p>0</text:p>
          </table:table-cell>
          <table:table-cell table:style-name="ce19" table:formula="of:=COUNTIFS(recommendationsDevOpsSpecific;[.C$36];recommendationsTheme;[.$A40])" office:value-type="float" office:value="11" calcext:value-type="float">
            <text:p>11</text:p>
          </table:table-cell>
          <table:table-cell table:number-columns-repeated="1021"/>
        </table:table-row>
        <table:table-row table:style-name="ro1">
          <table:table-cell table:style-name="ce2" office:value-type="string" calcext:value-type="string">
            <text:p>devops concepts</text:p>
          </table:table-cell>
          <table:table-cell table:style-name="ce19" table:formula="of:=COUNTIFS(recommendationsDevOpsSpecific;[.B$36];recommendationsTheme;[.$A41])" office:value-type="float" office:value="6" calcext:value-type="float">
            <text:p>6</text:p>
          </table:table-cell>
          <table:table-cell table:style-name="ce19" table:formula="of:=COUNTIFS(recommendationsDevOpsSpecific;[.C$36];recommendationsTheme;[.$A41])" office:value-type="float" office:value="4" calcext:value-type="float">
            <text:p>4</text:p>
          </table:table-cell>
          <table:table-cell table:number-columns-repeated="1021"/>
        </table:table-row>
        <table:table-row table:style-name="ro1">
          <table:table-cell table:style-name="ce2" office:value-type="string" calcext:value-type="string">
            <text:p>classes preparation</text:p>
          </table:table-cell>
          <table:table-cell table:style-name="ce19" table:formula="of:=COUNTIFS(recommendationsDevOpsSpecific;[.B$36];recommendationsTheme;[.$A42])" office:value-type="float" office:value="1" calcext:value-type="float">
            <text:p>1</text:p>
          </table:table-cell>
          <table:table-cell table:style-name="ce19" table:formula="of:=COUNTIFS(recommendationsDevOpsSpecific;[.C$36];recommendationsTheme;[.$A42])" office:value-type="float" office:value="6" calcext:value-type="float">
            <text:p>6</text:p>
          </table:table-cell>
          <table:table-cell table:number-columns-repeated="1021"/>
        </table:table-row>
        <table:table-row table:style-name="ro1">
          <table:table-cell table:style-name="ce2" office:value-type="string" calcext:value-type="string">
            <text:p>environment setup</text:p>
          </table:table-cell>
          <table:table-cell table:style-name="ce19" table:formula="of:=COUNTIFS(recommendationsDevOpsSpecific;[.B$36];recommendationsTheme;[.$A43])" office:value-type="float" office:value="2" calcext:value-type="float">
            <text:p>2</text:p>
          </table:table-cell>
          <table:table-cell table:style-name="ce19" table:formula="of:=COUNTIFS(recommendationsDevOpsSpecific;[.C$36];recommendationsTheme;[.$A43])" office:value-type="float" office:value="3" calcext:value-type="float">
            <text:p>3</text:p>
          </table:table-cell>
          <table:table-cell table:number-columns-repeated="1021"/>
        </table:table-row>
        <table:table-row table:style-name="ro1">
          <table:table-cell table:style-name="ce17" office:value-type="string" calcext:value-type="string">
            <text:p>Amount</text:p>
          </table:table-cell>
          <table:table-cell table:style-name="ce19" table:formula="of:=SUM([.B37:.B43])" office:value-type="float" office:value="23" calcext:value-type="float">
            <text:p>23</text:p>
          </table:table-cell>
          <table:table-cell table:style-name="ce19" table:formula="of:=SUM([.C37:.C43])" office:value-type="float" office:value="62" calcext:value-type="float">
            <text:p>62</text:p>
          </table:table-cell>
          <table:table-cell table:number-columns-repeated="1021"/>
        </table:table-row>
        <table:table-row table:style-name="ro2">
          <table:table-cell table:number-columns-repeated="1024"/>
        </table:table-row>
        <table:table-row table:style-name="ro2">
          <table:table-cell table:number-columns-repeated="4"/>
          <table:table-cell>
            <draw:frame table:end-cell-address="'Recommendations Graphics'.F57" table:end-x="118.52pt" table:end-y="14.2pt" draw:z-index="3" draw:name="Chart 9" draw:style-name="gr1" draw:text-style-name="P1" svg:width="245.23pt" svg:height="173.96pt" svg:x="8.25pt" svg:y="13.49pt">
              <draw:object draw:notify-on-update-of-ranges="'Recommendations Graphics'.A51:'Recommendations Graphics'.A53 'Recommendations Graphics'.B50:'Recommendations Graphics'.B50 'Recommendations Graphics'.B51:'Recommendations Graphics'.B53" xlink:href="./Object 9" xlink:type="simple" xlink:show="embed" xlink:actuate="onLoad">
                <loext:p/>
              </draw:object>
              <draw:image xlink:href="./ObjectReplacements/Object 9" xlink:type="simple" xlink:show="embed" xlink:actuate="onLoad"/>
            </draw:frame>
          </table:table-cell>
          <table:table-cell table:number-columns-repeated="1019"/>
        </table:table-row>
        <table:table-row table:style-name="ro1">
          <table:table-cell table:style-name="ce8"/>
          <table:table-cell table:number-columns-repeated="1023"/>
        </table:table-row>
        <table:table-row table:style-name="ro1">
          <table:table-cell table:style-name="ce8"/>
          <table:table-cell table:style-name="ce20"/>
          <table:table-cell table:number-columns-repeated="1022"/>
        </table:table-row>
        <table:table-row table:style-name="ro1">
          <table:table-cell table:style-name="ce8"/>
          <table:table-cell/>
          <table:table-cell table:style-name="ce23"/>
          <table:table-cell table:number-columns-repeated="1021"/>
        </table:table-row>
        <table:table-row table:style-name="ro1">
          <table:table-cell table:style-name="ce8" office:value-type="string" calcext:value-type="string">
            <text:p>frequency of papers</text:p>
          </table:table-cell>
          <table:table-cell table:style-name="ce8" office:value-type="string" calcext:value-type="string">
            <text:p>amount of recommendations</text:p>
          </table:table-cell>
          <table:table-cell table:style-name="ce23"/>
          <table:table-cell table:number-columns-repeated="1021"/>
        </table:table-row>
        <table:table-row table:style-name="ro1">
          <table:table-cell table:style-name="ce2" office:value-type="float" office:value="1" calcext:value-type="float">
            <text:p>1</text:p>
          </table:table-cell>
          <table:table-cell table:style-name="ce10" table:formula="of:=COUNTIF(recommendationsAmountOfPapers;[.A51])" office:value-type="float" office:value="83" calcext:value-type="float">
            <text:p>83</text:p>
          </table:table-cell>
          <table:table-cell table:style-name="ce23"/>
          <table:table-cell table:number-columns-repeated="1021"/>
        </table:table-row>
        <table:table-row table:style-name="ro1">
          <table:table-cell table:style-name="ce2" office:value-type="float" office:value="2" calcext:value-type="float">
            <text:p>2</text:p>
          </table:table-cell>
          <table:table-cell table:style-name="ce10" table:formula="of:=COUNTIF(recommendationsAmountOfPapers;[.A52])" office:value-type="float" office:value="1" calcext:value-type="float">
            <text:p>1</text:p>
          </table:table-cell>
          <table:table-cell table:style-name="ce23"/>
          <table:table-cell table:number-columns-repeated="1021"/>
        </table:table-row>
        <table:table-row table:style-name="ro1">
          <table:table-cell table:style-name="ce2" office:value-type="float" office:value="3" calcext:value-type="float">
            <text:p>3</text:p>
          </table:table-cell>
          <table:table-cell table:style-name="ce10" table:formula="of:=COUNTIF(recommendationsAmountOfPapers;[.A53])" office:value-type="float" office:value="1" calcext:value-type="float">
            <text:p>1</text:p>
          </table:table-cell>
          <table:table-cell table:style-name="ce23"/>
          <table:table-cell table:number-columns-repeated="1021"/>
        </table:table-row>
        <table:table-row table:style-name="ro1">
          <table:table-cell table:style-name="ce17" office:value-type="string" calcext:value-type="string">
            <text:p>Amount</text:p>
          </table:table-cell>
          <table:table-cell table:style-name="ce10" table:formula="of:=SUM([.B51:.B53])" office:value-type="float" office:value="85" calcext:value-type="float">
            <text:p>85</text:p>
          </table:table-cell>
          <table:table-cell table:style-name="ce23"/>
          <table:table-cell table:number-columns-repeated="1021"/>
        </table:table-row>
        <table:table-row table:style-name="ro1">
          <table:table-cell table:style-name="ce2" office:value-type="string" calcext:value-type="string">
            <text:p>median</text:p>
          </table:table-cell>
          <table:table-cell table:style-name="ce10" table:formula="of:=MEDIAN([.B51:.B53])" office:value-type="float" office:value="1" calcext:value-type="float">
            <text:p>1</text:p>
          </table:table-cell>
          <table:table-cell table:style-name="ce23"/>
          <table:table-cell table:number-columns-repeated="1021"/>
        </table:table-row>
        <table:table-row table:style-name="ro1">
          <table:table-cell table:style-name="ce2" office:value-type="string" calcext:value-type="string">
            <text:p>average</text:p>
          </table:table-cell>
          <table:table-cell table:style-name="ce27" table:formula="of:=AVERAGE(recommendationsAmountOfPapers)" office:value-type="float" office:value="1.035294118" calcext:value-type="float">
            <text:p>1.04</text:p>
          </table:table-cell>
          <table:table-cell table:style-name="ce23"/>
          <table:table-cell table:number-columns-repeated="1021"/>
        </table:table-row>
        <table:table-row table:style-name="ro2" table:number-rows-repeated="1048519">
          <table:table-cell table:number-columns-repeated="1024"/>
        </table:table-row>
        <table:table-row table:style-name="ro2">
          <table:table-cell table:number-columns-repeated="1024"/>
        </table:table-row>
      </table:table>
      <table:table table:name="Challenge-Recommendation Links" table:style-name="ta8">
        <table:table-column table:style-name="co8"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8" table:default-cell-style-name="Default"/>
        <table:table-column table:style-name="co14" table:default-cell-style-name="Default"/>
        <table:table-column table:style-name="co49" table:default-cell-style-name="Default"/>
        <table:table-column table:style-name="co50" table:default-cell-style-name="Default"/>
        <table:table-column table:style-name="co10" table:number-columns-repeated="1015" table:default-cell-style-name="Default"/>
        <table:table-row table:style-name="ro1">
          <table:table-cell table:style-name="ce28" office:value-type="string" calcext:value-type="string" table:number-columns-spanned="4" table:number-rows-spanned="1">
            <text:p>Challenge</text:p>
          </table:table-cell>
          <table:covered-table-cell table:number-columns-repeated="3"/>
          <table:table-cell table:style-name="ce29"/>
          <table:table-cell table:style-name="ce28" office:value-type="string" calcext:value-type="string" table:number-columns-spanned="4" table:number-rows-spanned="1">
            <text:p>Recommendation</text:p>
          </table:table-cell>
          <table:covered-table-cell table:number-columns-repeated="3"/>
          <table:table-cell table:number-columns-repeated="1015"/>
        </table:table-row>
        <table:table-row table:style-name="ro1">
          <table:table-cell table:style-name="ce29" office:value-type="string" calcext:value-type="string">
            <text:p>Number</text:p>
          </table:table-cell>
          <table:table-cell table:style-name="ce18" office:value-type="string" calcext:value-type="string">
            <text:p>Papers</text:p>
          </table:table-cell>
          <table:table-cell table:style-name="ce29" office:value-type="string" calcext:value-type="string">
            <text:p>Theme</text:p>
          </table:table-cell>
          <table:table-cell table:style-name="ce29" office:value-type="string" calcext:value-type="string">
            <text:p>Challenge</text:p>
          </table:table-cell>
          <table:table-cell table:style-name="ce29"/>
          <table:table-cell table:style-name="ce29" office:value-type="string" calcext:value-type="string">
            <text:p>Number</text:p>
          </table:table-cell>
          <table:table-cell table:style-name="ce29" office:value-type="string" calcext:value-type="string">
            <text:p>Papers</text:p>
          </table:table-cell>
          <table:table-cell table:style-name="ce29" office:value-type="string" calcext:value-type="string">
            <text:p>Theme</text:p>
          </table:table-cell>
          <table:table-cell table:style-name="ce29" office:value-type="string" calcext:value-type="string">
            <text:p>Recommendation</text:p>
          </table:table-cell>
          <table:table-cell table:number-columns-repeated="1015"/>
        </table:table-row>
        <table:table-row table:style-name="ro1">
          <table:table-cell table:style-name="ce12" office:value-type="float" office:value="1" calcext:value-type="float">
            <text:p>1</text:p>
          </table:table-cell>
          <table:table-cell table:style-name="ce15" office:value-type="float" office:value="9" calcext:value-type="float">
            <text:p>9</text:p>
          </table:table-cell>
          <table:table-cell table:style-name="ce12" office:value-type="string" calcext:value-type="string">
            <text:p>assessment</text:p>
          </table:table-cell>
          <table:table-cell table:style-name="ce12" office:value-type="string" calcext:value-type="string">
            <text:p>Teaching DevOps mindset is difficult to assess.</text:p>
          </table:table-cell>
          <table:table-cell table:number-columns-repeated="1020"/>
        </table:table-row>
        <table:table-row table:style-name="ro1">
          <table:table-cell table:style-name="ce12" office:value-type="float" office:value="2" calcext:value-type="float">
            <text:p>2</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o evaluate students' work using realistic environment used by is difficult</text:p>
          </table:table-cell>
          <table:table-cell table:style-name="ce2"/>
          <table:table-cell table:style-name="ce2" office:value-type="float" office:value="5" calcext:value-type="float">
            <text:p>5</text:p>
          </table:table-cell>
          <table:table-cell table:style-name="ce2" office:value-type="float" office:value="15" calcext:value-type="float">
            <text:p>15</text:p>
          </table:table-cell>
          <table:table-cell table:style-name="ce2" office:value-type="string" calcext:value-type="string">
            <text:p>assessment</text:p>
          </table:table-cell>
          <table:table-cell table:style-name="ce12" office:value-type="string" calcext:value-type="string">
            <text:p>we need also to think to teach validation and verification techniques pushing more them at runtime to continuously assess the evolved system.</text:p>
          </table:table-cell>
          <table:table-cell table:number-columns-repeated="1015"/>
        </table:table-row>
        <table:table-row table:style-name="ro1">
          <table:table-cell table:style-name="ce2" office:value-type="float" office:value="3" calcext:value-type="float">
            <text:p>3</text:p>
          </table:table-cell>
          <table:table-cell table:style-name="ce15" office:value-type="float" office:value="7" calcext:value-type="float">
            <text:p>7</text:p>
          </table:table-cell>
          <table:table-cell table:style-name="ce2" office:value-type="string" calcext:value-type="string">
            <text:p>assessment</text:p>
          </table:table-cell>
          <table:table-cell table:style-name="ce12" office:value-type="string" calcext:value-type="string">
            <text:p>DevOps increases evaluation workload for teachers</text:p>
          </table:table-cell>
          <table:table-cell table:style-name="ce2"/>
          <table:table-cell table:style-name="ce2" office:value-type="float" office:value="4" calcext:value-type="float">
            <text:p>4</text:p>
          </table:table-cell>
          <table:table-cell table:style-name="ce2" office:value-type="float" office:value="13" calcext:value-type="float">
            <text:p>13</text:p>
          </table:table-cell>
          <table:table-cell table:style-name="ce2" office:value-type="string" calcext:value-type="string">
            <text:p>assessment</text:p>
          </table:table-cell>
          <table:table-cell table:style-name="ce30" office:value-type="string" calcext:value-type="string">
            <text:p>We are working on automated prechecking of students’ submissions</text:p>
          </table:table-cell>
          <table:table-cell table:number-columns-repeated="1015"/>
        </table:table-row>
        <table:table-row table:style-name="ro1">
          <table:table-cell table:style-name="ce2" office:value-type="float" office:value="3" calcext:value-type="float">
            <text:p>3</text:p>
          </table:table-cell>
          <table:table-cell table:style-name="ce15"/>
          <table:table-cell table:style-name="ce2"/>
          <table:table-cell table:style-name="ce12"/>
          <table:table-cell table:style-name="ce2"/>
          <table:table-cell table:number-columns-repeated="2" table:style-name="ce2" office:value-type="float" office:value="2" calcext:value-type="float">
            <text:p>2</text:p>
          </table:table-cell>
          <table:table-cell table:style-name="ce2" office:value-type="string" calcext:value-type="string">
            <text:p>assessment</text:p>
          </table:table-cell>
          <table:table-cell table:style-name="ce12" office:value-type="string" calcext:value-type="string">
            <text:p>The metrics are useful tools for process monitoring and assessment for beginners in a controlled course project context.</text:p>
          </table:table-cell>
          <table:table-cell table:number-columns-repeated="1015"/>
        </table:table-row>
        <table:table-row table:style-name="ro1">
          <table:table-cell table:style-name="ce12" office:value-type="float" office:value="4" calcext:value-type="float">
            <text:p>4</text:p>
          </table:table-cell>
          <table:table-cell table:style-name="ce15" office:value-type="float" office:value="4" calcext:value-type="float">
            <text:p>4</text:p>
          </table:table-cell>
          <table:table-cell table:style-name="ce12" office:value-type="string" calcext:value-type="string">
            <text:p>assessment</text:p>
          </table:table-cell>
          <table:table-cell table:style-name="ce12" office:value-type="string" calcext:value-type="string">
            <text:p>students quit the course because of evaluation</text:p>
          </table:table-cell>
          <table:table-cell table:style-name="ce2"/>
          <table:table-cell table:style-name="ce2" office:value-type="float" office:value="1" calcext:value-type="float">
            <text:p>1</text:p>
          </table:table-cell>
          <table:table-cell table:style-name="ce2" office:value-type="float" office:value="15" calcext:value-type="float">
            <text:p>15</text:p>
          </table:table-cell>
          <table:table-cell table:style-name="ce2" office:value-type="string" calcext:value-type="string">
            <text:p>assessment</text:p>
          </table:table-cell>
          <table:table-cell table:style-name="ce12" office:value-type="string" calcext:value-type="string">
            <text:p>emphasising more the learning aspect and give less importance to the final exam, maybe increasing the relevance of practical assignments.</text:p>
          </table:table-cell>
          <table:table-cell table:number-columns-repeated="1015"/>
        </table:table-row>
        <table:table-row table:style-name="ro1">
          <table:table-cell table:style-name="ce12" office:value-type="float" office:value="5" calcext:value-type="float">
            <text:p>5</text:p>
          </table:table-cell>
          <table:table-cell table:style-name="ce15" office:value-type="float" office:value="9" calcext:value-type="float">
            <text:p>9</text:p>
          </table:table-cell>
          <table:table-cell table:style-name="ce12" office:value-type="string" calcext:value-type="string">
            <text:p>assessment</text:p>
          </table:table-cell>
          <table:table-cell table:style-name="ce12" office:value-type="string" calcext:value-type="string">
            <text:p>assessement of previous students knowledge on agile was not good.</text:p>
          </table:table-cell>
          <table:table-cell table:style-name="ce2"/>
          <table:table-cell table:number-columns-repeated="1019"/>
        </table:table-row>
        <table:table-row table:style-name="ro1">
          <table:table-cell table:style-name="ce12" office:value-type="float" office:value="6" calcext:value-type="float">
            <text:p>6</text:p>
          </table:table-cell>
          <table:table-cell table:style-name="ce15" office:value-type="float" office:value="3" calcext:value-type="float">
            <text:p>3</text:p>
          </table:table-cell>
          <table:table-cell table:style-name="ce12" office:value-type="string" calcext:value-type="string">
            <text:p>assessment</text:p>
          </table:table-cell>
          <table:table-cell table:style-name="ce12" office:value-type="string" calcext:value-type="string">
            <text:p>Automated assessment of programming exercises is hard.</text:p>
          </table:table-cell>
          <table:table-cell table:style-name="ce2"/>
          <table:table-cell table:number-columns-repeated="2" table:style-name="ce2" office:value-type="float" office:value="2" calcext:value-type="float">
            <text:p>2</text:p>
          </table:table-cell>
          <table:table-cell table:style-name="ce2" office:value-type="string" calcext:value-type="string">
            <text:p>assessment</text:p>
          </table:table-cell>
          <table:table-cell table:style-name="ce12" office:value-type="string" calcext:value-type="string">
            <text:p>The metrics are useful tools for process monitoring and assessment for beginners in a controlled course project context.</text:p>
          </table:table-cell>
          <table:table-cell table:number-columns-repeated="1015"/>
        </table:table-row>
        <table:table-row table:style-name="ro1">
          <table:table-cell table:style-name="ce12" office:value-type="float" office:value="6" calcext:value-type="float">
            <text:p>6</text:p>
          </table:table-cell>
          <table:table-cell table:style-name="ce15"/>
          <table:table-cell table:style-name="ce12" table:number-columns-repeated="2"/>
          <table:table-cell table:style-name="ce2"/>
          <table:table-cell table:style-name="ce2" office:value-type="float" office:value="4" calcext:value-type="float">
            <text:p>4</text:p>
          </table:table-cell>
          <table:table-cell table:style-name="ce2" office:value-type="float" office:value="13" calcext:value-type="float">
            <text:p>13</text:p>
          </table:table-cell>
          <table:table-cell table:style-name="ce2" office:value-type="string" calcext:value-type="string">
            <text:p>assessment</text:p>
          </table:table-cell>
          <table:table-cell table:style-name="ce30" office:value-type="string" calcext:value-type="string">
            <text:p>We are working on automated prechecking of students’ submissions</text:p>
          </table:table-cell>
          <table:table-cell table:number-columns-repeated="1015"/>
        </table:table-row>
        <table:table-row table:style-name="ro1">
          <table:table-cell table:style-name="ce12" office:value-type="float" office:value="6" calcext:value-type="float">
            <text:p>6</text:p>
          </table:table-cell>
          <table:table-cell table:style-name="ce15"/>
          <table:table-cell table:style-name="ce12" table:number-columns-repeated="2"/>
          <table:table-cell table:style-name="ce2"/>
          <table:table-cell table:style-name="ce2" office:value-type="float" office:value="5" calcext:value-type="float">
            <text:p>5</text:p>
          </table:table-cell>
          <table:table-cell table:style-name="ce2" office:value-type="float" office:value="15" calcext:value-type="float">
            <text:p>15</text:p>
          </table:table-cell>
          <table:table-cell table:style-name="ce2" office:value-type="string" calcext:value-type="string">
            <text:p>assessment</text:p>
          </table:table-cell>
          <table:table-cell table:style-name="ce12" office:value-type="string" calcext:value-type="string">
            <text:p>we need also to think to teach validation and verification techniques pushing more them at runtime to continuously assess the evolved system.</text:p>
          </table:table-cell>
          <table:table-cell table:number-columns-repeated="1015"/>
        </table:table-row>
        <table:table-row table:style-name="ro1">
          <table:table-cell table:style-name="ce12" office:value-type="float" office:value="6" calcext:value-type="float">
            <text:p>6</text:p>
          </table:table-cell>
          <table:table-cell table:style-name="ce15"/>
          <table:table-cell table:style-name="ce12" table:number-columns-repeated="2"/>
          <table:table-cell table:style-name="ce2"/>
          <table:table-cell table:number-columns-repeated="2" table:style-name="ce2" office:value-type="float" office:value="3" calcext:value-type="float">
            <text:p>3</text:p>
          </table:table-cell>
          <table:table-cell table:style-name="ce2" office:value-type="string" calcext:value-type="string">
            <text:p>assessment</text:p>
          </table:table-cell>
          <table:table-cell table:style-name="ce12"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number-columns-repeated="1015"/>
        </table:table-row>
        <table:table-row table:style-name="ro1">
          <table:table-cell table:style-name="ce12" office:value-type="float" office:value="7" calcext:value-type="float">
            <text:p>7</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he automated assessment elaboration take time</text:p>
          </table:table-cell>
          <table:table-cell table:style-name="ce2"/>
          <table:table-cell table:number-columns-repeated="2"/>
          <table:table-cell table:style-name="ce2"/>
          <table:table-cell table:style-name="ce12"/>
          <table:table-cell table:number-columns-repeated="1015"/>
        </table:table-row>
        <table:table-row table:style-name="ro1">
          <table:table-cell table:style-name="ce12" office:value-type="float" office:value="8" calcext:value-type="float">
            <text:p>8</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assessment of complex exercises were done with code review instead of system execution.</text:p>
          </table:table-cell>
          <table:table-cell table:style-name="ce12" table:number-columns-repeated="5"/>
          <table:table-cell table:number-columns-repeated="1015"/>
        </table:table-row>
        <table:table-row table:style-name="ro1">
          <table:table-cell table:style-name="ce12" office:value-type="float" office:value="9" calcext:value-type="float">
            <text:p>9</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he ‘no deadline’ meant that the in-coming queue late in the course contained submissions from all iterations</text:p>
          </table:table-cell>
          <table:table-cell/>
          <table:table-cell table:style-name="ce12" table:number-columns-repeated="4"/>
          <table:table-cell table:number-columns-repeated="1015"/>
        </table:table-row>
        <table:table-row table:style-name="ro1">
          <table:table-cell table:style-name="ce12" office:value-type="float" office:value="10" calcext:value-type="float">
            <text:p>10</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he ‘unlimited submission’ strategy had the unfortunate consequence of sloppy submissions</text:p>
          </table:table-cell>
          <table:table-cell table:number-columns-repeated="1020"/>
        </table:table-row>
        <table:table-row table:style-name="ro1">
          <table:table-cell table:style-name="ce2" office:value-type="float" office:value="11" calcext:value-type="float">
            <text:p>11</text:p>
          </table:table-cell>
          <table:table-cell table:style-name="ce15" office:value-type="float" office:value="13" calcext:value-type="float">
            <text:p>13</text:p>
          </table:table-cell>
          <table:table-cell table:style-name="ce2" office:value-type="string" calcext:value-type="string">
            <text:p>assessment</text:p>
          </table:table-cell>
          <table:table-cell table:style-name="ce12" office:value-type="string" calcext:value-type="string">
            <text:p>Wasted much time with trivial errors unrelated to the actual exercise solution.</text:p>
          </table:table-cell>
          <table:table-cell table:style-name="ce2"/>
          <table:table-cell table:style-name="ce2" office:value-type="float" office:value="4" calcext:value-type="float">
            <text:p>4</text:p>
          </table:table-cell>
          <table:table-cell table:style-name="ce2" office:value-type="float" office:value="13" calcext:value-type="float">
            <text:p>13</text:p>
          </table:table-cell>
          <table:table-cell table:style-name="ce2" office:value-type="string" calcext:value-type="string">
            <text:p>assessment</text:p>
          </table:table-cell>
          <table:table-cell table:style-name="ce30" office:value-type="string" calcext:value-type="string">
            <text:p>We are working on automated prechecking of students’ submissions</text:p>
          </table:table-cell>
          <table:table-cell table:number-columns-repeated="1015"/>
        </table:table-row>
        <table:table-row table:style-name="ro1">
          <table:table-cell table:style-name="ce12" office:value-type="float" office:value="12" calcext:value-type="float">
            <text:p>12</text:p>
          </table:table-cell>
          <table:table-cell table:style-name="ce15" office:value-type="string" calcext:value-type="string">
            <text:p>10,13</text:p>
          </table:table-cell>
          <table:table-cell table:style-name="ce12" office:value-type="string" calcext:value-type="string">
            <text:p>classes preparation</text:p>
          </table:table-cell>
          <table:table-cell table:style-name="ce12" office:value-type="string" calcext:value-type="string">
            <text:p>limited research in teaching DevOps</text:p>
          </table:table-cell>
          <table:table-cell table:style-name="ce12"/>
          <table:table-cell table:style-name="ce15" office:value-type="float" office:value="9" calcext:value-type="float">
            <text:p>9</text:p>
          </table:table-cell>
          <table:table-cell table:style-name="ce15" office:value-type="float" office:value="2" calcext:value-type="float">
            <text:p>2</text:p>
          </table:table-cell>
          <table:table-cell table:style-name="ce12" office:value-type="string" calcext:value-type="string">
            <text:p>classes preparation</text:p>
          </table:table-cell>
          <table:table-cell table:style-name="ce12" office:value-type="string" calcext:value-type="string">
            <text:p>in-depth progress tracking and data analysis is useful to reveal interesting problems.</text:p>
          </table:table-cell>
          <table:table-cell table:number-columns-repeated="1015"/>
        </table:table-row>
        <table:table-row table:style-name="ro1">
          <table:table-cell table:style-name="ce12" office:value-type="float" office:value="13" calcext:value-type="float">
            <text:p>13</text:p>
          </table:table-cell>
          <table:table-cell table:style-name="ce15" office:value-type="float" office:value="1" calcext:value-type="float">
            <text:p>1</text:p>
          </table:table-cell>
          <table:table-cell table:style-name="ce12" office:value-type="string" calcext:value-type="string">
            <text:p>classes preparation</text:p>
          </table:table-cell>
          <table:table-cell table:style-name="ce12" office:value-type="string" calcext:value-type="string">
            <text:p>There is little research into effective teaching pratices for incorporating DevOps into traditional software engineer courses</text:p>
          </table:table-cell>
          <table:table-cell table:style-name="ce12"/>
          <table:table-cell table:style-name="ce15" office:value-type="float" office:value="9" calcext:value-type="float">
            <text:p>9</text:p>
          </table:table-cell>
          <table:table-cell table:style-name="ce15" office:value-type="float" office:value="2" calcext:value-type="float">
            <text:p>2</text:p>
          </table:table-cell>
          <table:table-cell table:style-name="ce12" office:value-type="string" calcext:value-type="string">
            <text:p>classes preparation</text:p>
          </table:table-cell>
          <table:table-cell table:style-name="ce12" office:value-type="string" calcext:value-type="string">
            <text:p>in-depth progress tracking and data analysis is useful to reveal interesting problems.</text:p>
          </table:table-cell>
          <table:table-cell table:number-columns-repeated="1015"/>
        </table:table-row>
        <table:table-row table:style-name="ro1">
          <table:table-cell table:style-name="ce12" office:value-type="float" office:value="14" calcext:value-type="float">
            <text:p>14</text:p>
          </table:table-cell>
          <table:table-cell table:style-name="ce15" office:value-type="float" office:value="6" calcext:value-type="float">
            <text:p>6</text:p>
          </table:table-cell>
          <table:table-cell table:style-name="ce12" office:value-type="string" calcext:value-type="string">
            <text:p>classes preparation</text:p>
          </table:table-cell>
          <table:table-cell table:style-name="ce12" office:value-type="string" calcext:value-type="string">
            <text:p>lack of a proper and sound theory of DevOps</text:p>
          </table:table-cell>
          <table:table-cell table:style-name="ce2"/>
          <table:table-cell table:number-columns-repeated="1019"/>
        </table:table-row>
        <table:table-row table:style-name="ro1">
          <table:table-cell table:style-name="ce12" office:value-type="float" office:value="15" calcext:value-type="float">
            <text:p>15</text:p>
          </table:table-cell>
          <table:table-cell table:style-name="ce15" office:value-type="float" office:value="5" calcext:value-type="float">
            <text:p>5</text:p>
          </table:table-cell>
          <table:table-cell table:style-name="ce12" office:value-type="string" calcext:value-type="string">
            <text:p>classes preparation</text:p>
          </table:table-cell>
          <table:table-cell table:style-name="ce12" office:value-type="string" calcext:value-type="string">
            <text:p>DevOps has not yet standardized with the Software Engineering Body of Knowledge</text:p>
          </table:table-cell>
          <table:table-cell table:style-name="ce2"/>
          <table:table-cell table:number-columns-repeated="1019"/>
        </table:table-row>
        <table:table-row table:style-name="ro1">
          <table:table-cell table:style-name="ce12" office:value-type="float" office:value="16" calcext:value-type="float">
            <text:p>16</text:p>
          </table:table-cell>
          <table:table-cell table:style-name="ce15" office:value-type="float" office:value="9" calcext:value-type="float">
            <text:p>9</text:p>
          </table:table-cell>
          <table:table-cell table:style-name="ce12" office:value-type="string" calcext:value-type="string">
            <text:p>classes preparation</text:p>
          </table:table-cell>
          <table:table-cell table:style-name="ce12" office:value-type="string" calcext:value-type="string">
            <text:p>educators need to be conscious about when planning and conducting their teaching.</text:p>
          </table:table-cell>
          <table:table-cell table:style-name="ce2"/>
          <table:table-cell table:style-name="ce2" office:value-type="float" office:value="12" calcext:value-type="float">
            <text:p>12</text:p>
          </table:table-cell>
          <table:table-cell table:style-name="ce2" office:value-type="float" office:value="4" calcext:value-type="float">
            <text:p>4</text:p>
          </table:table-cell>
          <table:table-cell table:style-name="ce12" office:value-type="string" calcext:value-type="string">
            <text:p>classes preparation</text:p>
          </table:table-cell>
          <table:table-cell table:style-name="ce12"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number-columns-repeated="1015"/>
        </table:table-row>
        <table:table-row table:style-name="ro1">
          <table:table-cell table:style-name="ce12" office:value-type="float" office:value="17" calcext:value-type="float">
            <text:p>17</text:p>
          </table:table-cell>
          <table:table-cell table:style-name="ce15" office:value-type="float" office:value="4" calcext:value-type="float">
            <text:p>4</text:p>
          </table:table-cell>
          <table:table-cell table:style-name="ce12" office:value-type="string" calcext:value-type="string">
            <text:p>classes preparation</text:p>
          </table:table-cell>
          <table:table-cell table:style-name="ce12" office:value-type="string" calcext:value-type="string">
            <text:p><text:span text:style-name="T1">the teaching staff had to invest a non-negligible time in the preparation of the course</text:span>.</text:p>
          </table:table-cell>
          <table:table-cell table:style-name="ce12"/>
          <table:table-cell table:style-name="ce15" office:value-type="float" office:value="10" calcext:value-type="float">
            <text:p>10</text:p>
          </table:table-cell>
          <table:table-cell table:style-name="ce15" office:value-type="float" office:value="4" calcext:value-type="float">
            <text:p>4</text:p>
          </table:table-cell>
          <table:table-cell table:style-name="ce12" office:value-type="string" calcext:value-type="string">
            <text:p>classes preparation</text:p>
          </table:table-cell>
          <table:table-cell table:style-name="ce12" office:value-type="string" calcext:value-type="string">
            <text:p>the design of the course presented in the paper could be taken as reference</text:p>
          </table:table-cell>
          <table:table-cell table:number-columns-repeated="1015"/>
        </table:table-row>
        <table:table-row table:style-name="ro1">
          <table:table-cell table:style-name="ce12" office:value-type="float" office:value="18" calcext:value-type="float">
            <text:p>18</text:p>
          </table:table-cell>
          <table:table-cell table:style-name="ce15"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the questionnaire may have been ambiguous in some parts, and possibly too generic.</text:p>
          </table:table-cell>
          <table:table-cell table:style-name="ce12"/>
          <table:table-cell table:style-name="ce2" office:value-type="float" office:value="8" calcext:value-type="float">
            <text:p>8</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Talking directly to the relevant people, possibly technical and on-site.</text:p>
          </table:table-cell>
          <table:table-cell table:number-columns-repeated="1015"/>
        </table:table-row>
        <table:table-row table:style-name="ro1">
          <table:table-cell table:style-name="ce12" office:value-type="float" office:value="19" calcext:value-type="float">
            <text:p>19</text:p>
          </table:table-cell>
          <table:table-cell table:style-name="ce15"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spend considerable amount of time collecting information on-site about the teams and technologies they used</text:p>
          </table:table-cell>
          <table:table-cell table:style-name="ce12"/>
          <table:table-cell table:style-name="ce2" office:value-type="float" office:value="7" calcext:value-type="float">
            <text:p>7</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30" office:value-type="string" calcext:value-type="string">
            <text:p>It is important to get in advance as much information as possible about the audience</text:p>
          </table:table-cell>
          <table:table-cell table:number-columns-repeated="1015"/>
        </table:table-row>
        <table:table-row table:style-name="ro1">
          <table:table-cell table:style-name="ce12" office:value-type="float" office:value="19" calcext:value-type="float">
            <text:p>19</text:p>
          </table:table-cell>
          <table:table-cell table:style-name="ce15"/>
          <table:table-cell table:style-name="ce12" table:number-columns-repeated="3"/>
          <table:table-cell table:style-name="ce15" office:value-type="float" office:value="6" calcext:value-type="float">
            <text:p>6</text:p>
          </table:table-cell>
          <table:table-cell table:style-name="ce15" office:value-type="string" calcext:value-type="string">
            <text:p>15,16</text:p>
          </table:table-cell>
          <table:table-cell table:style-name="ce12" office:value-type="string" calcext:value-type="string">
            <text:p>classes preparation</text:p>
          </table:table-cell>
          <table:table-cell table:style-name="ce30" office:value-type="string" calcext:value-type="string">
            <text:p>We decided to develop of a questionnaire that would uncover some insights about the team.</text:p>
          </table:table-cell>
          <table:table-cell table:number-columns-repeated="1015"/>
        </table:table-row>
        <table:table-row table:style-name="ro1">
          <table:table-cell table:style-name="ce12" office:value-type="float" office:value="20" calcext:value-type="float">
            <text:p>20</text:p>
          </table:table-cell>
          <table:table-cell table:style-name="ce15"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unable to collect information because of corporate privacy</text:p>
          </table:table-cell>
          <table:table-cell table:style-name="ce12"/>
          <table:table-cell table:style-name="ce2" office:value-type="float" office:value="7" calcext:value-type="float">
            <text:p>7</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It is important to get in advance as much information as possible about the audience.</text:p>
          </table:table-cell>
          <table:table-cell table:number-columns-repeated="1015"/>
        </table:table-row>
        <table:table-row table:style-name="ro1">
          <table:table-cell table:style-name="ce12" office:value-type="float" office:value="20" calcext:value-type="float">
            <text:p>20</text:p>
          </table:table-cell>
          <table:table-cell table:style-name="ce15"/>
          <table:table-cell table:style-name="ce12" table:number-columns-repeated="3"/>
          <table:table-cell table:style-name="ce2" office:value-type="float" office:value="8" calcext:value-type="float">
            <text:p>8</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Talking directly to the relevant people, possibly technical and on-site.</text:p>
          </table:table-cell>
          <table:table-cell table:number-columns-repeated="1015"/>
        </table:table-row>
        <table:table-row table:style-name="ro1">
          <table:table-cell table:style-name="ce12" office:value-type="float" office:value="21" calcext:value-type="float">
            <text:p>21</text:p>
          </table:table-cell>
          <table:table-cell table:style-name="ce15" office:value-type="float" office:value="15" calcext:value-type="float">
            <text:p>15</text:p>
          </table:table-cell>
          <table:table-cell table:style-name="ce12" office:value-type="string" calcext:value-type="string">
            <text:p>classes preparation</text:p>
          </table:table-cell>
          <table:table-cell table:style-name="ce12" office:value-type="string" calcext:value-type="string">
            <text:p>Bilateral previous communication with teams is not always possible or facilitated.</text:p>
          </table:table-cell>
          <table:table-cell table:style-name="ce12"/>
          <table:table-cell table:style-name="ce2" office:value-type="float" office:value="7" calcext:value-type="float">
            <text:p>7</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30" office:value-type="string" calcext:value-type="string">
            <text:p>It is important to get in advance as much information as possible about the audience</text:p>
          </table:table-cell>
          <table:table-cell table:number-columns-repeated="1015"/>
        </table:table-row>
        <table:table-row table:style-name="ro1">
          <table:table-cell table:style-name="ce12" office:value-type="float" office:value="22" calcext:value-type="float">
            <text:p>22</text:p>
          </table:table-cell>
          <table:table-cell table:style-name="ce15" office:value-type="float" office:value="15" calcext:value-type="float">
            <text:p>15</text:p>
          </table:table-cell>
          <table:table-cell table:style-name="ce12" office:value-type="string" calcext:value-type="string">
            <text:p>curriculum</text:p>
          </table:table-cell>
          <table:table-cell table:style-name="ce12" office:value-type="string" calcext:value-type="string">
            <text:p>DevOps still received minor attention in higher education.</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2" calcext:value-type="float">
            <text:p>22</text:p>
          </table:table-cell>
          <table:table-cell table:style-name="ce15"/>
          <table:table-cell table:style-name="ce12" table:number-columns-repeated="2"/>
          <table:table-cell table:style-name="ce2"/>
          <table:table-cell table:style-name="ce2" office:value-type="float" office:value="16" calcext:value-type="float">
            <text:p>16</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22" calcext:value-type="float">
            <text:p>22</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2" calcext:value-type="float">
            <text:p>22</text:p>
          </table:table-cell>
          <table:table-cell table:style-name="ce15"/>
          <table:table-cell table:style-name="ce12" table:number-columns-repeated="2"/>
          <table:table-cell table:style-name="ce2"/>
          <table:table-cell table:style-name="ce15" office:value-type="float" office:value="18" calcext:value-type="float">
            <text:p>18</text:p>
          </table:table-cell>
          <table:table-cell table:style-name="ce15" office:value-type="float" office:value="14" calcext:value-type="float">
            <text:p>14</text:p>
          </table:table-cell>
          <table:table-cell table:style-name="ce2" office:value-type="string" calcext:value-type="string">
            <text:p>curriculum</text:p>
          </table:table-cell>
          <table:table-cell table:style-name="ce12" office:value-type="string" calcext:value-type="string">
            <text:p>Use DevOps course as a prerequisite for some specialization course to deliver to students specialized skills.</text:p>
          </table:table-cell>
          <table:table-cell table:number-columns-repeated="1015"/>
        </table:table-row>
        <table:table-row table:style-name="ro1">
          <table:table-cell table:style-name="ce12" office:value-type="float" office:value="23" calcext:value-type="float">
            <text:p>23</text:p>
          </table:table-cell>
          <table:table-cell table:style-name="ce15" office:value-type="float" office:value="15" calcext:value-type="float">
            <text:p>15</text:p>
          </table:table-cell>
          <table:table-cell table:style-name="ce12" office:value-type="string" calcext:value-type="string">
            <text:p>curriculum</text:p>
          </table:table-cell>
          <table:table-cell table:style-name="ce12" office:value-type="string" calcext:value-type="string">
            <text:p>curricula is still outdated.</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3" calcext:value-type="float">
            <text:p>23</text:p>
          </table:table-cell>
          <table:table-cell table:style-name="ce15"/>
          <table:table-cell table:style-name="ce12" table:number-columns-repeated="2"/>
          <table:table-cell table:style-name="ce2"/>
          <table:table-cell table:style-name="ce12" office:value-type="float" office:value="16" calcext:value-type="float">
            <text:p>16</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23" calcext:value-type="float">
            <text:p>23</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3" calcext:value-type="float">
            <text:p>23</text:p>
          </table:table-cell>
          <table:table-cell table:style-name="ce15"/>
          <table:table-cell table:style-name="ce12" table:number-columns-repeated="2"/>
          <table:table-cell table:style-name="ce2"/>
          <table:table-cell table:style-name="ce15" office:value-type="float" office:value="10" calcext:value-type="float">
            <text:p>10</text:p>
          </table:table-cell>
          <table:table-cell table:style-name="ce15" office:value-type="float" office:value="4" calcext:value-type="float">
            <text:p>4</text:p>
          </table:table-cell>
          <table:table-cell table:style-name="ce2" office:value-type="string" calcext:value-type="string">
            <text:p>curriculum</text:p>
          </table:table-cell>
          <table:table-cell table:style-name="ce12" office:value-type="string" calcext:value-type="string">
            <text:p>the design of the course presented in the paper could be taken as reference</text:p>
          </table:table-cell>
          <table:table-cell table:number-columns-repeated="1015"/>
        </table:table-row>
        <table:table-row table:style-name="ro1">
          <table:table-cell table:style-name="ce12" office:value-type="float" office:value="24" calcext:value-type="float">
            <text:p>24</text:p>
          </table:table-cell>
          <table:table-cell table:style-name="ce15" office:value-type="string" calcext:value-type="string">
            <text:p>7,13,15</text:p>
          </table:table-cell>
          <table:table-cell table:style-name="ce12" office:value-type="string" calcext:value-type="string">
            <text:p>curriculum</text:p>
          </table:table-cell>
          <table:table-cell table:style-name="ce12" office:value-type="string" calcext:value-type="string">
            <text:p>courses teach “Dev” rather than “Ops”</text:p>
          </table:table-cell>
          <table:table-cell table:style-name="ce2"/>
          <table:table-cell table:style-name="ce2" office:value-type="float" office:value="20" calcext:value-type="float">
            <text:p>20</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Development than Operations presented the two sides as interrelated strengthen the knowledge and increase efficacy.</text:p>
          </table:table-cell>
          <table:table-cell table:number-columns-repeated="1015"/>
        </table:table-row>
        <table:table-row table:style-name="ro1">
          <table:table-cell table:style-name="ce12" office:value-type="float" office:value="24" calcext:value-type="float">
            <text:p>24</text:p>
          </table:table-cell>
          <table:table-cell table:style-name="ce15"/>
          <table:table-cell table:style-name="ce12" table:number-columns-repeated="2"/>
          <table:table-cell table:style-name="ce2"/>
          <table:table-cell table:style-name="ce2" office:value-type="float" office:value="19" calcext:value-type="float">
            <text:p>19</text:p>
          </table:table-cell>
          <table:table-cell table:style-name="ce2" office:value-type="float" office:value="13" calcext:value-type="float">
            <text:p>13</text:p>
          </table:table-cell>
          <table:table-cell table:style-name="ce2" office:value-type="string" calcext:value-type="string">
            <text:p>curriculum</text:p>
          </table:table-cell>
          <table:table-cell table:style-name="ce12" office:value-type="string" calcext:value-type="string">
            <text:p>we outlining a course focusing on hybrid skills.</text:p>
          </table:table-cell>
          <table:table-cell table:number-columns-repeated="1015"/>
        </table:table-row>
        <table:table-row table:style-name="ro1">
          <table:table-cell table:style-name="ce12" office:value-type="float" office:value="24" calcext:value-type="float">
            <text:p>24</text:p>
          </table:table-cell>
          <table:table-cell table:style-name="ce15"/>
          <table:table-cell table:style-name="ce12" table:number-columns-repeated="2"/>
          <table:table-cell table:style-name="ce2"/>
          <table:table-cell table:style-name="ce2" office:value-type="float" office:value="14" calcext:value-type="float">
            <text:p>14</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number-columns-repeated="1015"/>
        </table:table-row>
        <table:table-row table:style-name="ro1">
          <table:table-cell table:style-name="ce12" office:value-type="float" office:value="24" calcext:value-type="float">
            <text:p>24</text:p>
          </table:table-cell>
          <table:table-cell table:style-name="ce15"/>
          <table:table-cell table:style-name="ce12" table:number-columns-repeated="2"/>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25" calcext:value-type="float">
            <text:p>25</text:p>
          </table:table-cell>
          <table:table-cell table:style-name="ce15" office:value-type="float" office:value="15" calcext:value-type="float">
            <text:p>15</text:p>
          </table:table-cell>
          <table:table-cell table:style-name="ce12" office:value-type="string" calcext:value-type="string">
            <text:p>curriculum</text:p>
          </table:table-cell>
          <table:table-cell table:style-name="ce12" office:value-type="string" calcext:value-type="string">
            <text:p>Devops mindset should be considered to fine tune curricula.</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6" calcext:value-type="float">
            <text:p>26</text:p>
          </table:table-cell>
          <table:table-cell table:style-name="ce15" office:value-type="string" calcext:value-type="string">
            <text:p>9,<text:span text:style-name="T1">13</text:span></text:p>
          </table:table-cell>
          <table:table-cell table:style-name="ce12" office:value-type="string" calcext:value-type="string">
            <text:p>curriculum</text:p>
          </table:table-cell>
          <table:table-cell table:style-name="ce12" office:value-type="string" calcext:value-type="string">
            <text:p>Teaching DevOps is multidisciplinary and therefore crosscutting the traditional course boundaries.</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6" calcext:value-type="float">
            <text:p>26</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7" calcext:value-type="float">
            <text:p>27</text:p>
          </table:table-cell>
          <table:table-cell table:style-name="ce15" office:value-type="string" calcext:value-type="string">
            <text:p>4,5</text:p>
          </table:table-cell>
          <table:table-cell table:style-name="ce12" office:value-type="string" calcext:value-type="string">
            <text:p>curriculum</text:p>
          </table:table-cell>
          <table:table-cell table:style-name="ce12" office:value-type="string" calcext:value-type="string">
            <text:p>students prerequisite was insufficient</text:p>
          </table:table-cell>
          <table:table-cell table:style-name="ce2"/>
          <table:table-cell table:style-name="ce2" office:value-type="float" office:value="24" calcext:value-type="float">
            <text:p>24</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we need to introduce courses on learning and adaptation theories, algorithms and tools before DevOps course.</text:p>
          </table:table-cell>
          <table:table-cell table:number-columns-repeated="1015"/>
        </table:table-row>
        <table:table-row table:style-name="ro1">
          <table:table-cell table:style-name="ce12" office:value-type="float" office:value="27" calcext:value-type="float">
            <text:p>27</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8" calcext:value-type="float">
            <text:p>28</text:p>
          </table:table-cell>
          <table:table-cell table:style-name="ce15" office:value-type="float" office:value="4" calcext:value-type="float">
            <text:p>4</text:p>
          </table:table-cell>
          <table:table-cell table:style-name="ce12" office:value-type="string" calcext:value-type="string">
            <text:p>curriculum</text:p>
          </table:table-cell>
          <table:table-cell table:style-name="ce12" office:value-type="string" calcext:value-type="string">
            <text:p>high effort vs. course ECTS</text:p>
          </table:table-cell>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29" calcext:value-type="float">
            <text:p>29</text:p>
          </table:table-cell>
          <table:table-cell table:style-name="ce15" office:value-type="float" office:value="4" calcext:value-type="float">
            <text:p>4</text:p>
          </table:table-cell>
          <table:table-cell table:style-name="ce12" office:value-type="string" calcext:value-type="string">
            <text:p>curriculum</text:p>
          </table:table-cell>
          <table:table-cell table:style-name="ce12" office:value-type="string" calcext:value-type="string">
            <text:p>students quit the course because of workload</text:p>
          </table:table-cell>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30" calcext:value-type="float">
            <text:p>30</text:p>
          </table:table-cell>
          <table:table-cell table:style-name="ce15" office:value-type="string" calcext:value-type="string">
            <text:p>1,15</text:p>
          </table:table-cell>
          <table:table-cell table:style-name="ce12" office:value-type="string" calcext:value-type="string">
            <text:p>curriculum</text:p>
          </table:table-cell>
          <table:table-cell table:style-name="ce12" office:value-type="string" calcext:value-type="string">
            <text:p>The little time available to teaching complexities of CD and CI.</text:p>
          </table:table-cell>
          <table:table-cell table:style-name="ce2"/>
          <table:table-cell table:style-name="ce2" office:value-type="float" office:value="25" calcext:value-type="float">
            <text:p>25</text:p>
          </table:table-cell>
          <table:table-cell table:style-name="ce2" office:value-type="float" office:value="9" calcext:value-type="float">
            <text:p>9</text:p>
          </table:table-cell>
          <table:table-cell table:style-name="ce2" office:value-type="string" calcext:value-type="string">
            <text:p>curriculum</text:p>
          </table:table-cell>
          <table:table-cell table:style-name="ce12" office:value-type="string" calcext:value-type="string">
            <text:p>DevOps course needs time to teach (three weeks in 125 hours for summer course)</text:p>
          </table:table-cell>
          <table:table-cell table:number-columns-repeated="1015"/>
        </table:table-row>
        <table:table-row table:style-name="ro1">
          <table:table-cell table:style-name="ce12" office:value-type="float" office:value="30" calcext:value-type="float">
            <text:p>30</text:p>
          </table:table-cell>
          <table:table-cell table:style-name="ce15"/>
          <table:table-cell table:style-name="ce12" table:number-columns-repeated="2"/>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30" calcext:value-type="float">
            <text:p>30</text:p>
          </table:table-cell>
          <table:table-cell table:style-name="ce15"/>
          <table:table-cell table:style-name="ce12" table:number-columns-repeated="2"/>
          <table:table-cell table:style-name="ce2"/>
          <table:table-cell table:style-name="ce2" office:value-type="float" office:value="16" calcext:value-type="float">
            <text:p>16</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30" calcext:value-type="float">
            <text:p>30</text:p>
          </table:table-cell>
          <table:table-cell table:style-name="ce15"/>
          <table:table-cell table:style-name="ce12" table:number-columns-repeated="2"/>
          <table:table-cell table:style-name="ce2"/>
          <table:table-cell table:style-name="ce2" office:value-type="float" office:value="26" calcext:value-type="float">
            <text:p>26</text:p>
          </table:table-cell>
          <table:table-cell table:style-name="ce2" office:value-type="float" office:value="1" calcext:value-type="float">
            <text:p>1</text:p>
          </table:table-cell>
          <table:table-cell table:style-name="ce2" office:value-type="string" calcext:value-type="string">
            <text:p>curriculum</text:p>
          </table:table-cell>
          <table:table-cell table:style-name="ce30" office:value-type="string" calcext:value-type="string">
            <text:p>instructors should make note of the amount of time that it will take for them to setup for the lab.</text:p>
          </table:table-cell>
          <table:table-cell table:number-columns-repeated="1015"/>
        </table:table-row>
        <table:table-row table:style-name="ro1">
          <table:table-cell table:style-name="ce12" office:value-type="float" office:value="31" calcext:value-type="float">
            <text:p>31</text:p>
          </table:table-cell>
          <table:table-cell table:style-name="ce15" office:value-type="float" office:value="9" calcext:value-type="float">
            <text:p>9</text:p>
          </table:table-cell>
          <table:table-cell table:style-name="ce12" office:value-type="string" calcext:value-type="string">
            <text:p>curriculum</text:p>
          </table:table-cell>
          <table:table-cell table:style-name="ce12" office:value-type="string" calcext:value-type="string">
            <text:p>It was shot time frame (two weeks) in 125 hours for students' workload.</text:p>
          </table:table-cell>
          <table:table-cell table:style-name="ce2"/>
          <table:table-cell table:style-name="ce2" office:value-type="float" office:value="25" calcext:value-type="float">
            <text:p>25</text:p>
          </table:table-cell>
          <table:table-cell table:style-name="ce2" office:value-type="float" office:value="9" calcext:value-type="float">
            <text:p>9</text:p>
          </table:table-cell>
          <table:table-cell table:style-name="ce2" office:value-type="string" calcext:value-type="string">
            <text:p>curriculum</text:p>
          </table:table-cell>
          <table:table-cell table:style-name="ce12" office:value-type="string" calcext:value-type="string">
            <text:p>DevOps course needs time to teach (three weeks in 125 hours for summer course)</text:p>
          </table:table-cell>
          <table:table-cell table:number-columns-repeated="1015"/>
        </table:table-row>
        <table:table-row table:style-name="ro1">
          <table:table-cell table:style-name="ce12" office:value-type="float" office:value="32" calcext:value-type="float">
            <text:p>32</text:p>
          </table:table-cell>
          <table:table-cell table:style-name="ce15" office:value-type="float" office:value="1" calcext:value-type="float">
            <text:p>1</text:p>
          </table:table-cell>
          <table:table-cell table:style-name="ce12" office:value-type="string" calcext:value-type="string">
            <text:p>curriculum</text:p>
          </table:table-cell>
          <table:table-cell table:style-name="ce12" office:value-type="string" calcext:value-type="string">
            <text:p>the time available to teach CD and CI is devoted to other concepts</text:p>
          </table:table-cell>
          <table:table-cell table:style-name="ce2"/>
          <table:table-cell table:style-name="ce2" office:value-type="float" office:value="24" calcext:value-type="float">
            <text:p>24</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we need to introduce courses on learning and adaptation theories, algorithms and tools before DevOps course.</text:p>
          </table:table-cell>
          <table:table-cell table:number-columns-repeated="1015"/>
        </table:table-row>
        <table:table-row table:style-name="ro1">
          <table:table-cell table:style-name="ce12" office:value-type="float" office:value="32" calcext:value-type="float">
            <text:p>32</text:p>
          </table:table-cell>
          <table:table-cell table:style-name="ce15"/>
          <table:table-cell table:style-name="ce12" table:number-columns-repeated="2"/>
          <table:table-cell table:style-name="ce2"/>
          <table:table-cell table:style-name="ce15" office:value-type="float" office:value="13" calcext:value-type="float">
            <text:p>13</text:p>
          </table:table-cell>
          <table:table-cell table:style-name="ce15"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32" calcext:value-type="float">
            <text:p>32</text:p>
          </table:table-cell>
          <table:table-cell table:style-name="ce15"/>
          <table:table-cell table:style-name="ce12" table:number-columns-repeated="2"/>
          <table:table-cell table:style-name="ce2"/>
          <table:table-cell table:style-name="ce15" office:value-type="float" office:value="16" calcext:value-type="float">
            <text:p>16</text:p>
          </table:table-cell>
          <table:table-cell table:style-name="ce15"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33" calcext:value-type="float">
            <text:p>33</text:p>
          </table:table-cell>
          <table:table-cell table:style-name="ce19" office:value-type="string" calcext:value-type="string">
            <text:p>1,10,13</text:p>
          </table:table-cell>
          <table:table-cell table:style-name="ce12" office:value-type="string" calcext:value-type="string">
            <text:p>devops concepts / benefits</text:p>
          </table:table-cell>
          <table:table-cell table:style-name="ce12" office:value-type="string" calcext:value-type="string">
            <text:p>CD and related concepts are complex.</text:p>
          </table:table-cell>
          <table:table-cell/>
          <table:table-cell table:style-name="ce12" office:value-type="float" office:value="34" calcext:value-type="float">
            <text:p>34</text:p>
          </table:table-cell>
          <table:table-cell table:style-name="ce12" office:value-type="float" office:value="1" calcext:value-type="float">
            <text:p>1</text:p>
          </table:table-cell>
          <table:table-cell table:style-name="ce12" office:value-type="string" calcext:value-type="string">
            <text:p>devops concepts / benefits</text:p>
          </table:table-cell>
          <table:table-cell table:style-name="ce12"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number-columns-repeated="1015"/>
        </table:table-row>
        <table:table-row table:style-name="ro1">
          <table:table-cell table:style-name="ce12" office:value-type="float" office:value="34" calcext:value-type="float">
            <text:p>34</text:p>
          </table:table-cell>
          <table:table-cell table:style-name="ce19" office:value-type="float" office:value="9" calcext:value-type="float">
            <text:p>9</text:p>
          </table:table-cell>
          <table:table-cell table:style-name="ce12" office:value-type="string" calcext:value-type="string">
            <text:p>devops concepts / benefits</text:p>
          </table:table-cell>
          <table:table-cell table:style-name="ce12" office:value-type="string" calcext:value-type="string">
            <text:p>students have difficulties in explaining IaC</text:p>
          </table:table-cell>
          <table:table-cell/>
          <table:table-cell table:style-name="ce12" office:value-type="float" office:value="36" calcext:value-type="float">
            <text:p>36</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number-columns-repeated="1015"/>
        </table:table-row>
        <table:table-row table:style-name="ro1">
          <table:table-cell table:style-name="ce12" office:value-type="float" office:value="35" calcext:value-type="float">
            <text:p>35</text:p>
          </table:table-cell>
          <table:table-cell table:style-name="ce19" office:value-type="string" calcext:value-type="string">
            <text:p>9,15</text:p>
          </table:table-cell>
          <table:table-cell table:style-name="ce12" office:value-type="string" calcext:value-type="string">
            <text:p>devops concepts / benefits</text:p>
          </table:table-cell>
          <table:table-cell table:style-name="ce12" office:value-type="string" calcext:value-type="string">
            <text:p>teach DevOps mindset / cultural</text:p>
          </table:table-cell>
          <table:table-cell/>
          <table:table-cell table:style-name="ce12" office:value-type="float" office:value="29" calcext:value-type="float">
            <text:p>29</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It is therefore necessary to explain students the DevOps values from scratch;</text:p>
          </table:table-cell>
          <table:table-cell table:number-columns-repeated="1015"/>
        </table:table-row>
        <table:table-row table:style-name="ro1">
          <table:table-cell table:style-name="ce12" office:value-type="float" office:value="35" calcext:value-type="float">
            <text:p>35</text:p>
          </table:table-cell>
          <table:table-cell table:style-name="ce19"/>
          <table:table-cell table:style-name="ce12" table:number-columns-repeated="2"/>
          <table:table-cell/>
          <table:table-cell table:style-name="ce12" office:value-type="float" office:value="27" calcext:value-type="float">
            <text:p>27</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It is therefore necessary describing how fundamental knowledge works within the frame of this philosophy;</text:p>
          </table:table-cell>
          <table:table-cell table:number-columns-repeated="1015"/>
        </table:table-row>
        <table:table-row table:style-name="ro1">
          <table:table-cell table:style-name="ce12" office:value-type="float" office:value="36" calcext:value-type="float">
            <text:p>36</text:p>
          </table:table-cell>
          <table:table-cell table:style-name="ce19"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rade-off between teaching practice (technological stacks) and theoric (principles and pillars)</text:p>
          </table:table-cell>
          <table:table-cell/>
          <table:table-cell table:style-name="ce12" office:value-type="float" office:value="28" calcext:value-type="float">
            <text:p>28</text:p>
          </table:table-cell>
          <table:table-cell table:style-name="ce12"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he course must focus on the concepts, and use tools only as an illustration.</text:p>
          </table:table-cell>
          <table:table-cell table:number-columns-repeated="1015"/>
        </table:table-row>
        <table:table-row table:style-name="ro1">
          <table:table-cell table:style-name="ce12" office:value-type="float" office:value="36" calcext:value-type="float">
            <text:p>36</text:p>
          </table:table-cell>
          <table:table-cell table:style-name="ce19"/>
          <table:table-cell table:style-name="ce12" table:number-columns-repeated="2"/>
          <table:table-cell/>
          <table:table-cell table:style-name="ce12" office:value-type="float" office:value="32" calcext:value-type="float">
            <text:p>32</text:p>
          </table:table-cell>
          <table:table-cell table:style-name="ce12"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o introduce all principles and pillars of DevOps earlier, together with basic realizations for each part so that they can be applied to the project.</text:p>
          </table:table-cell>
          <table:table-cell table:number-columns-repeated="1015"/>
        </table:table-row>
        <table:table-row table:style-name="ro1">
          <table:table-cell table:style-name="ce12" office:value-type="float" office:value="36" calcext:value-type="float">
            <text:p>36</text:p>
          </table:table-cell>
          <table:table-cell table:style-name="ce19"/>
          <table:table-cell table:style-name="ce12" table:number-columns-repeated="2"/>
          <table:table-cell/>
          <table:table-cell table:style-name="ce12" office:value-type="float" office:value="30" calcext:value-type="float">
            <text:p>30</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It may be useful to intensify the theoretical delivery</text:p>
          </table:table-cell>
          <table:table-cell table:number-columns-repeated="1015"/>
        </table:table-row>
        <table:table-row table:style-name="ro1">
          <table:table-cell table:style-name="ce12" office:value-type="float" office:value="36" calcext:value-type="float">
            <text:p>36</text:p>
          </table:table-cell>
          <table:table-cell table:style-name="ce19"/>
          <table:table-cell table:style-name="ce12" table:number-columns-repeated="2"/>
          <table:table-cell/>
          <table:table-cell table:style-name="ce12" office:value-type="float" office:value="31" calcext:value-type="float">
            <text:p>31</text:p>
          </table:table-cell>
          <table:table-cell table:style-name="ce12"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he course should teach theoretical concepts using shared project before lab assignments.</text:p>
          </table:table-cell>
          <table:table-cell table:number-columns-repeated="1015"/>
        </table:table-row>
        <table:table-row table:style-name="ro1">
          <table:table-cell table:style-name="ce12" office:value-type="float" office:value="37" calcext:value-type="float">
            <text:p>37</text:p>
          </table:table-cell>
          <table:table-cell table:style-name="ce2" office:value-type="float" office:value="9" calcext:value-type="float">
            <text:p>9</text:p>
          </table:table-cell>
          <table:table-cell table:style-name="ce12" office:value-type="string" calcext:value-type="string">
            <text:p>devops concepts / benefits</text:p>
          </table:table-cell>
          <table:table-cell table:style-name="ce12" office:value-type="string" calcext:value-type="string">
            <text:p>Universities need to explore feasible ways to keep up with the technological development in a way that allows them concentrate on fundamentals and underpinning theories.</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37" calcext:value-type="float">
            <text:p>37</text:p>
          </table:table-cell>
          <table:table-cell table:style-name="ce2"/>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38" calcext:value-type="float">
            <text:p>38</text:p>
          </table:table-cell>
          <table:table-cell table:style-name="ce19" office:value-type="string" calcext:value-type="string">
            <text:p>6,13</text:p>
          </table:table-cell>
          <table:table-cell table:style-name="ce12" office:value-type="string" calcext:value-type="string">
            <text:p>devops concepts / benefits</text:p>
          </table:table-cell>
          <table:table-cell table:style-name="ce12" office:value-type="string" calcext:value-type="string">
            <text:p>teachers need to learn operations.</text:p>
          </table:table-cell>
          <table:table-cell/>
          <table:table-cell table:style-name="ce2" office:value-type="float" office:value="33" calcext:value-type="float">
            <text:p>33</text:p>
          </table:table-cell>
          <table:table-cell table:style-name="ce2" office:value-type="float" office:value="9" calcext:value-type="float">
            <text:p>9</text:p>
          </table:table-cell>
          <table:table-cell table:style-name="ce12" office:value-type="string" calcext:value-type="string">
            <text:p>devops concepts / benefits</text:p>
          </table:table-cell>
          <table:table-cell table:style-name="ce30" office:value-type="string" calcext:value-type="string">
            <text:p>Both authors have multidisciplinary and pedagogical background and working experience in higher education</text:p>
          </table:table-cell>
          <table:table-cell table:number-columns-repeated="1015"/>
        </table:table-row>
        <table:table-row table:style-name="ro1">
          <table:table-cell table:style-name="ce12" office:value-type="float" office:value="39" calcext:value-type="float">
            <text:p>39</text:p>
          </table:table-cell>
          <table:table-cell table:style-name="ce19" office:value-type="float" office:value="10" calcext:value-type="float">
            <text:p>10</text:p>
          </table:table-cell>
          <table:table-cell table:style-name="ce12" office:value-type="string" calcext:value-type="string">
            <text:p>devops concepts / benefits</text:p>
          </table:table-cell>
          <table:table-cell table:style-name="ce12" office:value-type="string" calcext:value-type="string">
            <text:p>teachers need to learn dev and opt activities</text:p>
          </table:table-cell>
          <table:table-cell/>
          <table:table-cell table:style-name="ce30" office:value-type="float" office:value="33" calcext:value-type="float">
            <text:p>33</text:p>
          </table:table-cell>
          <table:table-cell table:style-name="ce30" office:value-type="float" office:value="9" calcext:value-type="float">
            <text:p>9</text:p>
          </table:table-cell>
          <table:table-cell table:style-name="ce12" office:value-type="string" calcext:value-type="string">
            <text:p>devops concepts / benefits</text:p>
          </table:table-cell>
          <table:table-cell table:style-name="ce30" office:value-type="string" calcext:value-type="string">
            <text:p>Both authors have multidisciplinary and pedagogical background and working experience in higher education</text:p>
          </table:table-cell>
          <table:table-cell table:number-columns-repeated="1015"/>
        </table:table-row>
        <table:table-row table:style-name="ro1">
          <table:table-cell table:style-name="ce12" office:value-type="float" office:value="40" calcext:value-type="float">
            <text:p>40</text:p>
          </table:table-cell>
          <table:table-cell table:style-name="ce15" office:value-type="float" office:value="6" calcext:value-type="float">
            <text:p>6</text:p>
          </table:table-cell>
          <table:table-cell table:style-name="ce12" office:value-type="string" calcext:value-type="string">
            <text:p>devops concepts / benefits</text:p>
          </table:table-cell>
          <table:table-cell table:style-name="ce12" office:value-type="string" calcext:value-type="string">
            <text:p>the main challenge was to find ways of emphasizing the Ops part of the approach.</text:p>
          </table:table-cell>
          <table:table-cell table:style-name="ce12"/>
          <table:table-cell table:style-name="ce2" office:value-type="float" office:value="36" calcext:value-type="float">
            <text:p>36</text:p>
          </table:table-cell>
          <table:table-cell table:style-name="ce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number-columns-repeated="1015"/>
        </table:table-row>
        <table:table-row table:style-name="ro1">
          <table:table-cell table:style-name="ce12" office:value-type="float" office:value="41" calcext:value-type="float">
            <text:p>41</text:p>
          </table:table-cell>
          <table:table-cell table:style-name="ce15"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he mutation testing pipeline is not perceived by students as useful</text:p>
          </table:table-cell>
          <table:table-cell table:style-name="ce2"/>
          <table:table-cell table:number-columns-repeated="1019"/>
        </table:table-row>
        <table:table-row table:style-name="ro1">
          <table:table-cell table:style-name="ce12" office:value-type="float" office:value="42" calcext:value-type="float">
            <text:p>42</text:p>
          </table:table-cell>
          <table:table-cell table:style-name="ce15" office:value-type="string" calcext:value-type="string">
            <text:p>1,5</text:p>
          </table:table-cell>
          <table:table-cell table:style-name="ce12" office:value-type="string" calcext:value-type="string">
            <text:p>environment setup</text:p>
          </table:table-cell>
          <table:table-cell table:style-name="ce12" office:value-type="string" calcext:value-type="string">
            <text:p>initial setup is complicated</text:p>
          </table:table-cell>
          <table:table-cell table:style-name="ce2"/>
          <table:table-cell table:style-name="ce2" office:value-type="float" office:value="40" calcext:value-type="float">
            <text:p>40</text:p>
          </table:table-cell>
          <table:table-cell table:style-name="ce2" office:value-type="float" office:value="1" calcext:value-type="float">
            <text:p>1</text:p>
          </table:table-cell>
          <table:table-cell table:style-name="ce2" office:value-type="string" calcext:value-type="string">
            <text:p>environment setup</text:p>
          </table:table-cell>
          <table:table-cell table:style-name="ce12" office:value-type="string" calcext:value-type="string">
            <text:p>automated scripts save significant time to setting up each student's repository.</text:p>
          </table:table-cell>
          <table:table-cell table:number-columns-repeated="1015"/>
        </table:table-row>
        <table:table-row table:style-name="ro1">
          <table:table-cell table:style-name="ce12" office:value-type="float" office:value="42" calcext:value-type="float">
            <text:p>42</text:p>
          </table:table-cell>
          <table:table-cell table:style-name="ce15"/>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2" calcext:value-type="float">
            <text:p>42</text:p>
          </table:table-cell>
          <table:table-cell table:style-name="ce15"/>
          <table:table-cell table:style-name="ce12" table:number-columns-repeated="2"/>
          <table:table-cell table:style-name="ce2"/>
          <table:table-cell table:style-name="ce1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42" calcext:value-type="float">
            <text:p>42</text:p>
          </table:table-cell>
          <table:table-cell table:style-name="ce15"/>
          <table:table-cell table:style-name="ce12" table:number-columns-repeated="2"/>
          <table:table-cell table:style-name="ce2"/>
          <table:table-cell table:style-name="ce2" office:value-type="float" office:value="39" calcext:value-type="float">
            <text:p>39</text:p>
          </table:table-cell>
          <table:table-cell table:style-name="ce2" office:value-type="float" office:value="1" calcext:value-type="float">
            <text:p>1</text:p>
          </table:table-cell>
          <table:table-cell table:style-name="ce2" office:value-type="string" calcext:value-type="string">
            <text:p>environment setup</text:p>
          </table:table-cell>
          <table:table-cell table:style-name="ce30" office:value-type="string" calcext:value-type="string">
            <text:p>when setting up for independent labs, the instructor leads the class through the setup process.</text:p>
          </table:table-cell>
          <table:table-cell table:number-columns-repeated="1015"/>
        </table:table-row>
        <table:table-row table:style-name="ro1">
          <table:table-cell table:style-name="ce12" office:value-type="float" office:value="43" calcext:value-type="float">
            <text:p>43</text:p>
          </table:table-cell>
          <table:table-cell table:style-name="ce15" office:value-type="float" office:value="5" calcext:value-type="float">
            <text:p>5</text:p>
          </table:table-cell>
          <table:table-cell table:style-name="ce12" office:value-type="string" calcext:value-type="string">
            <text:p>environment setup</text:p>
          </table:table-cell>
          <table:table-cell table:style-name="ce12" office:value-type="string" calcext:value-type="string">
            <text:p>contraints problems with cloud service and institutional security policies.</text:p>
          </table:table-cell>
          <table:table-cell table:number-columns-repeated="1020"/>
        </table:table-row>
        <table:table-row table:style-name="ro1">
          <table:table-cell table:style-name="ce12" office:value-type="float" office:value="44" calcext:value-type="float">
            <text:p>44</text:p>
          </table:table-cell>
          <table:table-cell table:style-name="ce15" office:value-type="string" calcext:value-type="string">
            <text:p>9,13</text:p>
          </table:table-cell>
          <table:table-cell table:style-name="ce12" office:value-type="string" calcext:value-type="string">
            <text:p>environment setup</text:p>
          </table:table-cell>
          <table:table-cell table:style-name="ce12" office:value-type="string" calcext:value-type="string">
            <text:p>DevOps requires complex are laborious architectures.</text:p>
          </table:table-cell>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4" calcext:value-type="float">
            <text:p>44</text:p>
          </table:table-cell>
          <table:table-cell table:style-name="ce15"/>
          <table:table-cell table:style-name="ce12" table:number-columns-repeated="2"/>
          <table:table-cell table:style-name="ce2"/>
          <table:table-cell table:style-name="ce15" office:value-type="float" office:value="38" calcext:value-type="float">
            <text:p>38</text:p>
          </table:table-cell>
          <table:table-cell table:style-name="ce15" office:value-type="float" office:value="9" calcext:value-type="float">
            <text:p>9</text:p>
          </table:table-cell>
          <table:table-cell table:style-name="ce2" office:value-type="string" calcext:value-type="string">
            <text:p>environment setup</text:p>
          </table:table-cell>
          <table:table-cell table:style-name="ce12" office:value-type="string" calcext:value-type="string">
            <text:p>running the servers as a service is more straightforward on consecutive days</text:p>
          </table:table-cell>
          <table:table-cell table:number-columns-repeated="1015"/>
        </table:table-row>
        <table:table-row table:style-name="ro1">
          <table:table-cell table:style-name="ce12" office:value-type="float" office:value="44" calcext:value-type="float">
            <text:p>44</text:p>
          </table:table-cell>
          <table:table-cell table:style-name="ce15"/>
          <table:table-cell table:style-name="ce12" table:number-columns-repeated="3"/>
          <table:table-cell table:style-name="ce15" office:value-type="float" office:value="82" calcext:value-type="float">
            <text:p>82</text:p>
          </table:table-cell>
          <table:table-cell table:style-name="ce15" office:value-type="float" office:value="13" calcext:value-type="float">
            <text:p>13</text:p>
          </table:table-cell>
          <table:table-cell table:style-name="ce12" office:value-type="string" calcext:value-type="string">
            <text:p>environment setup</text:p>
          </table:table-cell>
          <table:table-cell table:style-name="ce12" office:value-type="string" calcext:value-type="string">
            <text:p>Choosing Docker as virtualization engine turned out to be correct.</text:p>
          </table:table-cell>
          <table:table-cell table:number-columns-repeated="1015"/>
        </table:table-row>
        <table:table-row table:style-name="ro1">
          <table:table-cell table:style-name="ce12" office:value-type="float" office:value="45" calcext:value-type="float">
            <text:p>45</text:p>
          </table:table-cell>
          <table:table-cell table:style-name="ce15" office:value-type="float" office:value="9" calcext:value-type="float">
            <text:p>9</text:p>
          </table:table-cell>
          <table:table-cell table:style-name="ce12" office:value-type="string" calcext:value-type="string">
            <text:p>environment setup</text:p>
          </table:table-cell>
          <table:table-cell table:style-name="ce12" office:value-type="string" calcext:value-type="string">
            <text:p>maintaining the virtual environment increase costs</text:p>
          </table:table-cell>
          <table:table-cell table:number-columns-repeated="1020"/>
        </table:table-row>
        <table:table-row table:style-name="ro1">
          <table:table-cell table:style-name="ce12" office:value-type="float" office:value="46" calcext:value-type="float">
            <text:p>46</text:p>
          </table:table-cell>
          <table:table-cell table:style-name="ce15" office:value-type="string" calcext:value-type="string">
            <text:p>9,11</text:p>
          </table:table-cell>
          <table:table-cell table:style-name="ce12" office:value-type="string" calcext:value-type="string">
            <text:p>environment setup</text:p>
          </table:table-cell>
          <table:table-cell table:style-name="ce12" office:value-type="string" calcext:value-type="string">
            <text:p>setup the tools and workflows increases the effort for educators.</text:p>
          </table:table-cell>
          <table:table-cell table:style-name="ce2"/>
          <table:table-cell table:style-name="ce15" office:value-type="float" office:value="40" calcext:value-type="float">
            <text:p>40</text:p>
          </table:table-cell>
          <table:table-cell table:style-name="ce15" office:value-type="float" office:value="1" calcext:value-type="float">
            <text:p>1</text:p>
          </table:table-cell>
          <table:table-cell table:style-name="ce2" office:value-type="string" calcext:value-type="string">
            <text:p>environment setup</text:p>
          </table:table-cell>
          <table:table-cell table:style-name="ce12" office:value-type="string" calcext:value-type="string">
            <text:p>automated scripts save significant time to setting up each student's repository.</text:p>
          </table:table-cell>
          <table:table-cell table:number-columns-repeated="1015"/>
        </table:table-row>
        <table:table-row table:style-name="ro1">
          <table:table-cell table:style-name="ce12" office:value-type="float" office:value="46" calcext:value-type="float">
            <text:p>46</text:p>
          </table:table-cell>
          <table:table-cell table:style-name="ce15"/>
          <table:table-cell table:style-name="ce12" table:number-columns-repeated="2"/>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46" calcext:value-type="float">
            <text:p>46</text:p>
          </table:table-cell>
          <table:table-cell table:style-name="ce15"/>
          <table:table-cell table:style-name="ce12" table:number-columns-repeated="2"/>
          <table:table-cell table:style-name="ce2"/>
          <table:table-cell table:style-name="ce15" office:value-type="float" office:value="38" calcext:value-type="float">
            <text:p>38</text:p>
          </table:table-cell>
          <table:table-cell table:style-name="ce15" office:value-type="float" office:value="9" calcext:value-type="float">
            <text:p>9</text:p>
          </table:table-cell>
          <table:table-cell table:style-name="ce2" office:value-type="string" calcext:value-type="string">
            <text:p>environment setup</text:p>
          </table:table-cell>
          <table:table-cell table:style-name="ce12" office:value-type="string" calcext:value-type="string">
            <text:p>running the servers as a service is more straightforward on consecutive days</text:p>
          </table:table-cell>
          <table:table-cell table:number-columns-repeated="1015"/>
        </table:table-row>
        <table:table-row table:style-name="ro1">
          <table:table-cell table:style-name="ce12" office:value-type="float" office:value="46" calcext:value-type="float">
            <text:p>46</text:p>
          </table:table-cell>
          <table:table-cell table:style-name="ce15"/>
          <table:table-cell table:style-name="ce12" table:number-columns-repeated="2"/>
          <table:table-cell table:style-name="ce2"/>
          <table:table-cell table:style-name="ce15" office:value-type="float" office:value="41" calcext:value-type="float">
            <text:p>41</text:p>
          </table:table-cell>
          <table:table-cell table:style-name="ce15"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7" calcext:value-type="float">
            <text:p>47</text:p>
          </table:table-cell>
          <table:table-cell table:style-name="ce15" office:value-type="float" office:value="13" calcext:value-type="float">
            <text:p>13</text:p>
          </table:table-cell>
          <table:table-cell table:style-name="ce12" office:value-type="string" calcext:value-type="string">
            <text:p>environment setup</text:p>
          </table:table-cell>
          <table:table-cell table:style-name="ce12" office:value-type="string" calcext:value-type="string">
            <text:p>Creating a (semi) realistic environment for students to practice within is not trivial.</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48" calcext:value-type="float">
            <text:p>48</text:p>
          </table:table-cell>
          <table:table-cell table:style-name="ce15" office:value-type="string" calcext:value-type="string">
            <text:p>9,13</text:p>
          </table:table-cell>
          <table:table-cell table:style-name="ce12" office:value-type="string" calcext:value-type="string">
            <text:p>environment setup</text:p>
          </table:table-cell>
          <table:table-cell table:style-name="ce12" office:value-type="string" calcext:value-type="string">
            <text:p>virtualization environments are laborious and complex.</text:p>
          </table:table-cell>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8" calcext:value-type="float">
            <text:p>48</text:p>
          </table:table-cell>
          <table:table-cell table:style-name="ce15"/>
          <table:table-cell table:style-name="ce12" table:number-columns-repeated="2"/>
          <table:table-cell table:style-name="ce2"/>
          <table:table-cell table:style-name="ce15" office:value-type="float" office:value="38" calcext:value-type="float">
            <text:p>38</text:p>
          </table:table-cell>
          <table:table-cell table:style-name="ce15" office:value-type="float" office:value="9" calcext:value-type="float">
            <text:p>9</text:p>
          </table:table-cell>
          <table:table-cell table:style-name="ce2" office:value-type="string" calcext:value-type="string">
            <text:p>environment setup</text:p>
          </table:table-cell>
          <table:table-cell table:style-name="ce12" office:value-type="string" calcext:value-type="string">
            <text:p>running the servers as a service is more straightforward on consecutive days</text:p>
          </table:table-cell>
          <table:table-cell table:number-columns-repeated="1015"/>
        </table:table-row>
        <table:table-row table:style-name="ro1">
          <table:table-cell table:style-name="ce12" office:value-type="float" office:value="49" calcext:value-type="float">
            <text:p>49</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hard time to get into the project’s subject</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a more detailed initial project description would be provided to each student</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3" calcext:value-type="float">
            <text:p>5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1" calcext:value-type="float">
            <text:p>51</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30" office:value-type="string" calcext:value-type="string">
            <text:p>a good practice was turns around “small steps”.</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9" calcext:value-type="float">
            <text:p>59</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practical and theoretical days would be mixed. </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2" calcext:value-type="float">
            <text:p>52</text:p>
          </table:table-cell>
          <table:table-cell table:style-name="ce2" office:value-type="float" office:value="16" calcext:value-type="float">
            <text:p>16</text:p>
          </table:table-cell>
          <table:table-cell table:style-name="ce2" office:value-type="string" calcext:value-type="string">
            <text:p>pedagogy</text:p>
          </table:table-cell>
          <table:table-cell table:style-name="ce12" office:value-type="string" calcext:value-type="string">
            <text:p>Be clear on the outcome of the training.</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7" calcext:value-type="float">
            <text:p>57</text:p>
          </table:table-cell>
          <table:table-cell table:style-name="ce2" office:value-type="string" calcext:value-type="string">
            <text:p>6,13,15</text:p>
          </table:table-cell>
          <table:table-cell table:style-name="ce2" office:value-type="string" calcext:value-type="string">
            <text:p>pedagogy</text:p>
          </table:table-cell>
          <table:table-cell table:style-name="ce12" office:value-type="string" calcext:value-type="string">
            <text:p>DevOps needs to be taught with practical labs.</text:p>
          </table:table-cell>
          <table:table-cell table:number-columns-repeated="1015"/>
        </table:table-row>
        <table:table-row table:style-name="ro1">
          <table:table-cell table:style-name="ce12" office:value-type="float" office:value="50" calcext:value-type="float">
            <text:p>50</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very hard work to get the project done</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a more detailed initial project description would be provided to each student</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3" calcext:value-type="float">
            <text:p>5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1" calcext:value-type="float">
            <text:p>51</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30" office:value-type="string" calcext:value-type="string">
            <text:p>a good practice was turns around “small steps”.</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9" calcext:value-type="float">
            <text:p>59</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practical and theoretical days would be mixed. </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2" calcext:value-type="float">
            <text:p>52</text:p>
          </table:table-cell>
          <table:table-cell table:style-name="ce2" office:value-type="float" office:value="16" calcext:value-type="float">
            <text:p>16</text:p>
          </table:table-cell>
          <table:table-cell table:style-name="ce2" office:value-type="string" calcext:value-type="string">
            <text:p>pedagogy</text:p>
          </table:table-cell>
          <table:table-cell table:style-name="ce12" office:value-type="string" calcext:value-type="string">
            <text:p>Be clear on the outcome of the training.</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7" calcext:value-type="float">
            <text:p>57</text:p>
          </table:table-cell>
          <table:table-cell table:style-name="ce2" office:value-type="string" calcext:value-type="string">
            <text:p>6,13,15</text:p>
          </table:table-cell>
          <table:table-cell table:style-name="ce2" office:value-type="string" calcext:value-type="string">
            <text:p>pedagogy</text:p>
          </table:table-cell>
          <table:table-cell table:style-name="ce12" office:value-type="string" calcext:value-type="string">
            <text:p>DevOps needs to be taught with practical labs.</text:p>
          </table:table-cell>
          <table:table-cell table:number-columns-repeated="1015"/>
        </table:table-row>
        <table:table-row table:style-name="ro1">
          <table:table-cell table:style-name="ce12" office:value-type="float" office:value="51" calcext:value-type="float">
            <text:p>51</text:p>
          </table:table-cell>
          <table:table-cell table:style-name="ce15" office:value-type="float" office:value="6" calcext:value-type="float">
            <text:p>6</text:p>
          </table:table-cell>
          <table:table-cell table:style-name="ce12" office:value-type="string" calcext:value-type="string">
            <text:p>pedagogy</text:p>
          </table:table-cell>
          <table:table-cell table:style-name="ce12" office:value-type="string" calcext:value-type="string">
            <text:p>The difficulty is to find realistic enough projects that students can still handle.</text:p>
          </table:table-cell>
          <table:table-cell table:style-name="ce2"/>
          <table:table-cell table:style-name="ce15" office:value-type="float" office:value="67" calcext:value-type="float">
            <text:p>67</text:p>
          </table:table-cell>
          <table:table-cell table:style-name="ce15"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1" calcext:value-type="float">
            <text:p>51</text:p>
          </table:table-cell>
          <table:table-cell table:style-name="ce15"/>
          <table:table-cell table:style-name="ce12" table:number-columns-repeated="2"/>
          <table:table-cell table:style-name="ce2"/>
          <table:table-cell table:style-name="ce15" office:value-type="float" office:value="58" calcext:value-type="float">
            <text:p>58</text:p>
          </table:table-cell>
          <table:table-cell table:style-name="ce15"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5"/>
        </table:table-row>
        <table:table-row table:style-name="ro1">
          <table:table-cell table:style-name="ce12" office:value-type="float" office:value="52" calcext:value-type="float">
            <text:p>52</text:p>
          </table:table-cell>
          <table:table-cell table:style-name="ce15" office:value-type="float" office:value="17" calcext:value-type="float">
            <text:p>17</text:p>
          </table:table-cell>
          <table:table-cell table:style-name="ce12" office:value-type="string" calcext:value-type="string">
            <text:p>pedagogy</text:p>
          </table:table-cell>
          <table:table-cell table:style-name="ce12" office:value-type="string" calcext:value-type="string">
            <text:p>it is difficult to work with real project</text:p>
          </table:table-cell>
          <table:table-cell table:style-name="ce2"/>
          <table:table-cell table:style-name="ce2" office:value-type="float" office:value="48" calcext:value-type="float">
            <text:p>48</text:p>
          </table:table-cell>
          <table:table-cell table:style-name="ce2"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collaborate with various partners representing customers from industry as well as on-campus organizations.</text:p>
          </table:table-cell>
          <table:table-cell table:number-columns-repeated="1015"/>
        </table:table-row>
        <table:table-row table:style-name="ro1">
          <table:table-cell table:style-name="ce12" office:value-type="float" office:value="52" calcext:value-type="float">
            <text:p>52</text:p>
          </table:table-cell>
          <table:table-cell table:style-name="ce15"/>
          <table:table-cell table:style-name="ce12" table:number-columns-repeated="2"/>
          <table:table-cell table:style-name="ce2"/>
          <table:table-cell table:style-name="ce2" office:value-type="float" office:value="58" calcext:value-type="float">
            <text:p>58</text:p>
          </table:table-cell>
          <table:table-cell table:style-name="ce2"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5"/>
        </table:table-row>
        <table:table-row table:style-name="ro1">
          <table:table-cell table:style-name="ce12" office:value-type="float" office:value="52" calcext:value-type="float">
            <text:p>52</text:p>
          </table:table-cell>
          <table:table-cell table:style-name="ce15"/>
          <table:table-cell table:style-name="ce12" table:number-columns-repeated="2"/>
          <table:table-cell table:style-name="ce2"/>
          <table:table-cell table:style-name="ce15" office:value-type="float" office:value="67" calcext:value-type="float">
            <text:p>67</text:p>
          </table:table-cell>
          <table:table-cell table:style-name="ce15"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2" calcext:value-type="float">
            <text:p>52</text:p>
          </table:table-cell>
          <table:table-cell table:style-name="ce15"/>
          <table:table-cell table:style-name="ce12" table:number-columns-repeated="2"/>
          <table:table-cell table:style-name="ce2"/>
          <table:table-cell table:style-name="ce15" office:value-type="float" office:value="66" calcext:value-type="float">
            <text:p>66</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try to bring industry partners into the course.</text:p>
          </table:table-cell>
          <table:table-cell table:number-columns-repeated="1015"/>
        </table:table-row>
        <table:table-row table:style-name="ro1">
          <table:table-cell table:style-name="ce12" office:value-type="float" office:value="53" calcext:value-type="float">
            <text:p>53</text:p>
          </table:table-cell>
          <table:table-cell table:style-name="ce15" office:value-type="float" office:value="17" calcext:value-type="float">
            <text:p>17</text:p>
          </table:table-cell>
          <table:table-cell table:style-name="ce12" office:value-type="string" calcext:value-type="string">
            <text:p>pedagogy</text:p>
          </table:table-cell>
          <table:table-cell table:style-name="ce12" office:value-type="string" calcext:value-type="string">
            <text:p>one fixed project for all students could be boring.</text:p>
          </table:table-cell>
          <table:table-cell table:style-name="ce2"/>
          <table:table-cell table:style-name="ce2" office:value-type="float" office:value="50" calcext:value-type="float">
            <text:p>50</text:p>
          </table:table-cell>
          <table:table-cell table:style-name="ce2"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to introduce diversities into the design of course projects.</text:p>
          </table:table-cell>
          <table:table-cell table:number-columns-repeated="1015"/>
        </table:table-row>
        <table:table-row table:style-name="ro1">
          <table:table-cell table:style-name="ce12" office:value-type="float" office:value="53" calcext:value-type="float">
            <text:p>53</text:p>
          </table:table-cell>
          <table:table-cell table:style-name="ce15"/>
          <table:table-cell table:style-name="ce12" table:number-columns-repeated="2"/>
          <table:table-cell table:style-name="ce2"/>
          <table:table-cell table:style-name="ce2" office:value-type="float" office:value="47" calcext:value-type="float">
            <text:p>47</text:p>
          </table:table-cell>
          <table:table-cell table:style-name="ce2"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design projects representing different customer types, architecture styles and techniques.</text:p>
          </table:table-cell>
          <table:table-cell table:number-columns-repeated="1015"/>
        </table:table-row>
        <table:table-row table:style-name="ro1">
          <table:table-cell table:style-name="ce12" office:value-type="float" office:value="54" calcext:value-type="float">
            <text:p>54</text:p>
          </table:table-cell>
          <table:table-cell table:style-name="ce15" office:value-type="float" office:value="18" calcext:value-type="float">
            <text:p>18</text:p>
          </table:table-cell>
          <table:table-cell table:style-name="ce12" office:value-type="string" calcext:value-type="string">
            <text:p>pedagogy</text:p>
          </table:table-cell>
          <table:table-cell table:style-name="ce12" office:value-type="string" calcext:value-type="string">
            <text:p>difficult to see and control progress of the development of the project</text:p>
          </table:table-cell>
          <table:table-cell table:style-name="ce2"/>
          <table:table-cell table:style-name="ce15" office:value-type="float" office:value="72" calcext:value-type="float">
            <text:p>72</text:p>
          </table:table-cell>
          <table:table-cell table:style-name="ce15" office:value-type="float" office:value="18" calcext:value-type="float">
            <text:p>18</text:p>
          </table:table-cell>
          <table:table-cell table:style-name="ce2" office:value-type="string" calcext:value-type="string">
            <text:p>pedagogy</text:p>
          </table:table-cell>
          <table:table-cell table:style-name="ce12" office:value-type="string" calcext:value-type="string">
            <text:p>The teachers can monitor students’progress through Jenkins</text:p>
          </table:table-cell>
          <table:table-cell table:number-columns-repeated="1015"/>
        </table:table-row>
        <table:table-row table:style-name="ro1">
          <table:table-cell table:style-name="ce12" office:value-type="float" office:value="55" calcext:value-type="float">
            <text:p>55</text:p>
          </table:table-cell>
          <table:table-cell table:style-name="ce15" office:value-type="float" office:value="17" calcext:value-type="float">
            <text:p>17</text:p>
          </table:table-cell>
          <table:table-cell table:style-name="ce12" office:value-type="string" calcext:value-type="string">
            <text:p>pedagogy</text:p>
          </table:table-cell>
          <table:table-cell table:style-name="ce12" office:value-type="string" calcext:value-type="string">
            <text:p>It is very challenging to fairly and timely evaluate and provide feedback to students with diversified projects and limited resources of lecturers and teaching assistants.</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a more detailed initial project description would be provided to each student</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2" office:value-type="float" office:value="53" calcext:value-type="float">
            <text:p>5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2" office:value-type="float" office:value="65" calcext:value-type="float">
            <text:p>65</text:p>
          </table:table-cell>
          <table:table-cell table:style-name="ce2" office:value-type="float" office:value="11" calcext:value-type="float">
            <text:p>11</text:p>
          </table:table-cell>
          <table:table-cell table:style-name="ce2" office:value-type="string" calcext:value-type="string">
            <text:p>pedagogy</text:p>
          </table:table-cell>
          <table:table-cell table:style-name="ce12" office:value-type="string" calcext:value-type="string">
            <text:p>Using a cross functional team to introduce the workflows minimizes the additional work for the teaching assistants.</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15" office:value-type="float" office:value="72" calcext:value-type="float">
            <text:p>72</text:p>
          </table:table-cell>
          <table:table-cell table:style-name="ce15" office:value-type="float" office:value="18" calcext:value-type="float">
            <text:p>18</text:p>
          </table:table-cell>
          <table:table-cell table:style-name="ce2" office:value-type="string" calcext:value-type="string">
            <text:p>pedagogy</text:p>
          </table:table-cell>
          <table:table-cell table:style-name="ce12" office:value-type="string" calcext:value-type="string">
            <text:p>The teachers can monitor students’progress through Jenkins</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2" office:value-type="float" office:value="44" calcext:value-type="float">
            <text:p>44</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30" office:value-type="string" calcext:value-type="string">
            <text:p>Assigning the same project to every group</text:p>
          </table:table-cell>
          <table:table-cell table:number-columns-repeated="1015"/>
        </table:table-row>
        <table:table-row table:style-name="ro1">
          <table:table-cell table:style-name="ce12" office:value-type="float" office:value="56" calcext:value-type="float">
            <text:p>56</text:p>
          </table:table-cell>
          <table:table-cell table:style-name="ce15" office:value-type="float" office:value="15" calcext:value-type="float">
            <text:p>15</text:p>
          </table:table-cell>
          <table:table-cell table:style-name="ce12" office:value-type="string" calcext:value-type="string">
            <text:p>pegagogy</text:p>
          </table:table-cell>
          <table:table-cell table:style-name="ce12" office:value-type="string" calcext:value-type="string">
            <text:p>Differences between academia and industry education: Learners initial state, Learners attitude, Pace of education, Expectation</text:p>
          </table:table-cell>
          <table:table-cell table:style-name="ce2"/>
          <table:table-cell table:style-name="ce2" office:value-type="float" office:value="66" calcext:value-type="float">
            <text:p>66</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try to bring industry partners into the course.</text:p>
          </table:table-cell>
          <table:table-cell table:number-columns-repeated="1015"/>
        </table:table-row>
        <table:table-row table:style-name="ro1">
          <table:table-cell table:style-name="ce12" office:value-type="float" office:value="56" calcext:value-type="float">
            <text:p>56</text:p>
          </table:table-cell>
          <table:table-cell table:style-name="ce15"/>
          <table:table-cell table:style-name="ce12" table:number-columns-repeated="2"/>
          <table:table-cell table:style-name="ce2"/>
          <table:table-cell table:style-name="ce2" office:value-type="float" office:value="67" calcext:value-type="float">
            <text:p>67</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6" calcext:value-type="float">
            <text:p>56</text:p>
          </table:table-cell>
          <table:table-cell table:style-name="ce15"/>
          <table:table-cell table:style-name="ce12" table:number-columns-repeated="2"/>
          <table:table-cell table:style-name="ce2"/>
          <table:table-cell table:style-name="ce15" office:value-type="float" office:value="71" calcext:value-type="float">
            <text:p>71</text:p>
          </table:table-cell>
          <table:table-cell table:style-name="ce15" office:value-type="float" office:value="15" calcext:value-type="float">
            <text:p>15</text:p>
          </table:table-cell>
          <table:table-cell table:style-name="ce2" office:value-type="string" calcext:value-type="string">
            <text:p>pedagogy</text:p>
          </table:table-cell>
          <table:table-cell table:style-name="ce12" office:value-type="string" calcext:value-type="string">
            <text:p>it is important not to focus all the training activity as a frontal session university-like. </text:p>
          </table:table-cell>
          <table:table-cell table:number-columns-repeated="1015"/>
        </table:table-row>
        <table:table-row table:style-name="ro1">
          <table:table-cell table:style-name="ce2" office:value-type="float" office:value="57" calcext:value-type="float">
            <text:p>57</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Better bridges between education and work are thus needed.</text:p>
          </table:table-cell>
          <table:table-cell table:style-name="ce2"/>
          <table:table-cell table:style-name="ce2" office:value-type="float" office:value="66" calcext:value-type="float">
            <text:p>66</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try to bring industry partners into the course.</text:p>
          </table:table-cell>
          <table:table-cell table:number-columns-repeated="1015"/>
        </table:table-row>
        <table:table-row table:style-name="ro1">
          <table:table-cell table:style-name="ce2" office:value-type="float" office:value="57" calcext:value-type="float">
            <text:p>57</text:p>
          </table:table-cell>
          <table:table-cell table:style-name="ce2" table:number-columns-repeated="2"/>
          <table:table-cell table:style-name="ce12"/>
          <table:table-cell table:style-name="ce2"/>
          <table:table-cell table:style-name="ce2" office:value-type="float" office:value="67" calcext:value-type="float">
            <text:p>67</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8" calcext:value-type="float">
            <text:p>58</text:p>
          </table:table-cell>
          <table:table-cell table:style-name="ce15" office:value-type="float" office:value="14" calcext:value-type="float">
            <text:p>14</text:p>
          </table:table-cell>
          <table:table-cell table:style-name="ce12" office:value-type="string" calcext:value-type="string">
            <text:p>pedagogy</text:p>
          </table:table-cell>
          <table:table-cell table:style-name="ce12" office:value-type="string" calcext:value-type="string">
            <text:p>toy examples are not enough to understand the subject</text:p>
          </table:table-cell>
          <table:table-cell table:style-name="ce2"/>
          <table:table-cell table:style-name="ce15" office:value-type="float" office:value="67" calcext:value-type="float">
            <text:p>67</text:p>
          </table:table-cell>
          <table:table-cell table:style-name="ce15"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8" calcext:value-type="float">
            <text:p>58</text:p>
          </table:table-cell>
          <table:table-cell table:style-name="ce15"/>
          <table:table-cell table:style-name="ce12" table:number-columns-repeated="2"/>
          <table:table-cell table:style-name="ce2"/>
          <table:table-cell table:style-name="ce2" office:value-type="float" office:value="58" calcext:value-type="float">
            <text:p>58</text:p>
          </table:table-cell>
          <table:table-cell table:style-name="ce2"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5"/>
        </table:table-row>
        <table:table-row table:style-name="ro1">
          <table:table-cell table:style-name="ce12" office:value-type="float" office:value="58" calcext:value-type="float">
            <text:p>58</text:p>
          </table:table-cell>
          <table:table-cell table:style-name="ce15"/>
          <table:table-cell table:style-name="ce12" table:number-columns-repeated="2"/>
          <table:table-cell table:style-name="ce2"/>
          <table:table-cell table:style-name="ce15" office:value-type="float" office:value="64" calcext:value-type="float">
            <text:p>64</text:p>
          </table:table-cell>
          <table:table-cell table:style-name="ce15" office:value-type="float" office:value="13" calcext:value-type="float">
            <text:p>13</text:p>
          </table:table-cell>
          <table:table-cell table:style-name="ce2" office:value-type="string" calcext:value-type="string">
            <text:p>pedagogy</text:p>
          </table:table-cell>
          <table:table-cell table:style-name="ce12" office:value-type="string" calcext:value-type="string">
            <text:p>teaching methods that emphasize programing process and realistic context as well as using performant virtualization environments.</text:p>
          </table:table-cell>
          <table:table-cell table:number-columns-repeated="1015"/>
        </table:table-row>
        <table:table-row table:style-name="ro1">
          <table:table-cell table:style-name="ce12" office:value-type="float" office:value="59" calcext:value-type="float">
            <text:p>59</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2" office:value-type="string" calcext:value-type="string">
            <text:p>unbalance between practical and theoretical work</text:p>
          </table:table-cell>
          <table:table-cell table:style-name="ce2"/>
          <table:table-cell table:style-name="ce2" office:value-type="float" office:value="59" calcext:value-type="float">
            <text:p>59</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practical and theoretical days would be mixed. </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2" office:value-type="float" office:value="57" calcext:value-type="float">
            <text:p>57</text:p>
          </table:table-cell>
          <table:table-cell table:style-name="ce2" office:value-type="string" calcext:value-type="string">
            <text:p>6,13,15</text:p>
          </table:table-cell>
          <table:table-cell table:style-name="ce2" office:value-type="string" calcext:value-type="string">
            <text:p>pedagogy</text:p>
          </table:table-cell>
          <table:table-cell table:style-name="ce12" office:value-type="string" calcext:value-type="string">
            <text:p>DevOps needs to be taught with practical labs.</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15" office:value-type="float" office:value="56" calcext:value-type="float">
            <text:p>56</text:p>
          </table:table-cell>
          <table:table-cell table:style-name="ce15" office:value-type="float" office:value="15" calcext:value-type="float">
            <text:p>15</text:p>
          </table:table-cell>
          <table:table-cell table:style-name="ce2" office:value-type="string" calcext:value-type="string">
            <text:p>pedagogy</text:p>
          </table:table-cell>
          <table:table-cell table:style-name="ce12" office:value-type="string" calcext:value-type="string">
            <text:p>Problem-based learning (PBL) method is the right pedagogical approach to tackle subjects like DevOps</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2" office:value-type="float" office:value="43" calcext:value-type="float">
            <text:p>4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project-based teaching, blended with traditional lectures and tutoring sessions has already proved to be successful as knowledge transfer mechanism.</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15" office:value-type="float" office:value="42" calcext:value-type="float">
            <text:p>42</text:p>
          </table:table-cell>
          <table:table-cell table:style-name="ce15"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project-based teaching has proved to be successful as knowledge transfer mechanism.</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15" office:value-type="float" office:value="55" calcext:value-type="float">
            <text:p>55</text:p>
          </table:table-cell>
          <table:table-cell table:style-name="ce15" office:value-type="float" office:value="13" calcext:value-type="float">
            <text:p>13</text:p>
          </table:table-cell>
          <table:table-cell table:style-name="ce2" office:value-type="string" calcext:value-type="string">
            <text:p>pedagogy</text:p>
          </table:table-cell>
          <table:table-cell table:style-name="ce12" office:value-type="string" calcext:value-type="string">
            <text:p>DevOps is the ideal candidate for non-traditional ways of teaching, such as peer instructions, flipped classroom, problem-based learning, among others.</text:p>
          </table:table-cell>
          <table:table-cell table:number-columns-repeated="1015"/>
        </table:table-row>
        <table:table-row table:style-name="ro1">
          <table:table-cell table:style-name="ce12" office:value-type="float" office:value="60" calcext:value-type="float">
            <text:p>60</text:p>
          </table:table-cell>
          <table:table-cell table:style-name="ce15" office:value-type="float" office:value="5" calcext:value-type="float">
            <text:p>5</text:p>
          </table:table-cell>
          <table:table-cell table:style-name="ce12" office:value-type="string" calcext:value-type="string">
            <text:p>pedagogy</text:p>
          </table:table-cell>
          <table:table-cell table:style-name="ce12" office:value-type="string" calcext:value-type="string">
            <text:p>It was taught in accelerated mode and lacked the depth necessary for a clear understanding of the technologies.</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61" calcext:value-type="float">
            <text:p>61</text:p>
          </table:table-cell>
          <table:table-cell table:style-name="ce15" office:value-type="float" office:value="15" calcext:value-type="float">
            <text:p>15</text:p>
          </table:table-cell>
          <table:table-cell table:style-name="ce12" office:value-type="string" calcext:value-type="string">
            <text:p>pedagogy</text:p>
          </table:table-cell>
          <table:table-cell table:style-name="ce12" office:value-type="string" calcext:value-type="string">
            <text:p>how to set up the DevOps approach itself from scratch.</text:p>
          </table:table-cell>
          <table:table-cell table:style-name="ce2"/>
          <table:table-cell table:style-name="ce2" office:value-type="float" office:value="55" calcext:value-type="float">
            <text:p>55</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DevOps is the ideal candidate for non-traditional ways of teaching, such as peer instructions, flipped classroom, problem-based learning, among others.</text:p>
          </table:table-cell>
          <table:table-cell table:number-columns-repeated="1015"/>
        </table:table-row>
        <table:table-row table:style-name="ro1">
          <table:table-cell table:style-name="ce12" office:value-type="float" office:value="62" calcext:value-type="float">
            <text:p>62</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students not motivated.</text:p>
          </table:table-cell>
          <table:table-cell table:style-name="ce2"/>
          <table:table-cell table:style-name="ce2" office:value-type="float" office:value="60" calcext:value-type="float">
            <text:p>60</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30" office:value-type="string" calcext:value-type="string">
            <text:p>making the revision part more interactive and student-centered</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2" office:value-type="float" office:value="54" calcext:value-type="float">
            <text:p>54</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Create the easygoing and trusting atmosphere amongst the students and the teacher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3"/>
          <table:table-cell table:style-name="ce2" office:value-type="float" office:value="62" calcext:value-type="float">
            <text:p>62</text:p>
          </table:table-cell>
          <table:table-cell table:style-name="ce2" office:value-type="float" office:value="4" calcext:value-type="float">
            <text:p>4</text:p>
          </table:table-cell>
          <table:table-cell table:style-name="ce12" office:value-type="string" calcext:value-type="string">
            <text:p>pedagogy</text:p>
          </table:table-cell>
          <table:table-cell table:style-name="ce30" office:value-type="string" calcext:value-type="string">
            <text:p>request students to work in group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50" calcext:value-type="float">
            <text:p>50</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to introduce diversities into the design of course project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46" calcext:value-type="float">
            <text:p>46</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even if the course is project-driven, students need personal assistance.</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61" calcext:value-type="float">
            <text:p>61</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devised a customized Agile process to encourage both online and offline communication and collaboration </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51" calcext:value-type="float">
            <text:p>51</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a good practice was turns around “small step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63" calcext:value-type="float">
            <text:p>63</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the course had to be designed to favour interactivity and student engagement.</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3"/>
          <table:table-cell table:style-name="ce12" office:value-type="float" office:value="17" calcext:value-type="float">
            <text:p>17</text:p>
          </table:table-cell>
          <table:table-cell table:style-name="ce2" office:value-type="float" office:value="6" calcext:value-type="float">
            <text:p>6</text:p>
          </table:table-cell>
          <table:table-cell table:style-name="ce12" office:value-type="string" calcext:value-type="string">
            <text:p>curriculum</text:p>
          </table:table-cell>
          <table:table-cell table:style-name="ce16" office:value-type="string" calcext:value-type="string">
            <text:p>One way to achieve motivation is by making the course optional</text:p>
          </table:table-cell>
          <table:table-cell table:number-columns-repeated="1015"/>
        </table:table-row>
        <table:table-row table:style-name="ro1">
          <table:table-cell table:style-name="ce12" office:value-type="float" office:value="63" calcext:value-type="float">
            <text:p>63</text:p>
          </table:table-cell>
          <table:table-cell table:style-name="ce15" office:value-type="float" office:value="6" calcext:value-type="float">
            <text:p>6</text:p>
          </table:table-cell>
          <table:table-cell table:style-name="ce12" office:value-type="string" calcext:value-type="string">
            <text:p>pedagogy</text:p>
          </table:table-cell>
          <table:table-cell table:style-name="ce12" office:value-type="string" calcext:value-type="string">
            <text:p>Students’ motivation is crucial for a successful DevOps course</text:p>
          </table:table-cell>
          <table:table-cell table:style-name="ce2"/>
          <table:table-cell table:style-name="ce2" office:value-type="float" office:value="60" calcext:value-type="float">
            <text:p>60</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30" office:value-type="string" calcext:value-type="string">
            <text:p>making the revision part more interactive and student-centered</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2" office:value-type="float" office:value="54" calcext:value-type="float">
            <text:p>54</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Create the easygoing and trusting atmosphere amongst the students and the teacher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3"/>
          <table:table-cell table:style-name="ce2" office:value-type="float" office:value="62" calcext:value-type="float">
            <text:p>62</text:p>
          </table:table-cell>
          <table:table-cell table:style-name="ce2" office:value-type="float" office:value="4" calcext:value-type="float">
            <text:p>4</text:p>
          </table:table-cell>
          <table:table-cell table:style-name="ce12" office:value-type="string" calcext:value-type="string">
            <text:p>pedagogy</text:p>
          </table:table-cell>
          <table:table-cell table:style-name="ce30" office:value-type="string" calcext:value-type="string">
            <text:p>request students to work in group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50" calcext:value-type="float">
            <text:p>50</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to introduce diversities into the design of course project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46" calcext:value-type="float">
            <text:p>46</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even if the course is project-driven, students need personal assistance.</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61" calcext:value-type="float">
            <text:p>61</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devised a customized Agile process to encourage both online and offline communication and collaboration </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51" calcext:value-type="float">
            <text:p>51</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a good practice was turns around “small step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63" calcext:value-type="float">
            <text:p>63</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the course had to be designed to favour interactivity and student engagement.</text:p>
          </table:table-cell>
          <table:table-cell table:number-columns-repeated="1015"/>
        </table:table-row>
        <table:table-row table:style-name="ro1">
          <table:table-cell table:style-name="ce12" office:value-type="float" office:value="64" calcext:value-type="float">
            <text:p>64</text:p>
          </table:table-cell>
          <table:table-cell table:style-name="ce15" office:value-type="string" calcext:value-type="string">
            <text:p>1,10</text:p>
          </table:table-cell>
          <table:table-cell table:style-name="ce12" office:value-type="string" calcext:value-type="string">
            <text:p>tools</text:p>
          </table:table-cell>
          <table:table-cell table:style-name="ce12" office:value-type="string" calcext:value-type="string">
            <text:p>DevOps tools are complex.</text:p>
          </table:table-cell>
          <table:table-cell table:style-name="ce2"/>
          <table:table-cell table:style-name="ce15" office:value-type="float" office:value="76" calcext:value-type="float">
            <text:p>76</text:p>
          </table:table-cell>
          <table:table-cell table:style-name="ce15"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y will need to familiarize themselves with the technologies before the start of the activity.</text:p>
          </table:table-cell>
          <table:table-cell table:number-columns-repeated="1015"/>
        </table:table-row>
        <table:table-row table:style-name="ro1">
          <table:table-cell table:style-name="ce12" office:value-type="float" office:value="64" calcext:value-type="float">
            <text:p>64</text:p>
          </table:table-cell>
          <table:table-cell table:style-name="ce15"/>
          <table:table-cell table:style-name="ce12" table:number-columns-repeated="2"/>
          <table:table-cell table:style-name="ce2"/>
          <table:table-cell table:style-name="ce15" office:value-type="float" office:value="77" calcext:value-type="float">
            <text:p>77</text:p>
          </table:table-cell>
          <table:table-cell table:style-name="ce15"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 design of the system is meant to be simple</text:p>
          </table:table-cell>
          <table:table-cell table:number-columns-repeated="1015"/>
        </table:table-row>
        <table:table-row table:style-name="ro1">
          <table:table-cell table:style-name="ce12" office:value-type="float" office:value="65" calcext:value-type="float">
            <text:p>65</text:p>
          </table:table-cell>
          <table:table-cell table:style-name="ce15" office:value-type="string" calcext:value-type="string">
            <text:p>1,6,7</text:p>
          </table:table-cell>
          <table:table-cell table:style-name="ce12" office:value-type="string" calcext:value-type="string">
            <text:p>tools</text:p>
          </table:table-cell>
          <table:table-cell table:style-name="ce12" office:value-type="string" calcext:value-type="string">
            <text:p>There are many tools, techniques and languages to learn in DevOps</text:p>
          </table:table-cell>
          <table:table-cell table:style-name="ce2"/>
          <table:table-cell table:style-name="ce2" office:value-type="float" office:value="76" calcext:value-type="float">
            <text:p>76</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y will need to familiarize themselves with the technologies before the start of the activity.</text:p>
          </table:table-cell>
          <table:table-cell table:number-columns-repeated="1015"/>
        </table:table-row>
        <table:table-row table:style-name="ro1">
          <table:table-cell table:style-name="ce12" office:value-type="float" office:value="65" calcext:value-type="float">
            <text:p>65</text:p>
          </table:table-cell>
          <table:table-cell table:style-name="ce15"/>
          <table:table-cell table:style-name="ce12" table:number-columns-repeated="2"/>
          <table:table-cell table:style-name="ce2"/>
          <table:table-cell table:style-name="ce15" office:value-type="float" office:value="75" calcext:value-type="float">
            <text:p>75</text:p>
          </table:table-cell>
          <table:table-cell table:style-name="ce15" office:value-type="float" office:value="14" calcext:value-type="float">
            <text:p>14</text:p>
          </table:table-cell>
          <table:table-cell table:style-name="ce2" office:value-type="string" calcext:value-type="string">
            <text:p>tools</text:p>
          </table:table-cell>
          <table:table-cell table:style-name="ce12"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number-columns-repeated="1015"/>
        </table:table-row>
        <table:table-row table:style-name="ro1">
          <table:table-cell table:style-name="ce12" office:value-type="float" office:value="66" calcext:value-type="float">
            <text:p>66</text:p>
          </table:table-cell>
          <table:table-cell table:style-name="ce15" office:value-type="float" office:value="9" calcext:value-type="float">
            <text:p>9</text:p>
          </table:table-cell>
          <table:table-cell table:style-name="ce12" office:value-type="string" calcext:value-type="string">
            <text:p>tools</text:p>
          </table:table-cell>
          <table:table-cell table:style-name="ce12" office:value-type="string" calcext:value-type="string">
            <text:p>DevOps tools are new and time-consuming for a universitary lecturer.</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66" calcext:value-type="float">
            <text:p>66</text:p>
          </table:table-cell>
          <table:table-cell table:style-name="ce15"/>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67" calcext:value-type="float">
            <text:p>67</text:p>
          </table:table-cell>
          <table:table-cell table:style-name="ce15" office:value-type="float" office:value="1" calcext:value-type="float">
            <text:p>1</text:p>
          </table:table-cell>
          <table:table-cell table:style-name="ce12" office:value-type="string" calcext:value-type="string">
            <text:p>tools</text:p>
          </table:table-cell>
          <table:table-cell table:style-name="ce12" office:value-type="string" calcext:value-type="string">
            <text:p>some devops tools involve learning curve.</text:p>
          </table:table-cell>
          <table:table-cell table:style-name="ce2"/>
          <table:table-cell table:style-name="ce2" office:value-type="float" office:value="76" calcext:value-type="float">
            <text:p>76</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y will need to familiarize themselves with the technologies before the start of the activity.</text:p>
          </table:table-cell>
          <table:table-cell table:number-columns-repeated="1015"/>
        </table:table-row>
        <table:table-row table:style-name="ro1">
          <table:table-cell table:style-name="ce12" office:value-type="float" office:value="68" calcext:value-type="float">
            <text:p>68</text:p>
          </table:table-cell>
          <table:table-cell table:style-name="ce15" office:value-type="string" calcext:value-type="string">
            <text:p>9,13</text:p>
          </table:table-cell>
          <table:table-cell table:style-name="ce12" office:value-type="string" calcext:value-type="string">
            <text:p>tools</text:p>
          </table:table-cell>
          <table:table-cell table:style-name="ce12" office:value-type="string" calcext:value-type="string">
            <text:p>DevOps overhead of keeping up with the industrial state-of-the-art at universities is often too high.</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68" calcext:value-type="float">
            <text:p>68</text:p>
          </table:table-cell>
          <table:table-cell table:style-name="ce15"/>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69" calcext:value-type="float">
            <text:p>69</text:p>
          </table:table-cell>
          <table:table-cell table:style-name="ce15" office:value-type="float" office:value="8" calcext:value-type="float">
            <text:p>8</text:p>
          </table:table-cell>
          <table:table-cell table:style-name="ce12" office:value-type="string" calcext:value-type="string">
            <text:p>tools</text:p>
          </table:table-cell>
          <table:table-cell table:style-name="ce12" office:value-type="string" calcext:value-type="string">
            <text:p>Avoid focusing only on tools.</text:p>
          </table:table-cell>
          <table:table-cell table:style-name="ce2"/>
          <table:table-cell table:style-name="ce2" office:value-type="float" office:value="75" calcext:value-type="float">
            <text:p>75</text:p>
          </table:table-cell>
          <table:table-cell table:style-name="ce2" office:value-type="float" office:value="14" calcext:value-type="float">
            <text:p>14</text:p>
          </table:table-cell>
          <table:table-cell table:style-name="ce2" office:value-type="string" calcext:value-type="string">
            <text:p>tools</text:p>
          </table:table-cell>
          <table:table-cell table:style-name="ce12"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number-columns-repeated="1015"/>
        </table:table-row>
        <table:table-row table:style-name="ro1">
          <table:table-cell table:style-name="ce12" office:value-type="float" office:value="70" calcext:value-type="float">
            <text:p>70</text:p>
          </table:table-cell>
          <table:table-cell table:style-name="ce15" office:value-type="float" office:value="10" calcext:value-type="float">
            <text:p>10</text:p>
          </table:table-cell>
          <table:table-cell table:style-name="ce12" office:value-type="string" calcext:value-type="string">
            <text:p>tools</text:p>
          </table:table-cell>
          <table:table-cell table:style-name="ce12" office:value-type="string" calcext:value-type="string">
            <text:p>high computing power need can lead to resource-induced problems for computers of students.</text:p>
          </table:table-cell>
          <table:table-cell table:style-name="ce2"/>
          <table:table-cell table:style-name="ce2" office:value-type="float" office:value="83" calcext:value-type="float">
            <text:p>83</text:p>
          </table:table-cell>
          <table:table-cell table:style-name="ce2" office:value-type="float" office:value="10" calcext:value-type="float">
            <text:p>10</text:p>
          </table:table-cell>
          <table:table-cell table:style-name="ce2" office:value-type="string" calcext:value-type="string">
            <text:p>tools</text:p>
          </table:table-cell>
          <table:table-cell table:style-name="ce12" office:value-type="string" calcext:value-type="string">
            <text:p>Amazon Web Services (AWS) would remedy high computer power need by porting the test and production environment the Amazon Cloud. </text:p>
          </table:table-cell>
          <table:table-cell table:number-columns-repeated="1015"/>
        </table:table-row>
        <table:table-row table:style-name="ro1">
          <table:table-cell table:style-name="ce12" office:value-type="float" office:value="71" calcext:value-type="float">
            <text:p>71</text:p>
          </table:table-cell>
          <table:table-cell table:style-name="ce15" office:value-type="float" office:value="12" calcext:value-type="float">
            <text:p>12</text:p>
          </table:table-cell>
          <table:table-cell table:style-name="ce12" office:value-type="string" calcext:value-type="string">
            <text:p>tools</text:p>
          </table:table-cell>
          <table:table-cell table:style-name="ce12" office:value-type="string" calcext:value-type="string">
            <text:p>specific learning tool does not detect all problems.</text:p>
          </table:table-cell>
          <table:table-cell table:style-name="ce2"/>
          <table:table-cell table:style-name="ce15" office:value-type="float" office:value="78" calcext:value-type="float">
            <text:p>78</text:p>
          </table:table-cell>
          <table:table-cell table:style-name="ce15" office:value-type="float" office:value="17" calcext:value-type="float">
            <text:p>17</text:p>
          </table:table-cell>
          <table:table-cell table:style-name="ce2" office:value-type="string" calcext:value-type="string">
            <text:p>tools</text:p>
          </table:table-cell>
          <table:table-cell table:style-name="ce12" office:value-type="string" calcext:value-type="string">
            <text:p>Automatic tools are thus demanded to facilitate project data collection and analysis.</text:p>
          </table:table-cell>
          <table:table-cell table:number-columns-repeated="1015"/>
        </table:table-row>
        <table:table-row table:style-name="ro1">
          <table:table-cell table:style-name="ce12" office:value-type="float" office:value="71" calcext:value-type="float">
            <text:p>71</text:p>
          </table:table-cell>
          <table:table-cell table:style-name="ce15"/>
          <table:table-cell table:style-name="ce12" table:number-columns-repeated="2"/>
          <table:table-cell table:style-name="ce2"/>
          <table:table-cell table:style-name="ce15" office:value-type="float" office:value="79" calcext:value-type="float">
            <text:p>79</text:p>
          </table:table-cell>
          <table:table-cell table:style-name="ce15" office:value-type="float" office:value="17" calcext:value-type="float">
            <text:p>17</text:p>
          </table:table-cell>
          <table:table-cell table:style-name="ce2" office:value-type="string" calcext:value-type="string">
            <text:p>tools</text:p>
          </table:table-cell>
          <table:table-cell table:style-name="ce12" office:value-type="string" calcext:value-type="string">
            <text:p>We designed various automatically generated reports to provide timely feedback to students, customers, and TAs.</text:p>
          </table:table-cell>
          <table:table-cell table:number-columns-repeated="1015"/>
        </table:table-row>
        <table:table-row table:style-name="ro1">
          <table:table-cell table:style-name="ce12" office:value-type="float" office:value="71" calcext:value-type="float">
            <text:p>71</text:p>
          </table:table-cell>
          <table:table-cell table:style-name="ce15"/>
          <table:table-cell table:style-name="ce12" table:number-columns-repeated="2"/>
          <table:table-cell table:style-name="ce2"/>
          <table:table-cell table:style-name="ce15" office:value-type="float" office:value="80" calcext:value-type="float">
            <text:p>80</text:p>
          </table:table-cell>
          <table:table-cell table:style-name="ce15" office:value-type="float" office:value="18" calcext:value-type="float">
            <text:p>18</text:p>
          </table:table-cell>
          <table:table-cell table:style-name="ce2" office:value-type="string" calcext:value-type="string">
            <text:p>tools</text:p>
          </table:table-cell>
          <table:table-cell table:style-name="ce12" office:value-type="string" calcext:value-type="string">
            <text:p>ALECCS can automatically check the submitted codes so that students (as individual or team member) can check the results and correct their projects quickly.</text:p>
          </table:table-cell>
          <table:table-cell table:number-columns-repeated="1015"/>
        </table:table-row>
        <table:table-row table:style-name="ro1">
          <table:table-cell table:style-name="ce12" office:value-type="float" office:value="71" calcext:value-type="float">
            <text:p>71</text:p>
          </table:table-cell>
          <table:table-cell table:style-name="ce15"/>
          <table:table-cell table:style-name="ce12" table:number-columns-repeated="2"/>
          <table:table-cell table:style-name="ce2"/>
          <table:table-cell table:style-name="ce15" office:value-type="float" office:value="81" calcext:value-type="float">
            <text:p>81</text:p>
          </table:table-cell>
          <table:table-cell table:style-name="ce15" office:value-type="float" office:value="12" calcext:value-type="float">
            <text:p>12</text:p>
          </table:table-cell>
          <table:table-cell table:style-name="ce2" office:value-type="string" calcext:value-type="string">
            <text:p>tools</text:p>
          </table:table-cell>
          <table:table-cell table:style-name="ce12" office:value-type="string" calcext:value-type="string">
            <text:p>ALECSS is also useful to reduce manual checking load of the teacher. ALECSS automatically detects much more warnings than manual checking.</text:p>
          </table:table-cell>
          <table:table-cell table:number-columns-repeated="1015"/>
        </table:table-row>
        <table:table-row table:style-name="ro1">
          <table:table-cell table:style-name="ce12" office:value-type="float" office:value="72" calcext:value-type="float">
            <text:p>72</text:p>
          </table:table-cell>
          <table:table-cell table:style-name="ce15" office:value-type="float" office:value="1" calcext:value-type="float">
            <text:p>1</text:p>
          </table:table-cell>
          <table:table-cell table:style-name="ce12" office:value-type="string" calcext:value-type="string">
            <text:p>tools</text:p>
          </table:table-cell>
          <table:table-cell table:style-name="ce12" office:value-type="string" calcext:value-type="string">
            <text:p>Git tool should be a prerequisite.</text:p>
          </table:table-cell>
          <table:table-cell table:style-name="ce2"/>
          <table:table-cell table:style-name="ce2" office:value-type="float" office:value="84" calcext:value-type="float">
            <text:p>84</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students to gain familiarity with the command line interface for version control before beginning the activity.</text:p>
          </table:table-cell>
          <table:table-cell table:number-columns-repeated="1015"/>
        </table:table-row>
        <table:table-row table:style-name="ro1">
          <table:table-cell table:style-name="ce12" office:value-type="float" office:value="73" calcext:value-type="float">
            <text:p>73</text:p>
          </table:table-cell>
          <table:table-cell table:style-name="ce15" office:value-type="float" office:value="1" calcext:value-type="float">
            <text:p>1</text:p>
          </table:table-cell>
          <table:table-cell table:style-name="ce12" office:value-type="string" calcext:value-type="string">
            <text:p>tools</text:p>
          </table:table-cell>
          <table:table-cell table:style-name="ce12" office:value-type="string" calcext:value-type="string">
            <text:p>Static analysis tool lacks of failures when detect possible issues.</text:p>
          </table:table-cell>
          <table:table-cell table:style-name="ce2"/>
          <table:table-cell table:style-name="ce2" office:value-type="float" office:value="85" calcext:value-type="float">
            <text:p>85</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special attention should be paid to the static analysis stage during the activity.</text:p>
          </table:table-cell>
          <table:table-cell table:number-columns-repeated="1015"/>
        </table:table-row>
        <table:table-row table:style-name="ro2" table:number-rows-repeated="1048413">
          <table:table-cell table:number-columns-repeated="1024"/>
        </table:table-row>
        <table:table-row table:style-name="ro2">
          <table:table-cell table:number-columns-repeated="1024"/>
        </table:table-row>
      </table:table>
      <table:table table:name="Challenge-Recommendation Divergences" table:style-name="ta9">
        <table:table-column table:style-name="co8" table:default-cell-style-name="Default"/>
        <table:table-column table:style-name="co51" table:default-cell-style-name="Default"/>
        <table:table-column table:style-name="co35" table:default-cell-style-name="Default"/>
        <table:table-column table:style-name="co16" table:default-cell-style-name="Default"/>
        <table:table-column table:style-name="co27"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10" table:number-columns-repeated="1014" table:default-cell-style-name="Default"/>
        <table:table-row table:style-name="ro1">
          <table:table-cell table:style-name="ce28" office:value-type="string" calcext:value-type="string" table:number-columns-spanned="4" table:number-rows-spanned="1">
            <text:p>Challenge</text:p>
          </table:table-cell>
          <table:covered-table-cell table:number-columns-repeated="3"/>
          <table:table-cell table:style-name="ce29"/>
          <table:table-cell table:style-name="ce33" office:value-type="string" calcext:value-type="string" table:number-columns-spanned="4" table:number-rows-spanned="1">
            <text:p>Recommendation</text:p>
          </table:table-cell>
          <table:covered-table-cell table:number-columns-repeated="3"/>
          <table:table-cell table:style-name="ce29"/>
          <table:table-cell table:number-columns-repeated="1014"/>
        </table:table-row>
        <table:table-row table:style-name="ro1">
          <table:table-cell table:style-name="ce29" office:value-type="string" calcext:value-type="string">
            <text:p>Number</text:p>
          </table:table-cell>
          <table:table-cell table:style-name="ce18" office:value-type="string" calcext:value-type="string">
            <text:p>Papers</text:p>
          </table:table-cell>
          <table:table-cell table:style-name="ce29" office:value-type="string" calcext:value-type="string">
            <text:p>Theme</text:p>
          </table:table-cell>
          <table:table-cell table:style-name="ce29" office:value-type="string" calcext:value-type="string">
            <text:p>Challenge</text:p>
          </table:table-cell>
          <table:table-cell table:style-name="ce29"/>
          <table:table-cell table:style-name="ce8" office:value-type="string" calcext:value-type="string">
            <text:p>Number</text:p>
          </table:table-cell>
          <table:table-cell table:style-name="ce36" office:value-type="string" calcext:value-type="string">
            <text:p>Papers</text:p>
          </table:table-cell>
          <table:table-cell table:style-name="ce29" office:value-type="string" calcext:value-type="string">
            <text:p>Theme</text:p>
          </table:table-cell>
          <table:table-cell table:style-name="ce8" office:value-type="string" calcext:value-type="string">
            <text:p>Recommendation</text:p>
          </table:table-cell>
          <table:table-cell table:style-name="ce29"/>
          <table:table-cell table:number-columns-repeated="1014"/>
        </table:table-row>
        <table:table-row table:style-name="ro1">
          <table:table-cell table:style-name="ce12"/>
          <table:table-cell table:style-name="ce15"/>
          <table:table-cell table:style-name="ce12" table:number-columns-repeated="3"/>
          <table:table-cell table:style-name="ce34" office:value-type="float" office:value="17" calcext:value-type="float">
            <text:p>17</text:p>
          </table:table-cell>
          <table:table-cell table:style-name="ce37" office:value-type="float" office:value="6" calcext:value-type="float">
            <text:p>6</text:p>
          </table:table-cell>
          <table:table-cell table:style-name="ce40" office:value-type="string" calcext:value-type="string">
            <text:p>curriculum</text:p>
          </table:table-cell>
          <table:table-cell table:style-name="ce40" office:value-type="string" calcext:value-type="string">
            <text:p>One way to achieve motivation is by making the course optional</text:p>
          </table:table-cell>
          <table:table-cell table:style-name="ce12"/>
          <table:table-cell table:number-columns-repeated="1014"/>
        </table:table-row>
        <table:table-row table:style-name="ro1">
          <table:table-cell table:style-name="ce12"/>
          <table:table-cell table:style-name="ce15"/>
          <table:table-cell table:style-name="ce12" table:number-columns-repeated="3"/>
          <table:table-cell table:style-name="ce34" office:value-type="float" office:value="18" calcext:value-type="float">
            <text:p>18</text:p>
          </table:table-cell>
          <table:table-cell table:style-name="ce37" office:value-type="float" office:value="14" calcext:value-type="float">
            <text:p>14</text:p>
          </table:table-cell>
          <table:table-cell table:style-name="ce40" office:value-type="string" calcext:value-type="string">
            <text:p>curriculum</text:p>
          </table:table-cell>
          <table:table-cell table:style-name="ce40" office:value-type="string" calcext:value-type="string">
            <text:p>Use DevOps course as a prerequisite for some specialization course to deliver to students specialized skills.</text:p>
          </table:table-cell>
          <table:table-cell table:style-name="ce12"/>
          <table:table-cell table:number-columns-repeated="1014"/>
        </table:table-row>
        <table:table-row table:style-name="ro1">
          <table:table-cell table:style-name="ce12"/>
          <table:table-cell table:style-name="ce15"/>
          <table:table-cell table:style-name="ce12" table:number-columns-repeated="3"/>
          <table:table-cell table:style-name="ce19"/>
          <table:table-cell table:style-name="ce38"/>
          <table:table-cell table:style-name="ce16" table:number-columns-repeated="2"/>
          <table:table-cell table:style-name="ce12"/>
          <table:table-cell table:number-columns-repeated="1014"/>
        </table:table-row>
        <table:table-row table:style-name="ro1">
          <table:table-cell table:style-name="ce31" office:value-type="float" office:value="53" calcext:value-type="float">
            <text:p>53</text:p>
          </table:table-cell>
          <table:table-cell table:style-name="ce32" office:value-type="float" office:value="17" calcext:value-type="float">
            <text:p>17</text:p>
          </table:table-cell>
          <table:table-cell table:style-name="ce31" office:value-type="string" calcext:value-type="string">
            <text:p>pedagogy</text:p>
          </table:table-cell>
          <table:table-cell table:style-name="ce31" office:value-type="string" calcext:value-type="string">
            <text:p>one fixed project for all students could be boring.</text:p>
          </table:table-cell>
          <table:table-cell table:style-name="ce31"/>
          <table:table-cell table:style-name="ce35" office:value-type="float" office:value="44" calcext:value-type="float">
            <text:p>44</text:p>
          </table:table-cell>
          <table:table-cell table:style-name="ce39" office:value-type="float" office:value="4" calcext:value-type="float">
            <text:p>4</text:p>
          </table:table-cell>
          <table:table-cell table:style-name="ce41" office:value-type="string" calcext:value-type="string">
            <text:p>pedagogy</text:p>
          </table:table-cell>
          <table:table-cell table:style-name="ce41" office:value-type="string" calcext:value-type="string">
            <text:p>Assigning the same project to every group</text:p>
          </table:table-cell>
          <table:table-cell table:style-name="ce12"/>
          <table:table-cell table:number-columns-repeated="1014"/>
        </table:table-row>
        <table:table-row table:style-name="ro1">
          <table:table-cell table:style-name="ce31"/>
          <table:table-cell table:style-name="ce32"/>
          <table:table-cell table:style-name="ce31" table:number-columns-repeated="3"/>
          <table:table-cell table:style-name="ce35" office:value-type="float" office:value="50" calcext:value-type="float">
            <text:p>50</text:p>
          </table:table-cell>
          <table:table-cell table:style-name="ce39" office:value-type="float" office:value="17" calcext:value-type="float">
            <text:p>17</text:p>
          </table:table-cell>
          <table:table-cell table:style-name="ce41" office:value-type="string" calcext:value-type="string">
            <text:p>pedagogy</text:p>
          </table:table-cell>
          <table:table-cell table:style-name="ce41" office:value-type="string" calcext:value-type="string">
            <text:p>to introduce diversities into the design of course projects.</text:p>
          </table:table-cell>
          <table:table-cell table:style-name="ce12"/>
          <table:table-cell table:number-columns-repeated="1014"/>
        </table:table-row>
        <table:table-row table:style-name="ro2" table:number-rows-repeated="1048568">
          <table:table-cell table:number-columns-repeated="1024"/>
        </table:table-row>
        <table:table-row table:style-name="ro2">
          <table:table-cell table:number-columns-repeated="1024"/>
        </table:table-row>
      </table:table>
      <table:named-expressions>
        <table:named-range table:name="challengesAmountOfPapers" table:base-cell-address="$'Primary Papers'.$A$1" table:cell-range-address="$Challenges.$C$2:.$C$74"/>
        <table:named-range table:name="challengesAmountOfRecommendationsLinks" table:base-cell-address="$'Primary Papers'.$A$1" table:cell-range-address="$Challenges.$G$2:.$G$74"/>
        <table:named-range table:name="challengesCitationsNumber" table:base-cell-address="$'Primary Papers'.$A$1" table:cell-range-address="$'Challenges Citations'.$C$2:.$C$92"/>
        <table:named-range table:name="challengesCitationsRepeated" table:base-cell-address="$'Primary Papers'.$A$1" table:cell-range-address="$'Challenges Citations'.$B$2:.$B$92"/>
        <table:named-range table:name="challengesCitationsTheme" table:base-cell-address="$'Primary Papers'.$A$1" table:cell-range-address="$'Challenges Citations'.$E$2:.$E$92"/>
        <table:named-range table:name="challengesDevOpsSpecific" table:base-cell-address="$'Primary Papers'.$A$1" table:cell-range-address="$Challenges.$F$2:.$F$74"/>
        <table:named-range table:name="challengesTheme" table:base-cell-address="$'Primary Papers'.$A$1" table:cell-range-address="$Challenges.$D$2:.$D$74"/>
        <table:named-range table:name="recommendationsAmountOfChallengesLinks" table:base-cell-address="$'Primary Papers'.$A$1" table:cell-range-address="$Recommendations.$G$2:.$G$86"/>
        <table:named-range table:name="recommendationsAmountOfPapers" table:base-cell-address="$'Primary Papers'.$A$1" table:cell-range-address="$Recommendations.$C$2:.$C$86"/>
        <table:named-range table:name="recommendationsCitationsNumber" table:base-cell-address="$'Primary Papers'.$A$1" table:cell-range-address="$'Recommendations Citations'.$C$2:.$C$90"/>
        <table:named-range table:name="recommendationsCitationsRepeated" table:base-cell-address="$'Primary Papers'.$A$1" table:cell-range-address="$'Recommendations Citations'.$B$2:.$B$90"/>
        <table:named-range table:name="recommendationsCitationsTheme" table:base-cell-address="$'Primary Papers'.$A$1" table:cell-range-address="$'Recommendations Citations'.$E$2:.$E$90"/>
        <table:named-range table:name="recommendationsDevOpsSpecific" table:base-cell-address="$'Primary Papers'.$A$1" table:cell-range-address="$Recommendations.$F$2:.$F$86"/>
        <table:named-range table:name="recommendationsTheme" table:base-cell-address="$'Primary Papers'.$A$1" table:cell-range-address="$Recommendations.$D$2:.$D$8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imary_20_Papers" style:display-name="PageStyle_Primary Papers" style:page-layout-name="Mpm3">
      <style:header style:display="false"/>
      <style:header-left style:display="false"/>
      <style:footer style:display="false"/>
      <style:footer-left style:display="false"/>
    </style:master-page>
    <style:master-page style:name="PageStyle_5f_Challenges_20_Citations" style:display-name="PageStyle_Challenges Citations" style:page-layout-name="Mpm3">
      <style:header style:display="false"/>
      <style:header-left style:display="false"/>
      <style:footer style:display="false"/>
      <style:footer-left style:display="false"/>
    </style:master-page>
    <style:master-page style:name="PageStyle_5f_Challenges" style:display-name="PageStyle_Challenges" style:page-layout-name="Mpm3">
      <style:header style:display="false"/>
      <style:header-left style:display="false"/>
      <style:footer style:display="false"/>
      <style:footer-left style:display="false"/>
    </style:master-page>
    <style:master-page style:name="PageStyle_5f_Challenges_20_Graphics" style:display-name="PageStyle_Challenges Graphics" style:page-layout-name="Mpm3">
      <style:header style:display="false"/>
      <style:header-left style:display="false"/>
      <style:footer style:display="false"/>
      <style:footer-left style:display="false"/>
    </style:master-page>
    <style:master-page style:name="PageStyle_5f_Recommendations_20_Citations" style:display-name="PageStyle_Recommendations Citations" style:page-layout-name="Mpm3">
      <style:header style:display="false"/>
      <style:header-left style:display="false"/>
      <style:footer style:display="false"/>
      <style:footer-left style:display="false"/>
    </style:master-page>
    <style:master-page style:name="PageStyle_5f_Recommendations" style:display-name="PageStyle_Recommendations" style:page-layout-name="Mpm3">
      <style:header style:display="false"/>
      <style:header-left style:display="false"/>
      <style:footer style:display="false"/>
      <style:footer-left style:display="false"/>
    </style:master-page>
    <style:master-page style:name="PageStyle_5f_Recommendations_20_Graphics" style:display-name="PageStyle_Recommendations Graphics" style:page-layout-name="Mpm3">
      <style:header style:display="false"/>
      <style:header-left style:display="false"/>
      <style:footer style:display="false"/>
      <style:footer-left style:display="false"/>
    </style:master-page>
    <style:master-page style:name="PageStyle_5f_Challenge-Recommendation_20_Links" style:display-name="PageStyle_Challenge-Recommendation Links" style:page-layout-name="Mpm3">
      <style:header style:display="false"/>
      <style:header-left style:display="false"/>
      <style:footer style:display="false"/>
      <style:footer-left style:display="false"/>
    </style:master-page>
    <style:master-page style:name="PageStyle_5f_Challenge-Recommendation_20_Divergences" style:display-name="PageStyle_Challenge-Recommendation Diverge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3342" meta:object-count="9"/>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2pt" style:font-family-asian="Arial" style:font-size-asian="12pt" style:font-family-complex="Arial" style:font-size-complex="12pt"/>
    </style:style>
    <style:style style:name="ch5" style:family="chart">
      <style:chart-properties chart:auto-position="true" style:rotation-angle="0"/>
      <style:text-properties fo:color="#000000" style:text-position="0% 100%" fo:font-family="Arial" fo:font-size="14pt" style:font-family-asian="Arial" style:font-size-asian="14pt" style:font-family-complex="Arial" style:font-size-complex="14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4pt" style:font-family-asian="Arial" style:font-size-asian="14pt" style:font-family-complex="Arial" style:font-size-complex="14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9.128cm" svg:height="3.731cm" xlink:href=".." xlink:type="simple" chart:class="chart:bar" chart:style-name="ch1">
        <chart:legend chart:legend-position="end" svg:x="7.632cm" svg:y="0.321cm" style:legend-expansion="high" chart:style-name="ch2"/>
        <chart:plot-area chart:style-name="ch3" table:cell-range-address="'Primary Papers'.G3:'Primary Papers'.H8" chart:data-source-has-labels="column" svg:x="1.485cm" svg:y="0.074cm" svg:width="5.965cm" svg:height="2.31cm">
          <chartooo:coordinate-region svg:x="1.956cm" svg:y="0.074cm" svg:width="5.494cm" svg:height="1.019cm"/>
          <chart:axis chart:dimension="x" chart:name="primary-x" chart:style-name="ch4" chartooo:axis-type="text">
            <chart:title svg:x="3.835cm" svg:y="2.458cm" chart:style-name="ch5">
              <text:p>Year</text:p>
            </chart:title>
            <chart:categories table:cell-range-address="'Primary Papers'.G3:'Primary Papers'.G8"/>
          </chart:axis>
          <chart:axis chart:dimension="y" chart:name="primary-y" chart:style-name="ch6">
            <chart:title svg:x="0.451cm" svg:y="2.205cm" chart:style-name="ch7">
              <text:p>Amount</text:p>
            </chart:title>
            <chart:grid chart:style-name="ch8" chart:class="major"/>
          </chart:axis>
          <chart:series chart:style-name="ch9" chart:values-cell-range-address="'Primary Papers'.H3:'Primary Papers'.H8" chart:class="chart:bar">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float" office:value="2014">
                <text:p>2014</text:p>
                <draw:g>
                  <svg:desc>'Primary Papers'.G3:'Primary Papers'.G8</svg:desc>
                </draw:g>
              </table:table-cell>
              <table:table-cell office:value-type="float" office:value="1">
                <text:p>1</text:p>
                <draw:g>
                  <svg:desc>'Primary Papers'.H3:'Primary Papers'.H8</svg:desc>
                </draw:g>
              </table:table-cell>
            </table:table-row>
            <table:table-row>
              <table:table-cell office:value-type="float" office:value="2015">
                <text:p>2015</text:p>
              </table:table-cell>
              <table:table-cell office:value-type="float" office:value="0">
                <text:p>0</text:p>
              </table:table-cell>
            </table:table-row>
            <table:table-row>
              <table:table-cell office:value-type="float" office:value="2016">
                <text:p>2016</text:p>
              </table:table-cell>
              <table:table-cell office:value-type="float" office:value="2">
                <text:p>2</text:p>
              </table:table-cell>
            </table:table-row>
            <table:table-row>
              <table:table-cell office:value-type="float" office:value="2017">
                <text:p>2017</text:p>
              </table:table-cell>
              <table:table-cell office:value-type="float" office:value="3">
                <text:p>3</text:p>
              </table:table-cell>
            </table:table-row>
            <table:table-row>
              <table:table-cell office:value-type="float" office:value="2018">
                <text:p>2018</text:p>
              </table:table-cell>
              <table:table-cell office:value-type="float" office:value="4">
                <text:p>4</text:p>
              </table:table-cell>
            </table:table-row>
            <table:table-row>
              <table:table-cell office:value-type="float" office:value="2019">
                <text:p>2019</text:p>
              </table:table-cell>
              <table:table-cell office:value-type="float" office:value="8">
                <text:p>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8pt" fo:font-weight="bold" style:font-family-asian="Arial" style:font-size-asian="18pt" style:font-weight-asian="bold" style:font-family-complex="Arial" style:font-size-complex="18pt" style:font-weight-complex="bold"/>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chart-properties chart:solid-type="cuboid"/>
      <style:graphic-properties draw:fill-color="#46bdc6"/>
    </style:style>
    <style:style style:name="ch13" style:family="chart">
      <style:chart-properties chart:solid-type="cuboid"/>
      <style:graphic-properties draw:fill-color="#7baaf7"/>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404cm" svg:height="6.985cm" xlink:href=".." xlink:type="simple" chart:class="chart:circle" chart:style-name="ch1">
        <chart:legend chart:legend-position="end" svg:x="6.931cm" svg:y="1.03cm" style:legend-expansion="high" chart:style-name="ch2"/>
        <chart:plot-area chart:style-name="ch3" table:cell-range-address="'Challenges Graphics'.A1:'Challenges Graphics'.B8" chart:data-source-has-labels="both" svg:x="0.328cm" svg:y="0.139cm" svg:width="6.275cm" svg:height="6.707cm">
          <chartooo:coordinate-region svg:x="0.328cm" svg:y="0.356cm" svg:width="6.274cm" svg:height="6.274cm"/>
          <chart:axis chart:dimension="x" chart:name="primary-x" chart:style-name="ch4" chartooo:axis-type="text">
            <chart:categories table:cell-range-address="'Challenges Graphics'.A2:'Challenges Graphics'.A8"/>
          </chart:axis>
          <chart:axis chart:dimension="y" chart:name="primary-y" chart:style-name="ch5"/>
          <chart:series chart:style-name="ch6" chart:values-cell-range-address="'Challenges Graphics'.B2:'Challenges Graphics'.B8" chart:label-cell-address="'Challenges Graphics'.B1:'Challenges Graphics'.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hallenges</text:p>
                <draw:g>
                  <svg:desc>'Challenges Graphics'.B1:'Challenges Graphics'.B1</svg:desc>
                </draw:g>
              </table:table-cell>
            </table:table-row>
          </table:table-header-rows>
          <table:table-rows>
            <table:table-row>
              <table:table-cell office:value-type="string">
                <text:p>pedagogy</text:p>
                <draw:g>
                  <svg:desc>'Challenges Graphics'.A2:'Challenges Graphics'.A8</svg:desc>
                </draw:g>
              </table:table-cell>
              <table:table-cell office:value-type="float" office:value="15">
                <text:p>15</text:p>
                <draw:g>
                  <svg:desc>'Challenges Graphics'.B2:'Challenges Graphics'.B8</svg:desc>
                </draw:g>
              </table:table-cell>
            </table:table-row>
            <table:table-row>
              <table:table-cell office:value-type="string">
                <text:p>assessment</text:p>
              </table:table-cell>
              <table:table-cell office:value-type="float" office:value="11">
                <text:p>11</text:p>
              </table:table-cell>
            </table:table-row>
            <table:table-row>
              <table:table-cell office:value-type="string">
                <text:p>curriculum</text:p>
              </table:table-cell>
              <table:table-cell office:value-type="float" office:value="11">
                <text:p>11</text:p>
              </table:table-cell>
            </table:table-row>
            <table:table-row>
              <table:table-cell office:value-type="string">
                <text:p>tools</text:p>
              </table:table-cell>
              <table:table-cell office:value-type="float" office:value="10">
                <text:p>10</text:p>
              </table:table-cell>
            </table:table-row>
            <table:table-row>
              <table:table-cell office:value-type="string">
                <text:p>devops concepts</text:p>
              </table:table-cell>
              <table:table-cell office:value-type="float" office:value="9">
                <text:p>9</text:p>
              </table:table-cell>
            </table:table-row>
            <table:table-row>
              <table:table-cell office:value-type="string">
                <text:p>classes preparation</text:p>
              </table:table-cell>
              <table:table-cell office:value-type="float" office:value="10">
                <text:p>10</text:p>
              </table:table-cell>
            </table:table-row>
            <table:table-row>
              <table:table-cell office:value-type="string">
                <text:p>environment setup</text:p>
              </table:table-cell>
              <table:table-cell office:value-type="float" office:value="7">
                <text:p>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4pt" style:font-family-asian="Arial" style:font-size-asian="14pt" style:font-family-complex="Arial" style:font-size-complex="14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4pt" style:font-family-asian="Arial" style:font-size-asian="14pt" style:font-family-complex="Arial" style:font-size-complex="14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fill-color="#aecf00"/>
    </style:style>
    <style:style style:name="ch18" style:family="chart">
      <style:graphic-properties draw:fill-color="#4b1f6f"/>
    </style:style>
    <style:style style:name="ch19" style:family="chart">
      <style:graphic-properties draw:fill-color="#ff950e"/>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2.091cm" svg:height="6.033cm" xlink:href=".." xlink:type="simple" chart:class="chart:bar" chart:style-name="ch1">
        <chart:legend chart:legend-position="end" svg:x="11.151cm" svg:y="0.476cm" style:legend-expansion="high" chart:style-name="ch2"/>
        <chart:plot-area chart:style-name="ch3" table:cell-range-address="'Challenges Graphics'.A11:'Challenges Graphics'.B21" chart:data-source-has-labels="both" svg:x="1.544cm" svg:y="0.12cm" svg:width="9.366cm" svg:height="4.52cm">
          <chartooo:coordinate-region svg:x="2.015cm" svg:y="0.319cm" svg:width="8.895cm" svg:height="3.824cm"/>
          <chart:axis chart:dimension="x" chart:name="primary-x" chart:style-name="ch4" chartooo:axis-type="text">
            <chart:title svg:x="2.87cm" svg:y="4.76cm" chart:style-name="ch5">
              <text:p>number of recommendations</text:p>
            </chart:title>
            <chart:categories table:cell-range-address="'Challenges Graphics'.A12:'Challenges Graphics'.A21"/>
          </chart:axis>
          <chart:axis chart:dimension="y" chart:name="primary-y" chart:style-name="ch6">
            <chart:title svg:x="0.451cm" svg:y="5.074cm" chart:style-name="ch7">
              <text:p>amount of challenges</text:p>
            </chart:title>
            <chart:grid chart:style-name="ch8" chart:class="major"/>
          </chart:axis>
          <chart:series chart:style-name="ch9" chart:values-cell-range-address="'Challenges Graphics'.B12:'Challenges Graphics'.B21" chart:label-cell-address="'Challenges Graphics'.B11:'Challenges Graphics'.B11"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amount of challenges</text:p>
                <draw:g>
                  <svg:desc>'Challenges Graphics'.B11:'Challenges Graphics'.B11</svg:desc>
                </draw:g>
              </table:table-cell>
            </table:table-row>
          </table:table-header-rows>
          <table:table-rows>
            <table:table-row>
              <table:table-cell office:value-type="float" office:value="0">
                <text:p>0</text:p>
                <draw:g>
                  <svg:desc>'Challenges Graphics'.A12:'Challenges Graphics'.A21</svg:desc>
                </draw:g>
              </table:table-cell>
              <table:table-cell office:value-type="float" office:value="11">
                <text:p>11</text:p>
                <draw:g>
                  <svg:desc>'Challenges Graphics'.B12:'Challenges Graphics'.B21</svg:desc>
                </draw:g>
              </table:table-cell>
            </table:table-row>
            <table:table-row>
              <table:table-cell office:value-type="float" office:value="1">
                <text:p>1</text:p>
              </table:table-cell>
              <table:table-cell office:value-type="float" office:value="27">
                <text:p>27</text:p>
              </table:table-cell>
            </table:table-row>
            <table:table-row>
              <table:table-cell office:value-type="float" office:value="2">
                <text:p>2</text:p>
              </table:table-cell>
              <table:table-cell office:value-type="float" office:value="15">
                <text:p>15</text:p>
              </table:table-cell>
            </table:table-row>
            <table:table-row>
              <table:table-cell office:value-type="float" office:value="3">
                <text:p>3</text:p>
              </table:table-cell>
              <table:table-cell office:value-type="float" office:value="4">
                <text:p>4</text:p>
              </table:table-cell>
            </table:table-row>
            <table:table-row>
              <table:table-cell office:value-type="float" office:value="4">
                <text:p>4</text:p>
              </table:table-cell>
              <table:table-cell office:value-type="float" office:value="10">
                <text:p>10</text:p>
              </table:table-cell>
            </table:table-row>
            <table:table-row>
              <table:table-cell office:value-type="float" office:value="5">
                <text:p>5</text:p>
              </table:table-cell>
              <table:table-cell office:value-type="float" office:value="1">
                <text:p>1</text:p>
              </table:table-cell>
            </table:table-row>
            <table:table-row>
              <table:table-cell office:value-type="float" office:value="6">
                <text:p>6</text:p>
              </table:table-cell>
              <table:table-cell office:value-type="float" office:value="3">
                <text:p>3</text:p>
              </table:table-cell>
            </table:table-row>
            <table:table-row>
              <table:table-cell office:value-type="float" office:value="7">
                <text:p>7</text:p>
              </table:table-cell>
              <table:table-cell office:value-type="float" office:value="0">
                <text:p>0</text:p>
              </table:table-cell>
            </table:table-row>
            <table:table-row>
              <table:table-cell office:value-type="float" office:value="8">
                <text:p>8</text:p>
              </table:table-cell>
              <table:table-cell office:value-type="float" office:value="1">
                <text:p>1</text:p>
              </table:table-cell>
            </table:table-row>
            <table:table-row>
              <table:table-cell office:value-type="float" office:value="9">
                <text:p>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rotation-angle="30"/>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4pt" fo:font-weight="bold" style:font-family-asian="Arial" style:font-size-asian="14pt" style:font-weight-asian="bold" style:font-family-complex="Arial" style:font-size-complex="14pt" style:font-weight-complex="bold"/>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4pt" fo:font-weight="bold" style:font-family-asian="Arial" style:font-size-asian="14pt" style:font-weight-asian="bold" style:font-family-complex="Arial" style:font-size-complex="14pt" style:font-weight-complex="bold"/>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a4335" fo:wrap-option="wrap"/>
      <style:text-properties fo:color="#000000" style:text-position="0% 100%" fo:font-family="Arial" fo:font-size="10pt" style:font-family-asian="Arial" style:font-size-asian="10pt" style:font-family-complex="Arial"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2.409cm" svg:height="9.737cm" xlink:href=".." xlink:type="simple" chart:class="chart:bar" chart:style-name="ch1">
        <chart:legend chart:legend-position="end" svg:x="8.532cm" svg:y="4.32cm" style:legend-expansion="high" chart:style-name="ch2"/>
        <chart:plot-area chart:style-name="ch3" table:cell-range-address="'Challenges Graphics'.A28:'Challenges Graphics'.C34" chart:data-source-has-labels="both" svg:x="1.551cm" svg:y="0.194cm" svg:width="6.733cm" svg:height="8.076cm">
          <chartooo:coordinate-region svg:x="2.545cm" svg:y="0.194cm" svg:width="5.739cm" svg:height="6.017cm"/>
          <chart:axis chart:dimension="x" chart:name="primary-x" chart:style-name="ch4" chartooo:axis-type="text">
            <chart:title svg:x="3.994cm" svg:y="8.464cm" chart:style-name="ch5">
              <text:p>Theme</text:p>
            </chart:title>
            <chart:categories table:cell-range-address="'Challenges Graphics'.A28:'Challenges Graphics'.A34"/>
          </chart:axis>
          <chart:axis chart:dimension="y" chart:name="primary-y" chart:style-name="ch6">
            <chart:title svg:x="0.451cm" svg:y="6.954cm" chart:style-name="ch7">
              <text:p>amount of challenges</text:p>
            </chart:title>
            <chart:grid chart:style-name="ch8" chart:class="major"/>
          </chart:axis>
          <chart:series chart:style-name="ch9" chart:values-cell-range-address="'Challenges Graphics'.B28:'Challenges Graphics'.B34" loext:label-string="&quot;DevOps Specific&quot;" chart:class="chart:bar">
            <chart:data-point chart:repeated="7"/>
          </chart:series>
          <chart:series chart:style-name="ch10" chart:values-cell-range-address="'Challenges Graphics'.C28:'Challenges Graphics'.C34" loext:label-string="&quot;No DevOps Specific&quot;"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vOps Specific</text:p>
              </table:table-cell>
              <table:table-cell office:value-type="string">
                <text:p>No DevOps Specific</text:p>
              </table:table-cell>
            </table:table-row>
          </table:table-header-rows>
          <table:table-rows>
            <table:table-row>
              <table:table-cell office:value-type="string">
                <text:p>pedagogy</text:p>
                <draw:g>
                  <svg:desc>'Challenges Graphics'.A28:'Challenges Graphics'.A34</svg:desc>
                </draw:g>
              </table:table-cell>
              <table:table-cell office:value-type="float" office:value="1">
                <text:p>1</text:p>
                <draw:g>
                  <svg:desc>'Challenges Graphics'.B28:'Challenges Graphics'.B34</svg:desc>
                </draw:g>
              </table:table-cell>
              <table:table-cell office:value-type="float" office:value="14">
                <text:p>14</text:p>
                <draw:g>
                  <svg:desc>'Challenges Graphics'.C28:'Challenges Graphics'.C34</svg:desc>
                </draw:g>
              </table:table-cell>
            </table:table-row>
            <table:table-row>
              <table:table-cell office:value-type="string">
                <text:p>assessment</text:p>
              </table:table-cell>
              <table:table-cell office:value-type="float" office:value="2">
                <text:p>2</text:p>
              </table:table-cell>
              <table:table-cell office:value-type="float" office:value="9">
                <text:p>9</text:p>
              </table:table-cell>
            </table:table-row>
            <table:table-row>
              <table:table-cell office:value-type="string">
                <text:p>curriculum</text:p>
              </table:table-cell>
              <table:table-cell office:value-type="float" office:value="6">
                <text:p>6</text:p>
              </table:table-cell>
              <table:table-cell office:value-type="float" office:value="5">
                <text:p>5</text:p>
              </table:table-cell>
            </table:table-row>
            <table:table-row>
              <table:table-cell office:value-type="string">
                <text:p>tools</text:p>
              </table:table-cell>
              <table:table-cell office:value-type="float" office:value="5">
                <text:p>5</text:p>
              </table:table-cell>
              <table:table-cell office:value-type="float" office:value="5">
                <text:p>5</text:p>
              </table:table-cell>
            </table:table-row>
            <table:table-row>
              <table:table-cell office:value-type="string">
                <text:p>devops concepts</text:p>
              </table:table-cell>
              <table:table-cell office:value-type="float" office:value="6">
                <text:p>6</text:p>
              </table:table-cell>
              <table:table-cell office:value-type="float" office:value="3">
                <text:p>3</text:p>
              </table:table-cell>
            </table:table-row>
            <table:table-row>
              <table:table-cell office:value-type="string">
                <text:p>classes preparation</text:p>
              </table:table-cell>
              <table:table-cell office:value-type="float" office:value="4">
                <text:p>4</text:p>
              </table:table-cell>
              <table:table-cell office:value-type="float" office:value="6">
                <text:p>6</text:p>
              </table:table-cell>
            </table:table-row>
            <table:table-row>
              <table:table-cell office:value-type="string">
                <text:p>environment setup</text:p>
              </table:table-cell>
              <table:table-cell office:value-type="float" office:value="2">
                <text:p>2</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7.885cm" svg:height="4.868cm" xlink:href=".." xlink:type="simple" chart:class="chart:bar" chart:style-name="ch1">
        <chart:legend chart:legend-position="end" svg:x="6.945cm" svg:y="1.637cm" style:legend-expansion="high" chart:style-name="ch2"/>
        <chart:plot-area chart:style-name="ch3" table:cell-range-address="'Challenges Graphics'.A44:'Challenges Graphics'.B47" chart:data-source-has-labels="both" svg:x="1.217cm" svg:y="0.097cm" svg:width="5.571cm" svg:height="3.644cm">
          <chartooo:coordinate-region svg:x="1.688cm" svg:y="0.296cm" svg:width="5.1cm" svg:height="2.948cm"/>
          <chart:axis chart:dimension="x" chart:name="primary-x" chart:style-name="ch4" chartooo:axis-type="text">
            <chart:title svg:x="2.416cm" svg:y="3.839cm" chart:style-name="ch5">
              <text:p>frequency of papers</text:p>
            </chart:title>
            <chart:categories table:cell-range-address="'Challenges Graphics'.A45:'Challenges Graphics'.A47"/>
          </chart:axis>
          <chart:axis chart:dimension="y" chart:name="primary-y" chart:style-name="ch6">
            <chart:title svg:x="0.451cm" svg:y="3.624cm" chart:style-name="ch7">
              <text:p>amount of challenges</text:p>
            </chart:title>
            <chart:grid chart:style-name="ch8" chart:class="major"/>
          </chart:axis>
          <chart:series chart:style-name="ch9" chart:values-cell-range-address="'Challenges Graphics'.B45:'Challenges Graphics'.B47" chart:label-cell-address="'Challenges Graphics'.B44:'Challenges Graphics'.B44" chart:class="chart:bar">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amount of challenges</text:p>
                <draw:g>
                  <svg:desc>'Challenges Graphics'.B44:'Challenges Graphics'.B44</svg:desc>
                </draw:g>
              </table:table-cell>
            </table:table-row>
          </table:table-header-rows>
          <table:table-rows>
            <table:table-row>
              <table:table-cell office:value-type="float" office:value="1">
                <text:p>1</text:p>
                <draw:g>
                  <svg:desc>'Challenges Graphics'.A45:'Challenges Graphics'.A47</svg:desc>
                </draw:g>
              </table:table-cell>
              <table:table-cell office:value-type="float" office:value="59">
                <text:p>59</text:p>
                <draw:g>
                  <svg:desc>'Challenges Graphics'.B45:'Challenges Graphics'.B47</svg:desc>
                </draw:g>
              </table:table-cell>
            </table:table-row>
            <table:table-row>
              <table:table-cell office:value-type="float" office:value="2">
                <text:p>2</text:p>
              </table:table-cell>
              <table:table-cell office:value-type="float" office:value="12">
                <text:p>12</text:p>
              </table:table-cell>
            </table:table-row>
            <table:table-row>
              <table:table-cell office:value-type="float" office:value="3">
                <text:p>3</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8pt" fo:font-weight="bold" style:font-family-asian="Arial" style:font-size-asian="18pt" style:font-weight-asian="bold" style:font-family-complex="Arial" style:font-size-complex="18pt" style:font-weight-complex="bold"/>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chart-properties chart:solid-type="cuboid"/>
      <style:graphic-properties draw:fill-color="#46bdc6"/>
    </style:style>
    <style:style style:name="ch13" style:family="chart">
      <style:chart-properties chart:solid-type="cuboid"/>
      <style:graphic-properties draw:fill-color="#7baaf7"/>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536cm" svg:height="7.117cm" xlink:href=".." xlink:type="simple" chart:class="chart:circle" chart:style-name="ch1">
        <chart:legend chart:legend-position="end" svg:x="7.063cm" svg:y="1.096cm" style:legend-expansion="high" chart:style-name="ch2"/>
        <chart:plot-area chart:style-name="ch3" table:cell-range-address="'Recommendations Graphics'.A1:'Recommendations Graphics'.B8" chart:data-source-has-labels="both" svg:x="0.33cm" svg:y="0.142cm" svg:width="6.403cm" svg:height="6.833cm">
          <chartooo:coordinate-region svg:x="0.33cm" svg:y="0.357cm" svg:width="6.403cm" svg:height="6.403cm"/>
          <chart:axis chart:dimension="x" chart:name="primary-x" chart:style-name="ch4" chartooo:axis-type="text">
            <chart:categories table:cell-range-address="'Recommendations Graphics'.A2:'Recommendations Graphics'.A8"/>
          </chart:axis>
          <chart:axis chart:dimension="y" chart:name="primary-y" chart:style-name="ch5"/>
          <chart:series chart:style-name="ch6" chart:values-cell-range-address="'Recommendations Graphics'.B2:'Recommendations Graphics'.B8" chart:label-cell-address="'Recommendations Graphics'.B1:'Recommendations Graphics'.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Recommendations</text:p>
                <draw:g>
                  <svg:desc>'Recommendations Graphics'.B1:'Recommendations Graphics'.B1</svg:desc>
                </draw:g>
              </table:table-cell>
            </table:table-row>
          </table:table-header-rows>
          <table:table-rows>
            <table:table-row>
              <table:table-cell office:value-type="string">
                <text:p>pedagogy</text:p>
                <draw:g>
                  <svg:desc>'Recommendations Graphics'.A2:'Recommendations Graphics'.A8</svg:desc>
                </draw:g>
              </table:table-cell>
              <table:table-cell office:value-type="float" office:value="33">
                <text:p>33</text:p>
                <draw:g>
                  <svg:desc>'Recommendations Graphics'.B2:'Recommendations Graphics'.B8</svg:desc>
                </draw:g>
              </table:table-cell>
            </table:table-row>
            <table:table-row>
              <table:table-cell office:value-type="string">
                <text:p>assessment</text:p>
              </table:table-cell>
              <table:table-cell office:value-type="float" office:value="5">
                <text:p>5</text:p>
              </table:table-cell>
            </table:table-row>
            <table:table-row>
              <table:table-cell office:value-type="string">
                <text:p>curriculum</text:p>
              </table:table-cell>
              <table:table-cell office:value-type="float" office:value="14">
                <text:p>14</text:p>
              </table:table-cell>
            </table:table-row>
            <table:table-row>
              <table:table-cell office:value-type="string">
                <text:p>tools</text:p>
              </table:table-cell>
              <table:table-cell office:value-type="float" office:value="11">
                <text:p>11</text:p>
              </table:table-cell>
            </table:table-row>
            <table:table-row>
              <table:table-cell office:value-type="string">
                <text:p>devops concepts</text:p>
              </table:table-cell>
              <table:table-cell office:value-type="float" office:value="10">
                <text:p>10</text:p>
              </table:table-cell>
            </table:table-row>
            <table:table-row>
              <table:table-cell office:value-type="string">
                <text:p>classes preparation</text:p>
              </table:table-cell>
              <table:table-cell office:value-type="float" office:value="7">
                <text:p>7</text:p>
              </table:table-cell>
            </table:table-row>
            <table:table-row>
              <table:table-cell office:value-type="string">
                <text:p>environment setup</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fill-color="#aecf00"/>
    </style:style>
    <style:style style:name="ch18" style:family="chart">
      <style:graphic-properties draw:fill="solid" draw:fill-color="#ffffff"/>
    </style:style>
    <style:style style:name="ch19" style:family="chart">
      <style:graphic-properties draw:fill-color="#d9d9d9"/>
    </style:style>
  </office:automatic-styles>
  <office:body>
    <office:chart>
      <chart:chart svg:width="11.853cm" svg:height="7.329cm" xlink:href=".." xlink:type="simple" chart:class="chart:bar" chart:style-name="ch1">
        <chart:legend chart:legend-position="end" svg:x="10.913cm" svg:y="1.622cm" style:legend-expansion="high" chart:style-name="ch2"/>
        <chart:plot-area chart:style-name="ch3" table:cell-range-address="'Recommendations Graphics'.A14:'Recommendations Graphics'.B22" chart:data-source-has-labels="both" svg:x="1.297cm" svg:y="0.146cm" svg:width="9.379cm" svg:height="6.007cm">
          <chartooo:coordinate-region svg:x="1.768cm" svg:y="0.345cm" svg:width="8.908cm" svg:height="5.311cm"/>
          <chart:axis chart:dimension="x" chart:name="primary-x" chart:style-name="ch4" chartooo:axis-type="text">
            <chart:title svg:x="4.281cm" svg:y="6.3cm" chart:style-name="ch5">
              <text:p>number of challenges</text:p>
            </chart:title>
            <chart:categories table:cell-range-address="'Recommendations Graphics'.A15:'Recommendations Graphics'.A22"/>
          </chart:axis>
          <chart:axis chart:dimension="y" chart:name="primary-y" chart:style-name="ch6">
            <chart:title svg:x="0.451cm" svg:y="5.396cm" chart:style-name="ch7">
              <text:p>amount of recommendations</text:p>
            </chart:title>
            <chart:grid chart:style-name="ch8" chart:class="major"/>
          </chart:axis>
          <chart:series chart:style-name="ch9" chart:values-cell-range-address="'Recommendations Graphics'.B15:'Recommendations Graphics'.B22" chart:label-cell-address="'Recommendations Graphics'.B14:'Recommendations Graphics'.B14"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amount of recommendations</text:p>
                <draw:g>
                  <svg:desc>'Recommendations Graphics'.B14:'Recommendations Graphics'.B14</svg:desc>
                </draw:g>
              </table:table-cell>
            </table:table-row>
          </table:table-header-rows>
          <table:table-rows>
            <table:table-row>
              <table:table-cell office:value-type="float" office:value="0">
                <text:p>0</text:p>
                <draw:g>
                  <svg:desc>'Recommendations Graphics'.A15:'Recommendations Graphics'.A22</svg:desc>
                </draw:g>
              </table:table-cell>
              <table:table-cell office:value-type="float" office:value="10">
                <text:p>10</text:p>
                <draw:g>
                  <svg:desc>'Recommendations Graphics'.B15:'Recommendations Graphics'.B22</svg:desc>
                </draw:g>
              </table:table-cell>
            </table:table-row>
            <table:table-row>
              <table:table-cell office:value-type="float" office:value="1">
                <text:p>1</text:p>
              </table:table-cell>
              <table:table-cell office:value-type="float" office:value="36">
                <text:p>36</text:p>
              </table:table-cell>
            </table:table-row>
            <table:table-row>
              <table:table-cell office:value-type="float" office:value="2">
                <text:p>2</text:p>
              </table:table-cell>
              <table:table-cell office:value-type="float" office:value="20">
                <text:p>20</text:p>
              </table:table-cell>
            </table:table-row>
            <table:table-row>
              <table:table-cell office:value-type="float" office:value="3">
                <text:p>3</text:p>
              </table:table-cell>
              <table:table-cell office:value-type="float" office:value="10">
                <text:p>10</text:p>
              </table:table-cell>
            </table:table-row>
            <table:table-row>
              <table:table-cell office:value-type="float" office:value="4">
                <text:p>4</text:p>
              </table:table-cell>
              <table:table-cell office:value-type="float" office:value="5">
                <text:p>5</text:p>
              </table:table-cell>
            </table:table-row>
            <table:table-row>
              <table:table-cell office:value-type="float" office:value="5">
                <text:p>5</text:p>
              </table:table-cell>
              <table:table-cell office:value-type="float" office:value="2">
                <text:p>2</text:p>
              </table:table-cell>
            </table:table-row>
            <table:table-row>
              <table:table-cell office:value-type="float" office:value="6">
                <text:p>6</text:p>
              </table:table-cell>
              <table:table-cell office:value-type="float" office:value="1">
                <text:p>1</text:p>
              </table:table-cell>
            </table:table-row>
            <table:table-row>
              <table:table-cell office:value-type="float" office:value="7">
                <text:p>7</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rotation-angle="30"/>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4pt" fo:font-weight="bold" style:font-family-asian="Arial" style:font-size-asian="14pt" style:font-weight-asian="bold" style:font-family-complex="Arial" style:font-size-complex="14pt" style:font-weight-complex="bold"/>
    </style:style>
    <style:style style:name="ch6" style:family="chart" style:data-style-name="N0">
      <style:chart-properties chart:display-label="true" chart:tick-marks-major-inner="false" chart:tick-marks-major-outer="false" chart:logarithmic="false" chart:maximum="31"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4pt" fo:font-weight="bold" style:font-family-asian="Arial" style:font-size-asian="14pt" style:font-weight-asian="bold" style:font-family-complex="Arial" style:font-size-complex="14pt" style:font-weight-complex="bold"/>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a4335" fo:wrap-option="wrap"/>
      <style:text-properties fo:color="#000000" style:text-position="0% 100%" fo:font-family="Arial" fo:font-size="10pt" style:font-family-asian="Arial" style:font-size-asian="10pt" style:font-family-complex="Arial"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2.409cm" svg:height="9.737cm" xlink:href=".." xlink:type="simple" chart:class="chart:bar" chart:style-name="ch1">
        <chart:legend chart:legend-position="end" svg:x="8.532cm" svg:y="4.32cm" style:legend-expansion="high" chart:style-name="ch2"/>
        <chart:plot-area chart:style-name="ch3" table:cell-range-address="'Recommendations Graphics'.A37:'Recommendations Graphics'.C43" chart:data-source-has-labels="both" svg:x="1.551cm" svg:y="0.194cm" svg:width="6.733cm" svg:height="8.076cm">
          <chartooo:coordinate-region svg:x="2.545cm" svg:y="0.377cm" svg:width="5.739cm" svg:height="6.817cm"/>
          <chart:axis chart:dimension="x" chart:name="primary-x" chart:style-name="ch4" chartooo:axis-type="text">
            <chart:title svg:x="4.153cm" svg:y="8.464cm" chart:style-name="ch5">
              <text:p>Tema</text:p>
            </chart:title>
            <chart:categories table:cell-range-address="'Recommendations Graphics'.A37:'Recommendations Graphics'.A43"/>
          </chart:axis>
          <chart:axis chart:dimension="y" chart:name="primary-y" chart:style-name="ch6">
            <chart:title svg:x="0.451cm" svg:y="8.105cm" chart:style-name="ch7">
              <text:p>quantidade de recomendações</text:p>
            </chart:title>
            <chart:grid chart:style-name="ch8" chart:class="major"/>
          </chart:axis>
          <chart:series chart:style-name="ch9" chart:values-cell-range-address="'Recommendations Graphics'.B37:'Recommendations Graphics'.B43" loext:label-string="&quot;DevOps Specific&quot;" chart:class="chart:bar">
            <chart:data-point chart:repeated="7"/>
          </chart:series>
          <chart:series chart:style-name="ch10" chart:values-cell-range-address="'Recommendations Graphics'.C37:'Recommendations Graphics'.C43" loext:label-string="&quot;No DevOps Specific&quot;"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vOps Specific</text:p>
              </table:table-cell>
              <table:table-cell office:value-type="string">
                <text:p>No DevOps Specific</text:p>
              </table:table-cell>
            </table:table-row>
          </table:table-header-rows>
          <table:table-rows>
            <table:table-row>
              <table:table-cell office:value-type="string">
                <text:p>pedagogy</text:p>
                <draw:g>
                  <svg:desc>'Recommendations Graphics'.A37:'Recommendations Graphics'.A43</svg:desc>
                </draw:g>
              </table:table-cell>
              <table:table-cell office:value-type="float" office:value="2">
                <text:p>2</text:p>
                <draw:g>
                  <svg:desc>'Recommendations Graphics'.B37:'Recommendations Graphics'.B43</svg:desc>
                </draw:g>
              </table:table-cell>
              <table:table-cell office:value-type="float" office:value="31">
                <text:p>31</text:p>
                <draw:g>
                  <svg:desc>'Recommendations Graphics'.C37:'Recommendations Graphics'.C43</svg:desc>
                </draw:g>
              </table:table-cell>
            </table:table-row>
            <table:table-row>
              <table:table-cell office:value-type="string">
                <text:p>assessment</text:p>
              </table:table-cell>
              <table:table-cell office:value-type="float" office:value="2">
                <text:p>2</text:p>
              </table:table-cell>
              <table:table-cell office:value-type="float" office:value="3">
                <text:p>3</text:p>
              </table:table-cell>
            </table:table-row>
            <table:table-row>
              <table:table-cell office:value-type="string">
                <text:p>curriculum</text:p>
              </table:table-cell>
              <table:table-cell office:value-type="float" office:value="10">
                <text:p>10</text:p>
              </table:table-cell>
              <table:table-cell office:value-type="float" office:value="4">
                <text:p>4</text:p>
              </table:table-cell>
            </table:table-row>
            <table:table-row>
              <table:table-cell office:value-type="string">
                <text:p>tools</text:p>
              </table:table-cell>
              <table:table-cell office:value-type="float" office:value="0">
                <text:p>0</text:p>
              </table:table-cell>
              <table:table-cell office:value-type="float" office:value="11">
                <text:p>11</text:p>
              </table:table-cell>
            </table:table-row>
            <table:table-row>
              <table:table-cell office:value-type="string">
                <text:p>devops concepts</text:p>
              </table:table-cell>
              <table:table-cell office:value-type="float" office:value="6">
                <text:p>6</text:p>
              </table:table-cell>
              <table:table-cell office:value-type="float" office:value="4">
                <text:p>4</text:p>
              </table:table-cell>
            </table:table-row>
            <table:table-row>
              <table:table-cell office:value-type="string">
                <text:p>classes preparation</text:p>
              </table:table-cell>
              <table:table-cell office:value-type="float" office:value="1">
                <text:p>1</text:p>
              </table:table-cell>
              <table:table-cell office:value-type="float" office:value="6">
                <text:p>6</text:p>
              </table:table-cell>
            </table:table-row>
            <table:table-row>
              <table:table-cell office:value-type="string">
                <text:p>environment setup</text:p>
              </table:table-cell>
              <table:table-cell office:value-type="float" office:value="2">
                <text:p>2</text:p>
              </table:table-cell>
              <table:table-cell office:value-type="float" office:value="3">
                <text:p>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83"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8.652cm" svg:height="6.138cm" xlink:href=".." xlink:type="simple" chart:class="chart:bar" chart:style-name="ch1">
        <chart:legend chart:legend-position="end" svg:x="7.712cm" svg:y="2.272cm" style:legend-expansion="high" chart:style-name="ch2"/>
        <chart:plot-area chart:style-name="ch3" table:cell-range-address="'Recommendations Graphics'.A50:'Recommendations Graphics'.B53" chart:data-source-has-labels="both" svg:x="1.233cm" svg:y="0.122cm" svg:width="6.306cm" svg:height="4.864cm">
          <chartooo:coordinate-region svg:x="1.704cm" svg:y="0.293cm" svg:width="5.835cm" svg:height="4.465cm"/>
          <chart:axis chart:dimension="x" chart:name="primary-x" chart:style-name="ch4" chartooo:axis-type="text">
            <chart:title svg:x="2.8cm" svg:y="5.109cm" chart:style-name="ch5">
              <text:p>frequency of papers</text:p>
            </chart:title>
            <chart:categories table:cell-range-address="'Recommendations Graphics'.A51:'Recommendations Graphics'.A53"/>
          </chart:axis>
          <chart:axis chart:dimension="y" chart:name="primary-y" chart:style-name="ch6">
            <chart:title svg:x="0.451cm" svg:y="4.801cm" chart:style-name="ch7">
              <text:p>amount of recommendations</text:p>
            </chart:title>
            <chart:grid chart:style-name="ch8" chart:class="major"/>
          </chart:axis>
          <chart:series chart:style-name="ch9" chart:values-cell-range-address="'Recommendations Graphics'.B51:'Recommendations Graphics'.B53" chart:label-cell-address="'Recommendations Graphics'.B50:'Recommendations Graphics'.B50" chart:class="chart:bar">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amount of recommendations</text:p>
                <draw:g>
                  <svg:desc>'Recommendations Graphics'.B50:'Recommendations Graphics'.B50</svg:desc>
                </draw:g>
              </table:table-cell>
            </table:table-row>
          </table:table-header-rows>
          <table:table-rows>
            <table:table-row>
              <table:table-cell office:value-type="float" office:value="1">
                <text:p>1</text:p>
                <draw:g>
                  <svg:desc>'Recommendations Graphics'.A51:'Recommendations Graphics'.A53</svg:desc>
                </draw:g>
              </table:table-cell>
              <table:table-cell office:value-type="float" office:value="83">
                <text:p>83</text:p>
                <draw:g>
                  <svg:desc>'Recommendations Graphics'.B51:'Recommendations Graphics'.B53</svg:desc>
                </draw:g>
              </table:table-cell>
            </table:table-row>
            <table:table-row>
              <table:table-cell office:value-type="float" office:value="2">
                <text:p>2</text:p>
              </table:table-cell>
              <table:table-cell office:value-type="float" office:value="1">
                <text:p>1</text:p>
              </table:table-cell>
            </table:table-row>
            <table:table-row>
              <table:table-cell office:value-type="float" office:value="3">
                <text:p>3</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